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9.24pt"/>
    </style:style>
    <style:style style:name="co3" style:family="table-column">
      <style:table-column-properties fo:break-before="auto" style:column-width="57.74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132.75pt"/>
    </style:style>
    <style:style style:name="co7" style:family="table-column">
      <style:table-column-properties fo:break-before="auto" style:column-width="141.25pt"/>
    </style:style>
    <style:style style:name="co8" style:family="table-column">
      <style:table-column-properties fo:break-before="auto" style:column-width="76.14pt"/>
    </style:style>
    <style:style style:name="co9" style:family="table-column">
      <style:table-column-properties fo:break-before="auto" style:column-width="74.04pt"/>
    </style:style>
    <style:style style:name="co10" style:family="table-column">
      <style:table-column-properties fo:break-before="auto" style:column-width="113.7pt"/>
    </style:style>
    <style:style style:name="co11" style:family="table-column">
      <style:table-column-properties fo:break-before="auto" style:column-width="129.15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fo:background-color="#ffff00" style:rotation-align="none"/>
      <style:text-properties fo:color="#ff3333"/>
    </style:style>
    <style:style style:name="ce6" style:family="table-cell" style:parent-style-name="Default">
      <style:table-cell-properties fo:background-color="#ffff00"/>
      <style:text-properties fo:color="#ff3333"/>
    </style:style>
    <style:style style:name="ce7" style:family="table-cell" style:parent-style-name="Default">
      <style:table-cell-properties style:rotation-align="none"/>
      <style:text-properties fo:color="#0000ff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ext-properties fo:color="#ff3300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" style:family="table-cell" style:parent-style-name="Default">
      <style:table-cell-properties style:rotation-align="none"/>
      <style:text-properties fo:color="#ff33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 style:rotation-align="none"/>
      <style:text-properties fo:color="#ff3333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 style:rotation-align="none"/>
    </style:style>
    <style:style style:name="ce17" style:family="table-cell" style:parent-style-name="Default">
      <style:table-cell-properties fo:background-color="transparent" style:rotation-align="none"/>
      <style:text-properties fo:color="#0000ff"/>
    </style:style>
    <style:style style:name="ce18" style:family="table-cell" style:parent-style-name="Default">
      <style:table-cell-properties fo:background-color="#ffff00" style:rotation-align="none"/>
      <style:text-properties fo:color="#0000ff"/>
    </style:style>
    <style:style style:name="ce1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0" style:family="table-cell" style:parent-style-name="Default">
      <style:table-cell-properties fo:background-color="#ffff00" style:rotation-align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number-columns-repeated="1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6"/>
        <table:table-column table:style-name="co8" table:default-cell-style-name="ce8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number-columns-repeated="12" table:default-cell-style-name="Default"/>
        <table:table-column table:style-name="co6" table:default-cell-style-name="ce9"/>
        <table:table-column table:style-name="co6" table:number-columns-repeated="990" table:default-cell-style-name="Default"/>
        <table:table-row table:style-name="ro3">
          <table:table-cell table:style-name="ce1" office:value-type="string" calcext:value-type="string">
            <text:p>leftCh4p</text:p>
          </table:table-cell>
          <table:table-cell office:value-type="string" calcext:value-type="string">
            <text:p>lhCortexVol</text:p>
          </table:table-cell>
          <table:table-cell table:style-name="ce4" office:value-type="string" calcext:value-type="string">
            <text:p>left_Hippocampal_tail</text:p>
          </table:table-cell>
          <table:table-cell table:style-name="ce4" office:value-type="string" calcext:value-type="string">
            <text:p>left_subiculum</text:p>
          </table:table-cell>
          <table:table-cell table:style-name="ce4" office:value-type="string" calcext:value-type="string">
            <text:p>left_CA1</text:p>
          </table:table-cell>
          <table:table-cell table:style-name="ce4" office:value-type="string" calcext:value-type="string">
            <text:p>left_hippocampal_fissure</text:p>
          </table:table-cell>
          <table:table-cell table:style-name="ce4" office:value-type="string" calcext:value-type="string">
            <text:p>left_presubiculum</text:p>
          </table:table-cell>
          <table:table-cell table:style-name="ce4" office:value-type="string" calcext:value-type="string">
            <text:p>left_parasubiculum</text:p>
          </table:table-cell>
          <table:table-cell table:style-name="ce4" office:value-type="string" calcext:value-type="string">
            <text:p>left_molecular_layer_HP</text:p>
          </table:table-cell>
          <table:table-cell table:style-name="ce4" office:value-type="string" calcext:value-type="string">
            <text:p>left_GC_ML_DG</text:p>
          </table:table-cell>
          <table:table-cell table:style-name="ce4" office:value-type="string" calcext:value-type="string">
            <text:p>left_CA3</text:p>
          </table:table-cell>
          <table:table-cell table:style-name="ce4" office:value-type="string" calcext:value-type="string">
            <text:p>left_CA4</text:p>
          </table:table-cell>
          <table:table-cell table:style-name="ce4" office:value-type="string" calcext:value-type="string">
            <text:p>left_fimbria</text:p>
          </table:table-cell>
          <table:table-cell table:style-name="ce4" office:value-type="string" calcext:value-type="string">
            <text:p>left_HATA</text:p>
          </table:table-cell>
          <table:table-cell office:value-type="string" calcext:value-type="string">
            <text:p>left_Whole_hippocampus</text:p>
          </table:table-cell>
          <table:table-cell office:value-type="string" calcext:value-type="string">
            <text:p>EstimatedTotalIntraCranialVol</text:p>
          </table:table-cell>
          <table:table-cell table:style-name="ce1" office:value-type="string" calcext:value-type="string">
            <text:p>leftCh4p</text:p>
          </table:table-cell>
          <table:table-cell table:style-name="ce3" office:value-type="string" calcext:value-type="string">
            <text:p>lhCortexVol</text:p>
          </table:table-cell>
          <table:table-cell table:style-name="ce4" office:value-type="string" calcext:value-type="string">
            <text:p>left_Hippocampal_tail</text:p>
          </table:table-cell>
          <table:table-cell table:style-name="ce4" office:value-type="string" calcext:value-type="string">
            <text:p>left_subiculum</text:p>
          </table:table-cell>
          <table:table-cell table:style-name="ce4" office:value-type="string" calcext:value-type="string">
            <text:p>left_CA1</text:p>
          </table:table-cell>
          <table:table-cell table:style-name="ce4" office:value-type="string" calcext:value-type="string">
            <text:p>left_hippocampal_fissure</text:p>
          </table:table-cell>
          <table:table-cell table:style-name="ce4" office:value-type="string" calcext:value-type="string">
            <text:p>left_presubiculum</text:p>
          </table:table-cell>
          <table:table-cell table:style-name="ce4" office:value-type="string" calcext:value-type="string">
            <text:p>left_parasubiculum</text:p>
          </table:table-cell>
          <table:table-cell table:style-name="ce4" office:value-type="string" calcext:value-type="string">
            <text:p>left_molecular_layer_HP</text:p>
          </table:table-cell>
          <table:table-cell table:style-name="ce4" office:value-type="string" calcext:value-type="string">
            <text:p>left_GC_ML_DG</text:p>
          </table:table-cell>
          <table:table-cell table:style-name="ce4" office:value-type="string" calcext:value-type="string">
            <text:p>left_CA3</text:p>
          </table:table-cell>
          <table:table-cell table:style-name="ce4" office:value-type="string" calcext:value-type="string">
            <text:p>left_CA4</text:p>
          </table:table-cell>
          <table:table-cell table:style-name="ce4" office:value-type="string" calcext:value-type="string">
            <text:p>left_fimbria</text:p>
          </table:table-cell>
          <table:table-cell table:style-name="ce4" office:value-type="string" calcext:value-type="string">
            <text:p>left_HATA</text:p>
          </table:table-cell>
          <table:table-cell table:style-name="ce3" office:value-type="string" calcext:value-type="string">
            <text:p>left_Whole_hippocampus</text:p>
          </table:table-cell>
          <table:table-cell table:style-name="ce3" office:value-type="string" calcext:value-type="string">
            <text:p>EstimatedTotalIntraCranialVol</text:p>
          </table:table-cell>
          <table:table-cell table:style-name="ce10"/>
          <table:table-cell table:style-name="ce11"/>
          <table:table-cell table:style-name="ce3"/>
          <table:table-cell table:number-columns-repeated="989"/>
        </table:table-row>
        <table:table-row table:style-name="ro3">
          <table:table-cell table:style-name="ce1" office:value-type="float" office:value="0.5093" calcext:value-type="float">
            <text:p>0.5093</text:p>
          </table:table-cell>
          <table:table-cell office:value-type="float" office:value="197228.053601" calcext:value-type="float">
            <text:p>197228.053601</text:p>
          </table:table-cell>
          <table:table-cell office:value-type="float" office:value="427.34" calcext:value-type="float">
            <text:p>427.34</text:p>
          </table:table-cell>
          <table:table-cell office:value-type="float" office:value="415.79" calcext:value-type="float">
            <text:p>415.79</text:p>
          </table:table-cell>
          <table:table-cell office:value-type="float" office:value="674.24" calcext:value-type="float">
            <text:p>674.24</text:p>
          </table:table-cell>
          <table:table-cell office:value-type="float" office:value="143.7" calcext:value-type="float">
            <text:p>143.7</text:p>
          </table:table-cell>
          <table:table-cell office:value-type="float" office:value="239.29" calcext:value-type="float">
            <text:p>239.29</text:p>
          </table:table-cell>
          <table:table-cell office:value-type="float" office:value="38.95" calcext:value-type="float">
            <text:p>38.95</text:p>
          </table:table-cell>
          <table:table-cell office:value-type="float" office:value="355.3" calcext:value-type="float">
            <text:p>355.3</text:p>
          </table:table-cell>
          <table:table-cell office:value-type="float" office:value="268.8" calcext:value-type="float">
            <text:p>268.8</text:p>
          </table:table-cell>
          <table:table-cell office:value-type="float" office:value="177.64" calcext:value-type="float">
            <text:p>177.64</text:p>
          </table:table-cell>
          <table:table-cell office:value-type="float" office:value="232.72" calcext:value-type="float">
            <text:p>232.72</text:p>
          </table:table-cell>
          <table:table-cell office:value-type="float" office:value="55.39" calcext:value-type="float">
            <text:p>55.39</text:p>
          </table:table-cell>
          <table:table-cell office:value-type="float" office:value="46.582" calcext:value-type="float">
            <text:p>46.582</text:p>
          </table:table-cell>
          <table:table-cell office:value-type="float" office:value="2932.1" calcext:value-type="float">
            <text:p>2932.1</text:p>
          </table:table-cell>
          <table:table-cell office:value-type="float" office:value="1475618.60216" calcext:value-type="float">
            <text:p>1475618.60216</text:p>
          </table:table-cell>
          <table:table-cell table:style-name="ce5" table:formula="of:=1000*[.A2]/[.$P2]*1000" office:value-type="float" office:value="0.34514338546186" calcext:value-type="float">
            <text:p>0.3451433855</text:p>
          </table:table-cell>
          <table:table-cell table:style-name="ce7" table:formula="of:=[.B2]/[.$P2]" office:value-type="float" office:value="0.133657879693505" calcext:value-type="float">
            <text:p>0.1336578797</text:p>
          </table:table-cell>
          <table:table-cell table:style-name="ce3" table:formula="of:=[.C2]/[.$P2]*1000" office:value-type="float" office:value="0.289600577936916" calcext:value-type="float">
            <text:p>0.2896005779</text:p>
          </table:table-cell>
          <table:table-cell table:style-name="ce3" table:formula="of:=[.D2]/[.$P2]*1000" office:value-type="float" office:value="0.281773352132705" calcext:value-type="float">
            <text:p>0.2817733521</text:p>
          </table:table-cell>
          <table:table-cell table:style-name="ce3" table:formula="of:=[.E2]/[.$P2]*1000" office:value-type="float" office:value="0.456920236037315" calcext:value-type="float">
            <text:p>0.456920236</text:p>
          </table:table-cell>
          <table:table-cell table:style-name="ce3" table:formula="of:=[.F2]/[.$P2]*1000" office:value-type="float" office:value="0.0973828872783611" calcext:value-type="float">
            <text:p>0.0973828873</text:p>
          </table:table-cell>
          <table:table-cell table:style-name="ce3" table:formula="of:=[.G2]/[.$P2]*1000" office:value-type="float" office:value="0.162162498934162" calcext:value-type="float">
            <text:p>0.1621624989</text:p>
          </table:table-cell>
          <table:table-cell table:style-name="ce3" table:formula="of:=[.H2]/[.$P2]*1000" office:value-type="float" office:value="0.0263957095302169" calcext:value-type="float">
            <text:p>0.0263957095</text:p>
          </table:table-cell>
          <table:table-cell table:style-name="ce3" table:formula="of:=[.I2]/[.$P2]*1000" office:value-type="float" office:value="0.240780374739051" calcext:value-type="float">
            <text:p>0.2407803747</text:p>
          </table:table-cell>
          <table:table-cell table:style-name="ce3" table:formula="of:=[.J2]/[.$P2]*1000" office:value-type="float" office:value="0.182160891443448" calcext:value-type="float">
            <text:p>0.1821608914</text:p>
          </table:table-cell>
          <table:table-cell table:style-name="ce3" table:formula="of:=[.K2]/[.$P2]*1000" office:value-type="float" office:value="0.120383410550648" calcext:value-type="float">
            <text:p>0.1203834106</text:p>
          </table:table-cell>
          <table:table-cell table:style-name="ce3" table:formula="of:=[.L2]/[.$P2]*1000" office:value-type="float" office:value="0.157710128931247" calcext:value-type="float">
            <text:p>0.1577101289</text:p>
          </table:table-cell>
          <table:table-cell table:style-name="ce3" table:formula="of:=[.M2]/[.$P2]*1000" office:value-type="float" office:value="0.0375367997658206" calcext:value-type="float">
            <text:p>0.0375367998</text:p>
          </table:table-cell>
          <table:table-cell table:style-name="ce3" table:formula="of:=[.N2]/[.$P2]*1000" office:value-type="float" office:value="0.0315677776979862" calcext:value-type="float">
            <text:p>0.0315677777</text:p>
          </table:table-cell>
          <table:table-cell table:style-name="ce3" table:formula="of:=[.O2]/[.$P2]*1000" office:value-type="float" office:value="1.98703106324901" calcext:value-type="float">
            <text:p>1.9870310632</text:p>
          </table:table-cell>
          <table:table-cell table:style-name="ce3" table:formula="of:=[.P2]/[.$P2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4213" calcext:value-type="float">
            <text:p>0.4213</text:p>
          </table:table-cell>
          <table:table-cell office:value-type="float" office:value="204962.639864" calcext:value-type="float">
            <text:p>204962.639864</text:p>
          </table:table-cell>
          <table:table-cell office:value-type="float" office:value="462.18" calcext:value-type="float">
            <text:p>462.18</text:p>
          </table:table-cell>
          <table:table-cell office:value-type="float" office:value="370.22" calcext:value-type="float">
            <text:p>370.22</text:p>
          </table:table-cell>
          <table:table-cell office:value-type="float" office:value="586.11" calcext:value-type="float">
            <text:p>586.11</text:p>
          </table:table-cell>
          <table:table-cell office:value-type="float" office:value="149.18" calcext:value-type="float">
            <text:p>149.18</text:p>
          </table:table-cell>
          <table:table-cell office:value-type="float" office:value="238.13" calcext:value-type="float">
            <text:p>238.13</text:p>
          </table:table-cell>
          <table:table-cell office:value-type="float" office:value="47.442" calcext:value-type="float">
            <text:p>47.442</text:p>
          </table:table-cell>
          <table:table-cell office:value-type="float" office:value="347.83" calcext:value-type="float">
            <text:p>347.83</text:p>
          </table:table-cell>
          <table:table-cell office:value-type="float" office:value="253.01" calcext:value-type="float">
            <text:p>253.01</text:p>
          </table:table-cell>
          <table:table-cell office:value-type="float" office:value="201.53" calcext:value-type="float">
            <text:p>201.53</text:p>
          </table:table-cell>
          <table:table-cell office:value-type="float" office:value="224.33" calcext:value-type="float">
            <text:p>224.33</text:p>
          </table:table-cell>
          <table:table-cell office:value-type="float" office:value="28.225" calcext:value-type="float">
            <text:p>28.225</text:p>
          </table:table-cell>
          <table:table-cell office:value-type="float" office:value="47.581" calcext:value-type="float">
            <text:p>47.581</text:p>
          </table:table-cell>
          <table:table-cell office:value-type="float" office:value="2806.6" calcext:value-type="float">
            <text:p>2806.6</text:p>
          </table:table-cell>
          <table:table-cell office:value-type="float" office:value="1460449.95729" calcext:value-type="float">
            <text:p>1460449.95729</text:p>
          </table:table-cell>
          <table:table-cell table:style-name="ce5" table:formula="of:=1000*[.A3]/[.$P3]*1000" office:value-type="float" office:value="0.288472739443781" calcext:value-type="float">
            <text:p>0.2884727394</text:p>
          </table:table-cell>
          <table:table-cell table:style-name="ce7" table:formula="of:=[.B3]/[.$P3]" office:value-type="float" office:value="0.140342117743169" calcext:value-type="float">
            <text:p>0.1403421177</text:p>
          </table:table-cell>
          <table:table-cell table:style-name="ce3" table:formula="of:=[.C3]/[.$P3]*1000" office:value-type="float" office:value="0.316464112784541" calcext:value-type="float">
            <text:p>0.3164641128</text:p>
          </table:table-cell>
          <table:table-cell table:style-name="ce3" table:formula="of:=[.D3]/[.$P3]*1000" office:value-type="float" office:value="0.253497217177491" calcext:value-type="float">
            <text:p>0.2534972172</text:p>
          </table:table-cell>
          <table:table-cell table:style-name="ce3" table:formula="of:=[.E3]/[.$P3]*1000" office:value-type="float" office:value="0.401321522229753" calcext:value-type="float">
            <text:p>0.4013215222</text:p>
          </table:table-cell>
          <table:table-cell table:style-name="ce3" table:formula="of:=[.F3]/[.$P3]*1000" office:value-type="float" office:value="0.102146601638318" calcext:value-type="float">
            <text:p>0.1021466016</text:p>
          </table:table-cell>
          <table:table-cell table:style-name="ce3" table:formula="of:=[.G3]/[.$P3]*1000" office:value-type="float" office:value="0.163052488591853" calcext:value-type="float">
            <text:p>0.1630524886</text:p>
          </table:table-cell>
          <table:table-cell table:style-name="ce3" table:formula="of:=[.H3]/[.$P3]*1000" office:value-type="float" office:value="0.0324845091495179" calcext:value-type="float">
            <text:p>0.0324845091</text:p>
          </table:table-cell>
          <table:table-cell table:style-name="ce3" table:formula="of:=[.I3]/[.$P3]*1000" office:value-type="float" office:value="0.238166325565465" calcext:value-type="float">
            <text:p>0.2381663256</text:p>
          </table:table-cell>
          <table:table-cell table:style-name="ce3" table:formula="of:=[.J3]/[.$P3]*1000" office:value-type="float" office:value="0.173241129377335" calcext:value-type="float">
            <text:p>0.1732411294</text:p>
          </table:table-cell>
          <table:table-cell table:style-name="ce3" table:formula="of:=[.K3]/[.$P3]*1000" office:value-type="float" office:value="0.137991718917886" calcext:value-type="float">
            <text:p>0.1379917189</text:p>
          </table:table-cell>
          <table:table-cell table:style-name="ce3" table:formula="of:=[.L3]/[.$P3]*1000" office:value-type="float" office:value="0.153603345927898" calcext:value-type="float">
            <text:p>0.1536033459</text:p>
          </table:table-cell>
          <table:table-cell table:style-name="ce3" table:formula="of:=[.M3]/[.$P3]*1000" office:value-type="float" office:value="0.0193262356297193" calcext:value-type="float">
            <text:p>0.0193262356</text:p>
          </table:table-cell>
          <table:table-cell table:style-name="ce3" table:formula="of:=[.N3]/[.$P3]*1000" office:value-type="float" office:value="0.0325796852966403" calcext:value-type="float">
            <text:p>0.0325796853</text:p>
          </table:table-cell>
          <table:table-cell table:style-name="ce3" table:formula="of:=[.O3]/[.$P3]*1000" office:value-type="float" office:value="1.92173650729389" calcext:value-type="float">
            <text:p>1.9217365073</text:p>
          </table:table-cell>
          <table:table-cell table:style-name="ce3" table:formula="of:=[.P3]/[.$P3]*1000" office:value-type="float" office:value="1000" calcext:value-type="float">
            <text:p>1000</text:p>
          </table:table-cell>
          <table:table-cell table:number-columns-repeated="3"/>
          <table:table-cell table:style-name="ce12" table:number-columns-repeated="988"/>
          <table:table-cell/>
        </table:table-row>
        <table:table-row table:style-name="ro3">
          <table:table-cell table:style-name="ce1" office:value-type="float" office:value="0.5642" calcext:value-type="float">
            <text:p>0.5642</text:p>
          </table:table-cell>
          <table:table-cell office:value-type="float" office:value="251111.560899" calcext:value-type="float">
            <text:p>251111.560899</text:p>
          </table:table-cell>
          <table:table-cell office:value-type="float" office:value="497.74" calcext:value-type="float">
            <text:p>497.74</text:p>
          </table:table-cell>
          <table:table-cell office:value-type="float" office:value="506.19" calcext:value-type="float">
            <text:p>506.19</text:p>
          </table:table-cell>
          <table:table-cell office:value-type="float" office:value="718" calcext:value-type="float">
            <text:p>718</text:p>
          </table:table-cell>
          <table:table-cell office:value-type="float" office:value="126.03" calcext:value-type="float">
            <text:p>126.03</text:p>
          </table:table-cell>
          <table:table-cell office:value-type="float" office:value="342.92" calcext:value-type="float">
            <text:p>342.92</text:p>
          </table:table-cell>
          <table:table-cell office:value-type="float" office:value="83.779" calcext:value-type="float">
            <text:p>83.779</text:p>
          </table:table-cell>
          <table:table-cell office:value-type="float" office:value="650.5" calcext:value-type="float">
            <text:p>650.5</text:p>
          </table:table-cell>
          <table:table-cell office:value-type="float" office:value="331.15" calcext:value-type="float">
            <text:p>331.15</text:p>
          </table:table-cell>
          <table:table-cell office:value-type="float" office:value="208.91" calcext:value-type="float">
            <text:p>208.91</text:p>
          </table:table-cell>
          <table:table-cell office:value-type="float" office:value="265.78" calcext:value-type="float">
            <text:p>265.78</text:p>
          </table:table-cell>
          <table:table-cell office:value-type="float" office:value="97.15" calcext:value-type="float">
            <text:p>97.15</text:p>
          </table:table-cell>
          <table:table-cell office:value-type="float" office:value="82.217" calcext:value-type="float">
            <text:p>82.217</text:p>
          </table:table-cell>
          <table:table-cell office:value-type="float" office:value="3784.3" calcext:value-type="float">
            <text:p>3784.3</text:p>
          </table:table-cell>
          <table:table-cell office:value-type="float" office:value="1675126.32732" calcext:value-type="float">
            <text:p>1675126.32732</text:p>
          </table:table-cell>
          <table:table-cell table:style-name="ce5" table:formula="of:=1000*[.A4]/[.$P4]*1000" office:value-type="float" office:value="0.336810418891005" calcext:value-type="float">
            <text:p>0.3368104189</text:p>
          </table:table-cell>
          <table:table-cell table:style-name="ce7" table:formula="of:=[.B4]/[.$P4]" office:value-type="float" office:value="0.149906043982216" calcext:value-type="float">
            <text:p>0.149906044</text:p>
          </table:table-cell>
          <table:table-cell table:style-name="ce3" table:formula="of:=[.C4]/[.$P4]*1000" office:value-type="float" office:value="0.297135799182575" calcext:value-type="float">
            <text:p>0.2971357992</text:p>
          </table:table-cell>
          <table:table-cell table:style-name="ce3" table:formula="of:=[.D4]/[.$P4]*1000" office:value-type="float" office:value="0.30218019485721" calcext:value-type="float">
            <text:p>0.3021801949</text:p>
          </table:table-cell>
          <table:table-cell table:style-name="ce3" table:formula="of:=[.E4]/[.$P4]*1000" office:value-type="float" office:value="0.428624389868383" calcext:value-type="float">
            <text:p>0.4286243899</text:p>
          </table:table-cell>
          <table:table-cell table:style-name="ce3" table:formula="of:=[.F4]/[.$P4]*1000" office:value-type="float" office:value="0.07523611678985" calcext:value-type="float">
            <text:p>0.0752361168</text:p>
          </table:table-cell>
          <table:table-cell table:style-name="ce3" table:formula="of:=[.G4]/[.$P4]*1000" office:value-type="float" office:value="0.204712918904827" calcext:value-type="float">
            <text:p>0.2047129189</text:p>
          </table:table-cell>
          <table:table-cell table:style-name="ce3" table:formula="of:=[.H4]/[.$P4]*1000" office:value-type="float" office:value="0.0500135414467733" calcext:value-type="float">
            <text:p>0.0500135414</text:p>
          </table:table-cell>
          <table:table-cell table:style-name="ce3" table:formula="of:=[.I4]/[.$P4]*1000" office:value-type="float" office:value="0.388328921461536" calcext:value-type="float">
            <text:p>0.3883289215</text:p>
          </table:table-cell>
          <table:table-cell table:style-name="ce3" table:formula="of:=[.J4]/[.$P4]*1000" office:value-type="float" office:value="0.197686583154478" calcext:value-type="float">
            <text:p>0.1976865832</text:p>
          </table:table-cell>
          <table:table-cell table:style-name="ce3" table:formula="of:=[.K4]/[.$P4]*1000" office:value-type="float" office:value="0.124712982294434" calcext:value-type="float">
            <text:p>0.1247129823</text:p>
          </table:table-cell>
          <table:table-cell table:style-name="ce3" table:formula="of:=[.L4]/[.$P4]*1000" office:value-type="float" office:value="0.15866266063958" calcext:value-type="float">
            <text:p>0.1586626606</text:p>
          </table:table-cell>
          <table:table-cell table:style-name="ce3" table:formula="of:=[.M4]/[.$P4]*1000" office:value-type="float" office:value="0.0579956260107429" calcext:value-type="float">
            <text:p>0.057995626</text:p>
          </table:table-cell>
          <table:table-cell table:style-name="ce3" table:formula="of:=[.N4]/[.$P4]*1000" office:value-type="float" office:value="0.0490810744593438" calcext:value-type="float">
            <text:p>0.0490810745</text:p>
          </table:table-cell>
          <table:table-cell table:style-name="ce3" table:formula="of:=[.O4]/[.$P4]*1000" office:value-type="float" office:value="2.2591132013634" calcext:value-type="float">
            <text:p>2.2591132014</text:p>
          </table:table-cell>
          <table:table-cell table:style-name="ce3" table:formula="of:=[.P4]/[.$P4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4415" calcext:value-type="float">
            <text:p>0.4415</text:p>
          </table:table-cell>
          <table:table-cell office:value-type="float" office:value="202121.926526" calcext:value-type="float">
            <text:p>202121.926526</text:p>
          </table:table-cell>
          <table:table-cell office:value-type="float" office:value="335.61" calcext:value-type="float">
            <text:p>335.61</text:p>
          </table:table-cell>
          <table:table-cell office:value-type="float" office:value="321.26" calcext:value-type="float">
            <text:p>321.26</text:p>
          </table:table-cell>
          <table:table-cell office:value-type="float" office:value="514.08" calcext:value-type="float">
            <text:p>514.08</text:p>
          </table:table-cell>
          <table:table-cell office:value-type="float" office:value="125.12" calcext:value-type="float">
            <text:p>125.12</text:p>
          </table:table-cell>
          <table:table-cell office:value-type="float" office:value="197.62" calcext:value-type="float">
            <text:p>197.62</text:p>
          </table:table-cell>
          <table:table-cell office:value-type="float" office:value="60.829" calcext:value-type="float">
            <text:p>60.829</text:p>
          </table:table-cell>
          <table:table-cell office:value-type="float" office:value="310.04" calcext:value-type="float">
            <text:p>310.04</text:p>
          </table:table-cell>
          <table:table-cell office:value-type="float" office:value="206.84" calcext:value-type="float">
            <text:p>206.84</text:p>
          </table:table-cell>
          <table:table-cell office:value-type="float" office:value="133.4" calcext:value-type="float">
            <text:p>133.4</text:p>
          </table:table-cell>
          <table:table-cell office:value-type="float" office:value="182.42" calcext:value-type="float">
            <text:p>182.42</text:p>
          </table:table-cell>
          <table:table-cell office:value-type="float" office:value="67.233" calcext:value-type="float">
            <text:p>67.233</text:p>
          </table:table-cell>
          <table:table-cell office:value-type="float" office:value="44.08" calcext:value-type="float">
            <text:p>44.08</text:p>
          </table:table-cell>
          <table:table-cell office:value-type="float" office:value="2373.4" calcext:value-type="float">
            <text:p>2373.4</text:p>
          </table:table-cell>
          <table:table-cell office:value-type="float" office:value="1464399.38517" calcext:value-type="float">
            <text:p>1464399.38517</text:p>
          </table:table-cell>
          <table:table-cell table:style-name="ce5" table:formula="of:=1000*[.A5]/[.$P5]*1000" office:value-type="float" office:value="0.301488790879782" calcext:value-type="float">
            <text:p>0.3014887909</text:p>
          </table:table-cell>
          <table:table-cell table:style-name="ce7" table:formula="of:=[.B5]/[.$P5]" office:value-type="float" office:value="0.138023771774895" calcext:value-type="float">
            <text:p>0.1380237718</text:p>
          </table:table-cell>
          <table:table-cell table:style-name="ce3" table:formula="of:=[.C5]/[.$P5]*1000" office:value-type="float" office:value="0.229179282235931" calcext:value-type="float">
            <text:p>0.2291792822</text:p>
          </table:table-cell>
          <table:table-cell table:style-name="ce3" table:formula="of:=[.D5]/[.$P5]*1000" office:value-type="float" office:value="0.219380042940065" calcext:value-type="float">
            <text:p>0.2193800429</text:p>
          </table:table-cell>
          <table:table-cell table:style-name="ce3" table:formula="of:=[.E5]/[.$P5]*1000" office:value-type="float" office:value="0.35105177262849" calcext:value-type="float">
            <text:p>0.3510517726</text:p>
          </table:table-cell>
          <table:table-cell table:style-name="ce3" table:formula="of:=[.F5]/[.$P5]*1000" office:value-type="float" office:value="0.0854411721741299" calcext:value-type="float">
            <text:p>0.0854411722</text:p>
          </table:table-cell>
          <table:table-cell table:style-name="ce3" table:formula="of:=[.G5]/[.$P5]*1000" office:value-type="float" office:value="0.134949524017356" calcext:value-type="float">
            <text:p>0.134949524</text:p>
          </table:table-cell>
          <table:table-cell table:style-name="ce3" table:formula="of:=[.H5]/[.$P5]*1000" office:value-type="float" office:value="0.0415385315071943" calcext:value-type="float">
            <text:p>0.0415385315</text:p>
          </table:table-cell>
          <table:table-cell table:style-name="ce3" table:formula="of:=[.I5]/[.$P5]*1000" office:value-type="float" office:value="0.21171819869619" calcext:value-type="float">
            <text:p>0.2117181987</text:p>
          </table:table-cell>
          <table:table-cell table:style-name="ce3" table:formula="of:=[.J5]/[.$P5]*1000" office:value-type="float" office:value="0.141245620624177" calcext:value-type="float">
            <text:p>0.1412456206</text:p>
          </table:table-cell>
          <table:table-cell table:style-name="ce3" table:formula="of:=[.K5]/[.$P5]*1000" office:value-type="float" office:value="0.0910953673915356" calcext:value-type="float">
            <text:p>0.0910953674</text:p>
          </table:table-cell>
          <table:table-cell table:style-name="ce3" table:formula="of:=[.L5]/[.$P5]*1000" office:value-type="float" office:value="0.124569841975742" calcext:value-type="float">
            <text:p>0.124569842</text:p>
          </table:table-cell>
          <table:table-cell table:style-name="ce3" table:formula="of:=[.M5]/[.$P5]*1000" office:value-type="float" office:value="0.0459116554410428" calcext:value-type="float">
            <text:p>0.0459116554</text:p>
          </table:table-cell>
          <table:table-cell table:style-name="ce3" table:formula="of:=[.N5]/[.$P5]*1000" office:value-type="float" office:value="0.0301010779206813" calcext:value-type="float">
            <text:p>0.0301010779</text:p>
          </table:table-cell>
          <table:table-cell table:style-name="ce3" table:formula="of:=[.O5]/[.$P5]*1000" office:value-type="float" office:value="1.62073272089258" calcext:value-type="float">
            <text:p>1.6207327209</text:p>
          </table:table-cell>
          <table:table-cell table:style-name="ce3" table:formula="of:=[.P5]/[.$P5]*1000" office:value-type="float" office:value="1000" calcext:value-type="float">
            <text:p>1000</text:p>
          </table:table-cell>
          <table:table-cell table:number-columns-repeated="3"/>
          <table:table-cell table:style-name="ce12" table:number-columns-repeated="989"/>
        </table:table-row>
        <table:table-row table:style-name="ro3">
          <table:table-cell table:style-name="ce1" office:value-type="float" office:value="0.5399" calcext:value-type="float">
            <text:p>0.5399</text:p>
          </table:table-cell>
          <table:table-cell office:value-type="float" office:value="206631.613413" calcext:value-type="float">
            <text:p>206631.613413</text:p>
          </table:table-cell>
          <table:table-cell office:value-type="float" office:value="541.06" calcext:value-type="float">
            <text:p>541.06</text:p>
          </table:table-cell>
          <table:table-cell office:value-type="float" office:value="438.29" calcext:value-type="float">
            <text:p>438.29</text:p>
          </table:table-cell>
          <table:table-cell office:value-type="float" office:value="666.66" calcext:value-type="float">
            <text:p>666.66</text:p>
          </table:table-cell>
          <table:table-cell office:value-type="float" office:value="118.08" calcext:value-type="float">
            <text:p>118.08</text:p>
          </table:table-cell>
          <table:table-cell office:value-type="float" office:value="273.43" calcext:value-type="float">
            <text:p>273.43</text:p>
          </table:table-cell>
          <table:table-cell office:value-type="float" office:value="39.118" calcext:value-type="float">
            <text:p>39.118</text:p>
          </table:table-cell>
          <table:table-cell office:value-type="float" office:value="319.58" calcext:value-type="float">
            <text:p>319.58</text:p>
          </table:table-cell>
          <table:table-cell office:value-type="float" office:value="282.54" calcext:value-type="float">
            <text:p>282.54</text:p>
          </table:table-cell>
          <table:table-cell office:value-type="float" office:value="185.49" calcext:value-type="float">
            <text:p>185.49</text:p>
          </table:table-cell>
          <table:table-cell office:value-type="float" office:value="240.31" calcext:value-type="float">
            <text:p>240.31</text:p>
          </table:table-cell>
          <table:table-cell office:value-type="float" office:value="54.101" calcext:value-type="float">
            <text:p>54.101</text:p>
          </table:table-cell>
          <table:table-cell office:value-type="float" office:value="50.512" calcext:value-type="float">
            <text:p>50.512</text:p>
          </table:table-cell>
          <table:table-cell office:value-type="float" office:value="3091.1" calcext:value-type="float">
            <text:p>3091.1</text:p>
          </table:table-cell>
          <table:table-cell office:value-type="float" office:value="1312617.81879" calcext:value-type="float">
            <text:p>1312617.81879</text:p>
          </table:table-cell>
          <table:table-cell table:style-name="ce5" table:formula="of:=1000*[.A6]/[.$P6]*1000" office:value-type="float" office:value="0.411315458522186" calcext:value-type="float">
            <text:p>0.4113154585</text:p>
          </table:table-cell>
          <table:table-cell table:style-name="ce7" table:formula="of:=[.B6]/[.$P6]" office:value-type="float" office:value="0.157419479192716" calcext:value-type="float">
            <text:p>0.1574194792</text:p>
          </table:table-cell>
          <table:table-cell table:style-name="ce3" table:formula="of:=[.C6]/[.$P6]*1000" office:value-type="float" office:value="0.412199188716454" calcext:value-type="float">
            <text:p>0.4121991887</text:p>
          </table:table-cell>
          <table:table-cell table:style-name="ce3" table:formula="of:=[.D6]/[.$P6]*1000" office:value-type="float" office:value="0.333905264522483" calcext:value-type="float">
            <text:p>0.3339052645</text:p>
          </table:table-cell>
          <table:table-cell table:style-name="ce3" table:formula="of:=[.E6]/[.$P6]*1000" office:value-type="float" office:value="0.507885837337285" calcext:value-type="float">
            <text:p>0.5078858373</text:p>
          </table:table-cell>
          <table:table-cell table:style-name="ce3" table:formula="of:=[.F6]/[.$P6]*1000" office:value-type="float" office:value="0.0899576390855708" calcext:value-type="float">
            <text:p>0.0899576391</text:p>
          </table:table-cell>
          <table:table-cell table:style-name="ce3" table:formula="of:=[.G6]/[.$P6]*1000" office:value-type="float" office:value="0.208308919843899" calcext:value-type="float">
            <text:p>0.2083089198</text:p>
          </table:table-cell>
          <table:table-cell table:style-name="ce3" table:formula="of:=[.H6]/[.$P6]*1000" office:value-type="float" office:value="0.0298015152925928" calcext:value-type="float">
            <text:p>0.0298015153</text:p>
          </table:table-cell>
          <table:table-cell table:style-name="ce3" table:formula="of:=[.I6]/[.$P6]*1000" office:value-type="float" office:value="0.24346766852106" calcext:value-type="float">
            <text:p>0.2434676685</text:p>
          </table:table-cell>
          <table:table-cell table:style-name="ce3" table:formula="of:=[.J6]/[.$P6]*1000" office:value-type="float" office:value="0.215249249214407" calcext:value-type="float">
            <text:p>0.2152492492</text:p>
          </table:table-cell>
          <table:table-cell table:style-name="ce3" table:formula="of:=[.K6]/[.$P6]*1000" office:value-type="float" office:value="0.14131302908183" calcext:value-type="float">
            <text:p>0.1413130291</text:p>
          </table:table-cell>
          <table:table-cell table:style-name="ce3" table:formula="of:=[.L6]/[.$P6]*1000" office:value-type="float" office:value="0.183076899124776" calcext:value-type="float">
            <text:p>0.1830768991</text:p>
          </table:table-cell>
          <table:table-cell table:style-name="ce3" table:formula="of:=[.M6]/[.$P6]*1000" office:value-type="float" office:value="0.0412161096897736" calcext:value-type="float">
            <text:p>0.0412161097</text:p>
          </table:table-cell>
          <table:table-cell table:style-name="ce3" table:formula="of:=[.N6]/[.$P6]*1000" office:value-type="float" office:value="0.0384818789421608" calcext:value-type="float">
            <text:p>0.0384818789</text:p>
          </table:table-cell>
          <table:table-cell table:style-name="ce3" table:formula="of:=[.O6]/[.$P6]*1000" office:value-type="float" office:value="2.35491241681409" calcext:value-type="float">
            <text:p>2.3549124168</text:p>
          </table:table-cell>
          <table:table-cell table:style-name="ce3" table:formula="of:=[.P6]/[.$P6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456" calcext:value-type="float">
            <text:p>0.5456</text:p>
          </table:table-cell>
          <table:table-cell office:value-type="float" office:value="189253.104237" calcext:value-type="float">
            <text:p>189253.104237</text:p>
          </table:table-cell>
          <table:table-cell office:value-type="float" office:value="428.35" calcext:value-type="float">
            <text:p>428.35</text:p>
          </table:table-cell>
          <table:table-cell office:value-type="float" office:value="371.57" calcext:value-type="float">
            <text:p>371.57</text:p>
          </table:table-cell>
          <table:table-cell office:value-type="float" office:value="651.36" calcext:value-type="float">
            <text:p>651.36</text:p>
          </table:table-cell>
          <table:table-cell office:value-type="float" office:value="118.76" calcext:value-type="float">
            <text:p>118.76</text:p>
          </table:table-cell>
          <table:table-cell office:value-type="float" office:value="204.36" calcext:value-type="float">
            <text:p>204.36</text:p>
          </table:table-cell>
          <table:table-cell office:value-type="float" office:value="41.025" calcext:value-type="float">
            <text:p>41.025</text:p>
          </table:table-cell>
          <table:table-cell office:value-type="float" office:value="358.83" calcext:value-type="float">
            <text:p>358.83</text:p>
          </table:table-cell>
          <table:table-cell office:value-type="float" office:value="278.82" calcext:value-type="float">
            <text:p>278.82</text:p>
          </table:table-cell>
          <table:table-cell office:value-type="float" office:value="233.1" calcext:value-type="float">
            <text:p>233.1</text:p>
          </table:table-cell>
          <table:table-cell office:value-type="float" office:value="241.5" calcext:value-type="float">
            <text:p>241.5</text:p>
          </table:table-cell>
          <table:table-cell office:value-type="float" office:value="57.195" calcext:value-type="float">
            <text:p>57.195</text:p>
          </table:table-cell>
          <table:table-cell office:value-type="float" office:value="56.809" calcext:value-type="float">
            <text:p>56.809</text:p>
          </table:table-cell>
          <table:table-cell office:value-type="float" office:value="2922.9" calcext:value-type="float">
            <text:p>2922.9</text:p>
          </table:table-cell>
          <table:table-cell office:value-type="float" office:value="1426005.75192" calcext:value-type="float">
            <text:p>1426005.75192</text:p>
          </table:table-cell>
          <table:table-cell table:style-name="ce5" table:formula="of:=1000*[.A7]/[.$P7]*1000" office:value-type="float" office:value="0.382607152366247" calcext:value-type="float">
            <text:p>0.3826071524</text:p>
          </table:table-cell>
          <table:table-cell table:style-name="ce7" table:formula="of:=[.B7]/[.$P7]" office:value-type="float" office:value="0.132715526555336" calcext:value-type="float">
            <text:p>0.1327155266</text:p>
          </table:table-cell>
          <table:table-cell table:style-name="ce3" table:formula="of:=[.C7]/[.$P7]*1000" office:value-type="float" office:value="0.300384482617452" calcext:value-type="float">
            <text:p>0.3003844826</text:p>
          </table:table-cell>
          <table:table-cell table:style-name="ce3" table:formula="of:=[.D7]/[.$P7]*1000" office:value-type="float" office:value="0.260566971416287" calcext:value-type="float">
            <text:p>0.2605669714</text:p>
          </table:table-cell>
          <table:table-cell table:style-name="ce3" table:formula="of:=[.E7]/[.$P7]*1000" office:value-type="float" office:value="0.456772351109382" calcext:value-type="float">
            <text:p>0.4567723511</text:p>
          </table:table-cell>
          <table:table-cell table:style-name="ce3" table:formula="of:=[.F7]/[.$P7]*1000" office:value-type="float" office:value="0.0832815715084595" calcext:value-type="float">
            <text:p>0.0832815715</text:p>
          </table:table-cell>
          <table:table-cell table:style-name="ce3" table:formula="of:=[.G7]/[.$P7]*1000" office:value-type="float" office:value="0.143309379870906" calcext:value-type="float">
            <text:p>0.1433093799</text:p>
          </table:table-cell>
          <table:table-cell table:style-name="ce3" table:formula="of:=[.H7]/[.$P7]*1000" office:value-type="float" office:value="0.0287691686690346" calcext:value-type="float">
            <text:p>0.0287691687</text:p>
          </table:table-cell>
          <table:table-cell table:style-name="ce3" table:formula="of:=[.I7]/[.$P7]*1000" office:value-type="float" office:value="0.251632926106269" calcext:value-type="float">
            <text:p>0.2516329261</text:p>
          </table:table-cell>
          <table:table-cell table:style-name="ce3" table:formula="of:=[.J7]/[.$P7]*1000" office:value-type="float" office:value="0.195525158032912" calcext:value-type="float">
            <text:p>0.195525158</text:p>
          </table:table-cell>
          <table:table-cell table:style-name="ce3" table:formula="of:=[.K7]/[.$P7]*1000" office:value-type="float" office:value="0.163463576276709" calcext:value-type="float">
            <text:p>0.1634635763</text:p>
          </table:table-cell>
          <table:table-cell table:style-name="ce3" table:formula="of:=[.L7]/[.$P7]*1000" office:value-type="float" office:value="0.169354155601995" calcext:value-type="float">
            <text:p>0.1693541556</text:p>
          </table:table-cell>
          <table:table-cell table:style-name="ce3" table:formula="of:=[.M7]/[.$P7]*1000" office:value-type="float" office:value="0.0401085338702117" calcext:value-type="float">
            <text:p>0.0401085339</text:p>
          </table:table-cell>
          <table:table-cell table:style-name="ce3" table:formula="of:=[.N7]/[.$P7]*1000" office:value-type="float" office:value="0.0398378477250259" calcext:value-type="float">
            <text:p>0.0398378477</text:p>
          </table:table-cell>
          <table:table-cell table:style-name="ce3" table:formula="of:=[.O7]/[.$P7]*1000" office:value-type="float" office:value="2.04971122736676" calcext:value-type="float">
            <text:p>2.0497112274</text:p>
          </table:table-cell>
          <table:table-cell table:style-name="ce3" table:formula="of:=[.P7]/[.$P7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6577" calcext:value-type="float">
            <text:p>0.6577</text:p>
          </table:table-cell>
          <table:table-cell office:value-type="float" office:value="242261.971765" calcext:value-type="float">
            <text:p>242261.971765</text:p>
          </table:table-cell>
          <table:table-cell office:value-type="float" office:value="677.12" calcext:value-type="float">
            <text:p>677.12</text:p>
          </table:table-cell>
          <table:table-cell office:value-type="float" office:value="590.59" calcext:value-type="float">
            <text:p>590.59</text:p>
          </table:table-cell>
          <table:table-cell office:value-type="float" office:value="779.88" calcext:value-type="float">
            <text:p>779.88</text:p>
          </table:table-cell>
          <table:table-cell office:value-type="float" office:value="139.71" calcext:value-type="float">
            <text:p>139.71</text:p>
          </table:table-cell>
          <table:table-cell office:value-type="float" office:value="377.19" calcext:value-type="float">
            <text:p>377.19</text:p>
          </table:table-cell>
          <table:table-cell office:value-type="float" office:value="46.841" calcext:value-type="float">
            <text:p>46.841</text:p>
          </table:table-cell>
          <table:table-cell office:value-type="float" office:value="431.75" calcext:value-type="float">
            <text:p>431.75</text:p>
          </table:table-cell>
          <table:table-cell office:value-type="float" office:value="359.53" calcext:value-type="float">
            <text:p>359.53</text:p>
          </table:table-cell>
          <table:table-cell office:value-type="float" office:value="251.52" calcext:value-type="float">
            <text:p>251.52</text:p>
          </table:table-cell>
          <table:table-cell office:value-type="float" office:value="306.5" calcext:value-type="float">
            <text:p>306.5</text:p>
          </table:table-cell>
          <table:table-cell office:value-type="float" office:value="98.832" calcext:value-type="float">
            <text:p>98.832</text:p>
          </table:table-cell>
          <table:table-cell office:value-type="float" office:value="55.165" calcext:value-type="float">
            <text:p>55.165</text:p>
          </table:table-cell>
          <table:table-cell office:value-type="float" office:value="3974.9" calcext:value-type="float">
            <text:p>3974.9</text:p>
          </table:table-cell>
          <table:table-cell office:value-type="float" office:value="1734433.78655" calcext:value-type="float">
            <text:p>1734433.78655</text:p>
          </table:table-cell>
          <table:table-cell table:style-name="ce5" table:formula="of:=1000*[.A8]/[.$P8]*1000" office:value-type="float" office:value="0.379201561397305" calcext:value-type="float">
            <text:p>0.3792015614</text:p>
          </table:table-cell>
          <table:table-cell table:style-name="ce7" table:formula="of:=[.B8]/[.$P8]" office:value-type="float" office:value="0.139677843941733" calcext:value-type="float">
            <text:p>0.1396778439</text:p>
          </table:table-cell>
          <table:table-cell table:style-name="ce3" table:formula="of:=[.C8]/[.$P8]*1000" office:value-type="float" office:value="0.390398299001586" calcext:value-type="float">
            <text:p>0.390398299</text:p>
          </table:table-cell>
          <table:table-cell table:style-name="ce3" table:formula="of:=[.D8]/[.$P8]*1000" office:value-type="float" office:value="0.340508818831738" calcext:value-type="float">
            <text:p>0.3405088188</text:p>
          </table:table-cell>
          <table:table-cell table:style-name="ce3" table:formula="of:=[.E8]/[.$P8]*1000" office:value-type="float" office:value="0.449645299836597" calcext:value-type="float">
            <text:p>0.4496452998</text:p>
          </table:table-cell>
          <table:table-cell table:style-name="ce3" table:formula="of:=[.F8]/[.$P8]*1000" office:value-type="float" office:value="0.0805507832489242" calcext:value-type="float">
            <text:p>0.0805507832</text:p>
          </table:table-cell>
          <table:table-cell table:style-name="ce3" table:formula="of:=[.G8]/[.$P8]*1000" office:value-type="float" office:value="0.217471547732172" calcext:value-type="float">
            <text:p>0.2174715477</text:p>
          </table:table-cell>
          <table:table-cell table:style-name="ce3" table:formula="of:=[.H8]/[.$P8]*1000" office:value-type="float" office:value="0.0270065080392446" calcext:value-type="float">
            <text:p>0.027006508</text:p>
          </table:table-cell>
          <table:table-cell table:style-name="ce3" table:formula="of:=[.I8]/[.$P8]*1000" office:value-type="float" office:value="0.248928499518453" calcext:value-type="float">
            <text:p>0.2489284995</text:p>
          </table:table-cell>
          <table:table-cell table:style-name="ce3" table:formula="of:=[.J8]/[.$P8]*1000" office:value-type="float" office:value="0.207289550508093" calcext:value-type="float">
            <text:p>0.2072895505</text:p>
          </table:table-cell>
          <table:table-cell table:style-name="ce3" table:formula="of:=[.K8]/[.$P8]*1000" office:value-type="float" office:value="0.1450156252435" calcext:value-type="float">
            <text:p>0.1450156252</text:p>
          </table:table-cell>
          <table:table-cell table:style-name="ce3" table:formula="of:=[.L8]/[.$P8]*1000" office:value-type="float" office:value="0.176714730984148" calcext:value-type="float">
            <text:p>0.176714731</text:p>
          </table:table-cell>
          <table:table-cell table:style-name="ce3" table:formula="of:=[.M8]/[.$P8]*1000" office:value-type="float" office:value="0.0569822848046502" calcext:value-type="float">
            <text:p>0.0569822848</text:p>
          </table:table-cell>
          <table:table-cell table:style-name="ce3" table:formula="of:=[.N8]/[.$P8]*1000" office:value-type="float" office:value="0.0318057687919756" calcext:value-type="float">
            <text:p>0.0318057688</text:p>
          </table:table-cell>
          <table:table-cell table:style-name="ce3" table:formula="of:=[.O8]/[.$P8]*1000" office:value-type="float" office:value="2.29175655526554" calcext:value-type="float">
            <text:p>2.2917565553</text:p>
          </table:table-cell>
          <table:table-cell table:style-name="ce3" table:formula="of:=[.P8]/[.$P8]*1000" office:value-type="float" office:value="1000" calcext:value-type="float">
            <text:p>1000</text:p>
          </table:table-cell>
          <table:table-cell table:number-columns-repeated="3"/>
          <table:table-cell table:style-name="ce12" table:number-columns-repeated="989"/>
        </table:table-row>
        <table:table-row table:style-name="ro3">
          <table:table-cell table:style-name="ce1" office:value-type="float" office:value="0.515" calcext:value-type="float">
            <text:p>0.515</text:p>
          </table:table-cell>
          <table:table-cell office:value-type="float" office:value="190648.445294" calcext:value-type="float">
            <text:p>190648.445294</text:p>
          </table:table-cell>
          <table:table-cell office:value-type="float" office:value="464.21" calcext:value-type="float">
            <text:p>464.21</text:p>
          </table:table-cell>
          <table:table-cell office:value-type="float" office:value="404.35" calcext:value-type="float">
            <text:p>404.35</text:p>
          </table:table-cell>
          <table:table-cell office:value-type="float" office:value="616.96" calcext:value-type="float">
            <text:p>616.96</text:p>
          </table:table-cell>
          <table:table-cell office:value-type="float" office:value="128.63" calcext:value-type="float">
            <text:p>128.63</text:p>
          </table:table-cell>
          <table:table-cell office:value-type="float" office:value="284.32" calcext:value-type="float">
            <text:p>284.32</text:p>
          </table:table-cell>
          <table:table-cell office:value-type="float" office:value="69.517" calcext:value-type="float">
            <text:p>69.517</text:p>
          </table:table-cell>
          <table:table-cell office:value-type="float" office:value="356.58" calcext:value-type="float">
            <text:p>356.58</text:p>
          </table:table-cell>
          <table:table-cell office:value-type="float" office:value="254.81" calcext:value-type="float">
            <text:p>254.81</text:p>
          </table:table-cell>
          <table:table-cell office:value-type="float" office:value="169.27" calcext:value-type="float">
            <text:p>169.27</text:p>
          </table:table-cell>
          <table:table-cell office:value-type="float" office:value="218.58" calcext:value-type="float">
            <text:p>218.58</text:p>
          </table:table-cell>
          <table:table-cell office:value-type="float" office:value="89.07" calcext:value-type="float">
            <text:p>89.07</text:p>
          </table:table-cell>
          <table:table-cell office:value-type="float" office:value="53.865" calcext:value-type="float">
            <text:p>53.865</text:p>
          </table:table-cell>
          <table:table-cell office:value-type="float" office:value="2981.5" calcext:value-type="float">
            <text:p>2981.5</text:p>
          </table:table-cell>
          <table:table-cell office:value-type="float" office:value="1384816.20915" calcext:value-type="float">
            <text:p>1384816.20915</text:p>
          </table:table-cell>
          <table:table-cell table:style-name="ce5" table:formula="of:=1000*[.A9]/[.$P9]*1000" office:value-type="float" office:value="0.371890505467225" calcext:value-type="float">
            <text:p>0.3718905055</text:p>
          </table:table-cell>
          <table:table-cell table:style-name="ce7" table:formula="of:=[.B9]/[.$P9]" office:value-type="float" office:value="0.137670576091119" calcext:value-type="float">
            <text:p>0.1376705761</text:p>
          </table:table-cell>
          <table:table-cell table:style-name="ce3" table:formula="of:=[.C9]/[.$P9]*1000" office:value-type="float" office:value="0.335214158335807" calcext:value-type="float">
            <text:p>0.3352141583</text:p>
          </table:table-cell>
          <table:table-cell table:style-name="ce3" table:formula="of:=[.D9]/[.$P9]*1000" office:value-type="float" office:value="0.291988205603247" calcext:value-type="float">
            <text:p>0.2919882056</text:p>
          </table:table-cell>
          <table:table-cell table:style-name="ce3" table:formula="of:=[.E9]/[.$P9]*1000" office:value-type="float" office:value="0.445517604374872" calcext:value-type="float">
            <text:p>0.4455176044</text:p>
          </table:table-cell>
          <table:table-cell table:style-name="ce3" table:formula="of:=[.F9]/[.$P9]*1000" office:value-type="float" office:value="0.092885972268445" calcext:value-type="float">
            <text:p>0.0928859723</text:p>
          </table:table-cell>
          <table:table-cell table:style-name="ce3" table:formula="of:=[.G9]/[.$P9]*1000" office:value-type="float" office:value="0.205312443717362" calcext:value-type="float">
            <text:p>0.2053124437</text:p>
          </table:table-cell>
          <table:table-cell table:style-name="ce3" table:formula="of:=[.H9]/[.$P9]*1000" office:value-type="float" office:value="0.0501994412981846" calcext:value-type="float">
            <text:p>0.0501994413</text:p>
          </table:table-cell>
          <table:table-cell table:style-name="ce3" table:formula="of:=[.I9]/[.$P9]*1000" office:value-type="float" office:value="0.257492653280589" calcext:value-type="float">
            <text:p>0.2574926533</text:p>
          </table:table-cell>
          <table:table-cell table:style-name="ce3" table:formula="of:=[.J9]/[.$P9]*1000" office:value-type="float" office:value="0.184002756695347" calcext:value-type="float">
            <text:p>0.1840027567</text:p>
          </table:table-cell>
          <table:table-cell table:style-name="ce3" table:formula="of:=[.K9]/[.$P9]*1000" office:value-type="float" office:value="0.12223282691347" calcext:value-type="float">
            <text:p>0.1222328269</text:p>
          </table:table-cell>
          <table:table-cell table:style-name="ce3" table:formula="of:=[.L9]/[.$P9]*1000" office:value-type="float" office:value="0.157840440165099" calcext:value-type="float">
            <text:p>0.1578404402</text:p>
          </table:table-cell>
          <table:table-cell table:style-name="ce3" table:formula="of:=[.M9]/[.$P9]*1000" office:value-type="float" office:value="0.0643190045086713" calcext:value-type="float">
            <text:p>0.0643190045</text:p>
          </table:table-cell>
          <table:table-cell table:style-name="ce3" table:formula="of:=[.N9]/[.$P9]*1000" office:value-type="float" office:value="0.0388968584019264" calcext:value-type="float">
            <text:p>0.0388968584</text:p>
          </table:table-cell>
          <table:table-cell table:style-name="ce3" table:formula="of:=[.O9]/[.$P9]*1000" office:value-type="float" office:value="2.15299328553501" calcext:value-type="float">
            <text:p>2.1529932855</text:p>
          </table:table-cell>
          <table:table-cell table:style-name="ce3" table:formula="of:=[.P9]/[.$P9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054" calcext:value-type="float">
            <text:p>0.5054</text:p>
          </table:table-cell>
          <table:table-cell office:value-type="float" office:value="221374.02884" calcext:value-type="float">
            <text:p>221374.02884</text:p>
          </table:table-cell>
          <table:table-cell office:value-type="float" office:value="555.79" calcext:value-type="float">
            <text:p>555.79</text:p>
          </table:table-cell>
          <table:table-cell office:value-type="float" office:value="400.43" calcext:value-type="float">
            <text:p>400.43</text:p>
          </table:table-cell>
          <table:table-cell office:value-type="float" office:value="594.98" calcext:value-type="float">
            <text:p>594.98</text:p>
          </table:table-cell>
          <table:table-cell office:value-type="float" office:value="156.33" calcext:value-type="float">
            <text:p>156.33</text:p>
          </table:table-cell>
          <table:table-cell office:value-type="float" office:value="232.15" calcext:value-type="float">
            <text:p>232.15</text:p>
          </table:table-cell>
          <table:table-cell office:value-type="float" office:value="42.956" calcext:value-type="float">
            <text:p>42.956</text:p>
          </table:table-cell>
          <table:table-cell office:value-type="float" office:value="383.02" calcext:value-type="float">
            <text:p>383.02</text:p>
          </table:table-cell>
          <table:table-cell office:value-type="float" office:value="289.36" calcext:value-type="float">
            <text:p>289.36</text:p>
          </table:table-cell>
          <table:table-cell office:value-type="float" office:value="195.87" calcext:value-type="float">
            <text:p>195.87</text:p>
          </table:table-cell>
          <table:table-cell office:value-type="float" office:value="257.11" calcext:value-type="float">
            <text:p>257.11</text:p>
          </table:table-cell>
          <table:table-cell office:value-type="float" office:value="52.298" calcext:value-type="float">
            <text:p>52.298</text:p>
          </table:table-cell>
          <table:table-cell office:value-type="float" office:value="42.887" calcext:value-type="float">
            <text:p>42.887</text:p>
          </table:table-cell>
          <table:table-cell office:value-type="float" office:value="3046.9" calcext:value-type="float">
            <text:p>3046.9</text:p>
          </table:table-cell>
          <table:table-cell office:value-type="float" office:value="1554206.55807" calcext:value-type="float">
            <text:p>1554206.55807</text:p>
          </table:table-cell>
          <table:table-cell table:style-name="ce5" table:formula="of:=1000*[.A10]/[.$P10]*1000" office:value-type="float" office:value="0.325182001951916" calcext:value-type="float">
            <text:p>0.325182002</text:p>
          </table:table-cell>
          <table:table-cell table:style-name="ce7" table:formula="of:=[.B10]/[.$P10]" office:value-type="float" office:value="0.142435397464093" calcext:value-type="float">
            <text:p>0.1424353975</text:p>
          </table:table-cell>
          <table:table-cell table:style-name="ce3" table:formula="of:=[.C10]/[.$P10]*1000" office:value-type="float" office:value="0.357603689879018" calcext:value-type="float">
            <text:p>0.3576036899</text:p>
          </table:table-cell>
          <table:table-cell table:style-name="ce3" table:formula="of:=[.D10]/[.$P10]*1000" office:value-type="float" office:value="0.257642716742394" calcext:value-type="float">
            <text:p>0.2576427167</text:p>
          </table:table-cell>
          <table:table-cell table:style-name="ce3" table:formula="of:=[.E10]/[.$P10]*1000" office:value-type="float" office:value="0.382819128455384" calcext:value-type="float">
            <text:p>0.3828191285</text:p>
          </table:table-cell>
          <table:table-cell table:style-name="ce3" table:formula="of:=[.F10]/[.$P10]*1000" office:value-type="float" office:value="0.100585085803607" calcext:value-type="float">
            <text:p>0.1005850858</text:p>
          </table:table-cell>
          <table:table-cell table:style-name="ce3" table:formula="of:=[.G10]/[.$P10]*1000" office:value-type="float" office:value="0.149368820247601" calcext:value-type="float">
            <text:p>0.1493688202</text:p>
          </table:table-cell>
          <table:table-cell table:style-name="ce3" table:formula="of:=[.H10]/[.$P10]*1000" office:value-type="float" office:value="0.0276385399205511" calcext:value-type="float">
            <text:p>0.0276385399</text:p>
          </table:table-cell>
          <table:table-cell table:style-name="ce3" table:formula="of:=[.I10]/[.$P10]*1000" office:value-type="float" office:value="0.246440859492725" calcext:value-type="float">
            <text:p>0.2464408595</text:p>
          </table:table-cell>
          <table:table-cell table:style-name="ce3" table:formula="of:=[.J10]/[.$P10]*1000" office:value-type="float" office:value="0.186178599297203" calcext:value-type="float">
            <text:p>0.1861785993</text:p>
          </table:table-cell>
          <table:table-cell table:style-name="ce3" table:formula="of:=[.K10]/[.$P10]*1000" office:value-type="float" office:value="0.126025719672184" calcext:value-type="float">
            <text:p>0.1260257197</text:p>
          </table:table-cell>
          <table:table-cell table:style-name="ce3" table:formula="of:=[.L10]/[.$P10]*1000" office:value-type="float" office:value="0.16542846165781" calcext:value-type="float">
            <text:p>0.1654284617</text:p>
          </table:table-cell>
          <table:table-cell table:style-name="ce3" table:formula="of:=[.M10]/[.$P10]*1000" office:value-type="float" office:value="0.0336493239772088" calcext:value-type="float">
            <text:p>0.033649324</text:p>
          </table:table-cell>
          <table:table-cell table:style-name="ce3" table:formula="of:=[.N10]/[.$P10]*1000" office:value-type="float" office:value="0.0275941442772296" calcext:value-type="float">
            <text:p>0.0275941443</text:p>
          </table:table-cell>
          <table:table-cell table:style-name="ce3" table:formula="of:=[.O10]/[.$P10]*1000" office:value-type="float" office:value="1.96042153096022" calcext:value-type="float">
            <text:p>1.960421531</text:p>
          </table:table-cell>
          <table:table-cell table:style-name="ce3" table:formula="of:=[.P10]/[.$P10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385" calcext:value-type="float">
            <text:p>0.5385</text:p>
          </table:table-cell>
          <table:table-cell office:value-type="float" office:value="197388.16305" calcext:value-type="float">
            <text:p>197388.16305</text:p>
          </table:table-cell>
          <table:table-cell office:value-type="float" office:value="429.68" calcext:value-type="float">
            <text:p>429.68</text:p>
          </table:table-cell>
          <table:table-cell office:value-type="float" office:value="516.75" calcext:value-type="float">
            <text:p>516.75</text:p>
          </table:table-cell>
          <table:table-cell office:value-type="float" office:value="680.69" calcext:value-type="float">
            <text:p>680.69</text:p>
          </table:table-cell>
          <table:table-cell office:value-type="float" office:value="121.05" calcext:value-type="float">
            <text:p>121.05</text:p>
          </table:table-cell>
          <table:table-cell office:value-type="float" office:value="303.35" calcext:value-type="float">
            <text:p>303.35</text:p>
          </table:table-cell>
          <table:table-cell office:value-type="float" office:value="61.866" calcext:value-type="float">
            <text:p>61.866</text:p>
          </table:table-cell>
          <table:table-cell office:value-type="float" office:value="360.18" calcext:value-type="float">
            <text:p>360.18</text:p>
          </table:table-cell>
          <table:table-cell office:value-type="float" office:value="273.7" calcext:value-type="float">
            <text:p>273.7</text:p>
          </table:table-cell>
          <table:table-cell office:value-type="float" office:value="182.82" calcext:value-type="float">
            <text:p>182.82</text:p>
          </table:table-cell>
          <table:table-cell office:value-type="float" office:value="229.84" calcext:value-type="float">
            <text:p>229.84</text:p>
          </table:table-cell>
          <table:table-cell office:value-type="float" office:value="78.248" calcext:value-type="float">
            <text:p>78.248</text:p>
          </table:table-cell>
          <table:table-cell office:value-type="float" office:value="51.766" calcext:value-type="float">
            <text:p>51.766</text:p>
          </table:table-cell>
          <table:table-cell office:value-type="float" office:value="3168.9" calcext:value-type="float">
            <text:p>3168.9</text:p>
          </table:table-cell>
          <table:table-cell office:value-type="float" office:value="1262880.72429" calcext:value-type="float">
            <text:p>1262880.72429</text:p>
          </table:table-cell>
          <table:table-cell table:style-name="ce5" table:formula="of:=1000*[.A11]/[.$P11]*1000" office:value-type="float" office:value="0.426406064834625" calcext:value-type="float">
            <text:p>0.4264060648</text:p>
          </table:table-cell>
          <table:table-cell table:style-name="ce7" table:formula="of:=[.B11]/[.$P11]" office:value-type="float" office:value="0.156299925443056" calcext:value-type="float">
            <text:p>0.1562999254</text:p>
          </table:table-cell>
          <table:table-cell table:style-name="ce3" table:formula="of:=[.C11]/[.$P11]*1000" office:value-type="float" office:value="0.340237990600077" calcext:value-type="float">
            <text:p>0.3402379906</text:p>
          </table:table-cell>
          <table:table-cell table:style-name="ce3" table:formula="of:=[.D11]/[.$P11]*1000" office:value-type="float" office:value="0.409183535753561" calcext:value-type="float">
            <text:p>0.4091835358</text:p>
          </table:table-cell>
          <table:table-cell table:style-name="ce3" table:formula="of:=[.E11]/[.$P11]*1000" office:value-type="float" office:value="0.538997853801822" calcext:value-type="float">
            <text:p>0.5389978538</text:p>
          </table:table-cell>
          <table:table-cell table:style-name="ce3" table:formula="of:=[.F11]/[.$P11]*1000" office:value-type="float" office:value="0.0958522825408196" calcext:value-type="float">
            <text:p>0.0958522825</text:p>
          </table:table-cell>
          <table:table-cell table:style-name="ce3" table:formula="of:=[.G11]/[.$P11]*1000" office:value-type="float" office:value="0.240204790654751" calcext:value-type="float">
            <text:p>0.2402047907</text:p>
          </table:table-cell>
          <table:table-cell table:style-name="ce3" table:formula="of:=[.H11]/[.$P11]*1000" office:value-type="float" office:value="0.0489879992703044" calcext:value-type="float">
            <text:p>0.0489879993</text:p>
          </table:table-cell>
          <table:table-cell table:style-name="ce3" table:formula="of:=[.I11]/[.$P11]*1000" office:value-type="float" office:value="0.285205081582424" calcext:value-type="float">
            <text:p>0.2852050816</text:p>
          </table:table-cell>
          <table:table-cell table:style-name="ce3" table:formula="of:=[.J11]/[.$P11]*1000" office:value-type="float" office:value="0.216726722275277" calcext:value-type="float">
            <text:p>0.2167267223</text:p>
          </table:table-cell>
          <table:table-cell table:style-name="ce3" table:formula="of:=[.K11]/[.$P11]*1000" office:value-type="float" office:value="0.144764265131042" calcext:value-type="float">
            <text:p>0.1447642651</text:p>
          </table:table-cell>
          <table:table-cell table:style-name="ce3" table:formula="of:=[.L11]/[.$P11]*1000" office:value-type="float" office:value="0.181996601562842" calcext:value-type="float">
            <text:p>0.1819966016</text:p>
          </table:table-cell>
          <table:table-cell table:style-name="ce3" table:formula="of:=[.M11]/[.$P11]*1000" office:value-type="float" office:value="0.0619599289901202" calcext:value-type="float">
            <text:p>0.061959929</text:p>
          </table:table-cell>
          <table:table-cell table:style-name="ce3" table:formula="of:=[.N11]/[.$P11]*1000" office:value-type="float" office:value="0.0409904110533504" calcext:value-type="float">
            <text:p>0.0409904111</text:p>
          </table:table-cell>
          <table:table-cell table:style-name="ce3" table:formula="of:=[.O11]/[.$P11]*1000" office:value-type="float" office:value="2.50926309907975" calcext:value-type="float">
            <text:p>2.5092630991</text:p>
          </table:table-cell>
          <table:table-cell table:style-name="ce3" table:formula="of:=[.P11]/[.$P11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179" calcext:value-type="float">
            <text:p>0.5179</text:p>
          </table:table-cell>
          <table:table-cell office:value-type="float" office:value="203409.901826" calcext:value-type="float">
            <text:p>203409.901826</text:p>
          </table:table-cell>
          <table:table-cell office:value-type="float" office:value="394.51" calcext:value-type="float">
            <text:p>394.51</text:p>
          </table:table-cell>
          <table:table-cell office:value-type="float" office:value="444.9" calcext:value-type="float">
            <text:p>444.9</text:p>
          </table:table-cell>
          <table:table-cell office:value-type="float" office:value="593.29" calcext:value-type="float">
            <text:p>593.29</text:p>
          </table:table-cell>
          <table:table-cell office:value-type="float" office:value="118.34" calcext:value-type="float">
            <text:p>118.34</text:p>
          </table:table-cell>
          <table:table-cell office:value-type="float" office:value="283.72" calcext:value-type="float">
            <text:p>283.72</text:p>
          </table:table-cell>
          <table:table-cell office:value-type="float" office:value="45.707" calcext:value-type="float">
            <text:p>45.707</text:p>
          </table:table-cell>
          <table:table-cell office:value-type="float" office:value="379.25" calcext:value-type="float">
            <text:p>379.25</text:p>
          </table:table-cell>
          <table:table-cell office:value-type="float" office:value="267.44" calcext:value-type="float">
            <text:p>267.44</text:p>
          </table:table-cell>
          <table:table-cell office:value-type="float" office:value="168.61" calcext:value-type="float">
            <text:p>168.61</text:p>
          </table:table-cell>
          <table:table-cell office:value-type="float" office:value="231.6" calcext:value-type="float">
            <text:p>231.6</text:p>
          </table:table-cell>
          <table:table-cell office:value-type="float" office:value="54.122" calcext:value-type="float">
            <text:p>54.122</text:p>
          </table:table-cell>
          <table:table-cell office:value-type="float" office:value="45.53" calcext:value-type="float">
            <text:p>45.53</text:p>
          </table:table-cell>
          <table:table-cell office:value-type="float" office:value="2908.7" calcext:value-type="float">
            <text:p>2908.7</text:p>
          </table:table-cell>
          <table:table-cell office:value-type="float" office:value="1318541.58289" calcext:value-type="float">
            <text:p>1318541.58289</text:p>
          </table:table-cell>
          <table:table-cell table:style-name="ce5" table:formula="of:=1000*[.A12]/[.$P12]*1000" office:value-type="float" office:value="0.392782455040105" calcext:value-type="float">
            <text:p>0.392782455</text:p>
          </table:table-cell>
          <table:table-cell table:style-name="ce7" table:formula="of:=[.B12]/[.$P12]" office:value-type="float" office:value="0.15426885618591" calcext:value-type="float">
            <text:p>0.1542688562</text:p>
          </table:table-cell>
          <table:table-cell table:style-name="ce3" table:formula="of:=[.C12]/[.$P12]*1000" office:value-type="float" office:value="0.299201788642347" calcext:value-type="float">
            <text:p>0.2992017886</text:p>
          </table:table-cell>
          <table:table-cell table:style-name="ce3" table:formula="of:=[.D12]/[.$P12]*1000" office:value-type="float" office:value="0.337418254966871" calcext:value-type="float">
            <text:p>0.337418255</text:p>
          </table:table-cell>
          <table:table-cell table:style-name="ce3" table:formula="of:=[.E12]/[.$P12]*1000" office:value-type="float" office:value="0.449959263855462" calcext:value-type="float">
            <text:p>0.4499592639</text:p>
          </table:table-cell>
          <table:table-cell table:style-name="ce3" table:formula="of:=[.F12]/[.$P12]*1000" office:value-type="float" office:value="0.089750677214609" calcext:value-type="float">
            <text:p>0.0897506772</text:p>
          </table:table-cell>
          <table:table-cell table:style-name="ce3" table:formula="of:=[.G12]/[.$P12]*1000" office:value-type="float" office:value="0.21517713485997" calcext:value-type="float">
            <text:p>0.2151771349</text:p>
          </table:table-cell>
          <table:table-cell table:style-name="ce3" table:formula="of:=[.H12]/[.$P12]*1000" office:value-type="float" office:value="0.0346648149691409" calcext:value-type="float">
            <text:p>0.034664815</text:p>
          </table:table-cell>
          <table:table-cell table:style-name="ce3" table:formula="of:=[.I12]/[.$P12]*1000" office:value-type="float" office:value="0.287628395585943" calcext:value-type="float">
            <text:p>0.2876283956</text:p>
          </table:table-cell>
          <table:table-cell table:style-name="ce3" table:formula="of:=[.J12]/[.$P12]*1000" office:value-type="float" office:value="0.202830159829939" calcext:value-type="float">
            <text:p>0.2028301598</text:p>
          </table:table-cell>
          <table:table-cell table:style-name="ce3" table:formula="of:=[.K12]/[.$P12]*1000" office:value-type="float" office:value="0.127876133895177" calcext:value-type="float">
            <text:p>0.1278761339</text:p>
          </table:table-cell>
          <table:table-cell table:style-name="ce3" table:formula="of:=[.L12]/[.$P12]*1000" office:value-type="float" office:value="0.175648612835081" calcext:value-type="float">
            <text:p>0.1756486128</text:p>
          </table:table-cell>
          <table:table-cell table:style-name="ce3" table:formula="of:=[.M12]/[.$P12]*1000" office:value-type="float" office:value="0.0410468662515554" calcext:value-type="float">
            <text:p>0.0410468663</text:p>
          </table:table-cell>
          <table:table-cell table:style-name="ce3" table:formula="of:=[.N12]/[.$P12]*1000" office:value-type="float" office:value="0.0345305757443058" calcext:value-type="float">
            <text:p>0.0345305757</text:p>
          </table:table-cell>
          <table:table-cell table:style-name="ce3" table:formula="of:=[.O12]/[.$P12]*1000" office:value-type="float" office:value="2.20599792812348" calcext:value-type="float">
            <text:p>2.2059979281</text:p>
          </table:table-cell>
          <table:table-cell table:style-name="ce3" table:formula="of:=[.P12]/[.$P12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705" calcext:value-type="float">
            <text:p>0.5705</text:p>
          </table:table-cell>
          <table:table-cell office:value-type="float" office:value="244929.118244" calcext:value-type="float">
            <text:p>244929.118244</text:p>
          </table:table-cell>
          <table:table-cell office:value-type="float" office:value="456.6" calcext:value-type="float">
            <text:p>456.6</text:p>
          </table:table-cell>
          <table:table-cell office:value-type="float" office:value="550.42" calcext:value-type="float">
            <text:p>550.42</text:p>
          </table:table-cell>
          <table:table-cell office:value-type="float" office:value="817.83" calcext:value-type="float">
            <text:p>817.83</text:p>
          </table:table-cell>
          <table:table-cell office:value-type="float" office:value="115.84" calcext:value-type="float">
            <text:p>115.84</text:p>
          </table:table-cell>
          <table:table-cell office:value-type="float" office:value="337.93" calcext:value-type="float">
            <text:p>337.93</text:p>
          </table:table-cell>
          <table:table-cell office:value-type="float" office:value="52.76" calcext:value-type="float">
            <text:p>52.76</text:p>
          </table:table-cell>
          <table:table-cell office:value-type="float" office:value="448.85" calcext:value-type="float">
            <text:p>448.85</text:p>
          </table:table-cell>
          <table:table-cell office:value-type="float" office:value="361.17" calcext:value-type="float">
            <text:p>361.17</text:p>
          </table:table-cell>
          <table:table-cell office:value-type="float" office:value="196.37" calcext:value-type="float">
            <text:p>196.37</text:p>
          </table:table-cell>
          <table:table-cell office:value-type="float" office:value="296.43" calcext:value-type="float">
            <text:p>296.43</text:p>
          </table:table-cell>
          <table:table-cell office:value-type="float" office:value="70.938" calcext:value-type="float">
            <text:p>70.938</text:p>
          </table:table-cell>
          <table:table-cell office:value-type="float" office:value="59.598" calcext:value-type="float">
            <text:p>59.598</text:p>
          </table:table-cell>
          <table:table-cell office:value-type="float" office:value="3648.9" calcext:value-type="float">
            <text:p>3648.9</text:p>
          </table:table-cell>
          <table:table-cell office:value-type="float" office:value="1633381.39719" calcext:value-type="float">
            <text:p>1633381.39719</text:p>
          </table:table-cell>
          <table:table-cell table:style-name="ce5" table:formula="of:=1000*[.A13]/[.$P13]*1000" office:value-type="float" office:value="0.349275436209488" calcext:value-type="float">
            <text:p>0.3492754362</text:p>
          </table:table-cell>
          <table:table-cell table:style-name="ce7" table:formula="of:=[.B13]/[.$P13]" office:value-type="float" office:value="0.149952190385764" calcext:value-type="float">
            <text:p>0.1499521904</text:p>
          </table:table-cell>
          <table:table-cell table:style-name="ce3" table:formula="of:=[.C13]/[.$P13]*1000" office:value-type="float" office:value="0.279542794344" calcext:value-type="float">
            <text:p>0.2795427943</text:p>
          </table:table-cell>
          <table:table-cell table:style-name="ce3" table:formula="of:=[.D13]/[.$P13]*1000" office:value-type="float" office:value="0.336981920417925" calcext:value-type="float">
            <text:p>0.3369819204</text:p>
          </table:table-cell>
          <table:table-cell table:style-name="ce3" table:formula="of:=[.E13]/[.$P13]*1000" office:value-type="float" office:value="0.500697510946898" calcext:value-type="float">
            <text:p>0.5006975109</text:p>
          </table:table-cell>
          <table:table-cell table:style-name="ce3" table:formula="of:=[.F13]/[.$P13]*1000" office:value-type="float" office:value="0.0709203620166645" calcext:value-type="float">
            <text:p>0.070920362</text:p>
          </table:table-cell>
          <table:table-cell table:style-name="ce3" table:formula="of:=[.G13]/[.$P13]*1000" office:value-type="float" office:value="0.206889830251134" calcext:value-type="float">
            <text:p>0.2068898303</text:p>
          </table:table-cell>
          <table:table-cell table:style-name="ce3" table:formula="of:=[.H13]/[.$P13]*1000" office:value-type="float" office:value="0.0323010902969546" calcext:value-type="float">
            <text:p>0.0323010903</text:p>
          </table:table-cell>
          <table:table-cell table:style-name="ce3" table:formula="of:=[.I13]/[.$P13]*1000" office:value-type="float" office:value="0.274798036008113" calcext:value-type="float">
            <text:p>0.274798036</text:p>
          </table:table-cell>
          <table:table-cell table:style-name="ce3" table:formula="of:=[.J13]/[.$P13]*1000" office:value-type="float" office:value="0.221117982989975" calcext:value-type="float">
            <text:p>0.221117983</text:p>
          </table:table-cell>
          <table:table-cell table:style-name="ce3" table:formula="of:=[.K13]/[.$P13]*1000" office:value-type="float" office:value="0.120222992828146" calcext:value-type="float">
            <text:p>0.1202229928</text:p>
          </table:table-cell>
          <table:table-cell table:style-name="ce3" table:formula="of:=[.L13]/[.$P13]*1000" office:value-type="float" office:value="0.181482414646062" calcext:value-type="float">
            <text:p>0.1814824146</text:p>
          </table:table-cell>
          <table:table-cell table:style-name="ce3" table:formula="of:=[.M13]/[.$P13]*1000" office:value-type="float" office:value="0.0434301505588583" calcext:value-type="float">
            <text:p>0.0434301506</text:p>
          </table:table-cell>
          <table:table-cell table:style-name="ce3" table:formula="of:=[.N13]/[.$P13]*1000" office:value-type="float" office:value="0.036487497716412" calcext:value-type="float">
            <text:p>0.0364874977</text:p>
          </table:table-cell>
          <table:table-cell table:style-name="ce3" table:formula="of:=[.O13]/[.$P13]*1000" office:value-type="float" office:value="2.23395466991201" calcext:value-type="float">
            <text:p>2.2339546699</text:p>
          </table:table-cell>
          <table:table-cell table:style-name="ce3" table:formula="of:=[.P13]/[.$P13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55" calcext:value-type="float">
            <text:p>0.555</text:p>
          </table:table-cell>
          <table:table-cell office:value-type="float" office:value="202136.478365" calcext:value-type="float">
            <text:p>202136.478365</text:p>
          </table:table-cell>
          <table:table-cell office:value-type="float" office:value="422.82" calcext:value-type="float">
            <text:p>422.82</text:p>
          </table:table-cell>
          <table:table-cell office:value-type="float" office:value="379.71" calcext:value-type="float">
            <text:p>379.71</text:p>
          </table:table-cell>
          <table:table-cell office:value-type="float" office:value="592.1" calcext:value-type="float">
            <text:p>592.1</text:p>
          </table:table-cell>
          <table:table-cell office:value-type="float" office:value="64.477" calcext:value-type="float">
            <text:p>64.477</text:p>
          </table:table-cell>
          <table:table-cell office:value-type="float" office:value="277.19" calcext:value-type="float">
            <text:p>277.19</text:p>
          </table:table-cell>
          <table:table-cell office:value-type="float" office:value="39.28" calcext:value-type="float">
            <text:p>39.28</text:p>
          </table:table-cell>
          <table:table-cell office:value-type="float" office:value="313.39" calcext:value-type="float">
            <text:p>313.39</text:p>
          </table:table-cell>
          <table:table-cell office:value-type="float" office:value="280.62" calcext:value-type="float">
            <text:p>280.62</text:p>
          </table:table-cell>
          <table:table-cell office:value-type="float" office:value="218.81" calcext:value-type="float">
            <text:p>218.81</text:p>
          </table:table-cell>
          <table:table-cell office:value-type="float" office:value="225.09" calcext:value-type="float">
            <text:p>225.09</text:p>
          </table:table-cell>
          <table:table-cell office:value-type="float" office:value="84.068" calcext:value-type="float">
            <text:p>84.068</text:p>
          </table:table-cell>
          <table:table-cell office:value-type="float" office:value="51.498" calcext:value-type="float">
            <text:p>51.498</text:p>
          </table:table-cell>
          <table:table-cell office:value-type="float" office:value="2884.6" calcext:value-type="float">
            <text:p>2884.6</text:p>
          </table:table-cell>
          <table:table-cell office:value-type="float" office:value="1261943.05672" calcext:value-type="float">
            <text:p>1261943.05672</text:p>
          </table:table-cell>
          <table:table-cell table:style-name="ce5" table:formula="of:=1000*[.A14]/[.$P14]*1000" office:value-type="float" office:value="0.439797974278283" calcext:value-type="float">
            <text:p>0.4397979743</text:p>
          </table:table-cell>
          <table:table-cell table:style-name="ce7" table:formula="of:=[.B14]/[.$P14]" office:value-type="float" office:value="0.160178763446258" calcext:value-type="float">
            <text:p>0.1601787634</text:p>
          </table:table-cell>
          <table:table-cell table:style-name="ce3" table:formula="of:=[.C14]/[.$P14]*1000" office:value-type="float" office:value="0.335054737809628" calcext:value-type="float">
            <text:p>0.3350547378</text:p>
          </table:table-cell>
          <table:table-cell table:style-name="ce3" table:formula="of:=[.D14]/[.$P14]*1000" office:value-type="float" office:value="0.300893132996769" calcext:value-type="float">
            <text:p>0.300893133</text:p>
          </table:table-cell>
          <table:table-cell table:style-name="ce3" table:formula="of:=[.E14]/[.$P14]*1000" office:value-type="float" office:value="0.469197082108417" calcext:value-type="float">
            <text:p>0.4691970821</text:p>
          </table:table-cell>
          <table:table-cell table:style-name="ce3" table:formula="of:=[.F14]/[.$P14]*1000" office:value-type="float" office:value="0.0510934306081817" calcext:value-type="float">
            <text:p>0.0510934306</text:p>
          </table:table-cell>
          <table:table-cell table:style-name="ce3" table:formula="of:=[.G14]/[.$P14]*1000" office:value-type="float" office:value="0.219653334216571" calcext:value-type="float">
            <text:p>0.2196533342</text:p>
          </table:table-cell>
          <table:table-cell table:style-name="ce3" table:formula="of:=[.H14]/[.$P14]*1000" office:value-type="float" office:value="0.0311266025759476" calcext:value-type="float">
            <text:p>0.0311266026</text:p>
          </table:table-cell>
          <table:table-cell table:style-name="ce3" table:formula="of:=[.I14]/[.$P14]*1000" office:value-type="float" office:value="0.24833925614247" calcext:value-type="float">
            <text:p>0.2483392561</text:p>
          </table:table-cell>
          <table:table-cell table:style-name="ce3" table:formula="of:=[.J14]/[.$P14]*1000" office:value-type="float" office:value="0.22237136494049" calcext:value-type="float">
            <text:p>0.2223713649</text:p>
          </table:table-cell>
          <table:table-cell table:style-name="ce3" table:formula="of:=[.K14]/[.$P14]*1000" office:value-type="float" office:value="0.173391341895191" calcext:value-type="float">
            <text:p>0.1733913419</text:p>
          </table:table-cell>
          <table:table-cell table:style-name="ce3" table:formula="of:=[.L14]/[.$P14]*1000" office:value-type="float" office:value="0.178367794649187" calcext:value-type="float">
            <text:p>0.1783677946</text:p>
          </table:table-cell>
          <table:table-cell table:style-name="ce3" table:formula="of:=[.M14]/[.$P14]*1000" office:value-type="float" office:value="0.0666179028858138" calcext:value-type="float">
            <text:p>0.0666179029</text:p>
          </table:table-cell>
          <table:table-cell table:style-name="ce3" table:formula="of:=[.N14]/[.$P14]*1000" office:value-type="float" office:value="0.0408084974403297" calcext:value-type="float">
            <text:p>0.0408084974</text:p>
          </table:table-cell>
          <table:table-cell table:style-name="ce3" table:formula="of:=[.O14]/[.$P14]*1000" office:value-type="float" office:value="2.28584006595159" calcext:value-type="float">
            <text:p>2.285840066</text:p>
          </table:table-cell>
          <table:table-cell table:style-name="ce3" table:formula="of:=[.P14]/[.$P14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034" calcext:value-type="float">
            <text:p>0.5034</text:p>
          </table:table-cell>
          <table:table-cell office:value-type="float" office:value="228625.934777" calcext:value-type="float">
            <text:p>228625.934777</text:p>
          </table:table-cell>
          <table:table-cell office:value-type="float" office:value="430.34" calcext:value-type="float">
            <text:p>430.34</text:p>
          </table:table-cell>
          <table:table-cell office:value-type="float" office:value="397.82" calcext:value-type="float">
            <text:p>397.82</text:p>
          </table:table-cell>
          <table:table-cell office:value-type="float" office:value="765.64" calcext:value-type="float">
            <text:p>765.64</text:p>
          </table:table-cell>
          <table:table-cell office:value-type="float" office:value="107.29" calcext:value-type="float">
            <text:p>107.29</text:p>
          </table:table-cell>
          <table:table-cell office:value-type="float" office:value="286.3" calcext:value-type="float">
            <text:p>286.3</text:p>
          </table:table-cell>
          <table:table-cell office:value-type="float" office:value="87.707" calcext:value-type="float">
            <text:p>87.707</text:p>
          </table:table-cell>
          <table:table-cell office:value-type="float" office:value="532.01" calcext:value-type="float">
            <text:p>532.01</text:p>
          </table:table-cell>
          <table:table-cell office:value-type="float" office:value="325.33" calcext:value-type="float">
            <text:p>325.33</text:p>
          </table:table-cell>
          <table:table-cell office:value-type="float" office:value="208.32" calcext:value-type="float">
            <text:p>208.32</text:p>
          </table:table-cell>
          <table:table-cell office:value-type="float" office:value="265.4" calcext:value-type="float">
            <text:p>265.4</text:p>
          </table:table-cell>
          <table:table-cell office:value-type="float" office:value="55.921" calcext:value-type="float">
            <text:p>55.921</text:p>
          </table:table-cell>
          <table:table-cell office:value-type="float" office:value="78.873" calcext:value-type="float">
            <text:p>78.873</text:p>
          </table:table-cell>
          <table:table-cell office:value-type="float" office:value="3433.7" calcext:value-type="float">
            <text:p>3433.7</text:p>
          </table:table-cell>
          <table:table-cell office:value-type="float" office:value="1625554.3254" calcext:value-type="float">
            <text:p>1625554.3254</text:p>
          </table:table-cell>
          <table:table-cell table:style-name="ce5" table:formula="of:=1000*[.A15]/[.$P15]*1000" office:value-type="float" office:value="0.309678976663009" calcext:value-type="float">
            <text:p>0.3096789767</text:p>
          </table:table-cell>
          <table:table-cell table:style-name="ce7" table:formula="of:=[.B15]/[.$P15]" office:value-type="float" office:value="0.140644905682092" calcext:value-type="float">
            <text:p>0.1406449057</text:p>
          </table:table-cell>
          <table:table-cell table:style-name="ce3" table:formula="of:=[.C15]/[.$P15]*1000" office:value-type="float" office:value="0.264734308337623" calcext:value-type="float">
            <text:p>0.2647343083</text:p>
          </table:table-cell>
          <table:table-cell table:style-name="ce3" table:formula="of:=[.D15]/[.$P15]*1000" office:value-type="float" office:value="0.244728824982277" calcext:value-type="float">
            <text:p>0.244728825</text:p>
          </table:table-cell>
          <table:table-cell table:style-name="ce3" table:formula="of:=[.E15]/[.$P15]*1000" office:value-type="float" office:value="0.471002407016818" calcext:value-type="float">
            <text:p>0.471002407</text:p>
          </table:table-cell>
          <table:table-cell table:style-name="ce3" table:formula="of:=[.F15]/[.$P15]*1000" office:value-type="float" office:value="0.066002100528753" calcext:value-type="float">
            <text:p>0.0660021005</text:p>
          </table:table-cell>
          <table:table-cell table:style-name="ce3" table:formula="of:=[.G15]/[.$P15]*1000" office:value-type="float" office:value="0.176124535197893" calcext:value-type="float">
            <text:p>0.1761245352</text:p>
          </table:table-cell>
          <table:table-cell table:style-name="ce3" table:formula="of:=[.H15]/[.$P15]*1000" office:value-type="float" office:value="0.0539551331072359" calcext:value-type="float">
            <text:p>0.0539551331</text:p>
          </table:table-cell>
          <table:table-cell table:style-name="ce3" table:formula="of:=[.I15]/[.$P15]*1000" office:value-type="float" office:value="0.3272791266875" calcext:value-type="float">
            <text:p>0.3272791267</text:p>
          </table:table-cell>
          <table:table-cell table:style-name="ce3" table:formula="of:=[.J15]/[.$P15]*1000" office:value-type="float" office:value="0.200134806272898" calcext:value-type="float">
            <text:p>0.2001348063</text:p>
          </table:table-cell>
          <table:table-cell table:style-name="ce3" table:formula="of:=[.K15]/[.$P15]*1000" office:value-type="float" office:value="0.128153207029078" calcext:value-type="float">
            <text:p>0.128153207</text:p>
          </table:table-cell>
          <table:table-cell table:style-name="ce3" table:formula="of:=[.L15]/[.$P15]*1000" office:value-type="float" office:value="0.163267382610971" calcext:value-type="float">
            <text:p>0.1632673826</text:p>
          </table:table-cell>
          <table:table-cell table:style-name="ce3" table:formula="of:=[.M15]/[.$P15]*1000" office:value-type="float" office:value="0.0344011880293447" calcext:value-type="float">
            <text:p>0.034401188</text:p>
          </table:table-cell>
          <table:table-cell table:style-name="ce3" table:formula="of:=[.N15]/[.$P15]*1000" office:value-type="float" office:value="0.0485206792338926" calcext:value-type="float">
            <text:p>0.0485206792</text:p>
          </table:table-cell>
          <table:table-cell table:style-name="ce3" table:formula="of:=[.O15]/[.$P15]*1000" office:value-type="float" office:value="2.11232559032136" calcext:value-type="float">
            <text:p>2.1123255903</text:p>
          </table:table-cell>
          <table:table-cell table:style-name="ce3" table:formula="of:=[.P15]/[.$P15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352" calcext:value-type="float">
            <text:p>0.5352</text:p>
          </table:table-cell>
          <table:table-cell office:value-type="float" office:value="217115.109158" calcext:value-type="float">
            <text:p>217115.109158</text:p>
          </table:table-cell>
          <table:table-cell office:value-type="float" office:value="470.26" calcext:value-type="float">
            <text:p>470.26</text:p>
          </table:table-cell>
          <table:table-cell office:value-type="float" office:value="399.96" calcext:value-type="float">
            <text:p>399.96</text:p>
          </table:table-cell>
          <table:table-cell office:value-type="float" office:value="593.47" calcext:value-type="float">
            <text:p>593.47</text:p>
          </table:table-cell>
          <table:table-cell office:value-type="float" office:value="93.934" calcext:value-type="float">
            <text:p>93.934</text:p>
          </table:table-cell>
          <table:table-cell office:value-type="float" office:value="273.86" calcext:value-type="float">
            <text:p>273.86</text:p>
          </table:table-cell>
          <table:table-cell office:value-type="float" office:value="74.022" calcext:value-type="float">
            <text:p>74.022</text:p>
          </table:table-cell>
          <table:table-cell office:value-type="float" office:value="372.17" calcext:value-type="float">
            <text:p>372.17</text:p>
          </table:table-cell>
          <table:table-cell office:value-type="float" office:value="268.66" calcext:value-type="float">
            <text:p>268.66</text:p>
          </table:table-cell>
          <table:table-cell office:value-type="float" office:value="187.85" calcext:value-type="float">
            <text:p>187.85</text:p>
          </table:table-cell>
          <table:table-cell office:value-type="float" office:value="231.39" calcext:value-type="float">
            <text:p>231.39</text:p>
          </table:table-cell>
          <table:table-cell office:value-type="float" office:value="56.694" calcext:value-type="float">
            <text:p>56.694</text:p>
          </table:table-cell>
          <table:table-cell office:value-type="float" office:value="54.321" calcext:value-type="float">
            <text:p>54.321</text:p>
          </table:table-cell>
          <table:table-cell office:value-type="float" office:value="2982.7" calcext:value-type="float">
            <text:p>2982.7</text:p>
          </table:table-cell>
          <table:table-cell office:value-type="float" office:value="1429227.90044" calcext:value-type="float">
            <text:p>1429227.90044</text:p>
          </table:table-cell>
          <table:table-cell table:style-name="ce5" table:formula="of:=1000*[.A16]/[.$P16]*1000" office:value-type="float" office:value="0.374467920641092" calcext:value-type="float">
            <text:p>0.3744679206</text:p>
          </table:table-cell>
          <table:table-cell table:style-name="ce7" table:formula="of:=[.B16]/[.$P16]" office:value-type="float" office:value="0.151910768808221" calcext:value-type="float">
            <text:p>0.1519107688</text:p>
          </table:table-cell>
          <table:table-cell table:style-name="ce3" table:formula="of:=[.C16]/[.$P16]*1000" office:value-type="float" office:value="0.329030800374962" calcext:value-type="float">
            <text:p>0.3290308004</text:p>
          </table:table-cell>
          <table:table-cell table:style-name="ce3" table:formula="of:=[.D16]/[.$P16]*1000" office:value-type="float" office:value="0.279843403474609" calcext:value-type="float">
            <text:p>0.2798434035</text:p>
          </table:table-cell>
          <table:table-cell table:style-name="ce3" table:formula="of:=[.E16]/[.$P16]*1000" office:value-type="float" office:value="0.415238185468738" calcext:value-type="float">
            <text:p>0.4152381855</text:p>
          </table:table-cell>
          <table:table-cell table:style-name="ce3" table:formula="of:=[.F16]/[.$P16]*1000" office:value-type="float" office:value="0.0657235980147614" calcext:value-type="float">
            <text:p>0.065723598</text:p>
          </table:table-cell>
          <table:table-cell table:style-name="ce3" table:formula="of:=[.G16]/[.$P16]*1000" office:value-type="float" office:value="0.19161394758365" calcext:value-type="float">
            <text:p>0.1916139476</text:p>
          </table:table-cell>
          <table:table-cell table:style-name="ce3" table:formula="of:=[.H16]/[.$P16]*1000" office:value-type="float" office:value="0.0517916001900129" calcext:value-type="float">
            <text:p>0.0517916002</text:p>
          </table:table-cell>
          <table:table-cell table:style-name="ce3" table:formula="of:=[.I16]/[.$P16]*1000" office:value-type="float" office:value="0.260399338611725" calcext:value-type="float">
            <text:p>0.2603993386</text:p>
          </table:table-cell>
          <table:table-cell table:style-name="ce3" table:formula="of:=[.J16]/[.$P16]*1000" office:value-type="float" office:value="0.187975619505672" calcext:value-type="float">
            <text:p>0.1879756195</text:p>
          </table:table-cell>
          <table:table-cell table:style-name="ce3" table:formula="of:=[.K16]/[.$P16]*1000" office:value-type="float" office:value="0.131434601816945" calcext:value-type="float">
            <text:p>0.1314346018</text:p>
          </table:table-cell>
          <table:table-cell table:style-name="ce3" table:formula="of:=[.L16]/[.$P16]*1000" office:value-type="float" office:value="0.161898602685243" calcext:value-type="float">
            <text:p>0.1618986027</text:p>
          </table:table-cell>
          <table:table-cell table:style-name="ce3" table:formula="of:=[.M16]/[.$P16]*1000" office:value-type="float" office:value="0.0396675715486286" calcext:value-type="float">
            <text:p>0.0396675715</text:p>
          </table:table-cell>
          <table:table-cell table:style-name="ce3" table:formula="of:=[.N16]/[.$P16]*1000" office:value-type="float" office:value="0.038007234523813" calcext:value-type="float">
            <text:p>0.0380072345</text:p>
          </table:table-cell>
          <table:table-cell table:style-name="ce3" table:formula="of:=[.O16]/[.$P16]*1000" office:value-type="float" office:value="2.08693099195849" calcext:value-type="float">
            <text:p>2.086930992</text:p>
          </table:table-cell>
          <table:table-cell table:style-name="ce3" table:formula="of:=[.P16]/[.$P16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41" calcext:value-type="float">
            <text:p>0.541</text:p>
          </table:table-cell>
          <table:table-cell office:value-type="float" office:value="195694.060906" calcext:value-type="float">
            <text:p>195694.060906</text:p>
          </table:table-cell>
          <table:table-cell office:value-type="float" office:value="468.58" calcext:value-type="float">
            <text:p>468.58</text:p>
          </table:table-cell>
          <table:table-cell office:value-type="float" office:value="405.96" calcext:value-type="float">
            <text:p>405.96</text:p>
          </table:table-cell>
          <table:table-cell office:value-type="float" office:value="732.25" calcext:value-type="float">
            <text:p>732.25</text:p>
          </table:table-cell>
          <table:table-cell office:value-type="float" office:value="151.48" calcext:value-type="float">
            <text:p>151.48</text:p>
          </table:table-cell>
          <table:table-cell office:value-type="float" office:value="211.96" calcext:value-type="float">
            <text:p>211.96</text:p>
          </table:table-cell>
          <table:table-cell office:value-type="float" office:value="57.637" calcext:value-type="float">
            <text:p>57.637</text:p>
          </table:table-cell>
          <table:table-cell office:value-type="float" office:value="422.12" calcext:value-type="float">
            <text:p>422.12</text:p>
          </table:table-cell>
          <table:table-cell office:value-type="float" office:value="285.47" calcext:value-type="float">
            <text:p>285.47</text:p>
          </table:table-cell>
          <table:table-cell office:value-type="float" office:value="211.14" calcext:value-type="float">
            <text:p>211.14</text:p>
          </table:table-cell>
          <table:table-cell office:value-type="float" office:value="239.95" calcext:value-type="float">
            <text:p>239.95</text:p>
          </table:table-cell>
          <table:table-cell office:value-type="float" office:value="78.832" calcext:value-type="float">
            <text:p>78.832</text:p>
          </table:table-cell>
          <table:table-cell office:value-type="float" office:value="57.84" calcext:value-type="float">
            <text:p>57.84</text:p>
          </table:table-cell>
          <table:table-cell office:value-type="float" office:value="3171.7" calcext:value-type="float">
            <text:p>3171.7</text:p>
          </table:table-cell>
          <table:table-cell office:value-type="float" office:value="1357168.57884" calcext:value-type="float">
            <text:p>1357168.57884</text:p>
          </table:table-cell>
          <table:table-cell table:style-name="ce5" table:formula="of:=1000*[.A17]/[.$P17]*1000" office:value-type="float" office:value="0.398624023894219" calcext:value-type="float">
            <text:p>0.3986240239</text:p>
          </table:table-cell>
          <table:table-cell table:style-name="ce7" table:formula="of:=[.B17]/[.$P17]" office:value-type="float" office:value="0.1441928909622" calcext:value-type="float">
            <text:p>0.144192891</text:p>
          </table:table-cell>
          <table:table-cell table:style-name="ce3" table:formula="of:=[.C17]/[.$P17]*1000" office:value-type="float" office:value="0.345262929974775" calcext:value-type="float">
            <text:p>0.34526293</text:p>
          </table:table-cell>
          <table:table-cell table:style-name="ce3" table:formula="of:=[.D17]/[.$P17]*1000" office:value-type="float" office:value="0.299122751830124" calcext:value-type="float">
            <text:p>0.2991227518</text:p>
          </table:table-cell>
          <table:table-cell table:style-name="ce3" table:formula="of:=[.E17]/[.$P17]*1000" office:value-type="float" office:value="0.539542405723738" calcext:value-type="float">
            <text:p>0.5395424057</text:p>
          </table:table-cell>
          <table:table-cell table:style-name="ce3" table:formula="of:=[.F17]/[.$P17]*1000" office:value-type="float" office:value="0.111614726690381" calcext:value-type="float">
            <text:p>0.1116147267</text:p>
          </table:table-cell>
          <table:table-cell table:style-name="ce3" table:formula="of:=[.G17]/[.$P17]*1000" office:value-type="float" office:value="0.156178092614822" calcext:value-type="float">
            <text:p>0.1561780926</text:p>
          </table:table-cell>
          <table:table-cell table:style-name="ce3" table:formula="of:=[.H17]/[.$P17]*1000" office:value-type="float" office:value="0.0424685635216102" calcext:value-type="float">
            <text:p>0.0424685635</text:p>
          </table:table-cell>
          <table:table-cell table:style-name="ce3" table:formula="of:=[.I17]/[.$P17]*1000" office:value-type="float" office:value="0.311029894577131" calcext:value-type="float">
            <text:p>0.3110298946</text:p>
          </table:table-cell>
          <table:table-cell table:style-name="ce3" table:formula="of:=[.J17]/[.$P17]*1000" office:value-type="float" office:value="0.210342329207177" calcext:value-type="float">
            <text:p>0.2103423292</text:p>
          </table:table-cell>
          <table:table-cell table:style-name="ce3" table:formula="of:=[.K17]/[.$P17]*1000" office:value-type="float" office:value="0.155573893539788" calcext:value-type="float">
            <text:p>0.1555738935</text:p>
          </table:table-cell>
          <table:table-cell table:style-name="ce3" table:formula="of:=[.L17]/[.$P17]*1000" office:value-type="float" office:value="0.176801912261401" calcext:value-type="float">
            <text:p>0.1768019123</text:p>
          </table:table-cell>
          <table:table-cell table:style-name="ce3" table:formula="of:=[.M17]/[.$P17]*1000" office:value-type="float" office:value="0.0580856359549521" calcext:value-type="float">
            <text:p>0.058085636</text:p>
          </table:table-cell>
          <table:table-cell table:style-name="ce3" table:formula="of:=[.N17]/[.$P17]*1000" office:value-type="float" office:value="0.0426181396340881" calcext:value-type="float">
            <text:p>0.0426181396</text:p>
          </table:table-cell>
          <table:table-cell table:style-name="ce3" table:formula="of:=[.O17]/[.$P17]*1000" office:value-type="float" office:value="2.33699781254214" calcext:value-type="float">
            <text:p>2.3369978125</text:p>
          </table:table-cell>
          <table:table-cell table:style-name="ce3" table:formula="of:=[.P17]/[.$P17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4319" calcext:value-type="float">
            <text:p>0.4319</text:p>
          </table:table-cell>
          <table:table-cell office:value-type="float" office:value="188261.987041" calcext:value-type="float">
            <text:p>188261.987041</text:p>
          </table:table-cell>
          <table:table-cell office:value-type="float" office:value="351.07" calcext:value-type="float">
            <text:p>351.07</text:p>
          </table:table-cell>
          <table:table-cell office:value-type="float" office:value="361.01" calcext:value-type="float">
            <text:p>361.01</text:p>
          </table:table-cell>
          <table:table-cell office:value-type="float" office:value="521.37" calcext:value-type="float">
            <text:p>521.37</text:p>
          </table:table-cell>
          <table:table-cell office:value-type="float" office:value="112.25" calcext:value-type="float">
            <text:p>112.25</text:p>
          </table:table-cell>
          <table:table-cell office:value-type="float" office:value="282.68" calcext:value-type="float">
            <text:p>282.68</text:p>
          </table:table-cell>
          <table:table-cell office:value-type="float" office:value="64.947" calcext:value-type="float">
            <text:p>64.947</text:p>
          </table:table-cell>
          <table:table-cell office:value-type="float" office:value="340.66" calcext:value-type="float">
            <text:p>340.66</text:p>
          </table:table-cell>
          <table:table-cell office:value-type="float" office:value="208.26" calcext:value-type="float">
            <text:p>208.26</text:p>
          </table:table-cell>
          <table:table-cell office:value-type="float" office:value="136.55" calcext:value-type="float">
            <text:p>136.55</text:p>
          </table:table-cell>
          <table:table-cell office:value-type="float" office:value="181.73" calcext:value-type="float">
            <text:p>181.73</text:p>
          </table:table-cell>
          <table:table-cell office:value-type="float" office:value="41.252" calcext:value-type="float">
            <text:p>41.252</text:p>
          </table:table-cell>
          <table:table-cell office:value-type="float" office:value="44.434" calcext:value-type="float">
            <text:p>44.434</text:p>
          </table:table-cell>
          <table:table-cell office:value-type="float" office:value="2534" calcext:value-type="float">
            <text:p>2534</text:p>
          </table:table-cell>
          <table:table-cell office:value-type="float" office:value="1248736.32292" calcext:value-type="float">
            <text:p>1248736.32292</text:p>
          </table:table-cell>
          <table:table-cell table:style-name="ce5" table:formula="of:=1000*[.A18]/[.$P18]*1000" office:value-type="float" office:value="0.345869654043586" calcext:value-type="float">
            <text:p>0.345869654</text:p>
          </table:table-cell>
          <table:table-cell table:style-name="ce7" table:formula="of:=[.B18]/[.$P18]" office:value-type="float" office:value="0.150762001221182" calcext:value-type="float">
            <text:p>0.1507620012</text:p>
          </table:table-cell>
          <table:table-cell table:style-name="ce3" table:formula="of:=[.C18]/[.$P18]*1000" office:value-type="float" office:value="0.281140216358142" calcext:value-type="float">
            <text:p>0.2811402164</text:p>
          </table:table-cell>
          <table:table-cell table:style-name="ce3" table:formula="of:=[.D18]/[.$P18]*1000" office:value-type="float" office:value="0.289100263501447" calcext:value-type="float">
            <text:p>0.2891002635</text:p>
          </table:table-cell>
          <table:table-cell table:style-name="ce3" table:formula="of:=[.E18]/[.$P18]*1000" office:value-type="float" office:value="0.417518086429045" calcext:value-type="float">
            <text:p>0.4175180864</text:p>
          </table:table-cell>
          <table:table-cell table:style-name="ce3" table:formula="of:=[.F18]/[.$P18]*1000" office:value-type="float" office:value="0.0898908744301749" calcext:value-type="float">
            <text:p>0.0898908744</text:p>
          </table:table-cell>
          <table:table-cell table:style-name="ce3" table:formula="of:=[.G18]/[.$P18]*1000" office:value-type="float" office:value="0.226372849745406" calcext:value-type="float">
            <text:p>0.2263728497</text:p>
          </table:table-cell>
          <table:table-cell table:style-name="ce3" table:formula="of:=[.H18]/[.$P18]*1000" office:value-type="float" office:value="0.0520101792571632" calcext:value-type="float">
            <text:p>0.0520101793</text:p>
          </table:table-cell>
          <table:table-cell table:style-name="ce3" table:formula="of:=[.I18]/[.$P18]*1000" office:value-type="float" office:value="0.27280378871611" calcext:value-type="float">
            <text:p>0.2728037887</text:p>
          </table:table-cell>
          <table:table-cell table:style-name="ce3" table:formula="of:=[.J18]/[.$P18]*1000" office:value-type="float" office:value="0.166776601414951" calcext:value-type="float">
            <text:p>0.1667766014</text:p>
          </table:table-cell>
          <table:table-cell table:style-name="ce3" table:formula="of:=[.K18]/[.$P18]*1000" office:value-type="float" office:value="0.109350547023968" calcext:value-type="float">
            <text:p>0.109350547</text:p>
          </table:table-cell>
          <table:table-cell table:style-name="ce3" table:formula="of:=[.L18]/[.$P18]*1000" office:value-type="float" office:value="0.145531123476131" calcext:value-type="float">
            <text:p>0.1455311235</text:p>
          </table:table-cell>
          <table:table-cell table:style-name="ce3" table:formula="of:=[.M18]/[.$P18]*1000" office:value-type="float" office:value="0.0330349964542857" calcext:value-type="float">
            <text:p>0.0330349965</text:p>
          </table:table-cell>
          <table:table-cell table:style-name="ce3" table:formula="of:=[.N18]/[.$P18]*1000" office:value-type="float" office:value="0.0355831725116293" calcext:value-type="float">
            <text:p>0.0355831725</text:p>
          </table:table-cell>
          <table:table-cell table:style-name="ce3" table:formula="of:=[.O18]/[.$P18]*1000" office:value-type="float" office:value="2.02925145484243" calcext:value-type="float">
            <text:p>2.0292514548</text:p>
          </table:table-cell>
          <table:table-cell table:style-name="ce3" table:formula="of:=[.P18]/[.$P18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226" calcext:value-type="float">
            <text:p>0.5226</text:p>
          </table:table-cell>
          <table:table-cell office:value-type="float" office:value="205870.11481" calcext:value-type="float">
            <text:p>205870.11481</text:p>
          </table:table-cell>
          <table:table-cell office:value-type="float" office:value="357.15" calcext:value-type="float">
            <text:p>357.15</text:p>
          </table:table-cell>
          <table:table-cell office:value-type="float" office:value="430.11" calcext:value-type="float">
            <text:p>430.11</text:p>
          </table:table-cell>
          <table:table-cell office:value-type="float" office:value="631.19" calcext:value-type="float">
            <text:p>631.19</text:p>
          </table:table-cell>
          <table:table-cell office:value-type="float" office:value="103.05" calcext:value-type="float">
            <text:p>103.05</text:p>
          </table:table-cell>
          <table:table-cell office:value-type="float" office:value="242.58" calcext:value-type="float">
            <text:p>242.58</text:p>
          </table:table-cell>
          <table:table-cell office:value-type="float" office:value="56.432" calcext:value-type="float">
            <text:p>56.432</text:p>
          </table:table-cell>
          <table:table-cell office:value-type="float" office:value="400.75" calcext:value-type="float">
            <text:p>400.75</text:p>
          </table:table-cell>
          <table:table-cell office:value-type="float" office:value="297.38" calcext:value-type="float">
            <text:p>297.38</text:p>
          </table:table-cell>
          <table:table-cell office:value-type="float" office:value="175.15" calcext:value-type="float">
            <text:p>175.15</text:p>
          </table:table-cell>
          <table:table-cell office:value-type="float" office:value="245.46" calcext:value-type="float">
            <text:p>245.46</text:p>
          </table:table-cell>
          <table:table-cell office:value-type="float" office:value="82.471" calcext:value-type="float">
            <text:p>82.471</text:p>
          </table:table-cell>
          <table:table-cell office:value-type="float" office:value="43.37" calcext:value-type="float">
            <text:p>43.37</text:p>
          </table:table-cell>
          <table:table-cell office:value-type="float" office:value="2962.1" calcext:value-type="float">
            <text:p>2962.1</text:p>
          </table:table-cell>
          <table:table-cell office:value-type="float" office:value="1406447.2677" calcext:value-type="float">
            <text:p>1406447.2677</text:p>
          </table:table-cell>
          <table:table-cell table:style-name="ce5" table:formula="of:=1000*[.A19]/[.$P19]*1000" office:value-type="float" office:value="0.371574542467292" calcext:value-type="float">
            <text:p>0.3715745425</text:p>
          </table:table-cell>
          <table:table-cell table:style-name="ce7" table:formula="of:=[.B19]/[.$P19]" office:value-type="float" office:value="0.146375992572167" calcext:value-type="float">
            <text:p>0.1463759926</text:p>
          </table:table-cell>
          <table:table-cell table:style-name="ce3" table:formula="of:=[.C19]/[.$P19]*1000" office:value-type="float" office:value="0.253937711140821" calcext:value-type="float">
            <text:p>0.2539377111</text:p>
          </table:table-cell>
          <table:table-cell table:style-name="ce3" table:formula="of:=[.D19]/[.$P19]*1000" office:value-type="float" office:value="0.305813100766565" calcext:value-type="float">
            <text:p>0.3058131008</text:p>
          </table:table-cell>
          <table:table-cell table:style-name="ce3" table:formula="of:=[.E19]/[.$P19]*1000" office:value-type="float" office:value="0.448783267240585" calcext:value-type="float">
            <text:p>0.4487832672</text:p>
          </table:table-cell>
          <table:table-cell table:style-name="ce3" table:formula="of:=[.F19]/[.$P19]*1000" office:value-type="float" office:value="0.073269721778137" calcext:value-type="float">
            <text:p>0.0732697218</text:p>
          </table:table-cell>
          <table:table-cell table:style-name="ce3" table:formula="of:=[.G19]/[.$P19]*1000" office:value-type="float" office:value="0.172477138369146" calcext:value-type="float">
            <text:p>0.1724771384</text:p>
          </table:table-cell>
          <table:table-cell table:style-name="ce3" table:formula="of:=[.H19]/[.$P19]*1000" office:value-type="float" office:value="0.040123793686403" calcext:value-type="float">
            <text:p>0.0401237937</text:p>
          </table:table-cell>
          <table:table-cell table:style-name="ce3" table:formula="of:=[.I19]/[.$P19]*1000" office:value-type="float" office:value="0.284937806914977" calcext:value-type="float">
            <text:p>0.2849378069</text:p>
          </table:table-cell>
          <table:table-cell table:style-name="ce3" table:formula="of:=[.J19]/[.$P19]*1000" office:value-type="float" office:value="0.211440561498131" calcext:value-type="float">
            <text:p>0.2114405615</text:p>
          </table:table-cell>
          <table:table-cell table:style-name="ce3" table:formula="of:=[.K19]/[.$P19]*1000" office:value-type="float" office:value="0.124533641624849" calcext:value-type="float">
            <text:p>0.1245336416</text:p>
          </table:table-cell>
          <table:table-cell table:style-name="ce3" table:formula="of:=[.L19]/[.$P19]*1000" office:value-type="float" office:value="0.17452485111753" calcext:value-type="float">
            <text:p>0.1745248511</text:p>
          </table:table-cell>
          <table:table-cell table:style-name="ce3" table:formula="of:=[.M19]/[.$P19]*1000" office:value-type="float" office:value="0.0586378187750096" calcext:value-type="float">
            <text:p>0.0586378188</text:p>
          </table:table-cell>
          <table:table-cell table:style-name="ce3" table:formula="of:=[.N19]/[.$P19]*1000" office:value-type="float" office:value="0.0308365631588336" calcext:value-type="float">
            <text:p>0.0308365632</text:p>
          </table:table-cell>
          <table:table-cell table:style-name="ce3" table:formula="of:=[.O19]/[.$P19]*1000" office:value-type="float" office:value="2.106086781941" calcext:value-type="float">
            <text:p>2.1060867819</text:p>
          </table:table-cell>
          <table:table-cell table:style-name="ce3" table:formula="of:=[.P19]/[.$P19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485" calcext:value-type="float">
            <text:p>0.5485</text:p>
          </table:table-cell>
          <table:table-cell office:value-type="float" office:value="182096.843305" calcext:value-type="float">
            <text:p>182096.843305</text:p>
          </table:table-cell>
          <table:table-cell office:value-type="float" office:value="314.3" calcext:value-type="float">
            <text:p>314.3</text:p>
          </table:table-cell>
          <table:table-cell office:value-type="float" office:value="415.24" calcext:value-type="float">
            <text:p>415.24</text:p>
          </table:table-cell>
          <table:table-cell office:value-type="float" office:value="603.88" calcext:value-type="float">
            <text:p>603.88</text:p>
          </table:table-cell>
          <table:table-cell office:value-type="float" office:value="136.26" calcext:value-type="float">
            <text:p>136.26</text:p>
          </table:table-cell>
          <table:table-cell office:value-type="float" office:value="266.24" calcext:value-type="float">
            <text:p>266.24</text:p>
          </table:table-cell>
          <table:table-cell office:value-type="float" office:value="51.635" calcext:value-type="float">
            <text:p>51.635</text:p>
          </table:table-cell>
          <table:table-cell office:value-type="float" office:value="404.09" calcext:value-type="float">
            <text:p>404.09</text:p>
          </table:table-cell>
          <table:table-cell office:value-type="float" office:value="281.61" calcext:value-type="float">
            <text:p>281.61</text:p>
          </table:table-cell>
          <table:table-cell office:value-type="float" office:value="173.21" calcext:value-type="float">
            <text:p>173.21</text:p>
          </table:table-cell>
          <table:table-cell office:value-type="float" office:value="238.97" calcext:value-type="float">
            <text:p>238.97</text:p>
          </table:table-cell>
          <table:table-cell office:value-type="float" office:value="67.724" calcext:value-type="float">
            <text:p>67.724</text:p>
          </table:table-cell>
          <table:table-cell office:value-type="float" office:value="47.751" calcext:value-type="float">
            <text:p>47.751</text:p>
          </table:table-cell>
          <table:table-cell office:value-type="float" office:value="2864.6" calcext:value-type="float">
            <text:p>2864.6</text:p>
          </table:table-cell>
          <table:table-cell office:value-type="float" office:value="1194128.81111" calcext:value-type="float">
            <text:p>1194128.81111</text:p>
          </table:table-cell>
          <table:table-cell table:style-name="ce5" table:formula="of:=1000*[.A20]/[.$P20]*1000" office:value-type="float" office:value="0.459330680992566" calcext:value-type="float">
            <text:p>0.459330681</text:p>
          </table:table-cell>
          <table:table-cell table:style-name="ce7" table:formula="of:=[.B20]/[.$P20]" office:value-type="float" office:value="0.152493467715373" calcext:value-type="float">
            <text:p>0.1524934677</text:p>
          </table:table-cell>
          <table:table-cell table:style-name="ce3" table:formula="of:=[.C20]/[.$P20]*1000" office:value-type="float" office:value="0.263204435799387" calcext:value-type="float">
            <text:p>0.2632044358</text:p>
          </table:table-cell>
          <table:table-cell table:style-name="ce3" table:formula="of:=[.D20]/[.$P20]*1000" office:value-type="float" office:value="0.347734679991528" calcext:value-type="float">
            <text:p>0.34773468</text:p>
          </table:table-cell>
          <table:table-cell table:style-name="ce3" table:formula="of:=[.E20]/[.$P20]*1000" office:value-type="float" office:value="0.50570758730682" calcext:value-type="float">
            <text:p>0.5057075873</text:p>
          </table:table-cell>
          <table:table-cell table:style-name="ce3" table:formula="of:=[.F20]/[.$P20]*1000" office:value-type="float" office:value="0.114108292784042" calcext:value-type="float">
            <text:p>0.1141082928</text:p>
          </table:table-cell>
          <table:table-cell table:style-name="ce3" table:formula="of:=[.G20]/[.$P20]*1000" office:value-type="float" office:value="0.222957521435662" calcext:value-type="float">
            <text:p>0.2229575214</text:p>
          </table:table-cell>
          <table:table-cell table:style-name="ce3" table:formula="of:=[.H20]/[.$P20]*1000" office:value-type="float" office:value="0.0432407287384707" calcext:value-type="float">
            <text:p>0.0432407287</text:p>
          </table:table-cell>
          <table:table-cell table:style-name="ce3" table:formula="of:=[.I20]/[.$P20]*1000" office:value-type="float" office:value="0.338397328864697" calcext:value-type="float">
            <text:p>0.3383973289</text:p>
          </table:table-cell>
          <table:table-cell table:style-name="ce3" table:formula="of:=[.J20]/[.$P20]*1000" office:value-type="float" office:value="0.235828829670586" calcext:value-type="float">
            <text:p>0.2358288297</text:p>
          </table:table-cell>
          <table:table-cell table:style-name="ce3" table:formula="of:=[.K20]/[.$P20]*1000" office:value-type="float" office:value="0.145051353244708" calcext:value-type="float">
            <text:p>0.1450513532</text:p>
          </table:table-cell>
          <table:table-cell table:style-name="ce3" table:formula="of:=[.L20]/[.$P20]*1000" office:value-type="float" office:value="0.200120789128156" calcext:value-type="float">
            <text:p>0.2001207891</text:p>
          </table:table-cell>
          <table:table-cell table:style-name="ce3" table:formula="of:=[.M20]/[.$P20]*1000" office:value-type="float" office:value="0.0567141495707212" calcext:value-type="float">
            <text:p>0.0567141496</text:p>
          </table:table-cell>
          <table:table-cell table:style-name="ce3" table:formula="of:=[.N20]/[.$P20]*1000" office:value-type="float" office:value="0.0399881483100748" calcext:value-type="float">
            <text:p>0.0399881483</text:p>
          </table:table-cell>
          <table:table-cell table:style-name="ce3" table:formula="of:=[.O20]/[.$P20]*1000" office:value-type="float" office:value="2.3989036805311" calcext:value-type="float">
            <text:p>2.3989036805</text:p>
          </table:table-cell>
          <table:table-cell table:style-name="ce3" table:formula="of:=[.P20]/[.$P20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956" calcext:value-type="float">
            <text:p>0.5956</text:p>
          </table:table-cell>
          <table:table-cell office:value-type="float" office:value="213809.545728" calcext:value-type="float">
            <text:p>213809.545728</text:p>
          </table:table-cell>
          <table:table-cell office:value-type="float" office:value="614.82" calcext:value-type="float">
            <text:p>614.82</text:p>
          </table:table-cell>
          <table:table-cell office:value-type="float" office:value="536.42" calcext:value-type="float">
            <text:p>536.42</text:p>
          </table:table-cell>
          <table:table-cell office:value-type="float" office:value="768.53" calcext:value-type="float">
            <text:p>768.53</text:p>
          </table:table-cell>
          <table:table-cell office:value-type="float" office:value="94.514" calcext:value-type="float">
            <text:p>94.514</text:p>
          </table:table-cell>
          <table:table-cell office:value-type="float" office:value="359.47" calcext:value-type="float">
            <text:p>359.47</text:p>
          </table:table-cell>
          <table:table-cell office:value-type="float" office:value="45.855" calcext:value-type="float">
            <text:p>45.855</text:p>
          </table:table-cell>
          <table:table-cell office:value-type="float" office:value="404.9" calcext:value-type="float">
            <text:p>404.9</text:p>
          </table:table-cell>
          <table:table-cell office:value-type="float" office:value="348.36" calcext:value-type="float">
            <text:p>348.36</text:p>
          </table:table-cell>
          <table:table-cell office:value-type="float" office:value="235.59" calcext:value-type="float">
            <text:p>235.59</text:p>
          </table:table-cell>
          <table:table-cell office:value-type="float" office:value="285.31" calcext:value-type="float">
            <text:p>285.31</text:p>
          </table:table-cell>
          <table:table-cell office:value-type="float" office:value="93.858" calcext:value-type="float">
            <text:p>93.858</text:p>
          </table:table-cell>
          <table:table-cell office:value-type="float" office:value="53.641" calcext:value-type="float">
            <text:p>53.641</text:p>
          </table:table-cell>
          <table:table-cell office:value-type="float" office:value="3746.8" calcext:value-type="float">
            <text:p>3746.8</text:p>
          </table:table-cell>
          <table:table-cell office:value-type="float" office:value="1402937.89299" calcext:value-type="float">
            <text:p>1402937.89299</text:p>
          </table:table-cell>
          <table:table-cell table:style-name="ce5" table:formula="of:=1000*[.A21]/[.$P21]*1000" office:value-type="float" office:value="0.424537681230231" calcext:value-type="float">
            <text:p>0.4245376812</text:p>
          </table:table-cell>
          <table:table-cell table:style-name="ce7" table:formula="of:=[.B21]/[.$P21]" office:value-type="float" office:value="0.152401290745893" calcext:value-type="float">
            <text:p>0.1524012907</text:p>
          </table:table-cell>
          <table:table-cell table:style-name="ce3" table:formula="of:=[.C21]/[.$P21]*1000" office:value-type="float" office:value="0.438237503650051" calcext:value-type="float">
            <text:p>0.4382375037</text:p>
          </table:table-cell>
          <table:table-cell table:style-name="ce3" table:formula="of:=[.D21]/[.$P21]*1000" office:value-type="float" office:value="0.38235477327992" calcext:value-type="float">
            <text:p>0.3823547733</text:p>
          </table:table-cell>
          <table:table-cell table:style-name="ce3" table:formula="of:=[.E21]/[.$P21]*1000" office:value-type="float" office:value="0.547800443512205" calcext:value-type="float">
            <text:p>0.5478004435</text:p>
          </table:table-cell>
          <table:table-cell table:style-name="ce3" table:formula="of:=[.F21]/[.$P21]*1000" office:value-type="float" office:value="0.0673686272729919" calcext:value-type="float">
            <text:p>0.0673686273</text:p>
          </table:table-cell>
          <table:table-cell table:style-name="ce3" table:formula="of:=[.G21]/[.$P21]*1000" office:value-type="float" office:value="0.25622659548662" calcext:value-type="float">
            <text:p>0.2562265955</text:p>
          </table:table-cell>
          <table:table-cell table:style-name="ce3" table:formula="of:=[.H21]/[.$P21]*1000" office:value-type="float" office:value="0.032684982157173" calcext:value-type="float">
            <text:p>0.0326849822</text:p>
          </table:table-cell>
          <table:table-cell table:style-name="ce3" table:formula="of:=[.I21]/[.$P21]*1000" office:value-type="float" office:value="0.288608641924312" calcext:value-type="float">
            <text:p>0.2886086419</text:p>
          </table:table-cell>
          <table:table-cell table:style-name="ce3" table:formula="of:=[.J21]/[.$P21]*1000" office:value-type="float" office:value="0.248307499384424" calcext:value-type="float">
            <text:p>0.2483074994</text:p>
          </table:table-cell>
          <table:table-cell table:style-name="ce3" table:formula="of:=[.K21]/[.$P21]*1000" office:value-type="float" office:value="0.167926179182388" calcext:value-type="float">
            <text:p>0.1679261792</text:p>
          </table:table-cell>
          <table:table-cell table:style-name="ce3" table:formula="of:=[.L21]/[.$P21]*1000" office:value-type="float" office:value="0.203366094412017" calcext:value-type="float">
            <text:p>0.2033660944</text:p>
          </table:table-cell>
          <table:table-cell table:style-name="ce3" table:formula="of:=[.M21]/[.$P21]*1000" office:value-type="float" office:value="0.066901037080099" calcext:value-type="float">
            <text:p>0.0669010371</text:p>
          </table:table-cell>
          <table:table-cell table:style-name="ce3" table:formula="of:=[.N21]/[.$P21]*1000" office:value-type="float" office:value="0.0382347645380638" calcext:value-type="float">
            <text:p>0.0382347645</text:p>
          </table:table-cell>
          <table:table-cell table:style-name="ce3" table:formula="of:=[.O21]/[.$P21]*1000" office:value-type="float" office:value="2.67068130294397" calcext:value-type="float">
            <text:p>2.6706813029</text:p>
          </table:table-cell>
          <table:table-cell table:style-name="ce3" table:formula="of:=[.P21]/[.$P21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381" calcext:value-type="float">
            <text:p>0.5381</text:p>
          </table:table-cell>
          <table:table-cell office:value-type="float" office:value="219432.66443" calcext:value-type="float">
            <text:p>219432.66443</text:p>
          </table:table-cell>
          <table:table-cell office:value-type="float" office:value="462.08" calcext:value-type="float">
            <text:p>462.08</text:p>
          </table:table-cell>
          <table:table-cell office:value-type="float" office:value="395.69" calcext:value-type="float">
            <text:p>395.69</text:p>
          </table:table-cell>
          <table:table-cell office:value-type="float" office:value="640" calcext:value-type="float">
            <text:p>640</text:p>
          </table:table-cell>
          <table:table-cell office:value-type="float" office:value="117.71" calcext:value-type="float">
            <text:p>117.71</text:p>
          </table:table-cell>
          <table:table-cell office:value-type="float" office:value="262.68" calcext:value-type="float">
            <text:p>262.68</text:p>
          </table:table-cell>
          <table:table-cell office:value-type="float" office:value="50.41" calcext:value-type="float">
            <text:p>50.41</text:p>
          </table:table-cell>
          <table:table-cell office:value-type="float" office:value="366.21" calcext:value-type="float">
            <text:p>366.21</text:p>
          </table:table-cell>
          <table:table-cell office:value-type="float" office:value="278.51" calcext:value-type="float">
            <text:p>278.51</text:p>
          </table:table-cell>
          <table:table-cell office:value-type="float" office:value="212.47" calcext:value-type="float">
            <text:p>212.47</text:p>
          </table:table-cell>
          <table:table-cell office:value-type="float" office:value="235.01" calcext:value-type="float">
            <text:p>235.01</text:p>
          </table:table-cell>
          <table:table-cell office:value-type="float" office:value="66.352" calcext:value-type="float">
            <text:p>66.352</text:p>
          </table:table-cell>
          <table:table-cell office:value-type="float" office:value="54.59" calcext:value-type="float">
            <text:p>54.59</text:p>
          </table:table-cell>
          <table:table-cell office:value-type="float" office:value="3024" calcext:value-type="float">
            <text:p>3024</text:p>
          </table:table-cell>
          <table:table-cell office:value-type="float" office:value="1547471.76135" calcext:value-type="float">
            <text:p>1547471.76135</text:p>
          </table:table-cell>
          <table:table-cell table:style-name="ce5" table:formula="of:=1000*[.A22]/[.$P22]*1000" office:value-type="float" office:value="0.34772847779178" calcext:value-type="float">
            <text:p>0.3477284778</text:p>
          </table:table-cell>
          <table:table-cell table:style-name="ce7" table:formula="of:=[.B22]/[.$P22]" office:value-type="float" office:value="0.141800755212857" calcext:value-type="float">
            <text:p>0.1418007552</text:p>
          </table:table-cell>
          <table:table-cell table:style-name="ce3" table:formula="of:=[.C22]/[.$P22]*1000" office:value-type="float" office:value="0.298603187173435" calcext:value-type="float">
            <text:p>0.2986031872</text:p>
          </table:table-cell>
          <table:table-cell table:style-name="ce3" table:formula="of:=[.D22]/[.$P22]*1000" office:value-type="float" office:value="0.255700950339025" calcext:value-type="float">
            <text:p>0.2557009503</text:p>
          </table:table-cell>
          <table:table-cell table:style-name="ce3" table:formula="of:=[.E22]/[.$P22]*1000" office:value-type="float" office:value="0.413577821569855" calcext:value-type="float">
            <text:p>0.4135778216</text:p>
          </table:table-cell>
          <table:table-cell table:style-name="ce3" table:formula="of:=[.F22]/[.$P22]*1000" office:value-type="float" office:value="0.0760660084015432" calcext:value-type="float">
            <text:p>0.0760660084</text:p>
          </table:table-cell>
          <table:table-cell table:style-name="ce3" table:formula="of:=[.G22]/[.$P22]*1000" office:value-type="float" office:value="0.169747847140577" calcext:value-type="float">
            <text:p>0.1697478471</text:p>
          </table:table-cell>
          <table:table-cell table:style-name="ce3" table:formula="of:=[.H22]/[.$P22]*1000" office:value-type="float" office:value="0.0325757156020881" calcext:value-type="float">
            <text:p>0.0325757156</text:p>
          </table:table-cell>
          <table:table-cell table:style-name="ce3" table:formula="of:=[.I22]/[.$P22]*1000" office:value-type="float" office:value="0.236650521932964" calcext:value-type="float">
            <text:p>0.2366505219</text:p>
          </table:table-cell>
          <table:table-cell table:style-name="ce3" table:formula="of:=[.J22]/[.$P22]*1000" office:value-type="float" office:value="0.179977436070969" calcext:value-type="float">
            <text:p>0.1799774361</text:p>
          </table:table-cell>
          <table:table-cell table:style-name="ce3" table:formula="of:=[.K22]/[.$P22]*1000" office:value-type="float" office:value="0.13730137460773" calcext:value-type="float">
            <text:p>0.1373013746</text:p>
          </table:table-cell>
          <table:table-cell table:style-name="ce3" table:formula="of:=[.L22]/[.$P22]*1000" office:value-type="float" office:value="0.151867068511143" calcext:value-type="float">
            <text:p>0.1518670685</text:p>
          </table:table-cell>
          <table:table-cell table:style-name="ce3" table:formula="of:=[.M22]/[.$P22]*1000" office:value-type="float" office:value="0.0428776806512547" calcext:value-type="float">
            <text:p>0.0428776807</text:p>
          </table:table-cell>
          <table:table-cell table:style-name="ce3" table:formula="of:=[.N22]/[.$P22]*1000" office:value-type="float" office:value="0.0352768957492163" calcext:value-type="float">
            <text:p>0.0352768957</text:p>
          </table:table-cell>
          <table:table-cell table:style-name="ce3" table:formula="of:=[.O22]/[.$P22]*1000" office:value-type="float" office:value="1.95415520691757" calcext:value-type="float">
            <text:p>1.9541552069</text:p>
          </table:table-cell>
          <table:table-cell table:style-name="ce3" table:formula="of:=[.P22]/[.$P22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4894" calcext:value-type="float">
            <text:p>0.4894</text:p>
          </table:table-cell>
          <table:table-cell office:value-type="float" office:value="195560.100721" calcext:value-type="float">
            <text:p>195560.100721</text:p>
          </table:table-cell>
          <table:table-cell office:value-type="float" office:value="460.26" calcext:value-type="float">
            <text:p>460.26</text:p>
          </table:table-cell>
          <table:table-cell office:value-type="float" office:value="416.27" calcext:value-type="float">
            <text:p>416.27</text:p>
          </table:table-cell>
          <table:table-cell office:value-type="float" office:value="612.14" calcext:value-type="float">
            <text:p>612.14</text:p>
          </table:table-cell>
          <table:table-cell office:value-type="float" office:value="109.25" calcext:value-type="float">
            <text:p>109.25</text:p>
          </table:table-cell>
          <table:table-cell office:value-type="float" office:value="269.75" calcext:value-type="float">
            <text:p>269.75</text:p>
          </table:table-cell>
          <table:table-cell office:value-type="float" office:value="62.609" calcext:value-type="float">
            <text:p>62.609</text:p>
          </table:table-cell>
          <table:table-cell office:value-type="float" office:value="354.5" calcext:value-type="float">
            <text:p>354.5</text:p>
          </table:table-cell>
          <table:table-cell office:value-type="float" office:value="275.44" calcext:value-type="float">
            <text:p>275.44</text:p>
          </table:table-cell>
          <table:table-cell office:value-type="float" office:value="220.62" calcext:value-type="float">
            <text:p>220.62</text:p>
          </table:table-cell>
          <table:table-cell office:value-type="float" office:value="241.21" calcext:value-type="float">
            <text:p>241.21</text:p>
          </table:table-cell>
          <table:table-cell office:value-type="float" office:value="53.343" calcext:value-type="float">
            <text:p>53.343</text:p>
          </table:table-cell>
          <table:table-cell office:value-type="float" office:value="44.194" calcext:value-type="float">
            <text:p>44.194</text:p>
          </table:table-cell>
          <table:table-cell office:value-type="float" office:value="3010.3" calcext:value-type="float">
            <text:p>3010.3</text:p>
          </table:table-cell>
          <table:table-cell office:value-type="float" office:value="1245215.55016" calcext:value-type="float">
            <text:p>1245215.55016</text:p>
          </table:table-cell>
          <table:table-cell table:style-name="ce5" table:formula="of:=1000*[.A23]/[.$P23]*1000" office:value-type="float" office:value="0.393024324131767" calcext:value-type="float">
            <text:p>0.3930243241</text:p>
          </table:table-cell>
          <table:table-cell table:style-name="ce7" table:formula="of:=[.B23]/[.$P23]" office:value-type="float" office:value="0.157049195776484" calcext:value-type="float">
            <text:p>0.1570491958</text:p>
          </table:table-cell>
          <table:table-cell table:style-name="ce3" table:formula="of:=[.C23]/[.$P23]*1000" office:value-type="float" office:value="0.369622753217995" calcext:value-type="float">
            <text:p>0.3696227532</text:p>
          </table:table-cell>
          <table:table-cell table:style-name="ce3" table:formula="of:=[.D23]/[.$P23]*1000" office:value-type="float" office:value="0.33429553617967" calcext:value-type="float">
            <text:p>0.3342955362</text:p>
          </table:table-cell>
          <table:table-cell table:style-name="ce3" table:formula="of:=[.E23]/[.$P23]*1000" office:value-type="float" office:value="0.491593603951818" calcext:value-type="float">
            <text:p>0.491593604</text:p>
          </table:table-cell>
          <table:table-cell table:style-name="ce3" table:formula="of:=[.F23]/[.$P23]*1000" office:value-type="float" office:value="0.0877358140813149" calcext:value-type="float">
            <text:p>0.0877358141</text:p>
          </table:table-cell>
          <table:table-cell table:style-name="ce3" table:formula="of:=[.G23]/[.$P23]*1000" office:value-type="float" office:value="0.21662916108407" calcext:value-type="float">
            <text:p>0.2166291611</text:p>
          </table:table-cell>
          <table:table-cell table:style-name="ce3" table:formula="of:=[.H23]/[.$P23]*1000" office:value-type="float" office:value="0.0502796483644581" calcext:value-type="float">
            <text:p>0.0502796484</text:p>
          </table:table-cell>
          <table:table-cell table:style-name="ce3" table:formula="of:=[.I23]/[.$P23]*1000" office:value-type="float" office:value="0.284689666744404" calcext:value-type="float">
            <text:p>0.2846896667</text:p>
          </table:table-cell>
          <table:table-cell table:style-name="ce3" table:formula="of:=[.J23]/[.$P23]*1000" office:value-type="float" office:value="0.221198651080617" calcext:value-type="float">
            <text:p>0.2211986511</text:p>
          </table:table-cell>
          <table:table-cell table:style-name="ce3" table:formula="of:=[.K23]/[.$P23]*1000" office:value-type="float" office:value="0.177174144646405" calcext:value-type="float">
            <text:p>0.1771741446</text:p>
          </table:table-cell>
          <table:table-cell table:style-name="ce3" table:formula="of:=[.L23]/[.$P23]*1000" office:value-type="float" office:value="0.19370943445816" calcext:value-type="float">
            <text:p>0.1937094345</text:p>
          </table:table-cell>
          <table:table-cell table:style-name="ce3" table:formula="of:=[.M23]/[.$P23]*1000" office:value-type="float" office:value="0.0428383664122616" calcext:value-type="float">
            <text:p>0.0428383664</text:p>
          </table:table-cell>
          <table:table-cell table:style-name="ce3" table:formula="of:=[.N23]/[.$P23]*1000" office:value-type="float" office:value="0.035491044096198" calcext:value-type="float">
            <text:p>0.0354910441</text:p>
          </table:table-cell>
          <table:table-cell table:style-name="ce3" table:formula="of:=[.O23]/[.$P23]*1000" office:value-type="float" office:value="2.41749309957878" calcext:value-type="float">
            <text:p>2.4174930996</text:p>
          </table:table-cell>
          <table:table-cell table:style-name="ce3" table:formula="of:=[.P23]/[.$P23]*1000" office:value-type="float" office:value="1000" calcext:value-type="float">
            <text:p>1000</text:p>
          </table:table-cell>
          <table:table-cell table:number-columns-repeated="3"/>
          <table:table-cell table:style-name="ce12" table:number-columns-repeated="988"/>
          <table:table-cell/>
        </table:table-row>
        <table:table-row table:style-name="ro3">
          <table:table-cell table:style-name="ce1" office:value-type="float" office:value="0.4669" calcext:value-type="float">
            <text:p>0.4669</text:p>
          </table:table-cell>
          <table:table-cell office:value-type="float" office:value="204249.031988" calcext:value-type="float">
            <text:p>204249.031988</text:p>
          </table:table-cell>
          <table:table-cell office:value-type="float" office:value="417.57" calcext:value-type="float">
            <text:p>417.57</text:p>
          </table:table-cell>
          <table:table-cell office:value-type="float" office:value="344.17" calcext:value-type="float">
            <text:p>344.17</text:p>
          </table:table-cell>
          <table:table-cell office:value-type="float" office:value="506.5" calcext:value-type="float">
            <text:p>506.5</text:p>
          </table:table-cell>
          <table:table-cell office:value-type="float" office:value="98.248" calcext:value-type="float">
            <text:p>98.248</text:p>
          </table:table-cell>
          <table:table-cell office:value-type="float" office:value="236.52" calcext:value-type="float">
            <text:p>236.52</text:p>
          </table:table-cell>
          <table:table-cell office:value-type="float" office:value="55.987" calcext:value-type="float">
            <text:p>55.987</text:p>
          </table:table-cell>
          <table:table-cell office:value-type="float" office:value="339.83" calcext:value-type="float">
            <text:p>339.83</text:p>
          </table:table-cell>
          <table:table-cell office:value-type="float" office:value="230.78" calcext:value-type="float">
            <text:p>230.78</text:p>
          </table:table-cell>
          <table:table-cell office:value-type="float" office:value="180.14" calcext:value-type="float">
            <text:p>180.14</text:p>
          </table:table-cell>
          <table:table-cell office:value-type="float" office:value="198.15" calcext:value-type="float">
            <text:p>198.15</text:p>
          </table:table-cell>
          <table:table-cell office:value-type="float" office:value="64.583" calcext:value-type="float">
            <text:p>64.583</text:p>
          </table:table-cell>
          <table:table-cell office:value-type="float" office:value="47.039" calcext:value-type="float">
            <text:p>47.039</text:p>
          </table:table-cell>
          <table:table-cell office:value-type="float" office:value="2621.3" calcext:value-type="float">
            <text:p>2621.3</text:p>
          </table:table-cell>
          <table:table-cell office:value-type="float" office:value="1288340.84251" calcext:value-type="float">
            <text:p>1288340.84251</text:p>
          </table:table-cell>
          <table:table-cell table:style-name="ce5" table:formula="of:=1000*[.A24]/[.$P24]*1000" office:value-type="float" office:value="0.362404097265414" calcext:value-type="float">
            <text:p>0.3624040973</text:p>
          </table:table-cell>
          <table:table-cell table:style-name="ce7" table:formula="of:=[.B24]/[.$P24]" office:value-type="float" office:value="0.158536487588233" calcext:value-type="float">
            <text:p>0.1585364876</text:p>
          </table:table-cell>
          <table:table-cell table:style-name="ce3" table:formula="of:=[.C24]/[.$P24]*1000" office:value-type="float" office:value="0.324114540362217" calcext:value-type="float">
            <text:p>0.3241145404</text:p>
          </table:table-cell>
          <table:table-cell table:style-name="ce3" table:formula="of:=[.D24]/[.$P24]*1000" office:value-type="float" office:value="0.267142039314281" calcext:value-type="float">
            <text:p>0.2671420393</text:p>
          </table:table-cell>
          <table:table-cell table:style-name="ce3" table:formula="of:=[.E24]/[.$P24]*1000" office:value-type="float" office:value="0.393141304915255" calcext:value-type="float">
            <text:p>0.3931413049</text:p>
          </table:table-cell>
          <table:table-cell table:style-name="ce3" table:formula="of:=[.F24]/[.$P24]*1000" office:value-type="float" office:value="0.0762593226560986" calcext:value-type="float">
            <text:p>0.0762593227</text:p>
          </table:table-cell>
          <table:table-cell table:style-name="ce3" table:formula="of:=[.G24]/[.$P24]*1000" office:value-type="float" office:value="0.183584958417682" calcext:value-type="float">
            <text:p>0.1835849584</text:p>
          </table:table-cell>
          <table:table-cell table:style-name="ce3" table:formula="of:=[.H24]/[.$P24]*1000" office:value-type="float" office:value="0.0434566677952426" calcext:value-type="float">
            <text:p>0.0434566678</text:p>
          </table:table-cell>
          <table:table-cell table:style-name="ce3" table:formula="of:=[.I24]/[.$P24]*1000" office:value-type="float" office:value="0.263773365546596" calcext:value-type="float">
            <text:p>0.2637733655</text:p>
          </table:table-cell>
          <table:table-cell table:style-name="ce3" table:formula="of:=[.J24]/[.$P24]*1000" office:value-type="float" office:value="0.17912961569268" calcext:value-type="float">
            <text:p>0.1791296157</text:p>
          </table:table-cell>
          <table:table-cell table:style-name="ce3" table:formula="of:=[.K24]/[.$P24]*1000" office:value-type="float" office:value="0.139823247122278" calcext:value-type="float">
            <text:p>0.1398232471</text:p>
          </table:table-cell>
          <table:table-cell table:style-name="ce3" table:formula="of:=[.L24]/[.$P24]*1000" office:value-type="float" office:value="0.153802467066057" calcext:value-type="float">
            <text:p>0.1538024671</text:p>
          </table:table-cell>
          <table:table-cell table:style-name="ce3" table:formula="of:=[.M24]/[.$P24]*1000" office:value-type="float" office:value="0.0501288151931725" calcext:value-type="float">
            <text:p>0.0501288152</text:p>
          </table:table-cell>
          <table:table-cell table:style-name="ce3" table:formula="of:=[.N24]/[.$P24]*1000" office:value-type="float" office:value="0.0365113007737585" calcext:value-type="float">
            <text:p>0.0365113008</text:p>
          </table:table-cell>
          <table:table-cell table:style-name="ce3" table:formula="of:=[.O24]/[.$P24]*1000" office:value-type="float" office:value="2.0346323841547" calcext:value-type="float">
            <text:p>2.0346323842</text:p>
          </table:table-cell>
          <table:table-cell table:style-name="ce3" table:formula="of:=[.P24]/[.$P24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6819" calcext:value-type="float">
            <text:p>0.6819</text:p>
          </table:table-cell>
          <table:table-cell office:value-type="float" office:value="236980.621334" calcext:value-type="float">
            <text:p>236980.621334</text:p>
          </table:table-cell>
          <table:table-cell office:value-type="float" office:value="438.8" calcext:value-type="float">
            <text:p>438.8</text:p>
          </table:table-cell>
          <table:table-cell office:value-type="float" office:value="441.84" calcext:value-type="float">
            <text:p>441.84</text:p>
          </table:table-cell>
          <table:table-cell office:value-type="float" office:value="737.71" calcext:value-type="float">
            <text:p>737.71</text:p>
          </table:table-cell>
          <table:table-cell office:value-type="float" office:value="113.11" calcext:value-type="float">
            <text:p>113.11</text:p>
          </table:table-cell>
          <table:table-cell office:value-type="float" office:value="247.42" calcext:value-type="float">
            <text:p>247.42</text:p>
          </table:table-cell>
          <table:table-cell office:value-type="float" office:value="49.171" calcext:value-type="float">
            <text:p>49.171</text:p>
          </table:table-cell>
          <table:table-cell office:value-type="float" office:value="393.86" calcext:value-type="float">
            <text:p>393.86</text:p>
          </table:table-cell>
          <table:table-cell office:value-type="float" office:value="292.14" calcext:value-type="float">
            <text:p>292.14</text:p>
          </table:table-cell>
          <table:table-cell office:value-type="float" office:value="225.72" calcext:value-type="float">
            <text:p>225.72</text:p>
          </table:table-cell>
          <table:table-cell office:value-type="float" office:value="244.58" calcext:value-type="float">
            <text:p>244.58</text:p>
          </table:table-cell>
          <table:table-cell office:value-type="float" office:value="82.438" calcext:value-type="float">
            <text:p>82.438</text:p>
          </table:table-cell>
          <table:table-cell office:value-type="float" office:value="58.389" calcext:value-type="float">
            <text:p>58.389</text:p>
          </table:table-cell>
          <table:table-cell office:value-type="float" office:value="3212.1" calcext:value-type="float">
            <text:p>3212.1</text:p>
          </table:table-cell>
          <table:table-cell office:value-type="float" office:value="1618779.46279" calcext:value-type="float">
            <text:p>1618779.46279</text:p>
          </table:table-cell>
          <table:table-cell table:style-name="ce5" table:formula="of:=1000*[.A25]/[.$P25]*1000" office:value-type="float" office:value="0.421243298222187" calcext:value-type="float">
            <text:p>0.4212432982</text:p>
          </table:table-cell>
          <table:table-cell table:style-name="ce7" table:formula="of:=[.B25]/[.$P25]" office:value-type="float" office:value="0.146394630511039" calcext:value-type="float">
            <text:p>0.1463946305</text:p>
          </table:table-cell>
          <table:table-cell table:style-name="ce3" table:formula="of:=[.C25]/[.$P25]*1000" office:value-type="float" office:value="0.271068425370136" calcext:value-type="float">
            <text:p>0.2710684254</text:p>
          </table:table-cell>
          <table:table-cell table:style-name="ce3" table:formula="of:=[.D25]/[.$P25]*1000" office:value-type="float" office:value="0.272946383467504" calcext:value-type="float">
            <text:p>0.2729463835</text:p>
          </table:table-cell>
          <table:table-cell table:style-name="ce3" table:formula="of:=[.E25]/[.$P25]*1000" office:value-type="float" office:value="0.455719890792623" calcext:value-type="float">
            <text:p>0.4557198908</text:p>
          </table:table-cell>
          <table:table-cell table:style-name="ce3" table:formula="of:=[.F25]/[.$P25]*1000" office:value-type="float" office:value="0.069873631708332" calcext:value-type="float">
            <text:p>0.0698736317</text:p>
          </table:table-cell>
          <table:table-cell table:style-name="ce3" table:formula="of:=[.G25]/[.$P25]*1000" office:value-type="float" office:value="0.152843550148311" calcext:value-type="float">
            <text:p>0.1528435501</text:p>
          </table:table-cell>
          <table:table-cell table:style-name="ce3" table:formula="of:=[.H25]/[.$P25]*1000" office:value-type="float" office:value="0.0303753544755582" calcext:value-type="float">
            <text:p>0.0303753545</text:p>
          </table:table-cell>
          <table:table-cell table:style-name="ce3" table:formula="of:=[.I25]/[.$P25]*1000" office:value-type="float" office:value="0.24330676849654" calcext:value-type="float">
            <text:p>0.2433067685</text:p>
          </table:table-cell>
          <table:table-cell table:style-name="ce3" table:formula="of:=[.J25]/[.$P25]*1000" office:value-type="float" office:value="0.180469302159598" calcext:value-type="float">
            <text:p>0.1804693022</text:p>
          </table:table-cell>
          <table:table-cell table:style-name="ce3" table:formula="of:=[.K25]/[.$P25]*1000" office:value-type="float" office:value="0.139438388729597" calcext:value-type="float">
            <text:p>0.1394383887</text:p>
          </table:table-cell>
          <table:table-cell table:style-name="ce3" table:formula="of:=[.L25]/[.$P25]*1000" office:value-type="float" office:value="0.15108914192577" calcext:value-type="float">
            <text:p>0.1510891419</text:p>
          </table:table-cell>
          <table:table-cell table:style-name="ce3" table:formula="of:=[.M25]/[.$P25]*1000" office:value-type="float" office:value="0.0509260229048844" calcext:value-type="float">
            <text:p>0.0509260229</text:p>
          </table:table-cell>
          <table:table-cell table:style-name="ce3" table:formula="of:=[.N25]/[.$P25]*1000" office:value-type="float" office:value="0.0360697682063283" calcext:value-type="float">
            <text:p>0.0360697682</text:p>
          </table:table-cell>
          <table:table-cell table:style-name="ce3" table:formula="of:=[.O25]/[.$P25]*1000" office:value-type="float" office:value="1.98427276465682" calcext:value-type="float">
            <text:p>1.9842727647</text:p>
          </table:table-cell>
          <table:table-cell table:style-name="ce3" table:formula="of:=[.P25]/[.$P25]*1000" office:value-type="float" office:value="1000" calcext:value-type="float">
            <text:p>1000</text:p>
          </table:table-cell>
          <table:table-cell table:number-columns-repeated="3"/>
          <table:table-cell table:style-name="ce12" table:number-columns-repeated="988"/>
          <table:table-cell/>
        </table:table-row>
        <table:table-row table:style-name="ro3">
          <table:table-cell table:style-name="ce1" office:value-type="float" office:value="0.4915" calcext:value-type="float">
            <text:p>0.4915</text:p>
          </table:table-cell>
          <table:table-cell office:value-type="float" office:value="212536.536435" calcext:value-type="float">
            <text:p>212536.536435</text:p>
          </table:table-cell>
          <table:table-cell office:value-type="float" office:value="412.01" calcext:value-type="float">
            <text:p>412.01</text:p>
          </table:table-cell>
          <table:table-cell office:value-type="float" office:value="455.4" calcext:value-type="float">
            <text:p>455.4</text:p>
          </table:table-cell>
          <table:table-cell office:value-type="float" office:value="680.49" calcext:value-type="float">
            <text:p>680.49</text:p>
          </table:table-cell>
          <table:table-cell office:value-type="float" office:value="122.34" calcext:value-type="float">
            <text:p>122.34</text:p>
          </table:table-cell>
          <table:table-cell office:value-type="float" office:value="264.07" calcext:value-type="float">
            <text:p>264.07</text:p>
          </table:table-cell>
          <table:table-cell office:value-type="float" office:value="59.987" calcext:value-type="float">
            <text:p>59.987</text:p>
          </table:table-cell>
          <table:table-cell office:value-type="float" office:value="392.75" calcext:value-type="float">
            <text:p>392.75</text:p>
          </table:table-cell>
          <table:table-cell office:value-type="float" office:value="272.45" calcext:value-type="float">
            <text:p>272.45</text:p>
          </table:table-cell>
          <table:table-cell office:value-type="float" office:value="140.75" calcext:value-type="float">
            <text:p>140.75</text:p>
          </table:table-cell>
          <table:table-cell office:value-type="float" office:value="229.66" calcext:value-type="float">
            <text:p>229.66</text:p>
          </table:table-cell>
          <table:table-cell office:value-type="float" office:value="78.332" calcext:value-type="float">
            <text:p>78.332</text:p>
          </table:table-cell>
          <table:table-cell office:value-type="float" office:value="47.228" calcext:value-type="float">
            <text:p>47.228</text:p>
          </table:table-cell>
          <table:table-cell office:value-type="float" office:value="3033.1" calcext:value-type="float">
            <text:p>3033.1</text:p>
          </table:table-cell>
          <table:table-cell office:value-type="float" office:value="1482795.58683" calcext:value-type="float">
            <text:p>1482795.58683</text:p>
          </table:table-cell>
          <table:table-cell table:style-name="ce5" table:formula="of:=1000*[.A26]/[.$P26]*1000" office:value-type="float" office:value="0.331468480460449" calcext:value-type="float">
            <text:p>0.3314684805</text:p>
          </table:table-cell>
          <table:table-cell table:style-name="ce7" table:formula="of:=[.B26]/[.$P26]" office:value-type="float" office:value="0.143335020904245" calcext:value-type="float">
            <text:p>0.1433350209</text:p>
          </table:table-cell>
          <table:table-cell table:style-name="ce3" table:formula="of:=[.C26]/[.$P26]*1000" office:value-type="float" office:value="0.277860282064109" calcext:value-type="float">
            <text:p>0.2778602821</text:p>
          </table:table-cell>
          <table:table-cell table:style-name="ce3" table:formula="of:=[.D26]/[.$P26]*1000" office:value-type="float" office:value="0.307122575791838" calcext:value-type="float">
            <text:p>0.3071225758</text:p>
          </table:table-cell>
          <table:table-cell table:style-name="ce3" table:formula="of:=[.E26]/[.$P26]*1000" office:value-type="float" office:value="0.458923675012271" calcext:value-type="float">
            <text:p>0.458923675</text:p>
          </table:table-cell>
          <table:table-cell table:style-name="ce3" table:formula="of:=[.F26]/[.$P26]*1000" office:value-type="float" office:value="0.0825063151567271" calcext:value-type="float">
            <text:p>0.0825063152</text:p>
          </table:table-cell>
          <table:table-cell table:style-name="ce3" table:formula="of:=[.G26]/[.$P26]*1000" office:value-type="float" office:value="0.178089281048201" calcext:value-type="float">
            <text:p>0.178089281</text:p>
          </table:table-cell>
          <table:table-cell table:style-name="ce3" table:formula="of:=[.H26]/[.$P26]*1000" office:value-type="float" office:value="0.0404553402591678" calcext:value-type="float">
            <text:p>0.0404553403</text:p>
          </table:table-cell>
          <table:table-cell table:style-name="ce3" table:formula="of:=[.I26]/[.$P26]*1000" office:value-type="float" office:value="0.264871303562241" calcext:value-type="float">
            <text:p>0.2648713036</text:p>
          </table:table-cell>
          <table:table-cell table:style-name="ce3" table:formula="of:=[.J26]/[.$P26]*1000" office:value-type="float" office:value="0.183740768059917" calcext:value-type="float">
            <text:p>0.1837407681</text:p>
          </table:table-cell>
          <table:table-cell table:style-name="ce3" table:formula="of:=[.K26]/[.$P26]*1000" office:value-type="float" office:value="0.0949220521359272" calcext:value-type="float">
            <text:p>0.0949220521</text:p>
          </table:table-cell>
          <table:table-cell table:style-name="ce3" table:formula="of:=[.L26]/[.$P26]*1000" office:value-type="float" office:value="0.154883115407013" calcext:value-type="float">
            <text:p>0.1548831154</text:p>
          </table:table-cell>
          <table:table-cell table:style-name="ce3" table:formula="of:=[.M26]/[.$P26]*1000" office:value-type="float" office:value="0.0528272411219286" calcext:value-type="float">
            <text:p>0.0528272411</text:p>
          </table:table-cell>
          <table:table-cell table:style-name="ce3" table:formula="of:=[.N26]/[.$P26]*1000" office:value-type="float" office:value="0.0318506478030236" calcext:value-type="float">
            <text:p>0.0318506478</text:p>
          </table:table-cell>
          <table:table-cell table:style-name="ce3" table:formula="of:=[.O26]/[.$P26]*1000" office:value-type="float" office:value="2.04552807341727" calcext:value-type="float">
            <text:p>2.0455280734</text:p>
          </table:table-cell>
          <table:table-cell table:style-name="ce3" table:formula="of:=[.P26]/[.$P26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595" calcext:value-type="float">
            <text:p>0.5595</text:p>
          </table:table-cell>
          <table:table-cell office:value-type="float" office:value="222313.173987" calcext:value-type="float">
            <text:p>222313.173987</text:p>
          </table:table-cell>
          <table:table-cell office:value-type="float" office:value="593.03" calcext:value-type="float">
            <text:p>593.03</text:p>
          </table:table-cell>
          <table:table-cell office:value-type="float" office:value="508.1" calcext:value-type="float">
            <text:p>508.1</text:p>
          </table:table-cell>
          <table:table-cell office:value-type="float" office:value="734.54" calcext:value-type="float">
            <text:p>734.54</text:p>
          </table:table-cell>
          <table:table-cell office:value-type="float" office:value="117.17" calcext:value-type="float">
            <text:p>117.17</text:p>
          </table:table-cell>
          <table:table-cell office:value-type="float" office:value="320.28" calcext:value-type="float">
            <text:p>320.28</text:p>
          </table:table-cell>
          <table:table-cell office:value-type="float" office:value="74.089" calcext:value-type="float">
            <text:p>74.089</text:p>
          </table:table-cell>
          <table:table-cell office:value-type="float" office:value="413.11" calcext:value-type="float">
            <text:p>413.11</text:p>
          </table:table-cell>
          <table:table-cell office:value-type="float" office:value="326.78" calcext:value-type="float">
            <text:p>326.78</text:p>
          </table:table-cell>
          <table:table-cell office:value-type="float" office:value="212.92" calcext:value-type="float">
            <text:p>212.92</text:p>
          </table:table-cell>
          <table:table-cell office:value-type="float" office:value="272.92" calcext:value-type="float">
            <text:p>272.92</text:p>
          </table:table-cell>
          <table:table-cell office:value-type="float" office:value="85.082" calcext:value-type="float">
            <text:p>85.082</text:p>
          </table:table-cell>
          <table:table-cell office:value-type="float" office:value="68.951" calcext:value-type="float">
            <text:p>68.951</text:p>
          </table:table-cell>
          <table:table-cell office:value-type="float" office:value="3609.8" calcext:value-type="float">
            <text:p>3609.8</text:p>
          </table:table-cell>
          <table:table-cell office:value-type="float" office:value="1515753.47959" calcext:value-type="float">
            <text:p>1515753.47959</text:p>
          </table:table-cell>
          <table:table-cell table:style-name="ce5" table:formula="of:=1000*[.A27]/[.$P27]*1000" office:value-type="float" office:value="0.369123348574691" calcext:value-type="float">
            <text:p>0.3691233486</text:p>
          </table:table-cell>
          <table:table-cell table:style-name="ce7" table:formula="of:=[.B27]/[.$P27]" office:value-type="float" office:value="0.146668423975602" calcext:value-type="float">
            <text:p>0.146668424</text:p>
          </table:table-cell>
          <table:table-cell table:style-name="ce3" table:formula="of:=[.C27]/[.$P27]*1000" office:value-type="float" office:value="0.391244359973635" calcext:value-type="float">
            <text:p>0.39124436</text:p>
          </table:table-cell>
          <table:table-cell table:style-name="ce3" table:formula="of:=[.D27]/[.$P27]*1000" office:value-type="float" office:value="0.335212821109563" calcext:value-type="float">
            <text:p>0.3352128211</text:p>
          </table:table-cell>
          <table:table-cell table:style-name="ce3" table:formula="of:=[.E27]/[.$P27]*1000" office:value-type="float" office:value="0.484603868564885" calcext:value-type="float">
            <text:p>0.4846038686</text:p>
          </table:table-cell>
          <table:table-cell table:style-name="ce3" table:formula="of:=[.F27]/[.$P27]*1000" office:value-type="float" office:value="0.0773014883869464" calcext:value-type="float">
            <text:p>0.0773014884</text:p>
          </table:table-cell>
          <table:table-cell table:style-name="ce3" table:formula="of:=[.G27]/[.$P27]*1000" office:value-type="float" office:value="0.211300850905276" calcext:value-type="float">
            <text:p>0.2113008509</text:p>
          </table:table-cell>
          <table:table-cell table:style-name="ce3" table:formula="of:=[.H27]/[.$P27]*1000" office:value-type="float" office:value="0.0488793204156394" calcext:value-type="float">
            <text:p>0.0488793204</text:p>
          </table:table-cell>
          <table:table-cell table:style-name="ce3" table:formula="of:=[.I27]/[.$P27]*1000" office:value-type="float" office:value="0.272544319087919" calcext:value-type="float">
            <text:p>0.2725443191</text:p>
          </table:table-cell>
          <table:table-cell table:style-name="ce3" table:formula="of:=[.J27]/[.$P27]*1000" office:value-type="float" office:value="0.215589147180049" calcext:value-type="float">
            <text:p>0.2155891472</text:p>
          </table:table-cell>
          <table:table-cell table:style-name="ce3" table:formula="of:=[.K27]/[.$P27]*1000" office:value-type="float" office:value="0.140471391203795" calcext:value-type="float">
            <text:p>0.1404713912</text:p>
          </table:table-cell>
          <table:table-cell table:style-name="ce3" table:formula="of:=[.L27]/[.$P27]*1000" office:value-type="float" office:value="0.180055664509392" calcext:value-type="float">
            <text:p>0.1800556645</text:p>
          </table:table-cell>
          <table:table-cell table:style-name="ce3" table:formula="of:=[.M27]/[.$P27]*1000" office:value-type="float" office:value="0.0561318190231132" calcext:value-type="float">
            <text:p>0.056131819</text:p>
          </table:table-cell>
          <table:table-cell table:style-name="ce3" table:formula="of:=[.N27]/[.$P27]*1000" office:value-type="float" office:value="0.0454895871449035" calcext:value-type="float">
            <text:p>0.0454895871</text:p>
          </table:table-cell>
          <table:table-cell table:style-name="ce3" table:formula="of:=[.O27]/[.$P27]*1000" office:value-type="float" office:value="2.38152182964239" calcext:value-type="float">
            <text:p>2.3815218296</text:p>
          </table:table-cell>
          <table:table-cell table:style-name="ce3" table:formula="of:=[.P27]/[.$P27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6131" calcext:value-type="float">
            <text:p>0.6131</text:p>
          </table:table-cell>
          <table:table-cell office:value-type="float" office:value="214921.184331" calcext:value-type="float">
            <text:p>214921.184331</text:p>
          </table:table-cell>
          <table:table-cell office:value-type="float" office:value="434.48" calcext:value-type="float">
            <text:p>434.48</text:p>
          </table:table-cell>
          <table:table-cell office:value-type="float" office:value="469.05" calcext:value-type="float">
            <text:p>469.05</text:p>
          </table:table-cell>
          <table:table-cell office:value-type="float" office:value="757.22" calcext:value-type="float">
            <text:p>757.22</text:p>
          </table:table-cell>
          <table:table-cell office:value-type="float" office:value="97.481" calcext:value-type="float">
            <text:p>97.481</text:p>
          </table:table-cell>
          <table:table-cell office:value-type="float" office:value="292.85" calcext:value-type="float">
            <text:p>292.85</text:p>
          </table:table-cell>
          <table:table-cell office:value-type="float" office:value="53.254" calcext:value-type="float">
            <text:p>53.254</text:p>
          </table:table-cell>
          <table:table-cell office:value-type="float" office:value="376.07" calcext:value-type="float">
            <text:p>376.07</text:p>
          </table:table-cell>
          <table:table-cell office:value-type="float" office:value="315.48" calcext:value-type="float">
            <text:p>315.48</text:p>
          </table:table-cell>
          <table:table-cell office:value-type="float" office:value="226.97" calcext:value-type="float">
            <text:p>226.97</text:p>
          </table:table-cell>
          <table:table-cell office:value-type="float" office:value="259.56" calcext:value-type="float">
            <text:p>259.56</text:p>
          </table:table-cell>
          <table:table-cell office:value-type="float" office:value="75.125" calcext:value-type="float">
            <text:p>75.125</text:p>
          </table:table-cell>
          <table:table-cell office:value-type="float" office:value="65.643" calcext:value-type="float">
            <text:p>65.643</text:p>
          </table:table-cell>
          <table:table-cell office:value-type="float" office:value="3325.7" calcext:value-type="float">
            <text:p>3325.7</text:p>
          </table:table-cell>
          <table:table-cell office:value-type="float" office:value="1357425.49513" calcext:value-type="float">
            <text:p>1357425.49513</text:p>
          </table:table-cell>
          <table:table-cell table:style-name="ce5" table:formula="of:=1000*[.A28]/[.$P28]*1000" office:value-type="float" office:value="0.451663831421763" calcext:value-type="float">
            <text:p>0.4516638314</text:p>
          </table:table-cell>
          <table:table-cell table:style-name="ce7" table:formula="of:=[.B28]/[.$P28]" office:value-type="float" office:value="0.158330004189598" calcext:value-type="float">
            <text:p>0.1583300042</text:p>
          </table:table-cell>
          <table:table-cell table:style-name="ce3" table:formula="of:=[.C28]/[.$P28]*1000" office:value-type="float" office:value="0.320076498900877" calcext:value-type="float">
            <text:p>0.3200764989</text:p>
          </table:table-cell>
          <table:table-cell table:style-name="ce3" table:formula="of:=[.D28]/[.$P28]*1000" office:value-type="float" office:value="0.345543826665109" calcext:value-type="float">
            <text:p>0.3455438267</text:p>
          </table:table-cell>
          <table:table-cell table:style-name="ce3" table:formula="of:=[.E28]/[.$P28]*1000" office:value-type="float" office:value="0.557835404386214" calcext:value-type="float">
            <text:p>0.5578354044</text:p>
          </table:table-cell>
          <table:table-cell table:style-name="ce3" table:formula="of:=[.F28]/[.$P28]*1000" office:value-type="float" office:value="0.0718131494875631" calcext:value-type="float">
            <text:p>0.0718131495</text:p>
          </table:table-cell>
          <table:table-cell table:style-name="ce3" table:formula="of:=[.G28]/[.$P28]*1000" office:value-type="float" office:value="0.215739280756587" calcext:value-type="float">
            <text:p>0.2157392808</text:p>
          </table:table-cell>
          <table:table-cell table:style-name="ce3" table:formula="of:=[.H28]/[.$P28]*1000" office:value-type="float" office:value="0.0392316191135779" calcext:value-type="float">
            <text:p>0.0392316191</text:p>
          </table:table-cell>
          <table:table-cell table:style-name="ce3" table:formula="of:=[.I28]/[.$P28]*1000" office:value-type="float" office:value="0.277046512938807" calcext:value-type="float">
            <text:p>0.2770465129</text:p>
          </table:table-cell>
          <table:table-cell table:style-name="ce3" table:formula="of:=[.J28]/[.$P28]*1000" office:value-type="float" office:value="0.232410545648243" calcext:value-type="float">
            <text:p>0.2324105456</text:p>
          </table:table-cell>
          <table:table-cell table:style-name="ce3" table:formula="of:=[.K28]/[.$P28]*1000" office:value-type="float" office:value="0.167206230334036" calcext:value-type="float">
            <text:p>0.1672062303</text:p>
          </table:table-cell>
          <table:table-cell table:style-name="ce3" table:formula="of:=[.L28]/[.$P28]*1000" office:value-type="float" office:value="0.191214914506333" calcext:value-type="float">
            <text:p>0.1912149145</text:p>
          </table:table-cell>
          <table:table-cell table:style-name="ce3" table:formula="of:=[.M28]/[.$P28]*1000" office:value-type="float" office:value="0.0553437372949926" calcext:value-type="float">
            <text:p>0.0553437373</text:p>
          </table:table-cell>
          <table:table-cell table:style-name="ce3" table:formula="of:=[.N28]/[.$P28]*1000" office:value-type="float" office:value="0.0483584552047281" calcext:value-type="float">
            <text:p>0.0483584552</text:p>
          </table:table-cell>
          <table:table-cell table:style-name="ce3" table:formula="of:=[.O28]/[.$P28]*1000" office:value-type="float" office:value="2.45000555237214" calcext:value-type="float">
            <text:p>2.4500055524</text:p>
          </table:table-cell>
          <table:table-cell table:style-name="ce3" table:formula="of:=[.P28]/[.$P28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262" calcext:value-type="float">
            <text:p>0.5262</text:p>
          </table:table-cell>
          <table:table-cell office:value-type="float" office:value="190803.368344" calcext:value-type="float">
            <text:p>190803.368344</text:p>
          </table:table-cell>
          <table:table-cell office:value-type="float" office:value="379.92" calcext:value-type="float">
            <text:p>379.92</text:p>
          </table:table-cell>
          <table:table-cell office:value-type="float" office:value="347.46" calcext:value-type="float">
            <text:p>347.46</text:p>
          </table:table-cell>
          <table:table-cell office:value-type="float" office:value="520.67" calcext:value-type="float">
            <text:p>520.67</text:p>
          </table:table-cell>
          <table:table-cell office:value-type="float" office:value="81.856" calcext:value-type="float">
            <text:p>81.856</text:p>
          </table:table-cell>
          <table:table-cell office:value-type="float" office:value="233.41" calcext:value-type="float">
            <text:p>233.41</text:p>
          </table:table-cell>
          <table:table-cell office:value-type="float" office:value="53.384" calcext:value-type="float">
            <text:p>53.384</text:p>
          </table:table-cell>
          <table:table-cell office:value-type="float" office:value="317.41" calcext:value-type="float">
            <text:p>317.41</text:p>
          </table:table-cell>
          <table:table-cell office:value-type="float" office:value="242.3" calcext:value-type="float">
            <text:p>242.3</text:p>
          </table:table-cell>
          <table:table-cell office:value-type="float" office:value="154.13" calcext:value-type="float">
            <text:p>154.13</text:p>
          </table:table-cell>
          <table:table-cell office:value-type="float" office:value="206.73" calcext:value-type="float">
            <text:p>206.73</text:p>
          </table:table-cell>
          <table:table-cell office:value-type="float" office:value="61.569" calcext:value-type="float">
            <text:p>61.569</text:p>
          </table:table-cell>
          <table:table-cell office:value-type="float" office:value="41.82" calcext:value-type="float">
            <text:p>41.82</text:p>
          </table:table-cell>
          <table:table-cell office:value-type="float" office:value="2558.8" calcext:value-type="float">
            <text:p>2558.8</text:p>
          </table:table-cell>
          <table:table-cell office:value-type="float" office:value="1324743.24743" calcext:value-type="float">
            <text:p>1324743.24743</text:p>
          </table:table-cell>
          <table:table-cell table:style-name="ce5" table:formula="of:=1000*[.A29]/[.$P29]*1000" office:value-type="float" office:value="0.397209044862714" calcext:value-type="float">
            <text:p>0.3972090449</text:p>
          </table:table-cell>
          <table:table-cell table:style-name="ce7" table:formula="of:=[.B29]/[.$P29]" office:value-type="float" office:value="0.144030451722746" calcext:value-type="float">
            <text:p>0.1440304517</text:p>
          </table:table-cell>
          <table:table-cell table:style-name="ce3" table:formula="of:=[.C29]/[.$P29]*1000" office:value-type="float" office:value="0.286787647898598" calcext:value-type="float">
            <text:p>0.2867876479</text:p>
          </table:table-cell>
          <table:table-cell table:style-name="ce3" table:formula="of:=[.D29]/[.$P29]*1000" office:value-type="float" office:value="0.262284786636257" calcext:value-type="float">
            <text:p>0.2622847866</text:p>
          </table:table-cell>
          <table:table-cell table:style-name="ce3" table:formula="of:=[.E29]/[.$P29]*1000" office:value-type="float" office:value="0.393034651061705" calcext:value-type="float">
            <text:p>0.3930346511</text:p>
          </table:table-cell>
          <table:table-cell table:style-name="ce3" table:formula="of:=[.F29]/[.$P29]*1000" office:value-type="float" office:value="0.0617900866139914" calcext:value-type="float">
            <text:p>0.0617900866</text:p>
          </table:table-cell>
          <table:table-cell table:style-name="ce3" table:formula="of:=[.G29]/[.$P29]*1000" office:value-type="float" office:value="0.176192632385796" calcext:value-type="float">
            <text:p>0.1761926324</text:p>
          </table:table-cell>
          <table:table-cell table:style-name="ce3" table:formula="of:=[.H29]/[.$P29]*1000" office:value-type="float" office:value="0.04029762001321" calcext:value-type="float">
            <text:p>0.04029762</text:p>
          </table:table-cell>
          <table:table-cell table:style-name="ce3" table:formula="of:=[.I29]/[.$P29]*1000" office:value-type="float" office:value="0.239601145818841" calcext:value-type="float">
            <text:p>0.2396011458</text:p>
          </table:table-cell>
          <table:table-cell table:style-name="ce3" table:formula="of:=[.J29]/[.$P29]*1000" office:value-type="float" office:value="0.182903366724127" calcext:value-type="float">
            <text:p>0.1829033667</text:p>
          </table:table-cell>
          <table:table-cell table:style-name="ce3" table:formula="of:=[.K29]/[.$P29]*1000" office:value-type="float" office:value="0.116347073517085" calcext:value-type="float">
            <text:p>0.1163470735</text:p>
          </table:table-cell>
          <table:table-cell table:style-name="ce3" table:formula="of:=[.L29]/[.$P29]*1000" office:value-type="float" office:value="0.156052880738253" calcext:value-type="float">
            <text:p>0.1560528807</text:p>
          </table:table-cell>
          <table:table-cell table:style-name="ce3" table:formula="of:=[.M29]/[.$P29]*1000" office:value-type="float" office:value="0.0464761757566561" calcext:value-type="float">
            <text:p>0.0464761758</text:p>
          </table:table-cell>
          <table:table-cell table:style-name="ce3" table:formula="of:=[.N29]/[.$P29]*1000" office:value-type="float" office:value="0.0315683813305942" calcext:value-type="float">
            <text:p>0.0315683813</text:p>
          </table:table-cell>
          <table:table-cell table:style-name="ce3" table:formula="of:=[.O29]/[.$P29]*1000" office:value-type="float" office:value="1.93154409729136" calcext:value-type="float">
            <text:p>1.9315440973</text:p>
          </table:table-cell>
          <table:table-cell table:style-name="ce3" table:formula="of:=[.P29]/[.$P29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63" calcext:value-type="float">
            <text:p>0.63</text:p>
          </table:table-cell>
          <table:table-cell office:value-type="float" office:value="235451.579516" calcext:value-type="float">
            <text:p>235451.579516</text:p>
          </table:table-cell>
          <table:table-cell office:value-type="float" office:value="378.96" calcext:value-type="float">
            <text:p>378.96</text:p>
          </table:table-cell>
          <table:table-cell office:value-type="float" office:value="429.39" calcext:value-type="float">
            <text:p>429.39</text:p>
          </table:table-cell>
          <table:table-cell office:value-type="float" office:value="668.32" calcext:value-type="float">
            <text:p>668.32</text:p>
          </table:table-cell>
          <table:table-cell office:value-type="float" office:value="96.526" calcext:value-type="float">
            <text:p>96.526</text:p>
          </table:table-cell>
          <table:table-cell office:value-type="float" office:value="296.87" calcext:value-type="float">
            <text:p>296.87</text:p>
          </table:table-cell>
          <table:table-cell office:value-type="float" office:value="63.22" calcext:value-type="float">
            <text:p>63.22</text:p>
          </table:table-cell>
          <table:table-cell office:value-type="float" office:value="377.67" calcext:value-type="float">
            <text:p>377.67</text:p>
          </table:table-cell>
          <table:table-cell office:value-type="float" office:value="345.25" calcext:value-type="float">
            <text:p>345.25</text:p>
          </table:table-cell>
          <table:table-cell office:value-type="float" office:value="196.49" calcext:value-type="float">
            <text:p>196.49</text:p>
          </table:table-cell>
          <table:table-cell office:value-type="float" office:value="272.16" calcext:value-type="float">
            <text:p>272.16</text:p>
          </table:table-cell>
          <table:table-cell office:value-type="float" office:value="75.257" calcext:value-type="float">
            <text:p>75.257</text:p>
          </table:table-cell>
          <table:table-cell office:value-type="float" office:value="70.254" calcext:value-type="float">
            <text:p>70.254</text:p>
          </table:table-cell>
          <table:table-cell office:value-type="float" office:value="3173.8" calcext:value-type="float">
            <text:p>3173.8</text:p>
          </table:table-cell>
          <table:table-cell office:value-type="float" office:value="1561500.35464" calcext:value-type="float">
            <text:p>1561500.35464</text:p>
          </table:table-cell>
          <table:table-cell table:style-name="ce5" table:formula="of:=1000*[.A30]/[.$P30]*1000" office:value-type="float" office:value="0.403458121625112" calcext:value-type="float">
            <text:p>0.4034581216</text:p>
          </table:table-cell>
          <table:table-cell table:style-name="ce7" table:formula="of:=[.B30]/[.$P30]" office:value-type="float" office:value="0.150785479373319" calcext:value-type="float">
            <text:p>0.1507854794</text:p>
          </table:table-cell>
          <table:table-cell table:style-name="ce3" table:formula="of:=[.C30]/[.$P30]*1000" office:value-type="float" office:value="0.242689666303258" calcext:value-type="float">
            <text:p>0.2426896663</text:p>
          </table:table-cell>
          <table:table-cell table:style-name="ce3" table:formula="of:=[.D30]/[.$P30]*1000" office:value-type="float" office:value="0.274985528324772" calcext:value-type="float">
            <text:p>0.2749855283</text:p>
          </table:table-cell>
          <table:table-cell table:style-name="ce3" table:formula="of:=[.E30]/[.$P30]*1000" office:value-type="float" office:value="0.427998621975388" calcext:value-type="float">
            <text:p>0.427998622</text:p>
          </table:table-cell>
          <table:table-cell table:style-name="ce3" table:formula="of:=[.F30]/[.$P30]*1000" office:value-type="float" office:value="0.0618161883301357" calcext:value-type="float">
            <text:p>0.0618161883</text:p>
          </table:table-cell>
          <table:table-cell table:style-name="ce3" table:formula="of:=[.G30]/[.$P30]*1000" office:value-type="float" office:value="0.190118432645789" calcext:value-type="float">
            <text:p>0.1901184326</text:p>
          </table:table-cell>
          <table:table-cell table:style-name="ce3" table:formula="of:=[.H30]/[.$P30]*1000" office:value-type="float" office:value="0.0404867023002215" calcext:value-type="float">
            <text:p>0.0404867023</text:p>
          </table:table-cell>
          <table:table-cell table:style-name="ce3" table:formula="of:=[.I30]/[.$P30]*1000" office:value-type="float" office:value="0.241863537768501" calcext:value-type="float">
            <text:p>0.2418635378</text:p>
          </table:table-cell>
          <table:table-cell table:style-name="ce3" table:formula="of:=[.J30]/[.$P30]*1000" office:value-type="float" office:value="0.22110145474773" calcext:value-type="float">
            <text:p>0.2211014547</text:p>
          </table:table-cell>
          <table:table-cell table:style-name="ce3" table:formula="of:=[.K30]/[.$P30]*1000" office:value-type="float" office:value="0.125834105266854" calcext:value-type="float">
            <text:p>0.1258341053</text:p>
          </table:table-cell>
          <table:table-cell table:style-name="ce3" table:formula="of:=[.L30]/[.$P30]*1000" office:value-type="float" office:value="0.174293908542048" calcext:value-type="float">
            <text:p>0.1742939085</text:p>
          </table:table-cell>
          <table:table-cell table:style-name="ce3" table:formula="of:=[.M30]/[.$P30]*1000" office:value-type="float" office:value="0.0481953140621286" calcext:value-type="float">
            <text:p>0.0481953141</text:p>
          </table:table-cell>
          <table:table-cell table:style-name="ce3" table:formula="of:=[.N30]/[.$P30]*1000" office:value-type="float" office:value="0.0449913442486517" calcext:value-type="float">
            <text:p>0.0449913442</text:p>
          </table:table-cell>
          <table:table-cell table:style-name="ce3" table:formula="of:=[.O30]/[.$P30]*1000" office:value-type="float" office:value="2.03253235938695" calcext:value-type="float">
            <text:p>2.0325323594</text:p>
          </table:table-cell>
          <table:table-cell table:style-name="ce3" table:formula="of:=[.P30]/[.$P30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264" calcext:value-type="float">
            <text:p>0.5264</text:p>
          </table:table-cell>
          <table:table-cell office:value-type="float" office:value="198087.264019" calcext:value-type="float">
            <text:p>198087.264019</text:p>
          </table:table-cell>
          <table:table-cell office:value-type="float" office:value="476.36" calcext:value-type="float">
            <text:p>476.36</text:p>
          </table:table-cell>
          <table:table-cell office:value-type="float" office:value="447.91" calcext:value-type="float">
            <text:p>447.91</text:p>
          </table:table-cell>
          <table:table-cell office:value-type="float" office:value="682.94" calcext:value-type="float">
            <text:p>682.94</text:p>
          </table:table-cell>
          <table:table-cell office:value-type="float" office:value="125.65" calcext:value-type="float">
            <text:p>125.65</text:p>
          </table:table-cell>
          <table:table-cell office:value-type="float" office:value="284.98" calcext:value-type="float">
            <text:p>284.98</text:p>
          </table:table-cell>
          <table:table-cell office:value-type="float" office:value="50.179" calcext:value-type="float">
            <text:p>50.179</text:p>
          </table:table-cell>
          <table:table-cell office:value-type="float" office:value="382.89" calcext:value-type="float">
            <text:p>382.89</text:p>
          </table:table-cell>
          <table:table-cell office:value-type="float" office:value="299.43" calcext:value-type="float">
            <text:p>299.43</text:p>
          </table:table-cell>
          <table:table-cell office:value-type="float" office:value="222.99" calcext:value-type="float">
            <text:p>222.99</text:p>
          </table:table-cell>
          <table:table-cell office:value-type="float" office:value="258.65" calcext:value-type="float">
            <text:p>258.65</text:p>
          </table:table-cell>
          <table:table-cell office:value-type="float" office:value="61.898" calcext:value-type="float">
            <text:p>61.898</text:p>
          </table:table-cell>
          <table:table-cell office:value-type="float" office:value="54.866" calcext:value-type="float">
            <text:p>54.866</text:p>
          </table:table-cell>
          <table:table-cell office:value-type="float" office:value="3223.1" calcext:value-type="float">
            <text:p>3223.1</text:p>
          </table:table-cell>
          <table:table-cell office:value-type="float" office:value="1498044.34196" calcext:value-type="float">
            <text:p>1498044.34196</text:p>
          </table:table-cell>
          <table:table-cell table:style-name="ce5" table:formula="of:=1000*[.A31]/[.$P31]*1000" office:value-type="float" office:value="0.351391467699329" calcext:value-type="float">
            <text:p>0.3513914677</text:p>
          </table:table-cell>
          <table:table-cell table:style-name="ce7" table:formula="of:=[.B31]/[.$P31]" office:value-type="float" office:value="0.132230574536818" calcext:value-type="float">
            <text:p>0.1322305745</text:p>
          </table:table-cell>
          <table:table-cell table:style-name="ce3" table:formula="of:=[.C31]/[.$P31]*1000" office:value-type="float" office:value="0.317987917084446" calcext:value-type="float">
            <text:p>0.3179879171</text:p>
          </table:table-cell>
          <table:table-cell table:style-name="ce3" table:formula="of:=[.D31]/[.$P31]*1000" office:value-type="float" office:value="0.298996489926304" calcext:value-type="float">
            <text:p>0.2989964899</text:p>
          </table:table-cell>
          <table:table-cell table:style-name="ce3" table:formula="of:=[.E31]/[.$P31]*1000" office:value-type="float" office:value="0.455887706972986" calcext:value-type="float">
            <text:p>0.455887707</text:p>
          </table:table-cell>
          <table:table-cell table:style-name="ce3" table:formula="of:=[.F31]/[.$P31]*1000" office:value-type="float" office:value="0.0838760218776989" calcext:value-type="float">
            <text:p>0.0838760219</text:p>
          </table:table-cell>
          <table:table-cell table:style-name="ce3" table:formula="of:=[.G31]/[.$P31]*1000" office:value-type="float" office:value="0.190234689333121" calcext:value-type="float">
            <text:p>0.1902346893</text:p>
          </table:table-cell>
          <table:table-cell table:style-name="ce3" table:formula="of:=[.H31]/[.$P31]*1000" office:value-type="float" office:value="0.0334963382554799" calcext:value-type="float">
            <text:p>0.0334963383</text:p>
          </table:table-cell>
          <table:table-cell table:style-name="ce3" table:formula="of:=[.I31]/[.$P31]*1000" office:value-type="float" office:value="0.255593235310403" calcext:value-type="float">
            <text:p>0.2555932353</text:p>
          </table:table-cell>
          <table:table-cell table:style-name="ce3" table:formula="of:=[.J31]/[.$P31]*1000" office:value-type="float" office:value="0.199880598733302" calcext:value-type="float">
            <text:p>0.1998805987</text:p>
          </table:table-cell>
          <table:table-cell table:style-name="ce3" table:formula="of:=[.K31]/[.$P31]*1000" office:value-type="float" office:value="0.148854071774835" calcext:value-type="float">
            <text:p>0.1488540718</text:p>
          </table:table-cell>
          <table:table-cell table:style-name="ce3" table:formula="of:=[.L31]/[.$P31]*1000" office:value-type="float" office:value="0.172658440578327" calcext:value-type="float">
            <text:p>0.1726584406</text:p>
          </table:table-cell>
          <table:table-cell table:style-name="ce3" table:formula="of:=[.M31]/[.$P31]*1000" office:value-type="float" office:value="0.0413192041558759" calcext:value-type="float">
            <text:p>0.0413192042</text:p>
          </table:table-cell>
          <table:table-cell table:style-name="ce3" table:formula="of:=[.N31]/[.$P31]*1000" office:value-type="float" office:value="0.0366250840934487" calcext:value-type="float">
            <text:p>0.0366250841</text:p>
          </table:table-cell>
          <table:table-cell table:style-name="ce3" table:formula="of:=[.O31]/[.$P31]*1000" office:value-type="float" office:value="2.15153844897741" calcext:value-type="float">
            <text:p>2.151538449</text:p>
          </table:table-cell>
          <table:table-cell table:style-name="ce3" table:formula="of:=[.P31]/[.$P31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758" calcext:value-type="float">
            <text:p>0.5758</text:p>
          </table:table-cell>
          <table:table-cell office:value-type="float" office:value="222988.653919" calcext:value-type="float">
            <text:p>222988.653919</text:p>
          </table:table-cell>
          <table:table-cell office:value-type="float" office:value="416.34" calcext:value-type="float">
            <text:p>416.34</text:p>
          </table:table-cell>
          <table:table-cell office:value-type="float" office:value="363.42" calcext:value-type="float">
            <text:p>363.42</text:p>
          </table:table-cell>
          <table:table-cell office:value-type="float" office:value="589.54" calcext:value-type="float">
            <text:p>589.54</text:p>
          </table:table-cell>
          <table:table-cell office:value-type="float" office:value="112.92" calcext:value-type="float">
            <text:p>112.92</text:p>
          </table:table-cell>
          <table:table-cell office:value-type="float" office:value="237.67" calcext:value-type="float">
            <text:p>237.67</text:p>
          </table:table-cell>
          <table:table-cell office:value-type="float" office:value="79.187" calcext:value-type="float">
            <text:p>79.187</text:p>
          </table:table-cell>
          <table:table-cell office:value-type="float" office:value="353.77" calcext:value-type="float">
            <text:p>353.77</text:p>
          </table:table-cell>
          <table:table-cell office:value-type="float" office:value="265.29" calcext:value-type="float">
            <text:p>265.29</text:p>
          </table:table-cell>
          <table:table-cell office:value-type="float" office:value="223.61" calcext:value-type="float">
            <text:p>223.61</text:p>
          </table:table-cell>
          <table:table-cell office:value-type="float" office:value="235.47" calcext:value-type="float">
            <text:p>235.47</text:p>
          </table:table-cell>
          <table:table-cell office:value-type="float" office:value="74.046" calcext:value-type="float">
            <text:p>74.046</text:p>
          </table:table-cell>
          <table:table-cell office:value-type="float" office:value="49.051" calcext:value-type="float">
            <text:p>49.051</text:p>
          </table:table-cell>
          <table:table-cell office:value-type="float" office:value="2887.4" calcext:value-type="float">
            <text:p>2887.4</text:p>
          </table:table-cell>
          <table:table-cell office:value-type="float" office:value="1554868.30648" calcext:value-type="float">
            <text:p>1554868.30648</text:p>
          </table:table-cell>
          <table:table-cell table:style-name="ce5" table:formula="of:=1000*[.A32]/[.$P32]*1000" office:value-type="float" office:value="0.370320751667727" calcext:value-type="float">
            <text:p>0.3703207517</text:p>
          </table:table-cell>
          <table:table-cell table:style-name="ce7" table:formula="of:=[.B32]/[.$P32]" office:value-type="float" office:value="0.143413209330773" calcext:value-type="float">
            <text:p>0.1434132093</text:p>
          </table:table-cell>
          <table:table-cell table:style-name="ce3" table:formula="of:=[.C32]/[.$P32]*1000" office:value-type="float" office:value="0.267765442426783" calcext:value-type="float">
            <text:p>0.2677654424</text:p>
          </table:table-cell>
          <table:table-cell table:style-name="ce3" table:formula="of:=[.D32]/[.$P32]*1000" office:value-type="float" office:value="0.233730405646206" calcext:value-type="float">
            <text:p>0.2337304056</text:p>
          </table:table-cell>
          <table:table-cell table:style-name="ce3" table:formula="of:=[.E32]/[.$P32]*1000" office:value-type="float" office:value="0.379157512918013" calcext:value-type="float">
            <text:p>0.3791575129</text:p>
          </table:table-cell>
          <table:table-cell table:style-name="ce3" table:formula="of:=[.F32]/[.$P32]*1000" office:value-type="float" office:value="0.0726235138560608" calcext:value-type="float">
            <text:p>0.0726235139</text:p>
          </table:table-cell>
          <table:table-cell table:style-name="ce3" table:formula="of:=[.G32]/[.$P32]*1000" office:value-type="float" office:value="0.152855389108838" calcext:value-type="float">
            <text:p>0.1528553891</text:p>
          </table:table-cell>
          <table:table-cell table:style-name="ce3" table:formula="of:=[.H32]/[.$P32]*1000" office:value-type="float" office:value="0.0509284289029391" calcext:value-type="float">
            <text:p>0.0509284289</text:p>
          </table:table-cell>
          <table:table-cell table:style-name="ce3" table:formula="of:=[.I32]/[.$P32]*1000" office:value-type="float" office:value="0.227524092249899" calcext:value-type="float">
            <text:p>0.2275240922</text:p>
          </table:table-cell>
          <table:table-cell table:style-name="ce3" table:formula="of:=[.J32]/[.$P32]*1000" office:value-type="float" office:value="0.170618951389252" calcext:value-type="float">
            <text:p>0.1706189514</text:p>
          </table:table-cell>
          <table:table-cell table:style-name="ce3" table:formula="of:=[.K32]/[.$P32]*1000" office:value-type="float" office:value="0.143812822647483" calcext:value-type="float">
            <text:p>0.1438128226</text:p>
          </table:table-cell>
          <table:table-cell table:style-name="ce3" table:formula="of:=[.L32]/[.$P32]*1000" office:value-type="float" office:value="0.151440478282737" calcext:value-type="float">
            <text:p>0.1514404783</text:p>
          </table:table-cell>
          <table:table-cell table:style-name="ce3" table:formula="of:=[.M32]/[.$P32]*1000" office:value-type="float" office:value="0.0476220395588547" calcext:value-type="float">
            <text:p>0.0476220396</text:p>
          </table:table-cell>
          <table:table-cell table:style-name="ce3" table:formula="of:=[.N32]/[.$P32]*1000" office:value-type="float" office:value="0.0315467231504927" calcext:value-type="float">
            <text:p>0.0315467232</text:p>
          </table:table-cell>
          <table:table-cell table:style-name="ce3" table:formula="of:=[.O32]/[.$P32]*1000" office:value-type="float" office:value="1.8570061451292" calcext:value-type="float">
            <text:p>1.8570061451</text:p>
          </table:table-cell>
          <table:table-cell table:style-name="ce3" table:formula="of:=[.P32]/[.$P32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4982" calcext:value-type="float">
            <text:p>0.4982</text:p>
          </table:table-cell>
          <table:table-cell office:value-type="float" office:value="180159.558444" calcext:value-type="float">
            <text:p>180159.558444</text:p>
          </table:table-cell>
          <table:table-cell office:value-type="float" office:value="395.9" calcext:value-type="float">
            <text:p>395.9</text:p>
          </table:table-cell>
          <table:table-cell office:value-type="float" office:value="360.41" calcext:value-type="float">
            <text:p>360.41</text:p>
          </table:table-cell>
          <table:table-cell office:value-type="float" office:value="523.25" calcext:value-type="float">
            <text:p>523.25</text:p>
          </table:table-cell>
          <table:table-cell office:value-type="float" office:value="101.63" calcext:value-type="float">
            <text:p>101.63</text:p>
          </table:table-cell>
          <table:table-cell office:value-type="float" office:value="221.09" calcext:value-type="float">
            <text:p>221.09</text:p>
          </table:table-cell>
          <table:table-cell office:value-type="float" office:value="45.309" calcext:value-type="float">
            <text:p>45.309</text:p>
          </table:table-cell>
          <table:table-cell office:value-type="float" office:value="309.98" calcext:value-type="float">
            <text:p>309.98</text:p>
          </table:table-cell>
          <table:table-cell office:value-type="float" office:value="246.98" calcext:value-type="float">
            <text:p>246.98</text:p>
          </table:table-cell>
          <table:table-cell office:value-type="float" office:value="176.7" calcext:value-type="float">
            <text:p>176.7</text:p>
          </table:table-cell>
          <table:table-cell office:value-type="float" office:value="211.4" calcext:value-type="float">
            <text:p>211.4</text:p>
          </table:table-cell>
          <table:table-cell office:value-type="float" office:value="67.072" calcext:value-type="float">
            <text:p>67.072</text:p>
          </table:table-cell>
          <table:table-cell office:value-type="float" office:value="46.678" calcext:value-type="float">
            <text:p>46.678</text:p>
          </table:table-cell>
          <table:table-cell office:value-type="float" office:value="2604.8" calcext:value-type="float">
            <text:p>2604.8</text:p>
          </table:table-cell>
          <table:table-cell office:value-type="float" office:value="1189844.39214" calcext:value-type="float">
            <text:p>1189844.39214</text:p>
          </table:table-cell>
          <table:table-cell table:style-name="ce5" table:formula="of:=1000*[.A33]/[.$P33]*1000" office:value-type="float" office:value="0.418710213949876" calcext:value-type="float">
            <text:p>0.4187102139</text:p>
          </table:table-cell>
          <table:table-cell table:style-name="ce7" table:formula="of:=[.B33]/[.$P33]" office:value-type="float" office:value="0.151414386313132" calcext:value-type="float">
            <text:p>0.1514143863</text:p>
          </table:table-cell>
          <table:table-cell table:style-name="ce3" table:formula="of:=[.C33]/[.$P33]*1000" office:value-type="float" office:value="0.33273258471047" calcext:value-type="float">
            <text:p>0.3327325847</text:p>
          </table:table-cell>
          <table:table-cell table:style-name="ce3" table:formula="of:=[.D33]/[.$P33]*1000" office:value-type="float" office:value="0.302905154977268" calcext:value-type="float">
            <text:p>0.302905155</text:p>
          </table:table-cell>
          <table:table-cell table:style-name="ce3" table:formula="of:=[.E33]/[.$P33]*1000" office:value-type="float" office:value="0.439763387092077" calcext:value-type="float">
            <text:p>0.4397633871</text:p>
          </table:table-cell>
          <table:table-cell table:style-name="ce3" table:formula="of:=[.F33]/[.$P33]*1000" office:value-type="float" office:value="0.0854145303968807" calcext:value-type="float">
            <text:p>0.0854145304</text:p>
          </table:table-cell>
          <table:table-cell table:style-name="ce3" table:formula="of:=[.G33]/[.$P33]*1000" office:value-type="float" office:value="0.18581421357322" calcext:value-type="float">
            <text:p>0.1858142136</text:p>
          </table:table-cell>
          <table:table-cell table:style-name="ce3" table:formula="of:=[.H33]/[.$P33]*1000" office:value-type="float" office:value="0.0380797693373243" calcext:value-type="float">
            <text:p>0.0380797693</text:p>
          </table:table-cell>
          <table:table-cell table:style-name="ce3" table:formula="of:=[.I33]/[.$P33]*1000" office:value-type="float" office:value="0.260521461501772" calcext:value-type="float">
            <text:p>0.2605214615</text:p>
          </table:table-cell>
          <table:table-cell table:style-name="ce3" table:formula="of:=[.J33]/[.$P33]*1000" office:value-type="float" office:value="0.207573361383662" calcext:value-type="float">
            <text:p>0.2075733614</text:p>
          </table:table-cell>
          <table:table-cell table:style-name="ce3" table:formula="of:=[.K33]/[.$P33]*1000" office:value-type="float" office:value="0.148506814140793" calcext:value-type="float">
            <text:p>0.1485068141</text:p>
          </table:table-cell>
          <table:table-cell table:style-name="ce3" table:formula="of:=[.L33]/[.$P33]*1000" office:value-type="float" office:value="0.177670291507435" calcext:value-type="float">
            <text:p>0.1776702915</text:p>
          </table:table-cell>
          <table:table-cell table:style-name="ce3" table:formula="of:=[.M33]/[.$P33]*1000" office:value-type="float" office:value="0.0563703963670135" calcext:value-type="float">
            <text:p>0.0563703964</text:p>
          </table:table-cell>
          <table:table-cell table:style-name="ce3" table:formula="of:=[.N33]/[.$P33]*1000" office:value-type="float" office:value="0.0392303399573511" calcext:value-type="float">
            <text:p>0.03923034</text:p>
          </table:table-cell>
          <table:table-cell table:style-name="ce3" table:formula="of:=[.O33]/[.$P33]*1000" office:value-type="float" office:value="2.18919382837543" calcext:value-type="float">
            <text:p>2.1891938284</text:p>
          </table:table-cell>
          <table:table-cell table:style-name="ce3" table:formula="of:=[.P33]/[.$P33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4329" calcext:value-type="float">
            <text:p>0.4329</text:p>
          </table:table-cell>
          <table:table-cell office:value-type="float" office:value="200240.867235" calcext:value-type="float">
            <text:p>200240.867235</text:p>
          </table:table-cell>
          <table:table-cell office:value-type="float" office:value="471.74" calcext:value-type="float">
            <text:p>471.74</text:p>
          </table:table-cell>
          <table:table-cell office:value-type="float" office:value="416.84" calcext:value-type="float">
            <text:p>416.84</text:p>
          </table:table-cell>
          <table:table-cell office:value-type="float" office:value="642.67" calcext:value-type="float">
            <text:p>642.67</text:p>
          </table:table-cell>
          <table:table-cell office:value-type="float" office:value="122.74" calcext:value-type="float">
            <text:p>122.74</text:p>
          </table:table-cell>
          <table:table-cell office:value-type="float" office:value="227.53" calcext:value-type="float">
            <text:p>227.53</text:p>
          </table:table-cell>
          <table:table-cell office:value-type="float" office:value="33.796" calcext:value-type="float">
            <text:p>33.796</text:p>
          </table:table-cell>
          <table:table-cell office:value-type="float" office:value="363.59" calcext:value-type="float">
            <text:p>363.59</text:p>
          </table:table-cell>
          <table:table-cell office:value-type="float" office:value="296.72" calcext:value-type="float">
            <text:p>296.72</text:p>
          </table:table-cell>
          <table:table-cell office:value-type="float" office:value="160.84" calcext:value-type="float">
            <text:p>160.84</text:p>
          </table:table-cell>
          <table:table-cell office:value-type="float" office:value="254.11" calcext:value-type="float">
            <text:p>254.11</text:p>
          </table:table-cell>
          <table:table-cell office:value-type="float" office:value="35.697" calcext:value-type="float">
            <text:p>35.697</text:p>
          </table:table-cell>
          <table:table-cell office:value-type="float" office:value="44.151" calcext:value-type="float">
            <text:p>44.151</text:p>
          </table:table-cell>
          <table:table-cell office:value-type="float" office:value="2947.7" calcext:value-type="float">
            <text:p>2947.7</text:p>
          </table:table-cell>
          <table:table-cell office:value-type="float" office:value="1369639.38971" calcext:value-type="float">
            <text:p>1369639.38971</text:p>
          </table:table-cell>
          <table:table-cell table:style-name="ce5" table:formula="of:=1000*[.A34]/[.$P34]*1000" office:value-type="float" office:value="0.316068596779814" calcext:value-type="float">
            <text:p>0.3160685968</text:p>
          </table:table-cell>
          <table:table-cell table:style-name="ce7" table:formula="of:=[.B34]/[.$P34]" office:value-type="float" office:value="0.14619969952631" calcext:value-type="float">
            <text:p>0.1461996995</text:p>
          </table:table-cell>
          <table:table-cell table:style-name="ce3" table:formula="of:=[.C34]/[.$P34]*1000" office:value-type="float" office:value="0.344426426068166" calcext:value-type="float">
            <text:p>0.3444264261</text:p>
          </table:table-cell>
          <table:table-cell table:style-name="ce3" table:formula="of:=[.D34]/[.$P34]*1000" office:value-type="float" office:value="0.304342882609604" calcext:value-type="float">
            <text:p>0.3043428826</text:p>
          </table:table-cell>
          <table:table-cell table:style-name="ce3" table:formula="of:=[.E34]/[.$P34]*1000" office:value-type="float" office:value="0.469225698989334" calcext:value-type="float">
            <text:p>0.469225699</text:p>
          </table:table-cell>
          <table:table-cell table:style-name="ce3" table:formula="of:=[.F34]/[.$P34]*1000" office:value-type="float" office:value="0.0896148292186517" calcext:value-type="float">
            <text:p>0.0896148292</text:p>
          </table:table-cell>
          <table:table-cell table:style-name="ce3" table:formula="of:=[.G34]/[.$P34]*1000" office:value-type="float" office:value="0.166124019000487" calcext:value-type="float">
            <text:p>0.166124019</text:p>
          </table:table-cell>
          <table:table-cell table:style-name="ce3" table:formula="of:=[.H34]/[.$P34]*1000" office:value-type="float" office:value="0.0246751081006481" calcext:value-type="float">
            <text:p>0.0246751081</text:p>
          </table:table-cell>
          <table:table-cell table:style-name="ce3" table:formula="of:=[.I34]/[.$P34]*1000" office:value-type="float" office:value="0.265464035812364" calcext:value-type="float">
            <text:p>0.2654640358</text:p>
          </table:table-cell>
          <table:table-cell table:style-name="ce3" table:formula="of:=[.J34]/[.$P34]*1000" office:value-type="float" office:value="0.216640965665295" calcext:value-type="float">
            <text:p>0.2166409657</text:p>
          </table:table-cell>
          <table:table-cell table:style-name="ce3" table:formula="of:=[.K34]/[.$P34]*1000" office:value-type="float" office:value="0.117432370307381" calcext:value-type="float">
            <text:p>0.1174323703</text:p>
          </table:table-cell>
          <table:table-cell table:style-name="ce3" table:formula="of:=[.L34]/[.$P34]*1000" office:value-type="float" office:value="0.185530587035617" calcext:value-type="float">
            <text:p>0.185530587</text:p>
          </table:table-cell>
          <table:table-cell table:style-name="ce3" table:formula="of:=[.M34]/[.$P34]*1000" office:value-type="float" office:value="0.0260630646783299" calcext:value-type="float">
            <text:p>0.0260630647</text:p>
          </table:table-cell>
          <table:table-cell table:style-name="ce3" table:formula="of:=[.N34]/[.$P34]*1000" office:value-type="float" office:value="0.0322354922994353" calcext:value-type="float">
            <text:p>0.0322354923</text:p>
          </table:table-cell>
          <table:table-cell table:style-name="ce3" table:formula="of:=[.O34]/[.$P34]*1000" office:value-type="float" office:value="2.15217233247368" calcext:value-type="float">
            <text:p>2.1521723325</text:p>
          </table:table-cell>
          <table:table-cell table:style-name="ce3" table:formula="of:=[.P34]/[.$P34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469" calcext:value-type="float">
            <text:p>0.469</text:p>
          </table:table-cell>
          <table:table-cell office:value-type="float" office:value="194800.218792" calcext:value-type="float">
            <text:p>194800.218792</text:p>
          </table:table-cell>
          <table:table-cell office:value-type="float" office:value="427.59" calcext:value-type="float">
            <text:p>427.59</text:p>
          </table:table-cell>
          <table:table-cell office:value-type="float" office:value="373.64" calcext:value-type="float">
            <text:p>373.64</text:p>
          </table:table-cell>
          <table:table-cell office:value-type="float" office:value="605.76" calcext:value-type="float">
            <text:p>605.76</text:p>
          </table:table-cell>
          <table:table-cell office:value-type="float" office:value="128.51" calcext:value-type="float">
            <text:p>128.51</text:p>
          </table:table-cell>
          <table:table-cell office:value-type="float" office:value="221.99" calcext:value-type="float">
            <text:p>221.99</text:p>
          </table:table-cell>
          <table:table-cell office:value-type="float" office:value="54.267" calcext:value-type="float">
            <text:p>54.267</text:p>
          </table:table-cell>
          <table:table-cell office:value-type="float" office:value="356.69" calcext:value-type="float">
            <text:p>356.69</text:p>
          </table:table-cell>
          <table:table-cell office:value-type="float" office:value="243.53" calcext:value-type="float">
            <text:p>243.53</text:p>
          </table:table-cell>
          <table:table-cell office:value-type="float" office:value="182.5" calcext:value-type="float">
            <text:p>182.5</text:p>
          </table:table-cell>
          <table:table-cell office:value-type="float" office:value="212.68" calcext:value-type="float">
            <text:p>212.68</text:p>
          </table:table-cell>
          <table:table-cell office:value-type="float" office:value="38.895" calcext:value-type="float">
            <text:p>38.895</text:p>
          </table:table-cell>
          <table:table-cell office:value-type="float" office:value="44.454" calcext:value-type="float">
            <text:p>44.454</text:p>
          </table:table-cell>
          <table:table-cell office:value-type="float" office:value="2762" calcext:value-type="float">
            <text:p>2762</text:p>
          </table:table-cell>
          <table:table-cell office:value-type="float" office:value="1444080.97406" calcext:value-type="float">
            <text:p>1444080.97406</text:p>
          </table:table-cell>
          <table:table-cell table:style-name="ce5" table:formula="of:=1000*[.A35]/[.$P35]*1000" office:value-type="float" office:value="0.324774031667641" calcext:value-type="float">
            <text:p>0.3247740317</text:p>
          </table:table-cell>
          <table:table-cell table:style-name="ce7" table:formula="of:=[.B35]/[.$P35]" office:value-type="float" office:value="0.134895634172316" calcext:value-type="float">
            <text:p>0.1348956342</text:p>
          </table:table-cell>
          <table:table-cell table:style-name="ce3" table:formula="of:=[.C35]/[.$P35]*1000" office:value-type="float" office:value="0.296098354372636" calcext:value-type="float">
            <text:p>0.2960983544</text:p>
          </table:table-cell>
          <table:table-cell table:style-name="ce3" table:formula="of:=[.D35]/[.$P35]*1000" office:value-type="float" office:value="0.2587389535017" calcext:value-type="float">
            <text:p>0.2587389535</text:p>
          </table:table-cell>
          <table:table-cell table:style-name="ce3" table:formula="of:=[.E35]/[.$P35]*1000" office:value-type="float" office:value="0.419477862309147" calcext:value-type="float">
            <text:p>0.4194778623</text:p>
          </table:table-cell>
          <table:table-cell table:style-name="ce3" table:formula="of:=[.F35]/[.$P35]*1000" office:value-type="float" office:value="0.088990854604709" calcext:value-type="float">
            <text:p>0.0889908546</text:p>
          </table:table-cell>
          <table:table-cell table:style-name="ce3" table:formula="of:=[.G35]/[.$P35]*1000" office:value-type="float" office:value="0.153724066716204" calcext:value-type="float">
            <text:p>0.1537240667</text:p>
          </table:table-cell>
          <table:table-cell table:style-name="ce3" table:formula="of:=[.H35]/[.$P35]*1000" office:value-type="float" office:value="0.0375789176471383" calcext:value-type="float">
            <text:p>0.0375789176</text:p>
          </table:table-cell>
          <table:table-cell table:style-name="ce3" table:formula="of:=[.I35]/[.$P35]*1000" office:value-type="float" office:value="0.247001384553371" calcext:value-type="float">
            <text:p>0.2470013846</text:p>
          </table:table-cell>
          <table:table-cell table:style-name="ce3" table:formula="of:=[.J35]/[.$P35]*1000" office:value-type="float" office:value="0.168640127786824" calcext:value-type="float">
            <text:p>0.1686401278</text:p>
          </table:table-cell>
          <table:table-cell table:style-name="ce3" table:formula="of:=[.K35]/[.$P35]*1000" office:value-type="float" office:value="0.1263779547534" calcext:value-type="float">
            <text:p>0.1263779548</text:p>
          </table:table-cell>
          <table:table-cell table:style-name="ce3" table:formula="of:=[.L35]/[.$P35]*1000" office:value-type="float" office:value="0.147277059818921" calcext:value-type="float">
            <text:p>0.1472770598</text:p>
          </table:table-cell>
          <table:table-cell table:style-name="ce3" table:formula="of:=[.M35]/[.$P35]*1000" office:value-type="float" office:value="0.0269340852062109" calcext:value-type="float">
            <text:p>0.0269340852</text:p>
          </table:table-cell>
          <table:table-cell table:style-name="ce3" table:formula="of:=[.N35]/[.$P35]*1000" office:value-type="float" office:value="0.0307835923320966" calcext:value-type="float">
            <text:p>0.0307835923</text:p>
          </table:table-cell>
          <table:table-cell table:style-name="ce3" table:formula="of:=[.O35]/[.$P35]*1000" office:value-type="float" office:value="1.91263512892542" calcext:value-type="float">
            <text:p>1.9126351289</text:p>
          </table:table-cell>
          <table:table-cell table:style-name="ce3" table:formula="of:=[.P35]/[.$P35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819" calcext:value-type="float">
            <text:p>0.5819</text:p>
          </table:table-cell>
          <table:table-cell office:value-type="float" office:value="211771.27884" calcext:value-type="float">
            <text:p>211771.27884</text:p>
          </table:table-cell>
          <table:table-cell office:value-type="float" office:value="407.18" calcext:value-type="float">
            <text:p>407.18</text:p>
          </table:table-cell>
          <table:table-cell office:value-type="float" office:value="402.28" calcext:value-type="float">
            <text:p>402.28</text:p>
          </table:table-cell>
          <table:table-cell office:value-type="float" office:value="659.25" calcext:value-type="float">
            <text:p>659.25</text:p>
          </table:table-cell>
          <table:table-cell office:value-type="float" office:value="133.74" calcext:value-type="float">
            <text:p>133.74</text:p>
          </table:table-cell>
          <table:table-cell office:value-type="float" office:value="231.89" calcext:value-type="float">
            <text:p>231.89</text:p>
          </table:table-cell>
          <table:table-cell office:value-type="float" office:value="44.115" calcext:value-type="float">
            <text:p>44.115</text:p>
          </table:table-cell>
          <table:table-cell office:value-type="float" office:value="389.31" calcext:value-type="float">
            <text:p>389.31</text:p>
          </table:table-cell>
          <table:table-cell office:value-type="float" office:value="273.44" calcext:value-type="float">
            <text:p>273.44</text:p>
          </table:table-cell>
          <table:table-cell office:value-type="float" office:value="221.75" calcext:value-type="float">
            <text:p>221.75</text:p>
          </table:table-cell>
          <table:table-cell office:value-type="float" office:value="240.71" calcext:value-type="float">
            <text:p>240.71</text:p>
          </table:table-cell>
          <table:table-cell office:value-type="float" office:value="51.463" calcext:value-type="float">
            <text:p>51.463</text:p>
          </table:table-cell>
          <table:table-cell office:value-type="float" office:value="56.65" calcext:value-type="float">
            <text:p>56.65</text:p>
          </table:table-cell>
          <table:table-cell office:value-type="float" office:value="2978" calcext:value-type="float">
            <text:p>2978</text:p>
          </table:table-cell>
          <table:table-cell office:value-type="float" office:value="1231729.15419" calcext:value-type="float">
            <text:p>1231729.15419</text:p>
          </table:table-cell>
          <table:table-cell table:style-name="ce5" table:formula="of:=1000*[.A36]/[.$P36]*1000" office:value-type="float" office:value="0.472425287670214" calcext:value-type="float">
            <text:p>0.4724252877</text:p>
          </table:table-cell>
          <table:table-cell table:style-name="ce7" table:formula="of:=[.B36]/[.$P36]" office:value-type="float" office:value="0.171930069301042" calcext:value-type="float">
            <text:p>0.1719300693</text:p>
          </table:table-cell>
          <table:table-cell table:style-name="ce3" table:formula="of:=[.C36]/[.$P36]*1000" office:value-type="float" office:value="0.330575921349987" calcext:value-type="float">
            <text:p>0.3305759213</text:p>
          </table:table-cell>
          <table:table-cell table:style-name="ce3" table:formula="of:=[.D36]/[.$P36]*1000" office:value-type="float" office:value="0.326597774057353" calcext:value-type="float">
            <text:p>0.3265977741</text:p>
          </table:table-cell>
          <table:table-cell table:style-name="ce3" table:formula="of:=[.E36]/[.$P36]*1000" office:value-type="float" office:value="0.535223184218231" calcext:value-type="float">
            <text:p>0.5352231842</text:p>
          </table:table-cell>
          <table:table-cell table:style-name="ce3" table:formula="of:=[.F36]/[.$P36]*1000" office:value-type="float" office:value="0.108579065085091" calcext:value-type="float">
            <text:p>0.1085790651</text:p>
          </table:table-cell>
          <table:table-cell table:style-name="ce3" table:formula="of:=[.G36]/[.$P36]*1000" office:value-type="float" office:value="0.188263790956944" calcext:value-type="float">
            <text:p>0.188263791</text:p>
          </table:table-cell>
          <table:table-cell table:style-name="ce3" table:formula="of:=[.H36]/[.$P36]*1000" office:value-type="float" office:value="0.0358155036356272" calcext:value-type="float">
            <text:p>0.0358155036</text:p>
          </table:table-cell>
          <table:table-cell table:style-name="ce3" table:formula="of:=[.I36]/[.$P36]*1000" office:value-type="float" office:value="0.316067861733788" calcext:value-type="float">
            <text:p>0.3160678617</text:p>
          </table:table-cell>
          <table:table-cell table:style-name="ce3" table:formula="of:=[.J36]/[.$P36]*1000" office:value-type="float" office:value="0.221996856264897" calcext:value-type="float">
            <text:p>0.2219968563</text:p>
          </table:table-cell>
          <table:table-cell table:style-name="ce3" table:formula="of:=[.K36]/[.$P36]*1000" office:value-type="float" office:value="0.180031461661574" calcext:value-type="float">
            <text:p>0.1800314617</text:p>
          </table:table-cell>
          <table:table-cell table:style-name="ce3" table:formula="of:=[.L36]/[.$P36]*1000" office:value-type="float" office:value="0.195424456083687" calcext:value-type="float">
            <text:p>0.1954244561</text:p>
          </table:table-cell>
          <table:table-cell table:style-name="ce3" table:formula="of:=[.M36]/[.$P36]*1000" office:value-type="float" office:value="0.0417811008409902" calcext:value-type="float">
            <text:p>0.0417811008</text:p>
          </table:table-cell>
          <table:table-cell table:style-name="ce3" table:formula="of:=[.N36]/[.$P36]*1000" office:value-type="float" office:value="0.045992253903622" calcext:value-type="float">
            <text:p>0.0459922539</text:p>
          </table:table-cell>
          <table:table-cell table:style-name="ce3" table:formula="of:=[.O36]/[.$P36]*1000" office:value-type="float" office:value="2.41773931376851" calcext:value-type="float">
            <text:p>2.4177393138</text:p>
          </table:table-cell>
          <table:table-cell table:style-name="ce3" table:formula="of:=[.P36]/[.$P36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6157" calcext:value-type="float">
            <text:p>0.6157</text:p>
          </table:table-cell>
          <table:table-cell office:value-type="float" office:value="269155.781025" calcext:value-type="float">
            <text:p>269155.781025</text:p>
          </table:table-cell>
          <table:table-cell office:value-type="float" office:value="321" calcext:value-type="float">
            <text:p>321</text:p>
          </table:table-cell>
          <table:table-cell office:value-type="float" office:value="625.72" calcext:value-type="float">
            <text:p>625.72</text:p>
          </table:table-cell>
          <table:table-cell office:value-type="float" office:value="808.36" calcext:value-type="float">
            <text:p>808.36</text:p>
          </table:table-cell>
          <table:table-cell office:value-type="float" office:value="132.94" calcext:value-type="float">
            <text:p>132.94</text:p>
          </table:table-cell>
          <table:table-cell office:value-type="float" office:value="377.87" calcext:value-type="float">
            <text:p>377.87</text:p>
          </table:table-cell>
          <table:table-cell office:value-type="float" office:value="81.712" calcext:value-type="float">
            <text:p>81.712</text:p>
          </table:table-cell>
          <table:table-cell office:value-type="float" office:value="524.74" calcext:value-type="float">
            <text:p>524.74</text:p>
          </table:table-cell>
          <table:table-cell office:value-type="float" office:value="378.46" calcext:value-type="float">
            <text:p>378.46</text:p>
          </table:table-cell>
          <table:table-cell office:value-type="float" office:value="197.5" calcext:value-type="float">
            <text:p>197.5</text:p>
          </table:table-cell>
          <table:table-cell office:value-type="float" office:value="307.48" calcext:value-type="float">
            <text:p>307.48</text:p>
          </table:table-cell>
          <table:table-cell office:value-type="float" office:value="94.981" calcext:value-type="float">
            <text:p>94.981</text:p>
          </table:table-cell>
          <table:table-cell office:value-type="float" office:value="78.244" calcext:value-type="float">
            <text:p>78.244</text:p>
          </table:table-cell>
          <table:table-cell office:value-type="float" office:value="3796.1" calcext:value-type="float">
            <text:p>3796.1</text:p>
          </table:table-cell>
          <table:table-cell office:value-type="float" office:value="1819692.89026" calcext:value-type="float">
            <text:p>1819692.89026</text:p>
          </table:table-cell>
          <table:table-cell table:style-name="ce5" table:formula="of:=1000*[.A37]/[.$P37]*1000" office:value-type="float" office:value="0.338353797663092" calcext:value-type="float">
            <text:p>0.3383537977</text:p>
          </table:table-cell>
          <table:table-cell table:style-name="ce7" table:formula="of:=[.B37]/[.$P37]" office:value-type="float" office:value="0.147912750808485" calcext:value-type="float">
            <text:p>0.1479127508</text:p>
          </table:table-cell>
          <table:table-cell table:style-name="ce3" table:formula="of:=[.C37]/[.$P37]*1000" office:value-type="float" office:value="0.176403392967115" calcext:value-type="float">
            <text:p>0.176403393</text:p>
          </table:table-cell>
          <table:table-cell table:style-name="ce3" table:formula="of:=[.D37]/[.$P37]*1000" office:value-type="float" office:value="0.343860221331412" calcext:value-type="float">
            <text:p>0.3438602213</text:p>
          </table:table-cell>
          <table:table-cell table:style-name="ce3" table:formula="of:=[.E37]/[.$P37]*1000" office:value-type="float" office:value="0.444228806040178" calcext:value-type="float">
            <text:p>0.444228806</text:p>
          </table:table-cell>
          <table:table-cell table:style-name="ce3" table:formula="of:=[.F37]/[.$P37]*1000" office:value-type="float" office:value="0.0730562836792781" calcext:value-type="float">
            <text:p>0.0730562837</text:p>
          </table:table-cell>
          <table:table-cell table:style-name="ce3" table:formula="of:=[.G37]/[.$P37]*1000" office:value-type="float" office:value="0.207655919316149" calcext:value-type="float">
            <text:p>0.2076559193</text:p>
          </table:table-cell>
          <table:table-cell table:style-name="ce3" table:formula="of:=[.H37]/[.$P37]*1000" office:value-type="float" office:value="0.0449042805175355" calcext:value-type="float">
            <text:p>0.0449042805</text:p>
          </table:table-cell>
          <table:table-cell table:style-name="ce3" table:formula="of:=[.I37]/[.$P37]*1000" office:value-type="float" office:value="0.288367340889607" calcext:value-type="float">
            <text:p>0.2883673409</text:p>
          </table:table-cell>
          <table:table-cell table:style-name="ce3" table:formula="of:=[.J37]/[.$P37]*1000" office:value-type="float" office:value="0.207980149851509" calcext:value-type="float">
            <text:p>0.2079801499</text:p>
          </table:table-cell>
          <table:table-cell table:style-name="ce3" table:formula="of:=[.K37]/[.$P37]*1000" office:value-type="float" office:value="0.108534797853599" calcext:value-type="float">
            <text:p>0.1085347979</text:p>
          </table:table-cell>
          <table:table-cell table:style-name="ce3" table:formula="of:=[.L37]/[.$P37]*1000" office:value-type="float" office:value="0.168973567817846" calcext:value-type="float">
            <text:p>0.1689735678</text:p>
          </table:table-cell>
          <table:table-cell table:style-name="ce3" table:formula="of:=[.M37]/[.$P37]*1000" office:value-type="float" office:value="0.0521961703034565" calcext:value-type="float">
            <text:p>0.0521961703</text:p>
          </table:table-cell>
          <table:table-cell table:style-name="ce3" table:formula="of:=[.N37]/[.$P37]*1000" office:value-type="float" office:value="0.0429984644215543" calcext:value-type="float">
            <text:p>0.0429984644</text:p>
          </table:table-cell>
          <table:table-cell table:style-name="ce3" table:formula="of:=[.O37]/[.$P37]*1000" office:value-type="float" office:value="2.08612124623821" calcext:value-type="float">
            <text:p>2.0861212462</text:p>
          </table:table-cell>
          <table:table-cell table:style-name="ce3" table:formula="of:=[.P37]/[.$P37]*1000" office:value-type="float" office:value="1000" calcext:value-type="float">
            <text:p>1000</text:p>
          </table:table-cell>
          <table:table-cell table:number-columns-repeated="3"/>
          <table:table-cell table:style-name="ce12" table:number-columns-repeated="988"/>
          <table:table-cell/>
        </table:table-row>
        <table:table-row table:style-name="ro3">
          <table:table-cell table:style-name="ce1" office:value-type="float" office:value="0.5051" calcext:value-type="float">
            <text:p>0.5051</text:p>
          </table:table-cell>
          <table:table-cell office:value-type="float" office:value="195853.896917" calcext:value-type="float">
            <text:p>195853.896917</text:p>
          </table:table-cell>
          <table:table-cell office:value-type="float" office:value="375.75" calcext:value-type="float">
            <text:p>375.75</text:p>
          </table:table-cell>
          <table:table-cell office:value-type="float" office:value="414.04" calcext:value-type="float">
            <text:p>414.04</text:p>
          </table:table-cell>
          <table:table-cell office:value-type="float" office:value="549.23" calcext:value-type="float">
            <text:p>549.23</text:p>
          </table:table-cell>
          <table:table-cell office:value-type="float" office:value="121.19" calcext:value-type="float">
            <text:p>121.19</text:p>
          </table:table-cell>
          <table:table-cell office:value-type="float" office:value="298.9" calcext:value-type="float">
            <text:p>298.9</text:p>
          </table:table-cell>
          <table:table-cell office:value-type="float" office:value="49.026" calcext:value-type="float">
            <text:p>49.026</text:p>
          </table:table-cell>
          <table:table-cell office:value-type="float" office:value="352.81" calcext:value-type="float">
            <text:p>352.81</text:p>
          </table:table-cell>
          <table:table-cell office:value-type="float" office:value="240.71" calcext:value-type="float">
            <text:p>240.71</text:p>
          </table:table-cell>
          <table:table-cell office:value-type="float" office:value="159.79" calcext:value-type="float">
            <text:p>159.79</text:p>
          </table:table-cell>
          <table:table-cell office:value-type="float" office:value="207.8" calcext:value-type="float">
            <text:p>207.8</text:p>
          </table:table-cell>
          <table:table-cell office:value-type="float" office:value="82.003" calcext:value-type="float">
            <text:p>82.003</text:p>
          </table:table-cell>
          <table:table-cell office:value-type="float" office:value="49.695" calcext:value-type="float">
            <text:p>49.695</text:p>
          </table:table-cell>
          <table:table-cell office:value-type="float" office:value="2779.7" calcext:value-type="float">
            <text:p>2779.7</text:p>
          </table:table-cell>
          <table:table-cell office:value-type="float" office:value="1301442.11365" calcext:value-type="float">
            <text:p>1301442.11365</text:p>
          </table:table-cell>
          <table:table-cell table:style-name="ce5" table:formula="of:=1000*[.A38]/[.$P38]*1000" office:value-type="float" office:value="0.388107926355177" calcext:value-type="float">
            <text:p>0.3881079264</text:p>
          </table:table-cell>
          <table:table-cell table:style-name="ce7" table:formula="of:=[.B38]/[.$P38]" office:value-type="float" office:value="0.1504899025956" calcext:value-type="float">
            <text:p>0.1504899026</text:p>
          </table:table-cell>
          <table:table-cell table:style-name="ce3" table:formula="of:=[.C38]/[.$P38]*1000" office:value-type="float" office:value="0.288718181207598" calcext:value-type="float">
            <text:p>0.2887181812</text:p>
          </table:table-cell>
          <table:table-cell table:style-name="ce3" table:formula="of:=[.D38]/[.$P38]*1000" office:value-type="float" office:value="0.318139389879425" calcext:value-type="float">
            <text:p>0.3181393899</text:p>
          </table:table-cell>
          <table:table-cell table:style-name="ce3" table:formula="of:=[.E38]/[.$P38]*1000" office:value-type="float" office:value="0.422016464842712" calcext:value-type="float">
            <text:p>0.4220164648</text:p>
          </table:table-cell>
          <table:table-cell table:style-name="ce3" table:formula="of:=[.F38]/[.$P38]*1000" office:value-type="float" office:value="0.093119777459877" calcext:value-type="float">
            <text:p>0.0931197775</text:p>
          </table:table-cell>
          <table:table-cell table:style-name="ce3" table:formula="of:=[.G38]/[.$P38]*1000" office:value-type="float" office:value="0.229668301697807" calcext:value-type="float">
            <text:p>0.2296683017</text:p>
          </table:table-cell>
          <table:table-cell table:style-name="ce3" table:formula="of:=[.H38]/[.$P38]*1000" office:value-type="float" office:value="0.0376705191001562" calcext:value-type="float">
            <text:p>0.0376705191</text:p>
          </table:table-cell>
          <table:table-cell table:style-name="ce3" table:formula="of:=[.I38]/[.$P38]*1000" office:value-type="float" office:value="0.271091580869867" calcext:value-type="float">
            <text:p>0.2710915809</text:p>
          </table:table-cell>
          <table:table-cell table:style-name="ce3" table:formula="of:=[.J38]/[.$P38]*1000" office:value-type="float" office:value="0.184956363003276" calcext:value-type="float">
            <text:p>0.184956363</text:p>
          </table:table-cell>
          <table:table-cell table:style-name="ce3" table:formula="of:=[.K38]/[.$P38]*1000" office:value-type="float" office:value="0.122779183433565" calcext:value-type="float">
            <text:p>0.1227791834</text:p>
          </table:table-cell>
          <table:table-cell table:style-name="ce3" table:formula="of:=[.L38]/[.$P38]*1000" office:value-type="float" office:value="0.159669030086331" calcext:value-type="float">
            <text:p>0.1596690301</text:p>
          </table:table-cell>
          <table:table-cell table:style-name="ce3" table:formula="of:=[.M38]/[.$P38]*1000" office:value-type="float" office:value="0.0630093333694389" calcext:value-type="float">
            <text:p>0.0630093334</text:p>
          </table:table-cell>
          <table:table-cell table:style-name="ce3" table:formula="of:=[.N38]/[.$P38]*1000" office:value-type="float" office:value="0.0381845642451406" calcext:value-type="float">
            <text:p>0.0381845642</text:p>
          </table:table-cell>
          <table:table-cell table:style-name="ce3" table:formula="of:=[.O38]/[.$P38]*1000" office:value-type="float" office:value="2.13586141930209" calcext:value-type="float">
            <text:p>2.1358614193</text:p>
          </table:table-cell>
          <table:table-cell table:style-name="ce3" table:formula="of:=[.P38]/[.$P38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897" calcext:value-type="float">
            <text:p>0.5897</text:p>
          </table:table-cell>
          <table:table-cell office:value-type="float" office:value="219853.106527" calcext:value-type="float">
            <text:p>219853.106527</text:p>
          </table:table-cell>
          <table:table-cell office:value-type="float" office:value="528.25" calcext:value-type="float">
            <text:p>528.25</text:p>
          </table:table-cell>
          <table:table-cell office:value-type="float" office:value="473.37" calcext:value-type="float">
            <text:p>473.37</text:p>
          </table:table-cell>
          <table:table-cell office:value-type="float" office:value="717.26" calcext:value-type="float">
            <text:p>717.26</text:p>
          </table:table-cell>
          <table:table-cell office:value-type="float" office:value="101.64" calcext:value-type="float">
            <text:p>101.64</text:p>
          </table:table-cell>
          <table:table-cell office:value-type="float" office:value="278.13" calcext:value-type="float">
            <text:p>278.13</text:p>
          </table:table-cell>
          <table:table-cell office:value-type="float" office:value="57.834" calcext:value-type="float">
            <text:p>57.834</text:p>
          </table:table-cell>
          <table:table-cell office:value-type="float" office:value="399.41" calcext:value-type="float">
            <text:p>399.41</text:p>
          </table:table-cell>
          <table:table-cell office:value-type="float" office:value="315.76" calcext:value-type="float">
            <text:p>315.76</text:p>
          </table:table-cell>
          <table:table-cell office:value-type="float" office:value="248.63" calcext:value-type="float">
            <text:p>248.63</text:p>
          </table:table-cell>
          <table:table-cell office:value-type="float" office:value="271.51" calcext:value-type="float">
            <text:p>271.51</text:p>
          </table:table-cell>
          <table:table-cell office:value-type="float" office:value="84.877" calcext:value-type="float">
            <text:p>84.877</text:p>
          </table:table-cell>
          <table:table-cell office:value-type="float" office:value="56.334" calcext:value-type="float">
            <text:p>56.334</text:p>
          </table:table-cell>
          <table:table-cell office:value-type="float" office:value="3431.4" calcext:value-type="float">
            <text:p>3431.4</text:p>
          </table:table-cell>
          <table:table-cell office:value-type="float" office:value="1651668.87384" calcext:value-type="float">
            <text:p>1651668.87384</text:p>
          </table:table-cell>
          <table:table-cell table:style-name="ce5" table:formula="of:=1000*[.A39]/[.$P39]*1000" office:value-type="float" office:value="0.357032822583254" calcext:value-type="float">
            <text:p>0.3570328226</text:p>
          </table:table-cell>
          <table:table-cell table:style-name="ce7" table:formula="of:=[.B39]/[.$P39]" office:value-type="float" office:value="0.133109674710924" calcext:value-type="float">
            <text:p>0.1331096747</text:p>
          </table:table-cell>
          <table:table-cell table:style-name="ce3" table:formula="of:=[.C39]/[.$P39]*1000" office:value-type="float" office:value="0.319828028708842" calcext:value-type="float">
            <text:p>0.3198280287</text:p>
          </table:table-cell>
          <table:table-cell table:style-name="ce3" table:formula="of:=[.D39]/[.$P39]*1000" office:value-type="float" office:value="0.286601029720595" calcext:value-type="float">
            <text:p>0.2866010297</text:p>
          </table:table-cell>
          <table:table-cell table:style-name="ce3" table:formula="of:=[.E39]/[.$P39]*1000" office:value-type="float" office:value="0.434263799094565" calcext:value-type="float">
            <text:p>0.4342637991</text:p>
          </table:table-cell>
          <table:table-cell table:style-name="ce3" table:formula="of:=[.F39]/[.$P39]*1000" office:value-type="float" office:value="0.061537758330273" calcext:value-type="float">
            <text:p>0.0615377583</text:p>
          </table:table-cell>
          <table:table-cell table:style-name="ce3" table:formula="of:=[.G39]/[.$P39]*1000" office:value-type="float" office:value="0.168393316847686" calcext:value-type="float">
            <text:p>0.1683933168</text:p>
          </table:table-cell>
          <table:table-cell table:style-name="ce3" table:formula="of:=[.H39]/[.$P39]*1000" office:value-type="float" office:value="0.0350154930664404" calcext:value-type="float">
            <text:p>0.0350154931</text:p>
          </table:table-cell>
          <table:table-cell table:style-name="ce3" table:formula="of:=[.I39]/[.$P39]*1000" office:value-type="float" office:value="0.241822078460196" calcext:value-type="float">
            <text:p>0.2418220785</text:p>
          </table:table-cell>
          <table:table-cell table:style-name="ce3" table:formula="of:=[.J39]/[.$P39]*1000" office:value-type="float" office:value="0.191176333828876" calcext:value-type="float">
            <text:p>0.1911763338</text:p>
          </table:table-cell>
          <table:table-cell table:style-name="ce3" table:formula="of:=[.K39]/[.$P39]*1000" office:value-type="float" office:value="0.150532593995039" calcext:value-type="float">
            <text:p>0.150532594</text:p>
          </table:table-cell>
          <table:table-cell table:style-name="ce3" table:formula="of:=[.L39]/[.$P39]*1000" office:value-type="float" office:value="0.164385249549906" calcext:value-type="float">
            <text:p>0.1643852495</text:p>
          </table:table-cell>
          <table:table-cell table:style-name="ce3" table:formula="of:=[.M39]/[.$P39]*1000" office:value-type="float" office:value="0.0513886296123433" calcext:value-type="float">
            <text:p>0.0513886296</text:p>
          </table:table-cell>
          <table:table-cell table:style-name="ce3" table:formula="of:=[.N39]/[.$P39]*1000" office:value-type="float" office:value="0.0341073207180007" calcext:value-type="float">
            <text:p>0.0341073207</text:p>
          </table:table-cell>
          <table:table-cell table:style-name="ce3" table:formula="of:=[.O39]/[.$P39]*1000" office:value-type="float" office:value="2.07753506429062" calcext:value-type="float">
            <text:p>2.0775350643</text:p>
          </table:table-cell>
          <table:table-cell table:style-name="ce3" table:formula="of:=[.P39]/[.$P39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481" calcext:value-type="float">
            <text:p>0.481</text:p>
          </table:table-cell>
          <table:table-cell office:value-type="float" office:value="212361.79846" calcext:value-type="float">
            <text:p>212361.79846</text:p>
          </table:table-cell>
          <table:table-cell office:value-type="float" office:value="453.06" calcext:value-type="float">
            <text:p>453.06</text:p>
          </table:table-cell>
          <table:table-cell office:value-type="float" office:value="364.09" calcext:value-type="float">
            <text:p>364.09</text:p>
          </table:table-cell>
          <table:table-cell office:value-type="float" office:value="536.3" calcext:value-type="float">
            <text:p>536.3</text:p>
          </table:table-cell>
          <table:table-cell office:value-type="float" office:value="84.368" calcext:value-type="float">
            <text:p>84.368</text:p>
          </table:table-cell>
          <table:table-cell office:value-type="float" office:value="254.24" calcext:value-type="float">
            <text:p>254.24</text:p>
          </table:table-cell>
          <table:table-cell office:value-type="float" office:value="64.426" calcext:value-type="float">
            <text:p>64.426</text:p>
          </table:table-cell>
          <table:table-cell office:value-type="float" office:value="321.84" calcext:value-type="float">
            <text:p>321.84</text:p>
          </table:table-cell>
          <table:table-cell office:value-type="float" office:value="299.99" calcext:value-type="float">
            <text:p>299.99</text:p>
          </table:table-cell>
          <table:table-cell office:value-type="float" office:value="199.78" calcext:value-type="float">
            <text:p>199.78</text:p>
          </table:table-cell>
          <table:table-cell office:value-type="float" office:value="244.54" calcext:value-type="float">
            <text:p>244.54</text:p>
          </table:table-cell>
          <table:table-cell office:value-type="float" office:value="87.92" calcext:value-type="float">
            <text:p>87.92</text:p>
          </table:table-cell>
          <table:table-cell office:value-type="float" office:value="50.712" calcext:value-type="float">
            <text:p>50.712</text:p>
          </table:table-cell>
          <table:table-cell office:value-type="float" office:value="2876.9" calcext:value-type="float">
            <text:p>2876.9</text:p>
          </table:table-cell>
          <table:table-cell office:value-type="float" office:value="1600721.23772" calcext:value-type="float">
            <text:p>1600721.23772</text:p>
          </table:table-cell>
          <table:table-cell table:style-name="ce5" table:formula="of:=1000*[.A40]/[.$P40]*1000" office:value-type="float" office:value="0.300489547252535" calcext:value-type="float">
            <text:p>0.3004895473</text:p>
          </table:table-cell>
          <table:table-cell table:style-name="ce7" table:formula="of:=[.B40]/[.$P40]" office:value-type="float" office:value="0.132666321565446" calcext:value-type="float">
            <text:p>0.1326663216</text:p>
          </table:table-cell>
          <table:table-cell table:style-name="ce3" table:formula="of:=[.C40]/[.$P40]*1000" office:value-type="float" office:value="0.283034915339363" calcext:value-type="float">
            <text:p>0.2830349153</text:p>
          </table:table-cell>
          <table:table-cell table:style-name="ce3" table:formula="of:=[.D40]/[.$P40]*1000" office:value-type="float" office:value="0.227453719873546" calcext:value-type="float">
            <text:p>0.2274537199</text:p>
          </table:table-cell>
          <table:table-cell table:style-name="ce3" table:formula="of:=[.E40]/[.$P40]*1000" office:value-type="float" office:value="0.335036474410674" calcext:value-type="float">
            <text:p>0.3350364744</text:p>
          </table:table-cell>
          <table:table-cell table:style-name="ce3" table:formula="of:=[.F40]/[.$P40]*1000" office:value-type="float" office:value="0.0527062414191307" calcext:value-type="float">
            <text:p>0.0527062414</text:p>
          </table:table-cell>
          <table:table-cell table:style-name="ce3" table:formula="of:=[.G40]/[.$P40]*1000" office:value-type="float" office:value="0.158828404352359" calcext:value-type="float">
            <text:p>0.1588284044</text:p>
          </table:table-cell>
          <table:table-cell table:style-name="ce3" table:formula="of:=[.H40]/[.$P40]*1000" office:value-type="float" office:value="0.0402481072168229" calcext:value-type="float">
            <text:p>0.0402481072</text:p>
          </table:table-cell>
          <table:table-cell table:style-name="ce3" table:formula="of:=[.I40]/[.$P40]*1000" office:value-type="float" office:value="0.201059367750012" calcext:value-type="float">
            <text:p>0.2010593678</text:p>
          </table:table-cell>
          <table:table-cell table:style-name="ce3" table:formula="of:=[.J40]/[.$P40]*1000" office:value-type="float" office:value="0.187409270852989" calcext:value-type="float">
            <text:p>0.1874092709</text:p>
          </table:table-cell>
          <table:table-cell table:style-name="ce3" table:formula="of:=[.K40]/[.$P40]*1000" office:value-type="float" office:value="0.124806240644722" calcext:value-type="float">
            <text:p>0.1248062406</text:p>
          </table:table-cell>
          <table:table-cell table:style-name="ce3" table:formula="of:=[.L40]/[.$P40]*1000" office:value-type="float" office:value="0.152768635935831" calcext:value-type="float">
            <text:p>0.1527686359</text:p>
          </table:table-cell>
          <table:table-cell table:style-name="ce3" table:formula="of:=[.M40]/[.$P40]*1000" office:value-type="float" office:value="0.0549252411526879" calcext:value-type="float">
            <text:p>0.0549252412</text:p>
          </table:table-cell>
          <table:table-cell table:style-name="ce3" table:formula="of:=[.N40]/[.$P40]*1000" office:value-type="float" office:value="0.0316807191689616" calcext:value-type="float">
            <text:p>0.0316807192</text:p>
          </table:table-cell>
          <table:table-cell table:style-name="ce3" table:formula="of:=[.O40]/[.$P40]*1000" office:value-type="float" office:value="1.79725234613476" calcext:value-type="float">
            <text:p>1.7972523461</text:p>
          </table:table-cell>
          <table:table-cell table:style-name="ce3" table:formula="of:=[.P40]/[.$P40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style-name="ce1" office:value-type="float" office:value="0.5243" calcext:value-type="float">
            <text:p>0.5243</text:p>
          </table:table-cell>
          <table:table-cell office:value-type="float" office:value="226266.787255" calcext:value-type="float">
            <text:p>226266.787255</text:p>
          </table:table-cell>
          <table:table-cell office:value-type="float" office:value="372.37" calcext:value-type="float">
            <text:p>372.37</text:p>
          </table:table-cell>
          <table:table-cell office:value-type="float" office:value="423.01" calcext:value-type="float">
            <text:p>423.01</text:p>
          </table:table-cell>
          <table:table-cell office:value-type="float" office:value="691.32" calcext:value-type="float">
            <text:p>691.32</text:p>
          </table:table-cell>
          <table:table-cell office:value-type="float" office:value="126.84" calcext:value-type="float">
            <text:p>126.84</text:p>
          </table:table-cell>
          <table:table-cell office:value-type="float" office:value="278.73" calcext:value-type="float">
            <text:p>278.73</text:p>
          </table:table-cell>
          <table:table-cell office:value-type="float" office:value="60.199" calcext:value-type="float">
            <text:p>60.199</text:p>
          </table:table-cell>
          <table:table-cell office:value-type="float" office:value="406.04" calcext:value-type="float">
            <text:p>406.04</text:p>
          </table:table-cell>
          <table:table-cell office:value-type="float" office:value="262.35" calcext:value-type="float">
            <text:p>262.35</text:p>
          </table:table-cell>
          <table:table-cell office:value-type="float" office:value="174.9" calcext:value-type="float">
            <text:p>174.9</text:p>
          </table:table-cell>
          <table:table-cell office:value-type="float" office:value="223.47" calcext:value-type="float">
            <text:p>223.47</text:p>
          </table:table-cell>
          <table:table-cell office:value-type="float" office:value="26.54" calcext:value-type="float">
            <text:p>26.54</text:p>
          </table:table-cell>
          <table:table-cell office:value-type="float" office:value="57.23" calcext:value-type="float">
            <text:p>57.23</text:p>
          </table:table-cell>
          <table:table-cell office:value-type="float" office:value="2976.2" calcext:value-type="float">
            <text:p>2976.2</text:p>
          </table:table-cell>
          <table:table-cell office:value-type="float" office:value="1644009.42595" calcext:value-type="float">
            <text:p>1644009.42595</text:p>
          </table:table-cell>
          <table:table-cell table:style-name="ce5" table:formula="of:=1000*[.A41]/[.$P41]*1000" office:value-type="float" office:value="0.318915446422718" calcext:value-type="float">
            <text:p>0.3189154464</text:p>
          </table:table-cell>
          <table:table-cell table:style-name="ce7" table:formula="of:=[.B41]/[.$P41]" office:value-type="float" office:value="0.137631076612745" calcext:value-type="float">
            <text:p>0.1376310766</text:p>
          </table:table-cell>
          <table:table-cell table:style-name="ce3" table:formula="of:=[.C41]/[.$P41]*1000" office:value-type="float" office:value="0.226501134435299" calcext:value-type="float">
            <text:p>0.2265011344</text:p>
          </table:table-cell>
          <table:table-cell table:style-name="ce3" table:formula="of:=[.D41]/[.$P41]*1000" office:value-type="float" office:value="0.257303877534377" calcext:value-type="float">
            <text:p>0.2573038775</text:p>
          </table:table-cell>
          <table:table-cell table:style-name="ce3" table:formula="of:=[.E41]/[.$P41]*1000" office:value-type="float" office:value="0.420508537899968" calcext:value-type="float">
            <text:p>0.4205085379</text:p>
          </table:table-cell>
          <table:table-cell table:style-name="ce3" table:formula="of:=[.F41]/[.$P41]*1000" office:value-type="float" office:value="0.0771528423121448" calcext:value-type="float">
            <text:p>0.0771528423</text:p>
          </table:table-cell>
          <table:table-cell table:style-name="ce3" table:formula="of:=[.G41]/[.$P41]*1000" office:value-type="float" office:value="0.169542823538821" calcext:value-type="float">
            <text:p>0.1695428235</text:p>
          </table:table-cell>
          <table:table-cell table:style-name="ce3" table:formula="of:=[.H41]/[.$P41]*1000" office:value-type="float" office:value="0.0366171866473416" calcext:value-type="float">
            <text:p>0.0366171866</text:p>
          </table:table-cell>
          <table:table-cell table:style-name="ce3" table:formula="of:=[.I41]/[.$P41]*1000" office:value-type="float" office:value="0.246981552289682" calcext:value-type="float">
            <text:p>0.2469815523</text:p>
          </table:table-cell>
          <table:table-cell table:style-name="ce3" table:formula="of:=[.J41]/[.$P41]*1000" office:value-type="float" office:value="0.159579377015068" calcext:value-type="float">
            <text:p>0.159579377</text:p>
          </table:table-cell>
          <table:table-cell table:style-name="ce3" table:formula="of:=[.K41]/[.$P41]*1000" office:value-type="float" office:value="0.106386251343378" calcext:value-type="float">
            <text:p>0.1063862513</text:p>
          </table:table-cell>
          <table:table-cell table:style-name="ce3" table:formula="of:=[.L41]/[.$P41]*1000" office:value-type="float" office:value="0.13592987757407" calcext:value-type="float">
            <text:p>0.1359298776</text:p>
          </table:table-cell>
          <table:table-cell table:style-name="ce3" table:formula="of:=[.M41]/[.$P41]*1000" office:value-type="float" office:value="0.0161434597521627" calcext:value-type="float">
            <text:p>0.0161434598</text:p>
          </table:table-cell>
          <table:table-cell table:style-name="ce3" table:formula="of:=[.N41]/[.$P41]*1000" office:value-type="float" office:value="0.0348112359312839" calcext:value-type="float">
            <text:p>0.0348112359</text:p>
          </table:table-cell>
          <table:table-cell table:style-name="ce3" table:formula="of:=[.O41]/[.$P41]*1000" office:value-type="float" office:value="1.81033025299121" calcext:value-type="float">
            <text:p>1.810330253</text:p>
          </table:table-cell>
          <table:table-cell table:style-name="ce3" table:formula="of:=[.P41]/[.$P41]*1000" office:value-type="float" office:value="1000" calcext:value-type="float">
            <text:p>1000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8"/>
          <table:table-cell table:style-name="ce9"/>
          <table:table-cell table:number-columns-repeated="1005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VNORMED" table:style-name="ta1">
        <table:table-column table:style-name="co6" table:number-columns-repeated="7" table:default-cell-style-name="ce15"/>
        <table:table-column table:style-name="co10" table:default-cell-style-name="ce15"/>
        <table:table-column table:style-name="co11" table:default-cell-style-name="ce15"/>
        <table:table-column table:style-name="co6" table:number-columns-repeated="1015" table:default-cell-style-name="ce15"/>
        <table:table-row table:style-name="ro3">
          <table:table-cell table:style-name="ce13" office:value-type="string" calcext:value-type="string">
            <text:p>leftCh4p</text:p>
          </table:table-cell>
          <table:table-cell table:style-name="ce16" office:value-type="string" calcext:value-type="string">
            <text:p>lhCortexVol</text:p>
          </table:table-cell>
          <table:table-cell table:style-name="ce19" office:value-type="string" calcext:value-type="string">
            <text:p>left_Hippocampal_tail</text:p>
          </table:table-cell>
          <table:table-cell table:style-name="ce19" office:value-type="string" calcext:value-type="string">
            <text:p>left_subiculum</text:p>
          </table:table-cell>
          <table:table-cell table:style-name="ce19" office:value-type="string" calcext:value-type="string">
            <text:p>left_CA1</text:p>
          </table:table-cell>
          <table:table-cell table:style-name="ce19" office:value-type="string" calcext:value-type="string">
            <text:p>left_hippocampal_fissure</text:p>
          </table:table-cell>
          <table:table-cell table:style-name="ce19" office:value-type="string" calcext:value-type="string">
            <text:p>left_presubiculum</text:p>
          </table:table-cell>
          <table:table-cell table:style-name="ce19" office:value-type="string" calcext:value-type="string">
            <text:p>left_parasubiculum</text:p>
          </table:table-cell>
          <table:table-cell table:style-name="ce19" office:value-type="string" calcext:value-type="string">
            <text:p>left_molecular_layer_HP</text:p>
          </table:table-cell>
          <table:table-cell table:style-name="ce19" office:value-type="string" calcext:value-type="string">
            <text:p>left_GC_ML_DG</text:p>
          </table:table-cell>
          <table:table-cell table:style-name="ce19" office:value-type="string" calcext:value-type="string">
            <text:p>left_CA3</text:p>
          </table:table-cell>
          <table:table-cell table:style-name="ce19" office:value-type="string" calcext:value-type="string">
            <text:p>left_CA4</text:p>
          </table:table-cell>
          <table:table-cell table:style-name="ce19" office:value-type="string" calcext:value-type="string">
            <text:p>left_fimbria</text:p>
          </table:table-cell>
          <table:table-cell table:style-name="ce19" office:value-type="string" calcext:value-type="string">
            <text:p>left_HATA</text:p>
          </table:table-cell>
          <table:table-cell table:style-name="ce16" office:value-type="string" calcext:value-type="string">
            <text:p>left_Whole_hippocampus</text:p>
          </table:table-cell>
          <table:table-cell table:style-name="ce16" table:number-columns-repeated="2"/>
          <table:table-cell table:number-columns-repeated="1007"/>
        </table:table-row>
        <table:table-row table:style-name="ro2">
          <table:table-cell table:style-name="ce14" office:value-type="float" office:value="0.34514338546186" calcext:value-type="float">
            <text:p>0.3451433855</text:p>
          </table:table-cell>
          <table:table-cell table:style-name="ce17" office:value-type="float" office:value="0.133657879693505" calcext:value-type="float">
            <text:p>0.1336578797</text:p>
          </table:table-cell>
          <table:table-cell table:style-name="ce16" office:value-type="float" office:value="0.289600577936916" calcext:value-type="float">
            <text:p>0.2896005779</text:p>
          </table:table-cell>
          <table:table-cell table:style-name="ce16" office:value-type="float" office:value="0.281773352132705" calcext:value-type="float">
            <text:p>0.2817733521</text:p>
          </table:table-cell>
          <table:table-cell table:style-name="ce16" office:value-type="float" office:value="0.456920236037315" calcext:value-type="float">
            <text:p>0.456920236</text:p>
          </table:table-cell>
          <table:table-cell table:style-name="ce16" office:value-type="float" office:value="0.0973828872783611" calcext:value-type="float">
            <text:p>0.0973828873</text:p>
          </table:table-cell>
          <table:table-cell table:style-name="ce16" office:value-type="float" office:value="0.162162498934162" calcext:value-type="float">
            <text:p>0.1621624989</text:p>
          </table:table-cell>
          <table:table-cell table:style-name="ce16" office:value-type="float" office:value="0.0263957095302169" calcext:value-type="float">
            <text:p>0.0263957095</text:p>
          </table:table-cell>
          <table:table-cell table:style-name="ce16" office:value-type="float" office:value="0.240780374739051" calcext:value-type="float">
            <text:p>0.2407803747</text:p>
          </table:table-cell>
          <table:table-cell table:style-name="ce16" office:value-type="float" office:value="0.182160891443448" calcext:value-type="float">
            <text:p>0.1821608914</text:p>
          </table:table-cell>
          <table:table-cell table:style-name="ce16" office:value-type="float" office:value="0.120383410550648" calcext:value-type="float">
            <text:p>0.1203834106</text:p>
          </table:table-cell>
          <table:table-cell table:style-name="ce16" office:value-type="float" office:value="0.157710128931247" calcext:value-type="float">
            <text:p>0.1577101289</text:p>
          </table:table-cell>
          <table:table-cell table:style-name="ce16" office:value-type="float" office:value="0.0375367997658206" calcext:value-type="float">
            <text:p>0.0375367998</text:p>
          </table:table-cell>
          <table:table-cell table:style-name="ce16" office:value-type="float" office:value="0.0315677776979862" calcext:value-type="float">
            <text:p>0.0315677777</text:p>
          </table:table-cell>
          <table:table-cell table:style-name="ce16" office:value-type="float" office:value="1.98703106324901" calcext:value-type="float">
            <text:p>1.9870310632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5" office:value-type="float" office:value="0.288472739443781" calcext:value-type="float">
            <text:p>0.2884727394</text:p>
          </table:table-cell>
          <table:table-cell table:style-name="ce18" office:value-type="float" office:value="0.140342117743169" calcext:value-type="float">
            <text:p>0.1403421177</text:p>
          </table:table-cell>
          <table:table-cell table:style-name="ce20" office:value-type="float" office:value="0.316464112784541" calcext:value-type="float">
            <text:p>0.3164641128</text:p>
          </table:table-cell>
          <table:table-cell table:style-name="ce20" office:value-type="float" office:value="0.253497217177491" calcext:value-type="float">
            <text:p>0.2534972172</text:p>
          </table:table-cell>
          <table:table-cell table:style-name="ce20" office:value-type="float" office:value="0.401321522229753" calcext:value-type="float">
            <text:p>0.4013215222</text:p>
          </table:table-cell>
          <table:table-cell table:style-name="ce20" office:value-type="float" office:value="0.102146601638318" calcext:value-type="float">
            <text:p>0.1021466016</text:p>
          </table:table-cell>
          <table:table-cell table:style-name="ce20" office:value-type="float" office:value="0.163052488591853" calcext:value-type="float">
            <text:p>0.1630524886</text:p>
          </table:table-cell>
          <table:table-cell table:style-name="ce20" office:value-type="float" office:value="0.0324845091495179" calcext:value-type="float">
            <text:p>0.0324845091</text:p>
          </table:table-cell>
          <table:table-cell table:style-name="ce20" office:value-type="float" office:value="0.238166325565465" calcext:value-type="float">
            <text:p>0.2381663256</text:p>
          </table:table-cell>
          <table:table-cell table:style-name="ce20" office:value-type="float" office:value="0.173241129377335" calcext:value-type="float">
            <text:p>0.1732411294</text:p>
          </table:table-cell>
          <table:table-cell table:style-name="ce20" office:value-type="float" office:value="0.137991718917886" calcext:value-type="float">
            <text:p>0.1379917189</text:p>
          </table:table-cell>
          <table:table-cell table:style-name="ce20" office:value-type="float" office:value="0.153603345927898" calcext:value-type="float">
            <text:p>0.1536033459</text:p>
          </table:table-cell>
          <table:table-cell table:style-name="ce20" office:value-type="float" office:value="0.0193262356297193" calcext:value-type="float">
            <text:p>0.0193262356</text:p>
          </table:table-cell>
          <table:table-cell table:style-name="ce20" office:value-type="float" office:value="0.0325796852966403" calcext:value-type="float">
            <text:p>0.0325796853</text:p>
          </table:table-cell>
          <table:table-cell table:style-name="ce20" office:value-type="float" office:value="1.92173650729389" calcext:value-type="float">
            <text:p>1.9217365073</text:p>
          </table:table-cell>
          <table:table-cell table:style-name="ce20"/>
          <table:table-cell table:style-name="ce12" table:number-columns-repeated="1008"/>
        </table:table-row>
        <table:table-row table:style-name="ro2">
          <table:table-cell table:style-name="ce14" office:value-type="float" office:value="0.336810418891005" calcext:value-type="float">
            <text:p>0.3368104189</text:p>
          </table:table-cell>
          <table:table-cell table:style-name="ce17" office:value-type="float" office:value="0.149906043982216" calcext:value-type="float">
            <text:p>0.149906044</text:p>
          </table:table-cell>
          <table:table-cell table:style-name="ce16" office:value-type="float" office:value="0.297135799182575" calcext:value-type="float">
            <text:p>0.2971357992</text:p>
          </table:table-cell>
          <table:table-cell table:style-name="ce16" office:value-type="float" office:value="0.30218019485721" calcext:value-type="float">
            <text:p>0.3021801949</text:p>
          </table:table-cell>
          <table:table-cell table:style-name="ce16" office:value-type="float" office:value="0.428624389868383" calcext:value-type="float">
            <text:p>0.4286243899</text:p>
          </table:table-cell>
          <table:table-cell table:style-name="ce16" office:value-type="float" office:value="0.07523611678985" calcext:value-type="float">
            <text:p>0.0752361168</text:p>
          </table:table-cell>
          <table:table-cell table:style-name="ce16" office:value-type="float" office:value="0.204712918904827" calcext:value-type="float">
            <text:p>0.2047129189</text:p>
          </table:table-cell>
          <table:table-cell table:style-name="ce16" office:value-type="float" office:value="0.0500135414467733" calcext:value-type="float">
            <text:p>0.0500135414</text:p>
          </table:table-cell>
          <table:table-cell table:style-name="ce16" office:value-type="float" office:value="0.388328921461536" calcext:value-type="float">
            <text:p>0.3883289215</text:p>
          </table:table-cell>
          <table:table-cell table:style-name="ce16" office:value-type="float" office:value="0.197686583154478" calcext:value-type="float">
            <text:p>0.1976865832</text:p>
          </table:table-cell>
          <table:table-cell table:style-name="ce16" office:value-type="float" office:value="0.124712982294434" calcext:value-type="float">
            <text:p>0.1247129823</text:p>
          </table:table-cell>
          <table:table-cell table:style-name="ce16" office:value-type="float" office:value="0.15866266063958" calcext:value-type="float">
            <text:p>0.1586626606</text:p>
          </table:table-cell>
          <table:table-cell table:style-name="ce16" office:value-type="float" office:value="0.0579956260107429" calcext:value-type="float">
            <text:p>0.057995626</text:p>
          </table:table-cell>
          <table:table-cell table:style-name="ce16" office:value-type="float" office:value="0.0490810744593438" calcext:value-type="float">
            <text:p>0.0490810745</text:p>
          </table:table-cell>
          <table:table-cell table:style-name="ce16" office:value-type="float" office:value="2.2591132013634" calcext:value-type="float">
            <text:p>2.2591132014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01488790879782" calcext:value-type="float">
            <text:p>0.3014887909</text:p>
          </table:table-cell>
          <table:table-cell table:style-name="ce17" office:value-type="float" office:value="0.138023771774895" calcext:value-type="float">
            <text:p>0.1380237718</text:p>
          </table:table-cell>
          <table:table-cell table:style-name="ce16" office:value-type="float" office:value="0.229179282235931" calcext:value-type="float">
            <text:p>0.2291792822</text:p>
          </table:table-cell>
          <table:table-cell table:style-name="ce16" office:value-type="float" office:value="0.219380042940065" calcext:value-type="float">
            <text:p>0.2193800429</text:p>
          </table:table-cell>
          <table:table-cell table:style-name="ce16" office:value-type="float" office:value="0.35105177262849" calcext:value-type="float">
            <text:p>0.3510517726</text:p>
          </table:table-cell>
          <table:table-cell table:style-name="ce16" office:value-type="float" office:value="0.0854411721741299" calcext:value-type="float">
            <text:p>0.0854411722</text:p>
          </table:table-cell>
          <table:table-cell table:style-name="ce16" office:value-type="float" office:value="0.134949524017356" calcext:value-type="float">
            <text:p>0.134949524</text:p>
          </table:table-cell>
          <table:table-cell table:style-name="ce16" office:value-type="float" office:value="0.0415385315071943" calcext:value-type="float">
            <text:p>0.0415385315</text:p>
          </table:table-cell>
          <table:table-cell table:style-name="ce16" office:value-type="float" office:value="0.21171819869619" calcext:value-type="float">
            <text:p>0.2117181987</text:p>
          </table:table-cell>
          <table:table-cell table:style-name="ce16" office:value-type="float" office:value="0.141245620624177" calcext:value-type="float">
            <text:p>0.1412456206</text:p>
          </table:table-cell>
          <table:table-cell table:style-name="ce16" office:value-type="float" office:value="0.0910953673915356" calcext:value-type="float">
            <text:p>0.0910953674</text:p>
          </table:table-cell>
          <table:table-cell table:style-name="ce16" office:value-type="float" office:value="0.124569841975742" calcext:value-type="float">
            <text:p>0.124569842</text:p>
          </table:table-cell>
          <table:table-cell table:style-name="ce16" office:value-type="float" office:value="0.0459116554410428" calcext:value-type="float">
            <text:p>0.0459116554</text:p>
          </table:table-cell>
          <table:table-cell table:style-name="ce16" office:value-type="float" office:value="0.0301010779206813" calcext:value-type="float">
            <text:p>0.0301010779</text:p>
          </table:table-cell>
          <table:table-cell table:style-name="ce16" office:value-type="float" office:value="1.62073272089258" calcext:value-type="float">
            <text:p>1.6207327209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411315458522186" calcext:value-type="float">
            <text:p>0.4113154585</text:p>
          </table:table-cell>
          <table:table-cell table:style-name="ce17" office:value-type="float" office:value="0.157419479192716" calcext:value-type="float">
            <text:p>0.1574194792</text:p>
          </table:table-cell>
          <table:table-cell table:style-name="ce16" office:value-type="float" office:value="0.412199188716454" calcext:value-type="float">
            <text:p>0.4121991887</text:p>
          </table:table-cell>
          <table:table-cell table:style-name="ce16" office:value-type="float" office:value="0.333905264522483" calcext:value-type="float">
            <text:p>0.3339052645</text:p>
          </table:table-cell>
          <table:table-cell table:style-name="ce16" office:value-type="float" office:value="0.507885837337285" calcext:value-type="float">
            <text:p>0.5078858373</text:p>
          </table:table-cell>
          <table:table-cell table:style-name="ce16" office:value-type="float" office:value="0.0899576390855708" calcext:value-type="float">
            <text:p>0.0899576391</text:p>
          </table:table-cell>
          <table:table-cell table:style-name="ce16" office:value-type="float" office:value="0.208308919843899" calcext:value-type="float">
            <text:p>0.2083089198</text:p>
          </table:table-cell>
          <table:table-cell table:style-name="ce16" office:value-type="float" office:value="0.0298015152925928" calcext:value-type="float">
            <text:p>0.0298015153</text:p>
          </table:table-cell>
          <table:table-cell table:style-name="ce16" office:value-type="float" office:value="0.24346766852106" calcext:value-type="float">
            <text:p>0.2434676685</text:p>
          </table:table-cell>
          <table:table-cell table:style-name="ce16" office:value-type="float" office:value="0.215249249214407" calcext:value-type="float">
            <text:p>0.2152492492</text:p>
          </table:table-cell>
          <table:table-cell table:style-name="ce16" office:value-type="float" office:value="0.14131302908183" calcext:value-type="float">
            <text:p>0.1413130291</text:p>
          </table:table-cell>
          <table:table-cell table:style-name="ce16" office:value-type="float" office:value="0.183076899124776" calcext:value-type="float">
            <text:p>0.1830768991</text:p>
          </table:table-cell>
          <table:table-cell table:style-name="ce16" office:value-type="float" office:value="0.0412161096897736" calcext:value-type="float">
            <text:p>0.0412161097</text:p>
          </table:table-cell>
          <table:table-cell table:style-name="ce16" office:value-type="float" office:value="0.0384818789421608" calcext:value-type="float">
            <text:p>0.0384818789</text:p>
          </table:table-cell>
          <table:table-cell table:style-name="ce16" office:value-type="float" office:value="2.35491241681409" calcext:value-type="float">
            <text:p>2.3549124168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82607152366247" calcext:value-type="float">
            <text:p>0.3826071524</text:p>
          </table:table-cell>
          <table:table-cell table:style-name="ce17" office:value-type="float" office:value="0.132715526555336" calcext:value-type="float">
            <text:p>0.1327155266</text:p>
          </table:table-cell>
          <table:table-cell table:style-name="ce16" office:value-type="float" office:value="0.300384482617452" calcext:value-type="float">
            <text:p>0.3003844826</text:p>
          </table:table-cell>
          <table:table-cell table:style-name="ce16" office:value-type="float" office:value="0.260566971416287" calcext:value-type="float">
            <text:p>0.2605669714</text:p>
          </table:table-cell>
          <table:table-cell table:style-name="ce16" office:value-type="float" office:value="0.456772351109382" calcext:value-type="float">
            <text:p>0.4567723511</text:p>
          </table:table-cell>
          <table:table-cell table:style-name="ce16" office:value-type="float" office:value="0.0832815715084595" calcext:value-type="float">
            <text:p>0.0832815715</text:p>
          </table:table-cell>
          <table:table-cell table:style-name="ce16" office:value-type="float" office:value="0.143309379870906" calcext:value-type="float">
            <text:p>0.1433093799</text:p>
          </table:table-cell>
          <table:table-cell table:style-name="ce16" office:value-type="float" office:value="0.0287691686690346" calcext:value-type="float">
            <text:p>0.0287691687</text:p>
          </table:table-cell>
          <table:table-cell table:style-name="ce16" office:value-type="float" office:value="0.251632926106269" calcext:value-type="float">
            <text:p>0.2516329261</text:p>
          </table:table-cell>
          <table:table-cell table:style-name="ce16" office:value-type="float" office:value="0.195525158032912" calcext:value-type="float">
            <text:p>0.195525158</text:p>
          </table:table-cell>
          <table:table-cell table:style-name="ce16" office:value-type="float" office:value="0.163463576276709" calcext:value-type="float">
            <text:p>0.1634635763</text:p>
          </table:table-cell>
          <table:table-cell table:style-name="ce16" office:value-type="float" office:value="0.169354155601995" calcext:value-type="float">
            <text:p>0.1693541556</text:p>
          </table:table-cell>
          <table:table-cell table:style-name="ce16" office:value-type="float" office:value="0.0401085338702117" calcext:value-type="float">
            <text:p>0.0401085339</text:p>
          </table:table-cell>
          <table:table-cell table:style-name="ce16" office:value-type="float" office:value="0.0398378477250259" calcext:value-type="float">
            <text:p>0.0398378477</text:p>
          </table:table-cell>
          <table:table-cell table:style-name="ce16" office:value-type="float" office:value="2.04971122736676" calcext:value-type="float">
            <text:p>2.0497112274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79201561397305" calcext:value-type="float">
            <text:p>0.3792015614</text:p>
          </table:table-cell>
          <table:table-cell table:style-name="ce17" office:value-type="float" office:value="0.139677843941733" calcext:value-type="float">
            <text:p>0.1396778439</text:p>
          </table:table-cell>
          <table:table-cell table:style-name="ce16" office:value-type="float" office:value="0.390398299001586" calcext:value-type="float">
            <text:p>0.390398299</text:p>
          </table:table-cell>
          <table:table-cell table:style-name="ce16" office:value-type="float" office:value="0.340508818831738" calcext:value-type="float">
            <text:p>0.3405088188</text:p>
          </table:table-cell>
          <table:table-cell table:style-name="ce16" office:value-type="float" office:value="0.449645299836597" calcext:value-type="float">
            <text:p>0.4496452998</text:p>
          </table:table-cell>
          <table:table-cell table:style-name="ce16" office:value-type="float" office:value="0.0805507832489242" calcext:value-type="float">
            <text:p>0.0805507832</text:p>
          </table:table-cell>
          <table:table-cell table:style-name="ce16" office:value-type="float" office:value="0.217471547732172" calcext:value-type="float">
            <text:p>0.2174715477</text:p>
          </table:table-cell>
          <table:table-cell table:style-name="ce16" office:value-type="float" office:value="0.0270065080392446" calcext:value-type="float">
            <text:p>0.027006508</text:p>
          </table:table-cell>
          <table:table-cell table:style-name="ce16" office:value-type="float" office:value="0.248928499518453" calcext:value-type="float">
            <text:p>0.2489284995</text:p>
          </table:table-cell>
          <table:table-cell table:style-name="ce16" office:value-type="float" office:value="0.207289550508093" calcext:value-type="float">
            <text:p>0.2072895505</text:p>
          </table:table-cell>
          <table:table-cell table:style-name="ce16" office:value-type="float" office:value="0.1450156252435" calcext:value-type="float">
            <text:p>0.1450156252</text:p>
          </table:table-cell>
          <table:table-cell table:style-name="ce16" office:value-type="float" office:value="0.176714730984148" calcext:value-type="float">
            <text:p>0.176714731</text:p>
          </table:table-cell>
          <table:table-cell table:style-name="ce16" office:value-type="float" office:value="0.0569822848046502" calcext:value-type="float">
            <text:p>0.0569822848</text:p>
          </table:table-cell>
          <table:table-cell table:style-name="ce16" office:value-type="float" office:value="0.0318057687919756" calcext:value-type="float">
            <text:p>0.0318057688</text:p>
          </table:table-cell>
          <table:table-cell table:style-name="ce16" office:value-type="float" office:value="2.29175655526554" calcext:value-type="float">
            <text:p>2.2917565553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71890505467225" calcext:value-type="float">
            <text:p>0.3718905055</text:p>
          </table:table-cell>
          <table:table-cell table:style-name="ce17" office:value-type="float" office:value="0.137670576091119" calcext:value-type="float">
            <text:p>0.1376705761</text:p>
          </table:table-cell>
          <table:table-cell table:style-name="ce16" office:value-type="float" office:value="0.335214158335807" calcext:value-type="float">
            <text:p>0.3352141583</text:p>
          </table:table-cell>
          <table:table-cell table:style-name="ce16" office:value-type="float" office:value="0.291988205603247" calcext:value-type="float">
            <text:p>0.2919882056</text:p>
          </table:table-cell>
          <table:table-cell table:style-name="ce16" office:value-type="float" office:value="0.445517604374872" calcext:value-type="float">
            <text:p>0.4455176044</text:p>
          </table:table-cell>
          <table:table-cell table:style-name="ce16" office:value-type="float" office:value="0.092885972268445" calcext:value-type="float">
            <text:p>0.0928859723</text:p>
          </table:table-cell>
          <table:table-cell table:style-name="ce16" office:value-type="float" office:value="0.205312443717362" calcext:value-type="float">
            <text:p>0.2053124437</text:p>
          </table:table-cell>
          <table:table-cell table:style-name="ce16" office:value-type="float" office:value="0.0501994412981846" calcext:value-type="float">
            <text:p>0.0501994413</text:p>
          </table:table-cell>
          <table:table-cell table:style-name="ce16" office:value-type="float" office:value="0.257492653280589" calcext:value-type="float">
            <text:p>0.2574926533</text:p>
          </table:table-cell>
          <table:table-cell table:style-name="ce16" office:value-type="float" office:value="0.184002756695347" calcext:value-type="float">
            <text:p>0.1840027567</text:p>
          </table:table-cell>
          <table:table-cell table:style-name="ce16" office:value-type="float" office:value="0.12223282691347" calcext:value-type="float">
            <text:p>0.1222328269</text:p>
          </table:table-cell>
          <table:table-cell table:style-name="ce16" office:value-type="float" office:value="0.157840440165099" calcext:value-type="float">
            <text:p>0.1578404402</text:p>
          </table:table-cell>
          <table:table-cell table:style-name="ce16" office:value-type="float" office:value="0.0643190045086713" calcext:value-type="float">
            <text:p>0.0643190045</text:p>
          </table:table-cell>
          <table:table-cell table:style-name="ce16" office:value-type="float" office:value="0.0388968584019264" calcext:value-type="float">
            <text:p>0.0388968584</text:p>
          </table:table-cell>
          <table:table-cell table:style-name="ce16" office:value-type="float" office:value="2.15299328553501" calcext:value-type="float">
            <text:p>2.1529932855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25182001951916" calcext:value-type="float">
            <text:p>0.325182002</text:p>
          </table:table-cell>
          <table:table-cell table:style-name="ce17" office:value-type="float" office:value="0.142435397464093" calcext:value-type="float">
            <text:p>0.1424353975</text:p>
          </table:table-cell>
          <table:table-cell table:style-name="ce16" office:value-type="float" office:value="0.357603689879018" calcext:value-type="float">
            <text:p>0.3576036899</text:p>
          </table:table-cell>
          <table:table-cell table:style-name="ce16" office:value-type="float" office:value="0.257642716742394" calcext:value-type="float">
            <text:p>0.2576427167</text:p>
          </table:table-cell>
          <table:table-cell table:style-name="ce16" office:value-type="float" office:value="0.382819128455384" calcext:value-type="float">
            <text:p>0.3828191285</text:p>
          </table:table-cell>
          <table:table-cell table:style-name="ce16" office:value-type="float" office:value="0.100585085803607" calcext:value-type="float">
            <text:p>0.1005850858</text:p>
          </table:table-cell>
          <table:table-cell table:style-name="ce16" office:value-type="float" office:value="0.149368820247601" calcext:value-type="float">
            <text:p>0.1493688202</text:p>
          </table:table-cell>
          <table:table-cell table:style-name="ce16" office:value-type="float" office:value="0.0276385399205511" calcext:value-type="float">
            <text:p>0.0276385399</text:p>
          </table:table-cell>
          <table:table-cell table:style-name="ce16" office:value-type="float" office:value="0.246440859492725" calcext:value-type="float">
            <text:p>0.2464408595</text:p>
          </table:table-cell>
          <table:table-cell table:style-name="ce16" office:value-type="float" office:value="0.186178599297203" calcext:value-type="float">
            <text:p>0.1861785993</text:p>
          </table:table-cell>
          <table:table-cell table:style-name="ce16" office:value-type="float" office:value="0.126025719672184" calcext:value-type="float">
            <text:p>0.1260257197</text:p>
          </table:table-cell>
          <table:table-cell table:style-name="ce16" office:value-type="float" office:value="0.16542846165781" calcext:value-type="float">
            <text:p>0.1654284617</text:p>
          </table:table-cell>
          <table:table-cell table:style-name="ce16" office:value-type="float" office:value="0.0336493239772088" calcext:value-type="float">
            <text:p>0.033649324</text:p>
          </table:table-cell>
          <table:table-cell table:style-name="ce16" office:value-type="float" office:value="0.0275941442772296" calcext:value-type="float">
            <text:p>0.0275941443</text:p>
          </table:table-cell>
          <table:table-cell table:style-name="ce16" office:value-type="float" office:value="1.96042153096022" calcext:value-type="float">
            <text:p>1.960421531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426406064834625" calcext:value-type="float">
            <text:p>0.4264060648</text:p>
          </table:table-cell>
          <table:table-cell table:style-name="ce17" office:value-type="float" office:value="0.156299925443056" calcext:value-type="float">
            <text:p>0.1562999254</text:p>
          </table:table-cell>
          <table:table-cell table:style-name="ce16" office:value-type="float" office:value="0.340237990600077" calcext:value-type="float">
            <text:p>0.3402379906</text:p>
          </table:table-cell>
          <table:table-cell table:style-name="ce16" office:value-type="float" office:value="0.409183535753561" calcext:value-type="float">
            <text:p>0.4091835358</text:p>
          </table:table-cell>
          <table:table-cell table:style-name="ce16" office:value-type="float" office:value="0.538997853801822" calcext:value-type="float">
            <text:p>0.5389978538</text:p>
          </table:table-cell>
          <table:table-cell table:style-name="ce16" office:value-type="float" office:value="0.0958522825408196" calcext:value-type="float">
            <text:p>0.0958522825</text:p>
          </table:table-cell>
          <table:table-cell table:style-name="ce16" office:value-type="float" office:value="0.240204790654751" calcext:value-type="float">
            <text:p>0.2402047907</text:p>
          </table:table-cell>
          <table:table-cell table:style-name="ce16" office:value-type="float" office:value="0.0489879992703044" calcext:value-type="float">
            <text:p>0.0489879993</text:p>
          </table:table-cell>
          <table:table-cell table:style-name="ce16" office:value-type="float" office:value="0.285205081582424" calcext:value-type="float">
            <text:p>0.2852050816</text:p>
          </table:table-cell>
          <table:table-cell table:style-name="ce16" office:value-type="float" office:value="0.216726722275277" calcext:value-type="float">
            <text:p>0.2167267223</text:p>
          </table:table-cell>
          <table:table-cell table:style-name="ce16" office:value-type="float" office:value="0.144764265131042" calcext:value-type="float">
            <text:p>0.1447642651</text:p>
          </table:table-cell>
          <table:table-cell table:style-name="ce16" office:value-type="float" office:value="0.181996601562842" calcext:value-type="float">
            <text:p>0.1819966016</text:p>
          </table:table-cell>
          <table:table-cell table:style-name="ce16" office:value-type="float" office:value="0.0619599289901202" calcext:value-type="float">
            <text:p>0.061959929</text:p>
          </table:table-cell>
          <table:table-cell table:style-name="ce16" office:value-type="float" office:value="0.0409904110533504" calcext:value-type="float">
            <text:p>0.0409904111</text:p>
          </table:table-cell>
          <table:table-cell table:style-name="ce16" office:value-type="float" office:value="2.50926309907975" calcext:value-type="float">
            <text:p>2.5092630991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92782455040105" calcext:value-type="float">
            <text:p>0.392782455</text:p>
          </table:table-cell>
          <table:table-cell table:style-name="ce17" office:value-type="float" office:value="0.15426885618591" calcext:value-type="float">
            <text:p>0.1542688562</text:p>
          </table:table-cell>
          <table:table-cell table:style-name="ce16" office:value-type="float" office:value="0.299201788642347" calcext:value-type="float">
            <text:p>0.2992017886</text:p>
          </table:table-cell>
          <table:table-cell table:style-name="ce16" office:value-type="float" office:value="0.337418254966871" calcext:value-type="float">
            <text:p>0.337418255</text:p>
          </table:table-cell>
          <table:table-cell table:style-name="ce16" office:value-type="float" office:value="0.449959263855462" calcext:value-type="float">
            <text:p>0.4499592639</text:p>
          </table:table-cell>
          <table:table-cell table:style-name="ce16" office:value-type="float" office:value="0.089750677214609" calcext:value-type="float">
            <text:p>0.0897506772</text:p>
          </table:table-cell>
          <table:table-cell table:style-name="ce16" office:value-type="float" office:value="0.21517713485997" calcext:value-type="float">
            <text:p>0.2151771349</text:p>
          </table:table-cell>
          <table:table-cell table:style-name="ce16" office:value-type="float" office:value="0.0346648149691409" calcext:value-type="float">
            <text:p>0.034664815</text:p>
          </table:table-cell>
          <table:table-cell table:style-name="ce16" office:value-type="float" office:value="0.287628395585943" calcext:value-type="float">
            <text:p>0.2876283956</text:p>
          </table:table-cell>
          <table:table-cell table:style-name="ce16" office:value-type="float" office:value="0.202830159829939" calcext:value-type="float">
            <text:p>0.2028301598</text:p>
          </table:table-cell>
          <table:table-cell table:style-name="ce16" office:value-type="float" office:value="0.127876133895177" calcext:value-type="float">
            <text:p>0.1278761339</text:p>
          </table:table-cell>
          <table:table-cell table:style-name="ce16" office:value-type="float" office:value="0.175648612835081" calcext:value-type="float">
            <text:p>0.1756486128</text:p>
          </table:table-cell>
          <table:table-cell table:style-name="ce16" office:value-type="float" office:value="0.0410468662515554" calcext:value-type="float">
            <text:p>0.0410468663</text:p>
          </table:table-cell>
          <table:table-cell table:style-name="ce16" office:value-type="float" office:value="0.0345305757443058" calcext:value-type="float">
            <text:p>0.0345305757</text:p>
          </table:table-cell>
          <table:table-cell table:style-name="ce16" office:value-type="float" office:value="2.20599792812348" calcext:value-type="float">
            <text:p>2.2059979281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49275436209488" calcext:value-type="float">
            <text:p>0.3492754362</text:p>
          </table:table-cell>
          <table:table-cell table:style-name="ce17" office:value-type="float" office:value="0.149952190385764" calcext:value-type="float">
            <text:p>0.1499521904</text:p>
          </table:table-cell>
          <table:table-cell table:style-name="ce16" office:value-type="float" office:value="0.279542794344" calcext:value-type="float">
            <text:p>0.2795427943</text:p>
          </table:table-cell>
          <table:table-cell table:style-name="ce16" office:value-type="float" office:value="0.336981920417925" calcext:value-type="float">
            <text:p>0.3369819204</text:p>
          </table:table-cell>
          <table:table-cell table:style-name="ce16" office:value-type="float" office:value="0.500697510946898" calcext:value-type="float">
            <text:p>0.5006975109</text:p>
          </table:table-cell>
          <table:table-cell table:style-name="ce16" office:value-type="float" office:value="0.0709203620166645" calcext:value-type="float">
            <text:p>0.070920362</text:p>
          </table:table-cell>
          <table:table-cell table:style-name="ce16" office:value-type="float" office:value="0.206889830251134" calcext:value-type="float">
            <text:p>0.2068898303</text:p>
          </table:table-cell>
          <table:table-cell table:style-name="ce16" office:value-type="float" office:value="0.0323010902969546" calcext:value-type="float">
            <text:p>0.0323010903</text:p>
          </table:table-cell>
          <table:table-cell table:style-name="ce16" office:value-type="float" office:value="0.274798036008113" calcext:value-type="float">
            <text:p>0.274798036</text:p>
          </table:table-cell>
          <table:table-cell table:style-name="ce16" office:value-type="float" office:value="0.221117982989975" calcext:value-type="float">
            <text:p>0.221117983</text:p>
          </table:table-cell>
          <table:table-cell table:style-name="ce16" office:value-type="float" office:value="0.120222992828146" calcext:value-type="float">
            <text:p>0.1202229928</text:p>
          </table:table-cell>
          <table:table-cell table:style-name="ce16" office:value-type="float" office:value="0.181482414646062" calcext:value-type="float">
            <text:p>0.1814824146</text:p>
          </table:table-cell>
          <table:table-cell table:style-name="ce16" office:value-type="float" office:value="0.0434301505588583" calcext:value-type="float">
            <text:p>0.0434301506</text:p>
          </table:table-cell>
          <table:table-cell table:style-name="ce16" office:value-type="float" office:value="0.036487497716412" calcext:value-type="float">
            <text:p>0.0364874977</text:p>
          </table:table-cell>
          <table:table-cell table:style-name="ce16" office:value-type="float" office:value="2.23395466991201" calcext:value-type="float">
            <text:p>2.2339546699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439797974278283" calcext:value-type="float">
            <text:p>0.4397979743</text:p>
          </table:table-cell>
          <table:table-cell table:style-name="ce17" office:value-type="float" office:value="0.160178763446258" calcext:value-type="float">
            <text:p>0.1601787634</text:p>
          </table:table-cell>
          <table:table-cell table:style-name="ce16" office:value-type="float" office:value="0.335054737809628" calcext:value-type="float">
            <text:p>0.3350547378</text:p>
          </table:table-cell>
          <table:table-cell table:style-name="ce16" office:value-type="float" office:value="0.300893132996769" calcext:value-type="float">
            <text:p>0.300893133</text:p>
          </table:table-cell>
          <table:table-cell table:style-name="ce16" office:value-type="float" office:value="0.469197082108417" calcext:value-type="float">
            <text:p>0.4691970821</text:p>
          </table:table-cell>
          <table:table-cell table:style-name="ce16" office:value-type="float" office:value="0.0510934306081817" calcext:value-type="float">
            <text:p>0.0510934306</text:p>
          </table:table-cell>
          <table:table-cell table:style-name="ce16" office:value-type="float" office:value="0.219653334216571" calcext:value-type="float">
            <text:p>0.2196533342</text:p>
          </table:table-cell>
          <table:table-cell table:style-name="ce16" office:value-type="float" office:value="0.0311266025759476" calcext:value-type="float">
            <text:p>0.0311266026</text:p>
          </table:table-cell>
          <table:table-cell table:style-name="ce16" office:value-type="float" office:value="0.24833925614247" calcext:value-type="float">
            <text:p>0.2483392561</text:p>
          </table:table-cell>
          <table:table-cell table:style-name="ce16" office:value-type="float" office:value="0.22237136494049" calcext:value-type="float">
            <text:p>0.2223713649</text:p>
          </table:table-cell>
          <table:table-cell table:style-name="ce16" office:value-type="float" office:value="0.173391341895191" calcext:value-type="float">
            <text:p>0.1733913419</text:p>
          </table:table-cell>
          <table:table-cell table:style-name="ce16" office:value-type="float" office:value="0.178367794649187" calcext:value-type="float">
            <text:p>0.1783677946</text:p>
          </table:table-cell>
          <table:table-cell table:style-name="ce16" office:value-type="float" office:value="0.0666179028858138" calcext:value-type="float">
            <text:p>0.0666179029</text:p>
          </table:table-cell>
          <table:table-cell table:style-name="ce16" office:value-type="float" office:value="0.0408084974403297" calcext:value-type="float">
            <text:p>0.0408084974</text:p>
          </table:table-cell>
          <table:table-cell table:style-name="ce16" office:value-type="float" office:value="2.28584006595159" calcext:value-type="float">
            <text:p>2.285840066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09678976663009" calcext:value-type="float">
            <text:p>0.3096789767</text:p>
          </table:table-cell>
          <table:table-cell table:style-name="ce17" office:value-type="float" office:value="0.140644905682092" calcext:value-type="float">
            <text:p>0.1406449057</text:p>
          </table:table-cell>
          <table:table-cell table:style-name="ce16" office:value-type="float" office:value="0.264734308337623" calcext:value-type="float">
            <text:p>0.2647343083</text:p>
          </table:table-cell>
          <table:table-cell table:style-name="ce16" office:value-type="float" office:value="0.244728824982277" calcext:value-type="float">
            <text:p>0.244728825</text:p>
          </table:table-cell>
          <table:table-cell table:style-name="ce16" office:value-type="float" office:value="0.471002407016818" calcext:value-type="float">
            <text:p>0.471002407</text:p>
          </table:table-cell>
          <table:table-cell table:style-name="ce16" office:value-type="float" office:value="0.066002100528753" calcext:value-type="float">
            <text:p>0.0660021005</text:p>
          </table:table-cell>
          <table:table-cell table:style-name="ce16" office:value-type="float" office:value="0.176124535197893" calcext:value-type="float">
            <text:p>0.1761245352</text:p>
          </table:table-cell>
          <table:table-cell table:style-name="ce16" office:value-type="float" office:value="0.0539551331072359" calcext:value-type="float">
            <text:p>0.0539551331</text:p>
          </table:table-cell>
          <table:table-cell table:style-name="ce16" office:value-type="float" office:value="0.3272791266875" calcext:value-type="float">
            <text:p>0.3272791267</text:p>
          </table:table-cell>
          <table:table-cell table:style-name="ce16" office:value-type="float" office:value="0.200134806272898" calcext:value-type="float">
            <text:p>0.2001348063</text:p>
          </table:table-cell>
          <table:table-cell table:style-name="ce16" office:value-type="float" office:value="0.128153207029078" calcext:value-type="float">
            <text:p>0.128153207</text:p>
          </table:table-cell>
          <table:table-cell table:style-name="ce16" office:value-type="float" office:value="0.163267382610971" calcext:value-type="float">
            <text:p>0.1632673826</text:p>
          </table:table-cell>
          <table:table-cell table:style-name="ce16" office:value-type="float" office:value="0.0344011880293447" calcext:value-type="float">
            <text:p>0.034401188</text:p>
          </table:table-cell>
          <table:table-cell table:style-name="ce16" office:value-type="float" office:value="0.0485206792338926" calcext:value-type="float">
            <text:p>0.0485206792</text:p>
          </table:table-cell>
          <table:table-cell table:style-name="ce16" office:value-type="float" office:value="2.11232559032136" calcext:value-type="float">
            <text:p>2.1123255903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74467920641092" calcext:value-type="float">
            <text:p>0.3744679206</text:p>
          </table:table-cell>
          <table:table-cell table:style-name="ce17" office:value-type="float" office:value="0.151910768808221" calcext:value-type="float">
            <text:p>0.1519107688</text:p>
          </table:table-cell>
          <table:table-cell table:style-name="ce16" office:value-type="float" office:value="0.329030800374962" calcext:value-type="float">
            <text:p>0.3290308004</text:p>
          </table:table-cell>
          <table:table-cell table:style-name="ce16" office:value-type="float" office:value="0.279843403474609" calcext:value-type="float">
            <text:p>0.2798434035</text:p>
          </table:table-cell>
          <table:table-cell table:style-name="ce16" office:value-type="float" office:value="0.415238185468738" calcext:value-type="float">
            <text:p>0.4152381855</text:p>
          </table:table-cell>
          <table:table-cell table:style-name="ce16" office:value-type="float" office:value="0.0657235980147614" calcext:value-type="float">
            <text:p>0.065723598</text:p>
          </table:table-cell>
          <table:table-cell table:style-name="ce16" office:value-type="float" office:value="0.19161394758365" calcext:value-type="float">
            <text:p>0.1916139476</text:p>
          </table:table-cell>
          <table:table-cell table:style-name="ce16" office:value-type="float" office:value="0.0517916001900129" calcext:value-type="float">
            <text:p>0.0517916002</text:p>
          </table:table-cell>
          <table:table-cell table:style-name="ce16" office:value-type="float" office:value="0.260399338611725" calcext:value-type="float">
            <text:p>0.2603993386</text:p>
          </table:table-cell>
          <table:table-cell table:style-name="ce16" office:value-type="float" office:value="0.187975619505672" calcext:value-type="float">
            <text:p>0.1879756195</text:p>
          </table:table-cell>
          <table:table-cell table:style-name="ce16" office:value-type="float" office:value="0.131434601816945" calcext:value-type="float">
            <text:p>0.1314346018</text:p>
          </table:table-cell>
          <table:table-cell table:style-name="ce16" office:value-type="float" office:value="0.161898602685243" calcext:value-type="float">
            <text:p>0.1618986027</text:p>
          </table:table-cell>
          <table:table-cell table:style-name="ce16" office:value-type="float" office:value="0.0396675715486286" calcext:value-type="float">
            <text:p>0.0396675715</text:p>
          </table:table-cell>
          <table:table-cell table:style-name="ce16" office:value-type="float" office:value="0.038007234523813" calcext:value-type="float">
            <text:p>0.0380072345</text:p>
          </table:table-cell>
          <table:table-cell table:style-name="ce16" office:value-type="float" office:value="2.08693099195849" calcext:value-type="float">
            <text:p>2.086930992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98624023894219" calcext:value-type="float">
            <text:p>0.3986240239</text:p>
          </table:table-cell>
          <table:table-cell table:style-name="ce17" office:value-type="float" office:value="0.1441928909622" calcext:value-type="float">
            <text:p>0.144192891</text:p>
          </table:table-cell>
          <table:table-cell table:style-name="ce16" office:value-type="float" office:value="0.345262929974775" calcext:value-type="float">
            <text:p>0.34526293</text:p>
          </table:table-cell>
          <table:table-cell table:style-name="ce16" office:value-type="float" office:value="0.299122751830124" calcext:value-type="float">
            <text:p>0.2991227518</text:p>
          </table:table-cell>
          <table:table-cell table:style-name="ce16" office:value-type="float" office:value="0.539542405723738" calcext:value-type="float">
            <text:p>0.5395424057</text:p>
          </table:table-cell>
          <table:table-cell table:style-name="ce16" office:value-type="float" office:value="0.111614726690381" calcext:value-type="float">
            <text:p>0.1116147267</text:p>
          </table:table-cell>
          <table:table-cell table:style-name="ce16" office:value-type="float" office:value="0.156178092614822" calcext:value-type="float">
            <text:p>0.1561780926</text:p>
          </table:table-cell>
          <table:table-cell table:style-name="ce16" office:value-type="float" office:value="0.0424685635216102" calcext:value-type="float">
            <text:p>0.0424685635</text:p>
          </table:table-cell>
          <table:table-cell table:style-name="ce16" office:value-type="float" office:value="0.311029894577131" calcext:value-type="float">
            <text:p>0.3110298946</text:p>
          </table:table-cell>
          <table:table-cell table:style-name="ce16" office:value-type="float" office:value="0.210342329207177" calcext:value-type="float">
            <text:p>0.2103423292</text:p>
          </table:table-cell>
          <table:table-cell table:style-name="ce16" office:value-type="float" office:value="0.155573893539788" calcext:value-type="float">
            <text:p>0.1555738935</text:p>
          </table:table-cell>
          <table:table-cell table:style-name="ce16" office:value-type="float" office:value="0.176801912261401" calcext:value-type="float">
            <text:p>0.1768019123</text:p>
          </table:table-cell>
          <table:table-cell table:style-name="ce16" office:value-type="float" office:value="0.0580856359549521" calcext:value-type="float">
            <text:p>0.058085636</text:p>
          </table:table-cell>
          <table:table-cell table:style-name="ce16" office:value-type="float" office:value="0.0426181396340881" calcext:value-type="float">
            <text:p>0.0426181396</text:p>
          </table:table-cell>
          <table:table-cell table:style-name="ce16" office:value-type="float" office:value="2.33699781254214" calcext:value-type="float">
            <text:p>2.3369978125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45869654043586" calcext:value-type="float">
            <text:p>0.345869654</text:p>
          </table:table-cell>
          <table:table-cell table:style-name="ce17" office:value-type="float" office:value="0.150762001221182" calcext:value-type="float">
            <text:p>0.1507620012</text:p>
          </table:table-cell>
          <table:table-cell table:style-name="ce16" office:value-type="float" office:value="0.281140216358142" calcext:value-type="float">
            <text:p>0.2811402164</text:p>
          </table:table-cell>
          <table:table-cell table:style-name="ce16" office:value-type="float" office:value="0.289100263501447" calcext:value-type="float">
            <text:p>0.2891002635</text:p>
          </table:table-cell>
          <table:table-cell table:style-name="ce16" office:value-type="float" office:value="0.417518086429045" calcext:value-type="float">
            <text:p>0.4175180864</text:p>
          </table:table-cell>
          <table:table-cell table:style-name="ce16" office:value-type="float" office:value="0.0898908744301749" calcext:value-type="float">
            <text:p>0.0898908744</text:p>
          </table:table-cell>
          <table:table-cell table:style-name="ce16" office:value-type="float" office:value="0.226372849745406" calcext:value-type="float">
            <text:p>0.2263728497</text:p>
          </table:table-cell>
          <table:table-cell table:style-name="ce16" office:value-type="float" office:value="0.0520101792571632" calcext:value-type="float">
            <text:p>0.0520101793</text:p>
          </table:table-cell>
          <table:table-cell table:style-name="ce16" office:value-type="float" office:value="0.27280378871611" calcext:value-type="float">
            <text:p>0.2728037887</text:p>
          </table:table-cell>
          <table:table-cell table:style-name="ce16" office:value-type="float" office:value="0.166776601414951" calcext:value-type="float">
            <text:p>0.1667766014</text:p>
          </table:table-cell>
          <table:table-cell table:style-name="ce16" office:value-type="float" office:value="0.109350547023968" calcext:value-type="float">
            <text:p>0.109350547</text:p>
          </table:table-cell>
          <table:table-cell table:style-name="ce16" office:value-type="float" office:value="0.145531123476131" calcext:value-type="float">
            <text:p>0.1455311235</text:p>
          </table:table-cell>
          <table:table-cell table:style-name="ce16" office:value-type="float" office:value="0.0330349964542857" calcext:value-type="float">
            <text:p>0.0330349965</text:p>
          </table:table-cell>
          <table:table-cell table:style-name="ce16" office:value-type="float" office:value="0.0355831725116293" calcext:value-type="float">
            <text:p>0.0355831725</text:p>
          </table:table-cell>
          <table:table-cell table:style-name="ce16" office:value-type="float" office:value="2.02925145484243" calcext:value-type="float">
            <text:p>2.0292514548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71574542467292" calcext:value-type="float">
            <text:p>0.3715745425</text:p>
          </table:table-cell>
          <table:table-cell table:style-name="ce17" office:value-type="float" office:value="0.146375992572167" calcext:value-type="float">
            <text:p>0.1463759926</text:p>
          </table:table-cell>
          <table:table-cell table:style-name="ce16" office:value-type="float" office:value="0.253937711140821" calcext:value-type="float">
            <text:p>0.2539377111</text:p>
          </table:table-cell>
          <table:table-cell table:style-name="ce16" office:value-type="float" office:value="0.305813100766565" calcext:value-type="float">
            <text:p>0.3058131008</text:p>
          </table:table-cell>
          <table:table-cell table:style-name="ce16" office:value-type="float" office:value="0.448783267240585" calcext:value-type="float">
            <text:p>0.4487832672</text:p>
          </table:table-cell>
          <table:table-cell table:style-name="ce16" office:value-type="float" office:value="0.073269721778137" calcext:value-type="float">
            <text:p>0.0732697218</text:p>
          </table:table-cell>
          <table:table-cell table:style-name="ce16" office:value-type="float" office:value="0.172477138369146" calcext:value-type="float">
            <text:p>0.1724771384</text:p>
          </table:table-cell>
          <table:table-cell table:style-name="ce16" office:value-type="float" office:value="0.040123793686403" calcext:value-type="float">
            <text:p>0.0401237937</text:p>
          </table:table-cell>
          <table:table-cell table:style-name="ce16" office:value-type="float" office:value="0.284937806914977" calcext:value-type="float">
            <text:p>0.2849378069</text:p>
          </table:table-cell>
          <table:table-cell table:style-name="ce16" office:value-type="float" office:value="0.211440561498131" calcext:value-type="float">
            <text:p>0.2114405615</text:p>
          </table:table-cell>
          <table:table-cell table:style-name="ce16" office:value-type="float" office:value="0.124533641624849" calcext:value-type="float">
            <text:p>0.1245336416</text:p>
          </table:table-cell>
          <table:table-cell table:style-name="ce16" office:value-type="float" office:value="0.17452485111753" calcext:value-type="float">
            <text:p>0.1745248511</text:p>
          </table:table-cell>
          <table:table-cell table:style-name="ce16" office:value-type="float" office:value="0.0586378187750096" calcext:value-type="float">
            <text:p>0.0586378188</text:p>
          </table:table-cell>
          <table:table-cell table:style-name="ce16" office:value-type="float" office:value="0.0308365631588336" calcext:value-type="float">
            <text:p>0.0308365632</text:p>
          </table:table-cell>
          <table:table-cell table:style-name="ce16" office:value-type="float" office:value="2.106086781941" calcext:value-type="float">
            <text:p>2.1060867819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459330680992566" calcext:value-type="float">
            <text:p>0.459330681</text:p>
          </table:table-cell>
          <table:table-cell table:style-name="ce17" office:value-type="float" office:value="0.152493467715373" calcext:value-type="float">
            <text:p>0.1524934677</text:p>
          </table:table-cell>
          <table:table-cell table:style-name="ce16" office:value-type="float" office:value="0.263204435799387" calcext:value-type="float">
            <text:p>0.2632044358</text:p>
          </table:table-cell>
          <table:table-cell table:style-name="ce16" office:value-type="float" office:value="0.347734679991528" calcext:value-type="float">
            <text:p>0.34773468</text:p>
          </table:table-cell>
          <table:table-cell table:style-name="ce16" office:value-type="float" office:value="0.50570758730682" calcext:value-type="float">
            <text:p>0.5057075873</text:p>
          </table:table-cell>
          <table:table-cell table:style-name="ce16" office:value-type="float" office:value="0.114108292784042" calcext:value-type="float">
            <text:p>0.1141082928</text:p>
          </table:table-cell>
          <table:table-cell table:style-name="ce16" office:value-type="float" office:value="0.222957521435662" calcext:value-type="float">
            <text:p>0.2229575214</text:p>
          </table:table-cell>
          <table:table-cell table:style-name="ce16" office:value-type="float" office:value="0.0432407287384707" calcext:value-type="float">
            <text:p>0.0432407287</text:p>
          </table:table-cell>
          <table:table-cell table:style-name="ce16" office:value-type="float" office:value="0.338397328864697" calcext:value-type="float">
            <text:p>0.3383973289</text:p>
          </table:table-cell>
          <table:table-cell table:style-name="ce16" office:value-type="float" office:value="0.235828829670586" calcext:value-type="float">
            <text:p>0.2358288297</text:p>
          </table:table-cell>
          <table:table-cell table:style-name="ce16" office:value-type="float" office:value="0.145051353244708" calcext:value-type="float">
            <text:p>0.1450513532</text:p>
          </table:table-cell>
          <table:table-cell table:style-name="ce16" office:value-type="float" office:value="0.200120789128156" calcext:value-type="float">
            <text:p>0.2001207891</text:p>
          </table:table-cell>
          <table:table-cell table:style-name="ce16" office:value-type="float" office:value="0.0567141495707212" calcext:value-type="float">
            <text:p>0.0567141496</text:p>
          </table:table-cell>
          <table:table-cell table:style-name="ce16" office:value-type="float" office:value="0.0399881483100748" calcext:value-type="float">
            <text:p>0.0399881483</text:p>
          </table:table-cell>
          <table:table-cell table:style-name="ce16" office:value-type="float" office:value="2.3989036805311" calcext:value-type="float">
            <text:p>2.3989036805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424537681230231" calcext:value-type="float">
            <text:p>0.4245376812</text:p>
          </table:table-cell>
          <table:table-cell table:style-name="ce17" office:value-type="float" office:value="0.152401290745893" calcext:value-type="float">
            <text:p>0.1524012907</text:p>
          </table:table-cell>
          <table:table-cell table:style-name="ce16" office:value-type="float" office:value="0.438237503650051" calcext:value-type="float">
            <text:p>0.4382375037</text:p>
          </table:table-cell>
          <table:table-cell table:style-name="ce16" office:value-type="float" office:value="0.38235477327992" calcext:value-type="float">
            <text:p>0.3823547733</text:p>
          </table:table-cell>
          <table:table-cell table:style-name="ce16" office:value-type="float" office:value="0.547800443512205" calcext:value-type="float">
            <text:p>0.5478004435</text:p>
          </table:table-cell>
          <table:table-cell table:style-name="ce16" office:value-type="float" office:value="0.0673686272729919" calcext:value-type="float">
            <text:p>0.0673686273</text:p>
          </table:table-cell>
          <table:table-cell table:style-name="ce16" office:value-type="float" office:value="0.25622659548662" calcext:value-type="float">
            <text:p>0.2562265955</text:p>
          </table:table-cell>
          <table:table-cell table:style-name="ce16" office:value-type="float" office:value="0.032684982157173" calcext:value-type="float">
            <text:p>0.0326849822</text:p>
          </table:table-cell>
          <table:table-cell table:style-name="ce16" office:value-type="float" office:value="0.288608641924312" calcext:value-type="float">
            <text:p>0.2886086419</text:p>
          </table:table-cell>
          <table:table-cell table:style-name="ce16" office:value-type="float" office:value="0.248307499384424" calcext:value-type="float">
            <text:p>0.2483074994</text:p>
          </table:table-cell>
          <table:table-cell table:style-name="ce16" office:value-type="float" office:value="0.167926179182388" calcext:value-type="float">
            <text:p>0.1679261792</text:p>
          </table:table-cell>
          <table:table-cell table:style-name="ce16" office:value-type="float" office:value="0.203366094412017" calcext:value-type="float">
            <text:p>0.2033660944</text:p>
          </table:table-cell>
          <table:table-cell table:style-name="ce16" office:value-type="float" office:value="0.066901037080099" calcext:value-type="float">
            <text:p>0.0669010371</text:p>
          </table:table-cell>
          <table:table-cell table:style-name="ce16" office:value-type="float" office:value="0.0382347645380638" calcext:value-type="float">
            <text:p>0.0382347645</text:p>
          </table:table-cell>
          <table:table-cell table:style-name="ce16" office:value-type="float" office:value="2.67068130294397" calcext:value-type="float">
            <text:p>2.6706813029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4772847779178" calcext:value-type="float">
            <text:p>0.3477284778</text:p>
          </table:table-cell>
          <table:table-cell table:style-name="ce17" office:value-type="float" office:value="0.141800755212857" calcext:value-type="float">
            <text:p>0.1418007552</text:p>
          </table:table-cell>
          <table:table-cell table:style-name="ce16" office:value-type="float" office:value="0.298603187173435" calcext:value-type="float">
            <text:p>0.2986031872</text:p>
          </table:table-cell>
          <table:table-cell table:style-name="ce16" office:value-type="float" office:value="0.255700950339025" calcext:value-type="float">
            <text:p>0.2557009503</text:p>
          </table:table-cell>
          <table:table-cell table:style-name="ce16" office:value-type="float" office:value="0.413577821569855" calcext:value-type="float">
            <text:p>0.4135778216</text:p>
          </table:table-cell>
          <table:table-cell table:style-name="ce16" office:value-type="float" office:value="0.0760660084015432" calcext:value-type="float">
            <text:p>0.0760660084</text:p>
          </table:table-cell>
          <table:table-cell table:style-name="ce16" office:value-type="float" office:value="0.169747847140577" calcext:value-type="float">
            <text:p>0.1697478471</text:p>
          </table:table-cell>
          <table:table-cell table:style-name="ce16" office:value-type="float" office:value="0.0325757156020881" calcext:value-type="float">
            <text:p>0.0325757156</text:p>
          </table:table-cell>
          <table:table-cell table:style-name="ce16" office:value-type="float" office:value="0.236650521932964" calcext:value-type="float">
            <text:p>0.2366505219</text:p>
          </table:table-cell>
          <table:table-cell table:style-name="ce16" office:value-type="float" office:value="0.179977436070969" calcext:value-type="float">
            <text:p>0.1799774361</text:p>
          </table:table-cell>
          <table:table-cell table:style-name="ce16" office:value-type="float" office:value="0.13730137460773" calcext:value-type="float">
            <text:p>0.1373013746</text:p>
          </table:table-cell>
          <table:table-cell table:style-name="ce16" office:value-type="float" office:value="0.151867068511143" calcext:value-type="float">
            <text:p>0.1518670685</text:p>
          </table:table-cell>
          <table:table-cell table:style-name="ce16" office:value-type="float" office:value="0.0428776806512547" calcext:value-type="float">
            <text:p>0.0428776807</text:p>
          </table:table-cell>
          <table:table-cell table:style-name="ce16" office:value-type="float" office:value="0.0352768957492163" calcext:value-type="float">
            <text:p>0.0352768957</text:p>
          </table:table-cell>
          <table:table-cell table:style-name="ce16" office:value-type="float" office:value="1.95415520691757" calcext:value-type="float">
            <text:p>1.9541552069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93024324131767" calcext:value-type="float">
            <text:p>0.3930243241</text:p>
          </table:table-cell>
          <table:table-cell table:style-name="ce17" office:value-type="float" office:value="0.157049195776484" calcext:value-type="float">
            <text:p>0.1570491958</text:p>
          </table:table-cell>
          <table:table-cell table:style-name="ce16" office:value-type="float" office:value="0.369622753217995" calcext:value-type="float">
            <text:p>0.3696227532</text:p>
          </table:table-cell>
          <table:table-cell table:style-name="ce16" office:value-type="float" office:value="0.33429553617967" calcext:value-type="float">
            <text:p>0.3342955362</text:p>
          </table:table-cell>
          <table:table-cell table:style-name="ce16" office:value-type="float" office:value="0.491593603951818" calcext:value-type="float">
            <text:p>0.491593604</text:p>
          </table:table-cell>
          <table:table-cell table:style-name="ce16" office:value-type="float" office:value="0.0877358140813149" calcext:value-type="float">
            <text:p>0.0877358141</text:p>
          </table:table-cell>
          <table:table-cell table:style-name="ce16" office:value-type="float" office:value="0.21662916108407" calcext:value-type="float">
            <text:p>0.2166291611</text:p>
          </table:table-cell>
          <table:table-cell table:style-name="ce16" office:value-type="float" office:value="0.0502796483644581" calcext:value-type="float">
            <text:p>0.0502796484</text:p>
          </table:table-cell>
          <table:table-cell table:style-name="ce16" office:value-type="float" office:value="0.284689666744404" calcext:value-type="float">
            <text:p>0.2846896667</text:p>
          </table:table-cell>
          <table:table-cell table:style-name="ce16" office:value-type="float" office:value="0.221198651080617" calcext:value-type="float">
            <text:p>0.2211986511</text:p>
          </table:table-cell>
          <table:table-cell table:style-name="ce16" office:value-type="float" office:value="0.177174144646405" calcext:value-type="float">
            <text:p>0.1771741446</text:p>
          </table:table-cell>
          <table:table-cell table:style-name="ce16" office:value-type="float" office:value="0.19370943445816" calcext:value-type="float">
            <text:p>0.1937094345</text:p>
          </table:table-cell>
          <table:table-cell table:style-name="ce16" office:value-type="float" office:value="0.0428383664122616" calcext:value-type="float">
            <text:p>0.0428383664</text:p>
          </table:table-cell>
          <table:table-cell table:style-name="ce16" office:value-type="float" office:value="0.035491044096198" calcext:value-type="float">
            <text:p>0.0354910441</text:p>
          </table:table-cell>
          <table:table-cell table:style-name="ce16" office:value-type="float" office:value="2.41749309957878" calcext:value-type="float">
            <text:p>2.4174930996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62404097265414" calcext:value-type="float">
            <text:p>0.3624040973</text:p>
          </table:table-cell>
          <table:table-cell table:style-name="ce17" office:value-type="float" office:value="0.158536487588233" calcext:value-type="float">
            <text:p>0.1585364876</text:p>
          </table:table-cell>
          <table:table-cell table:style-name="ce16" office:value-type="float" office:value="0.324114540362217" calcext:value-type="float">
            <text:p>0.3241145404</text:p>
          </table:table-cell>
          <table:table-cell table:style-name="ce16" office:value-type="float" office:value="0.267142039314281" calcext:value-type="float">
            <text:p>0.2671420393</text:p>
          </table:table-cell>
          <table:table-cell table:style-name="ce16" office:value-type="float" office:value="0.393141304915255" calcext:value-type="float">
            <text:p>0.3931413049</text:p>
          </table:table-cell>
          <table:table-cell table:style-name="ce16" office:value-type="float" office:value="0.0762593226560986" calcext:value-type="float">
            <text:p>0.0762593227</text:p>
          </table:table-cell>
          <table:table-cell table:style-name="ce16" office:value-type="float" office:value="0.183584958417682" calcext:value-type="float">
            <text:p>0.1835849584</text:p>
          </table:table-cell>
          <table:table-cell table:style-name="ce16" office:value-type="float" office:value="0.0434566677952426" calcext:value-type="float">
            <text:p>0.0434566678</text:p>
          </table:table-cell>
          <table:table-cell table:style-name="ce16" office:value-type="float" office:value="0.263773365546596" calcext:value-type="float">
            <text:p>0.2637733655</text:p>
          </table:table-cell>
          <table:table-cell table:style-name="ce16" office:value-type="float" office:value="0.17912961569268" calcext:value-type="float">
            <text:p>0.1791296157</text:p>
          </table:table-cell>
          <table:table-cell table:style-name="ce16" office:value-type="float" office:value="0.139823247122278" calcext:value-type="float">
            <text:p>0.1398232471</text:p>
          </table:table-cell>
          <table:table-cell table:style-name="ce16" office:value-type="float" office:value="0.153802467066057" calcext:value-type="float">
            <text:p>0.1538024671</text:p>
          </table:table-cell>
          <table:table-cell table:style-name="ce16" office:value-type="float" office:value="0.0501288151931725" calcext:value-type="float">
            <text:p>0.0501288152</text:p>
          </table:table-cell>
          <table:table-cell table:style-name="ce16" office:value-type="float" office:value="0.0365113007737585" calcext:value-type="float">
            <text:p>0.0365113008</text:p>
          </table:table-cell>
          <table:table-cell table:style-name="ce16" office:value-type="float" office:value="2.0346323841547" calcext:value-type="float">
            <text:p>2.0346323842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421243298222187" calcext:value-type="float">
            <text:p>0.4212432982</text:p>
          </table:table-cell>
          <table:table-cell table:style-name="ce17" office:value-type="float" office:value="0.146394630511039" calcext:value-type="float">
            <text:p>0.1463946305</text:p>
          </table:table-cell>
          <table:table-cell table:style-name="ce16" office:value-type="float" office:value="0.271068425370136" calcext:value-type="float">
            <text:p>0.2710684254</text:p>
          </table:table-cell>
          <table:table-cell table:style-name="ce16" office:value-type="float" office:value="0.272946383467504" calcext:value-type="float">
            <text:p>0.2729463835</text:p>
          </table:table-cell>
          <table:table-cell table:style-name="ce16" office:value-type="float" office:value="0.455719890792623" calcext:value-type="float">
            <text:p>0.4557198908</text:p>
          </table:table-cell>
          <table:table-cell table:style-name="ce16" office:value-type="float" office:value="0.069873631708332" calcext:value-type="float">
            <text:p>0.0698736317</text:p>
          </table:table-cell>
          <table:table-cell table:style-name="ce16" office:value-type="float" office:value="0.152843550148311" calcext:value-type="float">
            <text:p>0.1528435501</text:p>
          </table:table-cell>
          <table:table-cell table:style-name="ce16" office:value-type="float" office:value="0.0303753544755582" calcext:value-type="float">
            <text:p>0.0303753545</text:p>
          </table:table-cell>
          <table:table-cell table:style-name="ce16" office:value-type="float" office:value="0.24330676849654" calcext:value-type="float">
            <text:p>0.2433067685</text:p>
          </table:table-cell>
          <table:table-cell table:style-name="ce16" office:value-type="float" office:value="0.180469302159598" calcext:value-type="float">
            <text:p>0.1804693022</text:p>
          </table:table-cell>
          <table:table-cell table:style-name="ce16" office:value-type="float" office:value="0.139438388729597" calcext:value-type="float">
            <text:p>0.1394383887</text:p>
          </table:table-cell>
          <table:table-cell table:style-name="ce16" office:value-type="float" office:value="0.15108914192577" calcext:value-type="float">
            <text:p>0.1510891419</text:p>
          </table:table-cell>
          <table:table-cell table:style-name="ce16" office:value-type="float" office:value="0.0509260229048844" calcext:value-type="float">
            <text:p>0.0509260229</text:p>
          </table:table-cell>
          <table:table-cell table:style-name="ce16" office:value-type="float" office:value="0.0360697682063283" calcext:value-type="float">
            <text:p>0.0360697682</text:p>
          </table:table-cell>
          <table:table-cell table:style-name="ce16" office:value-type="float" office:value="1.98427276465682" calcext:value-type="float">
            <text:p>1.9842727647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31468480460449" calcext:value-type="float">
            <text:p>0.3314684805</text:p>
          </table:table-cell>
          <table:table-cell table:style-name="ce17" office:value-type="float" office:value="0.143335020904245" calcext:value-type="float">
            <text:p>0.1433350209</text:p>
          </table:table-cell>
          <table:table-cell table:style-name="ce16" office:value-type="float" office:value="0.277860282064109" calcext:value-type="float">
            <text:p>0.2778602821</text:p>
          </table:table-cell>
          <table:table-cell table:style-name="ce16" office:value-type="float" office:value="0.307122575791838" calcext:value-type="float">
            <text:p>0.3071225758</text:p>
          </table:table-cell>
          <table:table-cell table:style-name="ce16" office:value-type="float" office:value="0.458923675012271" calcext:value-type="float">
            <text:p>0.458923675</text:p>
          </table:table-cell>
          <table:table-cell table:style-name="ce16" office:value-type="float" office:value="0.0825063151567271" calcext:value-type="float">
            <text:p>0.0825063152</text:p>
          </table:table-cell>
          <table:table-cell table:style-name="ce16" office:value-type="float" office:value="0.178089281048201" calcext:value-type="float">
            <text:p>0.178089281</text:p>
          </table:table-cell>
          <table:table-cell table:style-name="ce16" office:value-type="float" office:value="0.0404553402591678" calcext:value-type="float">
            <text:p>0.0404553403</text:p>
          </table:table-cell>
          <table:table-cell table:style-name="ce16" office:value-type="float" office:value="0.264871303562241" calcext:value-type="float">
            <text:p>0.2648713036</text:p>
          </table:table-cell>
          <table:table-cell table:style-name="ce16" office:value-type="float" office:value="0.183740768059917" calcext:value-type="float">
            <text:p>0.1837407681</text:p>
          </table:table-cell>
          <table:table-cell table:style-name="ce16" office:value-type="float" office:value="0.0949220521359272" calcext:value-type="float">
            <text:p>0.0949220521</text:p>
          </table:table-cell>
          <table:table-cell table:style-name="ce16" office:value-type="float" office:value="0.154883115407013" calcext:value-type="float">
            <text:p>0.1548831154</text:p>
          </table:table-cell>
          <table:table-cell table:style-name="ce16" office:value-type="float" office:value="0.0528272411219286" calcext:value-type="float">
            <text:p>0.0528272411</text:p>
          </table:table-cell>
          <table:table-cell table:style-name="ce16" office:value-type="float" office:value="0.0318506478030236" calcext:value-type="float">
            <text:p>0.0318506478</text:p>
          </table:table-cell>
          <table:table-cell table:style-name="ce16" office:value-type="float" office:value="2.04552807341727" calcext:value-type="float">
            <text:p>2.0455280734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69123348574691" calcext:value-type="float">
            <text:p>0.3691233486</text:p>
          </table:table-cell>
          <table:table-cell table:style-name="ce17" office:value-type="float" office:value="0.146668423975602" calcext:value-type="float">
            <text:p>0.146668424</text:p>
          </table:table-cell>
          <table:table-cell table:style-name="ce16" office:value-type="float" office:value="0.391244359973635" calcext:value-type="float">
            <text:p>0.39124436</text:p>
          </table:table-cell>
          <table:table-cell table:style-name="ce16" office:value-type="float" office:value="0.335212821109563" calcext:value-type="float">
            <text:p>0.3352128211</text:p>
          </table:table-cell>
          <table:table-cell table:style-name="ce16" office:value-type="float" office:value="0.484603868564885" calcext:value-type="float">
            <text:p>0.4846038686</text:p>
          </table:table-cell>
          <table:table-cell table:style-name="ce16" office:value-type="float" office:value="0.0773014883869464" calcext:value-type="float">
            <text:p>0.0773014884</text:p>
          </table:table-cell>
          <table:table-cell table:style-name="ce16" office:value-type="float" office:value="0.211300850905276" calcext:value-type="float">
            <text:p>0.2113008509</text:p>
          </table:table-cell>
          <table:table-cell table:style-name="ce16" office:value-type="float" office:value="0.0488793204156394" calcext:value-type="float">
            <text:p>0.0488793204</text:p>
          </table:table-cell>
          <table:table-cell table:style-name="ce16" office:value-type="float" office:value="0.272544319087919" calcext:value-type="float">
            <text:p>0.2725443191</text:p>
          </table:table-cell>
          <table:table-cell table:style-name="ce16" office:value-type="float" office:value="0.215589147180049" calcext:value-type="float">
            <text:p>0.2155891472</text:p>
          </table:table-cell>
          <table:table-cell table:style-name="ce16" office:value-type="float" office:value="0.140471391203795" calcext:value-type="float">
            <text:p>0.1404713912</text:p>
          </table:table-cell>
          <table:table-cell table:style-name="ce16" office:value-type="float" office:value="0.180055664509392" calcext:value-type="float">
            <text:p>0.1800556645</text:p>
          </table:table-cell>
          <table:table-cell table:style-name="ce16" office:value-type="float" office:value="0.0561318190231132" calcext:value-type="float">
            <text:p>0.056131819</text:p>
          </table:table-cell>
          <table:table-cell table:style-name="ce16" office:value-type="float" office:value="0.0454895871449035" calcext:value-type="float">
            <text:p>0.0454895871</text:p>
          </table:table-cell>
          <table:table-cell table:style-name="ce16" office:value-type="float" office:value="2.38152182964239" calcext:value-type="float">
            <text:p>2.3815218296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451663831421763" calcext:value-type="float">
            <text:p>0.4516638314</text:p>
          </table:table-cell>
          <table:table-cell table:style-name="ce17" office:value-type="float" office:value="0.158330004189598" calcext:value-type="float">
            <text:p>0.1583300042</text:p>
          </table:table-cell>
          <table:table-cell table:style-name="ce16" office:value-type="float" office:value="0.320076498900877" calcext:value-type="float">
            <text:p>0.3200764989</text:p>
          </table:table-cell>
          <table:table-cell table:style-name="ce16" office:value-type="float" office:value="0.345543826665109" calcext:value-type="float">
            <text:p>0.3455438267</text:p>
          </table:table-cell>
          <table:table-cell table:style-name="ce16" office:value-type="float" office:value="0.557835404386214" calcext:value-type="float">
            <text:p>0.5578354044</text:p>
          </table:table-cell>
          <table:table-cell table:style-name="ce16" office:value-type="float" office:value="0.0718131494875631" calcext:value-type="float">
            <text:p>0.0718131495</text:p>
          </table:table-cell>
          <table:table-cell table:style-name="ce16" office:value-type="float" office:value="0.215739280756587" calcext:value-type="float">
            <text:p>0.2157392808</text:p>
          </table:table-cell>
          <table:table-cell table:style-name="ce16" office:value-type="float" office:value="0.0392316191135779" calcext:value-type="float">
            <text:p>0.0392316191</text:p>
          </table:table-cell>
          <table:table-cell table:style-name="ce16" office:value-type="float" office:value="0.277046512938807" calcext:value-type="float">
            <text:p>0.2770465129</text:p>
          </table:table-cell>
          <table:table-cell table:style-name="ce16" office:value-type="float" office:value="0.232410545648243" calcext:value-type="float">
            <text:p>0.2324105456</text:p>
          </table:table-cell>
          <table:table-cell table:style-name="ce16" office:value-type="float" office:value="0.167206230334036" calcext:value-type="float">
            <text:p>0.1672062303</text:p>
          </table:table-cell>
          <table:table-cell table:style-name="ce16" office:value-type="float" office:value="0.191214914506333" calcext:value-type="float">
            <text:p>0.1912149145</text:p>
          </table:table-cell>
          <table:table-cell table:style-name="ce16" office:value-type="float" office:value="0.0553437372949926" calcext:value-type="float">
            <text:p>0.0553437373</text:p>
          </table:table-cell>
          <table:table-cell table:style-name="ce16" office:value-type="float" office:value="0.0483584552047281" calcext:value-type="float">
            <text:p>0.0483584552</text:p>
          </table:table-cell>
          <table:table-cell table:style-name="ce16" office:value-type="float" office:value="2.45000555237214" calcext:value-type="float">
            <text:p>2.4500055524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97209044862714" calcext:value-type="float">
            <text:p>0.3972090449</text:p>
          </table:table-cell>
          <table:table-cell table:style-name="ce17" office:value-type="float" office:value="0.144030451722746" calcext:value-type="float">
            <text:p>0.1440304517</text:p>
          </table:table-cell>
          <table:table-cell table:style-name="ce16" office:value-type="float" office:value="0.286787647898598" calcext:value-type="float">
            <text:p>0.2867876479</text:p>
          </table:table-cell>
          <table:table-cell table:style-name="ce16" office:value-type="float" office:value="0.262284786636257" calcext:value-type="float">
            <text:p>0.2622847866</text:p>
          </table:table-cell>
          <table:table-cell table:style-name="ce16" office:value-type="float" office:value="0.393034651061705" calcext:value-type="float">
            <text:p>0.3930346511</text:p>
          </table:table-cell>
          <table:table-cell table:style-name="ce16" office:value-type="float" office:value="0.0617900866139914" calcext:value-type="float">
            <text:p>0.0617900866</text:p>
          </table:table-cell>
          <table:table-cell table:style-name="ce16" office:value-type="float" office:value="0.176192632385796" calcext:value-type="float">
            <text:p>0.1761926324</text:p>
          </table:table-cell>
          <table:table-cell table:style-name="ce16" office:value-type="float" office:value="0.04029762001321" calcext:value-type="float">
            <text:p>0.04029762</text:p>
          </table:table-cell>
          <table:table-cell table:style-name="ce16" office:value-type="float" office:value="0.239601145818841" calcext:value-type="float">
            <text:p>0.2396011458</text:p>
          </table:table-cell>
          <table:table-cell table:style-name="ce16" office:value-type="float" office:value="0.182903366724127" calcext:value-type="float">
            <text:p>0.1829033667</text:p>
          </table:table-cell>
          <table:table-cell table:style-name="ce16" office:value-type="float" office:value="0.116347073517085" calcext:value-type="float">
            <text:p>0.1163470735</text:p>
          </table:table-cell>
          <table:table-cell table:style-name="ce16" office:value-type="float" office:value="0.156052880738253" calcext:value-type="float">
            <text:p>0.1560528807</text:p>
          </table:table-cell>
          <table:table-cell table:style-name="ce16" office:value-type="float" office:value="0.0464761757566561" calcext:value-type="float">
            <text:p>0.0464761758</text:p>
          </table:table-cell>
          <table:table-cell table:style-name="ce16" office:value-type="float" office:value="0.0315683813305942" calcext:value-type="float">
            <text:p>0.0315683813</text:p>
          </table:table-cell>
          <table:table-cell table:style-name="ce16" office:value-type="float" office:value="1.93154409729136" calcext:value-type="float">
            <text:p>1.9315440973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403458121625112" calcext:value-type="float">
            <text:p>0.4034581216</text:p>
          </table:table-cell>
          <table:table-cell table:style-name="ce17" office:value-type="float" office:value="0.150785479373319" calcext:value-type="float">
            <text:p>0.1507854794</text:p>
          </table:table-cell>
          <table:table-cell table:style-name="ce16" office:value-type="float" office:value="0.242689666303258" calcext:value-type="float">
            <text:p>0.2426896663</text:p>
          </table:table-cell>
          <table:table-cell table:style-name="ce16" office:value-type="float" office:value="0.274985528324772" calcext:value-type="float">
            <text:p>0.2749855283</text:p>
          </table:table-cell>
          <table:table-cell table:style-name="ce16" office:value-type="float" office:value="0.427998621975388" calcext:value-type="float">
            <text:p>0.427998622</text:p>
          </table:table-cell>
          <table:table-cell table:style-name="ce16" office:value-type="float" office:value="0.0618161883301357" calcext:value-type="float">
            <text:p>0.0618161883</text:p>
          </table:table-cell>
          <table:table-cell table:style-name="ce16" office:value-type="float" office:value="0.190118432645789" calcext:value-type="float">
            <text:p>0.1901184326</text:p>
          </table:table-cell>
          <table:table-cell table:style-name="ce16" office:value-type="float" office:value="0.0404867023002215" calcext:value-type="float">
            <text:p>0.0404867023</text:p>
          </table:table-cell>
          <table:table-cell table:style-name="ce16" office:value-type="float" office:value="0.241863537768501" calcext:value-type="float">
            <text:p>0.2418635378</text:p>
          </table:table-cell>
          <table:table-cell table:style-name="ce16" office:value-type="float" office:value="0.22110145474773" calcext:value-type="float">
            <text:p>0.2211014547</text:p>
          </table:table-cell>
          <table:table-cell table:style-name="ce16" office:value-type="float" office:value="0.125834105266854" calcext:value-type="float">
            <text:p>0.1258341053</text:p>
          </table:table-cell>
          <table:table-cell table:style-name="ce16" office:value-type="float" office:value="0.174293908542048" calcext:value-type="float">
            <text:p>0.1742939085</text:p>
          </table:table-cell>
          <table:table-cell table:style-name="ce16" office:value-type="float" office:value="0.0481953140621286" calcext:value-type="float">
            <text:p>0.0481953141</text:p>
          </table:table-cell>
          <table:table-cell table:style-name="ce16" office:value-type="float" office:value="0.0449913442486517" calcext:value-type="float">
            <text:p>0.0449913442</text:p>
          </table:table-cell>
          <table:table-cell table:style-name="ce16" office:value-type="float" office:value="2.03253235938695" calcext:value-type="float">
            <text:p>2.0325323594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51391467699329" calcext:value-type="float">
            <text:p>0.3513914677</text:p>
          </table:table-cell>
          <table:table-cell table:style-name="ce17" office:value-type="float" office:value="0.132230574536818" calcext:value-type="float">
            <text:p>0.1322305745</text:p>
          </table:table-cell>
          <table:table-cell table:style-name="ce16" office:value-type="float" office:value="0.317987917084446" calcext:value-type="float">
            <text:p>0.3179879171</text:p>
          </table:table-cell>
          <table:table-cell table:style-name="ce16" office:value-type="float" office:value="0.298996489926304" calcext:value-type="float">
            <text:p>0.2989964899</text:p>
          </table:table-cell>
          <table:table-cell table:style-name="ce16" office:value-type="float" office:value="0.455887706972986" calcext:value-type="float">
            <text:p>0.455887707</text:p>
          </table:table-cell>
          <table:table-cell table:style-name="ce16" office:value-type="float" office:value="0.0838760218776989" calcext:value-type="float">
            <text:p>0.0838760219</text:p>
          </table:table-cell>
          <table:table-cell table:style-name="ce16" office:value-type="float" office:value="0.190234689333121" calcext:value-type="float">
            <text:p>0.1902346893</text:p>
          </table:table-cell>
          <table:table-cell table:style-name="ce16" office:value-type="float" office:value="0.0334963382554799" calcext:value-type="float">
            <text:p>0.0334963383</text:p>
          </table:table-cell>
          <table:table-cell table:style-name="ce16" office:value-type="float" office:value="0.255593235310403" calcext:value-type="float">
            <text:p>0.2555932353</text:p>
          </table:table-cell>
          <table:table-cell table:style-name="ce16" office:value-type="float" office:value="0.199880598733302" calcext:value-type="float">
            <text:p>0.1998805987</text:p>
          </table:table-cell>
          <table:table-cell table:style-name="ce16" office:value-type="float" office:value="0.148854071774835" calcext:value-type="float">
            <text:p>0.1488540718</text:p>
          </table:table-cell>
          <table:table-cell table:style-name="ce16" office:value-type="float" office:value="0.172658440578327" calcext:value-type="float">
            <text:p>0.1726584406</text:p>
          </table:table-cell>
          <table:table-cell table:style-name="ce16" office:value-type="float" office:value="0.0413192041558759" calcext:value-type="float">
            <text:p>0.0413192042</text:p>
          </table:table-cell>
          <table:table-cell table:style-name="ce16" office:value-type="float" office:value="0.0366250840934487" calcext:value-type="float">
            <text:p>0.0366250841</text:p>
          </table:table-cell>
          <table:table-cell table:style-name="ce16" office:value-type="float" office:value="2.15153844897741" calcext:value-type="float">
            <text:p>2.151538449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70320751667727" calcext:value-type="float">
            <text:p>0.3703207517</text:p>
          </table:table-cell>
          <table:table-cell table:style-name="ce17" office:value-type="float" office:value="0.143413209330773" calcext:value-type="float">
            <text:p>0.1434132093</text:p>
          </table:table-cell>
          <table:table-cell table:style-name="ce16" office:value-type="float" office:value="0.267765442426783" calcext:value-type="float">
            <text:p>0.2677654424</text:p>
          </table:table-cell>
          <table:table-cell table:style-name="ce16" office:value-type="float" office:value="0.233730405646206" calcext:value-type="float">
            <text:p>0.2337304056</text:p>
          </table:table-cell>
          <table:table-cell table:style-name="ce16" office:value-type="float" office:value="0.379157512918013" calcext:value-type="float">
            <text:p>0.3791575129</text:p>
          </table:table-cell>
          <table:table-cell table:style-name="ce16" office:value-type="float" office:value="0.0726235138560608" calcext:value-type="float">
            <text:p>0.0726235139</text:p>
          </table:table-cell>
          <table:table-cell table:style-name="ce16" office:value-type="float" office:value="0.152855389108838" calcext:value-type="float">
            <text:p>0.1528553891</text:p>
          </table:table-cell>
          <table:table-cell table:style-name="ce16" office:value-type="float" office:value="0.0509284289029391" calcext:value-type="float">
            <text:p>0.0509284289</text:p>
          </table:table-cell>
          <table:table-cell table:style-name="ce16" office:value-type="float" office:value="0.227524092249899" calcext:value-type="float">
            <text:p>0.2275240922</text:p>
          </table:table-cell>
          <table:table-cell table:style-name="ce16" office:value-type="float" office:value="0.170618951389252" calcext:value-type="float">
            <text:p>0.1706189514</text:p>
          </table:table-cell>
          <table:table-cell table:style-name="ce16" office:value-type="float" office:value="0.143812822647483" calcext:value-type="float">
            <text:p>0.1438128226</text:p>
          </table:table-cell>
          <table:table-cell table:style-name="ce16" office:value-type="float" office:value="0.151440478282737" calcext:value-type="float">
            <text:p>0.1514404783</text:p>
          </table:table-cell>
          <table:table-cell table:style-name="ce16" office:value-type="float" office:value="0.0476220395588547" calcext:value-type="float">
            <text:p>0.0476220396</text:p>
          </table:table-cell>
          <table:table-cell table:style-name="ce16" office:value-type="float" office:value="0.0315467231504927" calcext:value-type="float">
            <text:p>0.0315467232</text:p>
          </table:table-cell>
          <table:table-cell table:style-name="ce16" office:value-type="float" office:value="1.8570061451292" calcext:value-type="float">
            <text:p>1.8570061451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418710213949876" calcext:value-type="float">
            <text:p>0.4187102139</text:p>
          </table:table-cell>
          <table:table-cell table:style-name="ce17" office:value-type="float" office:value="0.151414386313132" calcext:value-type="float">
            <text:p>0.1514143863</text:p>
          </table:table-cell>
          <table:table-cell table:style-name="ce16" office:value-type="float" office:value="0.33273258471047" calcext:value-type="float">
            <text:p>0.3327325847</text:p>
          </table:table-cell>
          <table:table-cell table:style-name="ce16" office:value-type="float" office:value="0.302905154977268" calcext:value-type="float">
            <text:p>0.302905155</text:p>
          </table:table-cell>
          <table:table-cell table:style-name="ce16" office:value-type="float" office:value="0.439763387092077" calcext:value-type="float">
            <text:p>0.4397633871</text:p>
          </table:table-cell>
          <table:table-cell table:style-name="ce16" office:value-type="float" office:value="0.0854145303968807" calcext:value-type="float">
            <text:p>0.0854145304</text:p>
          </table:table-cell>
          <table:table-cell table:style-name="ce16" office:value-type="float" office:value="0.18581421357322" calcext:value-type="float">
            <text:p>0.1858142136</text:p>
          </table:table-cell>
          <table:table-cell table:style-name="ce16" office:value-type="float" office:value="0.0380797693373243" calcext:value-type="float">
            <text:p>0.0380797693</text:p>
          </table:table-cell>
          <table:table-cell table:style-name="ce16" office:value-type="float" office:value="0.260521461501772" calcext:value-type="float">
            <text:p>0.2605214615</text:p>
          </table:table-cell>
          <table:table-cell table:style-name="ce16" office:value-type="float" office:value="0.207573361383662" calcext:value-type="float">
            <text:p>0.2075733614</text:p>
          </table:table-cell>
          <table:table-cell table:style-name="ce16" office:value-type="float" office:value="0.148506814140793" calcext:value-type="float">
            <text:p>0.1485068141</text:p>
          </table:table-cell>
          <table:table-cell table:style-name="ce16" office:value-type="float" office:value="0.177670291507435" calcext:value-type="float">
            <text:p>0.1776702915</text:p>
          </table:table-cell>
          <table:table-cell table:style-name="ce16" office:value-type="float" office:value="0.0563703963670135" calcext:value-type="float">
            <text:p>0.0563703964</text:p>
          </table:table-cell>
          <table:table-cell table:style-name="ce16" office:value-type="float" office:value="0.0392303399573511" calcext:value-type="float">
            <text:p>0.03923034</text:p>
          </table:table-cell>
          <table:table-cell table:style-name="ce16" office:value-type="float" office:value="2.18919382837543" calcext:value-type="float">
            <text:p>2.1891938284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16068596779814" calcext:value-type="float">
            <text:p>0.3160685968</text:p>
          </table:table-cell>
          <table:table-cell table:style-name="ce17" office:value-type="float" office:value="0.14619969952631" calcext:value-type="float">
            <text:p>0.1461996995</text:p>
          </table:table-cell>
          <table:table-cell table:style-name="ce16" office:value-type="float" office:value="0.344426426068166" calcext:value-type="float">
            <text:p>0.3444264261</text:p>
          </table:table-cell>
          <table:table-cell table:style-name="ce16" office:value-type="float" office:value="0.304342882609604" calcext:value-type="float">
            <text:p>0.3043428826</text:p>
          </table:table-cell>
          <table:table-cell table:style-name="ce16" office:value-type="float" office:value="0.469225698989334" calcext:value-type="float">
            <text:p>0.469225699</text:p>
          </table:table-cell>
          <table:table-cell table:style-name="ce16" office:value-type="float" office:value="0.0896148292186517" calcext:value-type="float">
            <text:p>0.0896148292</text:p>
          </table:table-cell>
          <table:table-cell table:style-name="ce16" office:value-type="float" office:value="0.166124019000487" calcext:value-type="float">
            <text:p>0.166124019</text:p>
          </table:table-cell>
          <table:table-cell table:style-name="ce16" office:value-type="float" office:value="0.0246751081006481" calcext:value-type="float">
            <text:p>0.0246751081</text:p>
          </table:table-cell>
          <table:table-cell table:style-name="ce16" office:value-type="float" office:value="0.265464035812364" calcext:value-type="float">
            <text:p>0.2654640358</text:p>
          </table:table-cell>
          <table:table-cell table:style-name="ce16" office:value-type="float" office:value="0.216640965665295" calcext:value-type="float">
            <text:p>0.2166409657</text:p>
          </table:table-cell>
          <table:table-cell table:style-name="ce16" office:value-type="float" office:value="0.117432370307381" calcext:value-type="float">
            <text:p>0.1174323703</text:p>
          </table:table-cell>
          <table:table-cell table:style-name="ce16" office:value-type="float" office:value="0.185530587035617" calcext:value-type="float">
            <text:p>0.185530587</text:p>
          </table:table-cell>
          <table:table-cell table:style-name="ce16" office:value-type="float" office:value="0.0260630646783299" calcext:value-type="float">
            <text:p>0.0260630647</text:p>
          </table:table-cell>
          <table:table-cell table:style-name="ce16" office:value-type="float" office:value="0.0322354922994353" calcext:value-type="float">
            <text:p>0.0322354923</text:p>
          </table:table-cell>
          <table:table-cell table:style-name="ce16" office:value-type="float" office:value="2.15217233247368" calcext:value-type="float">
            <text:p>2.1521723325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24774031667641" calcext:value-type="float">
            <text:p>0.3247740317</text:p>
          </table:table-cell>
          <table:table-cell table:style-name="ce17" office:value-type="float" office:value="0.134895634172316" calcext:value-type="float">
            <text:p>0.1348956342</text:p>
          </table:table-cell>
          <table:table-cell table:style-name="ce16" office:value-type="float" office:value="0.296098354372636" calcext:value-type="float">
            <text:p>0.2960983544</text:p>
          </table:table-cell>
          <table:table-cell table:style-name="ce16" office:value-type="float" office:value="0.2587389535017" calcext:value-type="float">
            <text:p>0.2587389535</text:p>
          </table:table-cell>
          <table:table-cell table:style-name="ce16" office:value-type="float" office:value="0.419477862309147" calcext:value-type="float">
            <text:p>0.4194778623</text:p>
          </table:table-cell>
          <table:table-cell table:style-name="ce16" office:value-type="float" office:value="0.088990854604709" calcext:value-type="float">
            <text:p>0.0889908546</text:p>
          </table:table-cell>
          <table:table-cell table:style-name="ce16" office:value-type="float" office:value="0.153724066716204" calcext:value-type="float">
            <text:p>0.1537240667</text:p>
          </table:table-cell>
          <table:table-cell table:style-name="ce16" office:value-type="float" office:value="0.0375789176471383" calcext:value-type="float">
            <text:p>0.0375789176</text:p>
          </table:table-cell>
          <table:table-cell table:style-name="ce16" office:value-type="float" office:value="0.247001384553371" calcext:value-type="float">
            <text:p>0.2470013846</text:p>
          </table:table-cell>
          <table:table-cell table:style-name="ce16" office:value-type="float" office:value="0.168640127786824" calcext:value-type="float">
            <text:p>0.1686401278</text:p>
          </table:table-cell>
          <table:table-cell table:style-name="ce16" office:value-type="float" office:value="0.1263779547534" calcext:value-type="float">
            <text:p>0.1263779548</text:p>
          </table:table-cell>
          <table:table-cell table:style-name="ce16" office:value-type="float" office:value="0.147277059818921" calcext:value-type="float">
            <text:p>0.1472770598</text:p>
          </table:table-cell>
          <table:table-cell table:style-name="ce16" office:value-type="float" office:value="0.0269340852062109" calcext:value-type="float">
            <text:p>0.0269340852</text:p>
          </table:table-cell>
          <table:table-cell table:style-name="ce16" office:value-type="float" office:value="0.0307835923320966" calcext:value-type="float">
            <text:p>0.0307835923</text:p>
          </table:table-cell>
          <table:table-cell table:style-name="ce16" office:value-type="float" office:value="1.91263512892542" calcext:value-type="float">
            <text:p>1.9126351289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5" office:value-type="float" office:value="0.472425287670214" calcext:value-type="float">
            <text:p>0.4724252877</text:p>
          </table:table-cell>
          <table:table-cell table:style-name="ce18" office:value-type="float" office:value="0.171930069301042" calcext:value-type="float">
            <text:p>0.1719300693</text:p>
          </table:table-cell>
          <table:table-cell table:style-name="ce20" office:value-type="float" office:value="0.330575921349987" calcext:value-type="float">
            <text:p>0.3305759213</text:p>
          </table:table-cell>
          <table:table-cell table:style-name="ce20" office:value-type="float" office:value="0.326597774057353" calcext:value-type="float">
            <text:p>0.3265977741</text:p>
          </table:table-cell>
          <table:table-cell table:style-name="ce20" office:value-type="float" office:value="0.535223184218231" calcext:value-type="float">
            <text:p>0.5352231842</text:p>
          </table:table-cell>
          <table:table-cell table:style-name="ce20" office:value-type="float" office:value="0.108579065085091" calcext:value-type="float">
            <text:p>0.1085790651</text:p>
          </table:table-cell>
          <table:table-cell table:style-name="ce20" office:value-type="float" office:value="0.188263790956944" calcext:value-type="float">
            <text:p>0.188263791</text:p>
          </table:table-cell>
          <table:table-cell table:style-name="ce20" office:value-type="float" office:value="0.0358155036356272" calcext:value-type="float">
            <text:p>0.0358155036</text:p>
          </table:table-cell>
          <table:table-cell table:style-name="ce20" office:value-type="float" office:value="0.316067861733788" calcext:value-type="float">
            <text:p>0.3160678617</text:p>
          </table:table-cell>
          <table:table-cell table:style-name="ce20" office:value-type="float" office:value="0.221996856264897" calcext:value-type="float">
            <text:p>0.2219968563</text:p>
          </table:table-cell>
          <table:table-cell table:style-name="ce20" office:value-type="float" office:value="0.180031461661574" calcext:value-type="float">
            <text:p>0.1800314617</text:p>
          </table:table-cell>
          <table:table-cell table:style-name="ce20" office:value-type="float" office:value="0.195424456083687" calcext:value-type="float">
            <text:p>0.1954244561</text:p>
          </table:table-cell>
          <table:table-cell table:style-name="ce20" office:value-type="float" office:value="0.0417811008409902" calcext:value-type="float">
            <text:p>0.0417811008</text:p>
          </table:table-cell>
          <table:table-cell table:style-name="ce20" office:value-type="float" office:value="0.045992253903622" calcext:value-type="float">
            <text:p>0.0459922539</text:p>
          </table:table-cell>
          <table:table-cell table:style-name="ce20" office:value-type="float" office:value="2.41773931376851" calcext:value-type="float">
            <text:p>2.4177393138</text:p>
          </table:table-cell>
          <table:table-cell table:style-name="ce20"/>
          <table:table-cell table:style-name="ce12" table:number-columns-repeated="1008"/>
        </table:table-row>
        <table:table-row table:style-name="ro2">
          <table:table-cell table:style-name="ce14" office:value-type="float" office:value="0.338353797663092" calcext:value-type="float">
            <text:p>0.3383537977</text:p>
          </table:table-cell>
          <table:table-cell table:style-name="ce17" office:value-type="float" office:value="0.147912750808485" calcext:value-type="float">
            <text:p>0.1479127508</text:p>
          </table:table-cell>
          <table:table-cell table:style-name="ce16" office:value-type="float" office:value="0.176403392967115" calcext:value-type="float">
            <text:p>0.176403393</text:p>
          </table:table-cell>
          <table:table-cell table:style-name="ce16" office:value-type="float" office:value="0.343860221331412" calcext:value-type="float">
            <text:p>0.3438602213</text:p>
          </table:table-cell>
          <table:table-cell table:style-name="ce16" office:value-type="float" office:value="0.444228806040178" calcext:value-type="float">
            <text:p>0.444228806</text:p>
          </table:table-cell>
          <table:table-cell table:style-name="ce16" office:value-type="float" office:value="0.0730562836792781" calcext:value-type="float">
            <text:p>0.0730562837</text:p>
          </table:table-cell>
          <table:table-cell table:style-name="ce16" office:value-type="float" office:value="0.207655919316149" calcext:value-type="float">
            <text:p>0.2076559193</text:p>
          </table:table-cell>
          <table:table-cell table:style-name="ce16" office:value-type="float" office:value="0.0449042805175355" calcext:value-type="float">
            <text:p>0.0449042805</text:p>
          </table:table-cell>
          <table:table-cell table:style-name="ce16" office:value-type="float" office:value="0.288367340889607" calcext:value-type="float">
            <text:p>0.2883673409</text:p>
          </table:table-cell>
          <table:table-cell table:style-name="ce16" office:value-type="float" office:value="0.207980149851509" calcext:value-type="float">
            <text:p>0.2079801499</text:p>
          </table:table-cell>
          <table:table-cell table:style-name="ce16" office:value-type="float" office:value="0.108534797853599" calcext:value-type="float">
            <text:p>0.1085347979</text:p>
          </table:table-cell>
          <table:table-cell table:style-name="ce16" office:value-type="float" office:value="0.168973567817846" calcext:value-type="float">
            <text:p>0.1689735678</text:p>
          </table:table-cell>
          <table:table-cell table:style-name="ce16" office:value-type="float" office:value="0.0521961703034565" calcext:value-type="float">
            <text:p>0.0521961703</text:p>
          </table:table-cell>
          <table:table-cell table:style-name="ce16" office:value-type="float" office:value="0.0429984644215543" calcext:value-type="float">
            <text:p>0.0429984644</text:p>
          </table:table-cell>
          <table:table-cell table:style-name="ce16" office:value-type="float" office:value="2.08612124623821" calcext:value-type="float">
            <text:p>2.0861212462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88107926355177" calcext:value-type="float">
            <text:p>0.3881079264</text:p>
          </table:table-cell>
          <table:table-cell table:style-name="ce17" office:value-type="float" office:value="0.1504899025956" calcext:value-type="float">
            <text:p>0.1504899026</text:p>
          </table:table-cell>
          <table:table-cell table:style-name="ce16" office:value-type="float" office:value="0.288718181207598" calcext:value-type="float">
            <text:p>0.2887181812</text:p>
          </table:table-cell>
          <table:table-cell table:style-name="ce16" office:value-type="float" office:value="0.318139389879425" calcext:value-type="float">
            <text:p>0.3181393899</text:p>
          </table:table-cell>
          <table:table-cell table:style-name="ce16" office:value-type="float" office:value="0.422016464842712" calcext:value-type="float">
            <text:p>0.4220164648</text:p>
          </table:table-cell>
          <table:table-cell table:style-name="ce16" office:value-type="float" office:value="0.093119777459877" calcext:value-type="float">
            <text:p>0.0931197775</text:p>
          </table:table-cell>
          <table:table-cell table:style-name="ce16" office:value-type="float" office:value="0.229668301697807" calcext:value-type="float">
            <text:p>0.2296683017</text:p>
          </table:table-cell>
          <table:table-cell table:style-name="ce16" office:value-type="float" office:value="0.0376705191001562" calcext:value-type="float">
            <text:p>0.0376705191</text:p>
          </table:table-cell>
          <table:table-cell table:style-name="ce16" office:value-type="float" office:value="0.271091580869867" calcext:value-type="float">
            <text:p>0.2710915809</text:p>
          </table:table-cell>
          <table:table-cell table:style-name="ce16" office:value-type="float" office:value="0.184956363003276" calcext:value-type="float">
            <text:p>0.184956363</text:p>
          </table:table-cell>
          <table:table-cell table:style-name="ce16" office:value-type="float" office:value="0.122779183433565" calcext:value-type="float">
            <text:p>0.1227791834</text:p>
          </table:table-cell>
          <table:table-cell table:style-name="ce16" office:value-type="float" office:value="0.159669030086331" calcext:value-type="float">
            <text:p>0.1596690301</text:p>
          </table:table-cell>
          <table:table-cell table:style-name="ce16" office:value-type="float" office:value="0.0630093333694389" calcext:value-type="float">
            <text:p>0.0630093334</text:p>
          </table:table-cell>
          <table:table-cell table:style-name="ce16" office:value-type="float" office:value="0.0381845642451406" calcext:value-type="float">
            <text:p>0.0381845642</text:p>
          </table:table-cell>
          <table:table-cell table:style-name="ce16" office:value-type="float" office:value="2.13586141930209" calcext:value-type="float">
            <text:p>2.1358614193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57032822583254" calcext:value-type="float">
            <text:p>0.3570328226</text:p>
          </table:table-cell>
          <table:table-cell table:style-name="ce17" office:value-type="float" office:value="0.133109674710924" calcext:value-type="float">
            <text:p>0.1331096747</text:p>
          </table:table-cell>
          <table:table-cell table:style-name="ce16" office:value-type="float" office:value="0.319828028708842" calcext:value-type="float">
            <text:p>0.3198280287</text:p>
          </table:table-cell>
          <table:table-cell table:style-name="ce16" office:value-type="float" office:value="0.286601029720595" calcext:value-type="float">
            <text:p>0.2866010297</text:p>
          </table:table-cell>
          <table:table-cell table:style-name="ce16" office:value-type="float" office:value="0.434263799094565" calcext:value-type="float">
            <text:p>0.4342637991</text:p>
          </table:table-cell>
          <table:table-cell table:style-name="ce16" office:value-type="float" office:value="0.061537758330273" calcext:value-type="float">
            <text:p>0.0615377583</text:p>
          </table:table-cell>
          <table:table-cell table:style-name="ce16" office:value-type="float" office:value="0.168393316847686" calcext:value-type="float">
            <text:p>0.1683933168</text:p>
          </table:table-cell>
          <table:table-cell table:style-name="ce16" office:value-type="float" office:value="0.0350154930664404" calcext:value-type="float">
            <text:p>0.0350154931</text:p>
          </table:table-cell>
          <table:table-cell table:style-name="ce16" office:value-type="float" office:value="0.241822078460196" calcext:value-type="float">
            <text:p>0.2418220785</text:p>
          </table:table-cell>
          <table:table-cell table:style-name="ce16" office:value-type="float" office:value="0.191176333828876" calcext:value-type="float">
            <text:p>0.1911763338</text:p>
          </table:table-cell>
          <table:table-cell table:style-name="ce16" office:value-type="float" office:value="0.150532593995039" calcext:value-type="float">
            <text:p>0.150532594</text:p>
          </table:table-cell>
          <table:table-cell table:style-name="ce16" office:value-type="float" office:value="0.164385249549906" calcext:value-type="float">
            <text:p>0.1643852495</text:p>
          </table:table-cell>
          <table:table-cell table:style-name="ce16" office:value-type="float" office:value="0.0513886296123433" calcext:value-type="float">
            <text:p>0.0513886296</text:p>
          </table:table-cell>
          <table:table-cell table:style-name="ce16" office:value-type="float" office:value="0.0341073207180007" calcext:value-type="float">
            <text:p>0.0341073207</text:p>
          </table:table-cell>
          <table:table-cell table:style-name="ce16" office:value-type="float" office:value="2.07753506429062" calcext:value-type="float">
            <text:p>2.0775350643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00489547252535" calcext:value-type="float">
            <text:p>0.3004895473</text:p>
          </table:table-cell>
          <table:table-cell table:style-name="ce17" office:value-type="float" office:value="0.132666321565446" calcext:value-type="float">
            <text:p>0.1326663216</text:p>
          </table:table-cell>
          <table:table-cell table:style-name="ce16" office:value-type="float" office:value="0.283034915339363" calcext:value-type="float">
            <text:p>0.2830349153</text:p>
          </table:table-cell>
          <table:table-cell table:style-name="ce16" office:value-type="float" office:value="0.227453719873546" calcext:value-type="float">
            <text:p>0.2274537199</text:p>
          </table:table-cell>
          <table:table-cell table:style-name="ce16" office:value-type="float" office:value="0.335036474410674" calcext:value-type="float">
            <text:p>0.3350364744</text:p>
          </table:table-cell>
          <table:table-cell table:style-name="ce16" office:value-type="float" office:value="0.0527062414191307" calcext:value-type="float">
            <text:p>0.0527062414</text:p>
          </table:table-cell>
          <table:table-cell table:style-name="ce16" office:value-type="float" office:value="0.158828404352359" calcext:value-type="float">
            <text:p>0.1588284044</text:p>
          </table:table-cell>
          <table:table-cell table:style-name="ce16" office:value-type="float" office:value="0.0402481072168229" calcext:value-type="float">
            <text:p>0.0402481072</text:p>
          </table:table-cell>
          <table:table-cell table:style-name="ce16" office:value-type="float" office:value="0.201059367750012" calcext:value-type="float">
            <text:p>0.2010593678</text:p>
          </table:table-cell>
          <table:table-cell table:style-name="ce16" office:value-type="float" office:value="0.187409270852989" calcext:value-type="float">
            <text:p>0.1874092709</text:p>
          </table:table-cell>
          <table:table-cell table:style-name="ce16" office:value-type="float" office:value="0.124806240644722" calcext:value-type="float">
            <text:p>0.1248062406</text:p>
          </table:table-cell>
          <table:table-cell table:style-name="ce16" office:value-type="float" office:value="0.152768635935831" calcext:value-type="float">
            <text:p>0.1527686359</text:p>
          </table:table-cell>
          <table:table-cell table:style-name="ce16" office:value-type="float" office:value="0.0549252411526879" calcext:value-type="float">
            <text:p>0.0549252412</text:p>
          </table:table-cell>
          <table:table-cell table:style-name="ce16" office:value-type="float" office:value="0.0316807191689616" calcext:value-type="float">
            <text:p>0.0316807192</text:p>
          </table:table-cell>
          <table:table-cell table:style-name="ce16" office:value-type="float" office:value="1.79725234613476" calcext:value-type="float">
            <text:p>1.7972523461</text:p>
          </table:table-cell>
          <table:table-cell table:style-name="ce16"/>
          <table:table-cell table:number-columns-repeated="1008"/>
        </table:table-row>
        <table:table-row table:style-name="ro2">
          <table:table-cell table:style-name="ce14" office:value-type="float" office:value="0.318915446422718" calcext:value-type="float">
            <text:p>0.3189154464</text:p>
          </table:table-cell>
          <table:table-cell table:style-name="ce17" office:value-type="float" office:value="0.137631076612745" calcext:value-type="float">
            <text:p>0.1376310766</text:p>
          </table:table-cell>
          <table:table-cell table:style-name="ce16" office:value-type="float" office:value="0.226501134435299" calcext:value-type="float">
            <text:p>0.2265011344</text:p>
          </table:table-cell>
          <table:table-cell table:style-name="ce16" office:value-type="float" office:value="0.257303877534377" calcext:value-type="float">
            <text:p>0.2573038775</text:p>
          </table:table-cell>
          <table:table-cell table:style-name="ce16" office:value-type="float" office:value="0.420508537899968" calcext:value-type="float">
            <text:p>0.4205085379</text:p>
          </table:table-cell>
          <table:table-cell table:style-name="ce16" office:value-type="float" office:value="0.0771528423121448" calcext:value-type="float">
            <text:p>0.0771528423</text:p>
          </table:table-cell>
          <table:table-cell table:style-name="ce16" office:value-type="float" office:value="0.169542823538821" calcext:value-type="float">
            <text:p>0.1695428235</text:p>
          </table:table-cell>
          <table:table-cell table:style-name="ce16" office:value-type="float" office:value="0.0366171866473416" calcext:value-type="float">
            <text:p>0.0366171866</text:p>
          </table:table-cell>
          <table:table-cell table:style-name="ce16" office:value-type="float" office:value="0.246981552289682" calcext:value-type="float">
            <text:p>0.2469815523</text:p>
          </table:table-cell>
          <table:table-cell table:style-name="ce16" office:value-type="float" office:value="0.159579377015068" calcext:value-type="float">
            <text:p>0.159579377</text:p>
          </table:table-cell>
          <table:table-cell table:style-name="ce16" office:value-type="float" office:value="0.106386251343378" calcext:value-type="float">
            <text:p>0.1063862513</text:p>
          </table:table-cell>
          <table:table-cell table:style-name="ce16" office:value-type="float" office:value="0.13592987757407" calcext:value-type="float">
            <text:p>0.1359298776</text:p>
          </table:table-cell>
          <table:table-cell table:style-name="ce16" office:value-type="float" office:value="0.0161434597521627" calcext:value-type="float">
            <text:p>0.0161434598</text:p>
          </table:table-cell>
          <table:table-cell table:style-name="ce16" office:value-type="float" office:value="0.0348112359312839" calcext:value-type="float">
            <text:p>0.0348112359</text:p>
          </table:table-cell>
          <table:table-cell table:style-name="ce16" office:value-type="float" office:value="1.81033025299121" calcext:value-type="float">
            <text:p>1.810330253</text:p>
          </table:table-cell>
          <table:table-cell table:style-name="ce16"/>
          <table:table-cell table:number-columns-repeated="1008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1">
        <table:table-column table:style-name="co6" table:default-cell-style-name="ce7"/>
        <table:table-column table:style-name="co6" table:number-columns-repeated="13" table:default-cell-style-name="ce3"/>
        <table:table-column table:style-name="co6" table:default-cell-style-name="ce9"/>
        <table:table-row table:style-name="ro2">
          <table:table-cell office:value-type="float" office:value="0.133657879693505" calcext:value-type="float">
            <text:p>0.1336578797</text:p>
          </table:table-cell>
          <table:table-cell office:value-type="float" office:value="0.289600577936916" calcext:value-type="float">
            <text:p>0.2896005779</text:p>
          </table:table-cell>
          <table:table-cell office:value-type="float" office:value="0.281773352132705" calcext:value-type="float">
            <text:p>0.2817733521</text:p>
          </table:table-cell>
          <table:table-cell office:value-type="float" office:value="0.456920236037315" calcext:value-type="float">
            <text:p>0.456920236</text:p>
          </table:table-cell>
          <table:table-cell office:value-type="float" office:value="0.0973828872783611" calcext:value-type="float">
            <text:p>0.0973828873</text:p>
          </table:table-cell>
          <table:table-cell office:value-type="float" office:value="0.162162498934162" calcext:value-type="float">
            <text:p>0.1621624989</text:p>
          </table:table-cell>
          <table:table-cell office:value-type="float" office:value="0.0263957095302169" calcext:value-type="float">
            <text:p>0.0263957095</text:p>
          </table:table-cell>
          <table:table-cell office:value-type="float" office:value="0.240780374739051" calcext:value-type="float">
            <text:p>0.2407803747</text:p>
          </table:table-cell>
          <table:table-cell office:value-type="float" office:value="0.182160891443448" calcext:value-type="float">
            <text:p>0.1821608914</text:p>
          </table:table-cell>
          <table:table-cell office:value-type="float" office:value="0.120383410550648" calcext:value-type="float">
            <text:p>0.1203834106</text:p>
          </table:table-cell>
          <table:table-cell office:value-type="float" office:value="0.157710128931247" calcext:value-type="float">
            <text:p>0.1577101289</text:p>
          </table:table-cell>
          <table:table-cell office:value-type="float" office:value="0.0375367997658206" calcext:value-type="float">
            <text:p>0.0375367998</text:p>
          </table:table-cell>
          <table:table-cell office:value-type="float" office:value="0.0315677776979862" calcext:value-type="float">
            <text:p>0.0315677777</text:p>
          </table:table-cell>
          <table:table-cell office:value-type="float" office:value="1.98703106324901" calcext:value-type="float">
            <text:p>1.9870310632</text:p>
          </table:table-cell>
          <table:table-cell/>
        </table:table-row>
        <table:table-row table:style-name="ro2">
          <table:table-cell office:value-type="float" office:value="0.140342117743169" calcext:value-type="float">
            <text:p>0.1403421177</text:p>
          </table:table-cell>
          <table:table-cell office:value-type="float" office:value="0.316464112784541" calcext:value-type="float">
            <text:p>0.3164641128</text:p>
          </table:table-cell>
          <table:table-cell office:value-type="float" office:value="0.253497217177491" calcext:value-type="float">
            <text:p>0.2534972172</text:p>
          </table:table-cell>
          <table:table-cell office:value-type="float" office:value="0.401321522229753" calcext:value-type="float">
            <text:p>0.4013215222</text:p>
          </table:table-cell>
          <table:table-cell office:value-type="float" office:value="0.102146601638318" calcext:value-type="float">
            <text:p>0.1021466016</text:p>
          </table:table-cell>
          <table:table-cell office:value-type="float" office:value="0.163052488591853" calcext:value-type="float">
            <text:p>0.1630524886</text:p>
          </table:table-cell>
          <table:table-cell office:value-type="float" office:value="0.0324845091495179" calcext:value-type="float">
            <text:p>0.0324845091</text:p>
          </table:table-cell>
          <table:table-cell office:value-type="float" office:value="0.238166325565465" calcext:value-type="float">
            <text:p>0.2381663256</text:p>
          </table:table-cell>
          <table:table-cell office:value-type="float" office:value="0.173241129377335" calcext:value-type="float">
            <text:p>0.1732411294</text:p>
          </table:table-cell>
          <table:table-cell office:value-type="float" office:value="0.137991718917886" calcext:value-type="float">
            <text:p>0.1379917189</text:p>
          </table:table-cell>
          <table:table-cell office:value-type="float" office:value="0.153603345927898" calcext:value-type="float">
            <text:p>0.1536033459</text:p>
          </table:table-cell>
          <table:table-cell office:value-type="float" office:value="0.0193262356297193" calcext:value-type="float">
            <text:p>0.0193262356</text:p>
          </table:table-cell>
          <table:table-cell office:value-type="float" office:value="0.0325796852966403" calcext:value-type="float">
            <text:p>0.0325796853</text:p>
          </table:table-cell>
          <table:table-cell office:value-type="float" office:value="1.92173650729389" calcext:value-type="float">
            <text:p>1.9217365073</text:p>
          </table:table-cell>
          <table:table-cell/>
        </table:table-row>
        <table:table-row table:style-name="ro2">
          <table:table-cell office:value-type="float" office:value="0.149906043982216" calcext:value-type="float">
            <text:p>0.149906044</text:p>
          </table:table-cell>
          <table:table-cell office:value-type="float" office:value="0.297135799182575" calcext:value-type="float">
            <text:p>0.2971357992</text:p>
          </table:table-cell>
          <table:table-cell office:value-type="float" office:value="0.30218019485721" calcext:value-type="float">
            <text:p>0.3021801949</text:p>
          </table:table-cell>
          <table:table-cell office:value-type="float" office:value="0.428624389868383" calcext:value-type="float">
            <text:p>0.4286243899</text:p>
          </table:table-cell>
          <table:table-cell office:value-type="float" office:value="0.07523611678985" calcext:value-type="float">
            <text:p>0.0752361168</text:p>
          </table:table-cell>
          <table:table-cell office:value-type="float" office:value="0.204712918904827" calcext:value-type="float">
            <text:p>0.2047129189</text:p>
          </table:table-cell>
          <table:table-cell office:value-type="float" office:value="0.0500135414467733" calcext:value-type="float">
            <text:p>0.0500135414</text:p>
          </table:table-cell>
          <table:table-cell office:value-type="float" office:value="0.388328921461536" calcext:value-type="float">
            <text:p>0.3883289215</text:p>
          </table:table-cell>
          <table:table-cell office:value-type="float" office:value="0.197686583154478" calcext:value-type="float">
            <text:p>0.1976865832</text:p>
          </table:table-cell>
          <table:table-cell office:value-type="float" office:value="0.124712982294434" calcext:value-type="float">
            <text:p>0.1247129823</text:p>
          </table:table-cell>
          <table:table-cell office:value-type="float" office:value="0.15866266063958" calcext:value-type="float">
            <text:p>0.1586626606</text:p>
          </table:table-cell>
          <table:table-cell office:value-type="float" office:value="0.0579956260107429" calcext:value-type="float">
            <text:p>0.057995626</text:p>
          </table:table-cell>
          <table:table-cell office:value-type="float" office:value="0.0490810744593438" calcext:value-type="float">
            <text:p>0.0490810745</text:p>
          </table:table-cell>
          <table:table-cell office:value-type="float" office:value="2.2591132013634" calcext:value-type="float">
            <text:p>2.2591132014</text:p>
          </table:table-cell>
          <table:table-cell/>
        </table:table-row>
        <table:table-row table:style-name="ro2">
          <table:table-cell office:value-type="float" office:value="0.138023771774895" calcext:value-type="float">
            <text:p>0.1380237718</text:p>
          </table:table-cell>
          <table:table-cell office:value-type="float" office:value="0.229179282235931" calcext:value-type="float">
            <text:p>0.2291792822</text:p>
          </table:table-cell>
          <table:table-cell office:value-type="float" office:value="0.219380042940065" calcext:value-type="float">
            <text:p>0.2193800429</text:p>
          </table:table-cell>
          <table:table-cell office:value-type="float" office:value="0.35105177262849" calcext:value-type="float">
            <text:p>0.3510517726</text:p>
          </table:table-cell>
          <table:table-cell office:value-type="float" office:value="0.0854411721741299" calcext:value-type="float">
            <text:p>0.0854411722</text:p>
          </table:table-cell>
          <table:table-cell office:value-type="float" office:value="0.134949524017356" calcext:value-type="float">
            <text:p>0.134949524</text:p>
          </table:table-cell>
          <table:table-cell office:value-type="float" office:value="0.0415385315071943" calcext:value-type="float">
            <text:p>0.0415385315</text:p>
          </table:table-cell>
          <table:table-cell office:value-type="float" office:value="0.21171819869619" calcext:value-type="float">
            <text:p>0.2117181987</text:p>
          </table:table-cell>
          <table:table-cell office:value-type="float" office:value="0.141245620624177" calcext:value-type="float">
            <text:p>0.1412456206</text:p>
          </table:table-cell>
          <table:table-cell office:value-type="float" office:value="0.0910953673915356" calcext:value-type="float">
            <text:p>0.0910953674</text:p>
          </table:table-cell>
          <table:table-cell office:value-type="float" office:value="0.124569841975742" calcext:value-type="float">
            <text:p>0.124569842</text:p>
          </table:table-cell>
          <table:table-cell office:value-type="float" office:value="0.0459116554410428" calcext:value-type="float">
            <text:p>0.0459116554</text:p>
          </table:table-cell>
          <table:table-cell office:value-type="float" office:value="0.0301010779206813" calcext:value-type="float">
            <text:p>0.0301010779</text:p>
          </table:table-cell>
          <table:table-cell office:value-type="float" office:value="1.62073272089258" calcext:value-type="float">
            <text:p>1.6207327209</text:p>
          </table:table-cell>
          <table:table-cell/>
        </table:table-row>
        <table:table-row table:style-name="ro2">
          <table:table-cell office:value-type="float" office:value="0.157419479192716" calcext:value-type="float">
            <text:p>0.1574194792</text:p>
          </table:table-cell>
          <table:table-cell office:value-type="float" office:value="0.412199188716454" calcext:value-type="float">
            <text:p>0.4121991887</text:p>
          </table:table-cell>
          <table:table-cell office:value-type="float" office:value="0.333905264522483" calcext:value-type="float">
            <text:p>0.3339052645</text:p>
          </table:table-cell>
          <table:table-cell office:value-type="float" office:value="0.507885837337285" calcext:value-type="float">
            <text:p>0.5078858373</text:p>
          </table:table-cell>
          <table:table-cell office:value-type="float" office:value="0.0899576390855708" calcext:value-type="float">
            <text:p>0.0899576391</text:p>
          </table:table-cell>
          <table:table-cell office:value-type="float" office:value="0.208308919843899" calcext:value-type="float">
            <text:p>0.2083089198</text:p>
          </table:table-cell>
          <table:table-cell office:value-type="float" office:value="0.0298015152925928" calcext:value-type="float">
            <text:p>0.0298015153</text:p>
          </table:table-cell>
          <table:table-cell office:value-type="float" office:value="0.24346766852106" calcext:value-type="float">
            <text:p>0.2434676685</text:p>
          </table:table-cell>
          <table:table-cell office:value-type="float" office:value="0.215249249214407" calcext:value-type="float">
            <text:p>0.2152492492</text:p>
          </table:table-cell>
          <table:table-cell office:value-type="float" office:value="0.14131302908183" calcext:value-type="float">
            <text:p>0.1413130291</text:p>
          </table:table-cell>
          <table:table-cell office:value-type="float" office:value="0.183076899124776" calcext:value-type="float">
            <text:p>0.1830768991</text:p>
          </table:table-cell>
          <table:table-cell office:value-type="float" office:value="0.0412161096897736" calcext:value-type="float">
            <text:p>0.0412161097</text:p>
          </table:table-cell>
          <table:table-cell office:value-type="float" office:value="0.0384818789421608" calcext:value-type="float">
            <text:p>0.0384818789</text:p>
          </table:table-cell>
          <table:table-cell office:value-type="float" office:value="2.35491241681409" calcext:value-type="float">
            <text:p>2.3549124168</text:p>
          </table:table-cell>
          <table:table-cell/>
        </table:table-row>
        <table:table-row table:style-name="ro2">
          <table:table-cell office:value-type="float" office:value="0.132715526555336" calcext:value-type="float">
            <text:p>0.1327155266</text:p>
          </table:table-cell>
          <table:table-cell office:value-type="float" office:value="0.300384482617452" calcext:value-type="float">
            <text:p>0.3003844826</text:p>
          </table:table-cell>
          <table:table-cell office:value-type="float" office:value="0.260566971416287" calcext:value-type="float">
            <text:p>0.2605669714</text:p>
          </table:table-cell>
          <table:table-cell office:value-type="float" office:value="0.456772351109382" calcext:value-type="float">
            <text:p>0.4567723511</text:p>
          </table:table-cell>
          <table:table-cell office:value-type="float" office:value="0.0832815715084595" calcext:value-type="float">
            <text:p>0.0832815715</text:p>
          </table:table-cell>
          <table:table-cell office:value-type="float" office:value="0.143309379870906" calcext:value-type="float">
            <text:p>0.1433093799</text:p>
          </table:table-cell>
          <table:table-cell office:value-type="float" office:value="0.0287691686690346" calcext:value-type="float">
            <text:p>0.0287691687</text:p>
          </table:table-cell>
          <table:table-cell office:value-type="float" office:value="0.251632926106269" calcext:value-type="float">
            <text:p>0.2516329261</text:p>
          </table:table-cell>
          <table:table-cell office:value-type="float" office:value="0.195525158032912" calcext:value-type="float">
            <text:p>0.195525158</text:p>
          </table:table-cell>
          <table:table-cell office:value-type="float" office:value="0.163463576276709" calcext:value-type="float">
            <text:p>0.1634635763</text:p>
          </table:table-cell>
          <table:table-cell office:value-type="float" office:value="0.169354155601995" calcext:value-type="float">
            <text:p>0.1693541556</text:p>
          </table:table-cell>
          <table:table-cell office:value-type="float" office:value="0.0401085338702117" calcext:value-type="float">
            <text:p>0.0401085339</text:p>
          </table:table-cell>
          <table:table-cell office:value-type="float" office:value="0.0398378477250259" calcext:value-type="float">
            <text:p>0.0398378477</text:p>
          </table:table-cell>
          <table:table-cell office:value-type="float" office:value="2.04971122736676" calcext:value-type="float">
            <text:p>2.0497112274</text:p>
          </table:table-cell>
          <table:table-cell/>
        </table:table-row>
        <table:table-row table:style-name="ro2">
          <table:table-cell office:value-type="float" office:value="0.139677843941733" calcext:value-type="float">
            <text:p>0.1396778439</text:p>
          </table:table-cell>
          <table:table-cell office:value-type="float" office:value="0.390398299001586" calcext:value-type="float">
            <text:p>0.390398299</text:p>
          </table:table-cell>
          <table:table-cell office:value-type="float" office:value="0.340508818831738" calcext:value-type="float">
            <text:p>0.3405088188</text:p>
          </table:table-cell>
          <table:table-cell office:value-type="float" office:value="0.449645299836597" calcext:value-type="float">
            <text:p>0.4496452998</text:p>
          </table:table-cell>
          <table:table-cell office:value-type="float" office:value="0.0805507832489242" calcext:value-type="float">
            <text:p>0.0805507832</text:p>
          </table:table-cell>
          <table:table-cell office:value-type="float" office:value="0.217471547732172" calcext:value-type="float">
            <text:p>0.2174715477</text:p>
          </table:table-cell>
          <table:table-cell office:value-type="float" office:value="0.0270065080392446" calcext:value-type="float">
            <text:p>0.027006508</text:p>
          </table:table-cell>
          <table:table-cell office:value-type="float" office:value="0.248928499518453" calcext:value-type="float">
            <text:p>0.2489284995</text:p>
          </table:table-cell>
          <table:table-cell office:value-type="float" office:value="0.207289550508093" calcext:value-type="float">
            <text:p>0.2072895505</text:p>
          </table:table-cell>
          <table:table-cell office:value-type="float" office:value="0.1450156252435" calcext:value-type="float">
            <text:p>0.1450156252</text:p>
          </table:table-cell>
          <table:table-cell office:value-type="float" office:value="0.176714730984148" calcext:value-type="float">
            <text:p>0.176714731</text:p>
          </table:table-cell>
          <table:table-cell office:value-type="float" office:value="0.0569822848046502" calcext:value-type="float">
            <text:p>0.0569822848</text:p>
          </table:table-cell>
          <table:table-cell office:value-type="float" office:value="0.0318057687919756" calcext:value-type="float">
            <text:p>0.0318057688</text:p>
          </table:table-cell>
          <table:table-cell office:value-type="float" office:value="2.29175655526554" calcext:value-type="float">
            <text:p>2.2917565553</text:p>
          </table:table-cell>
          <table:table-cell/>
        </table:table-row>
        <table:table-row table:style-name="ro2">
          <table:table-cell office:value-type="float" office:value="0.137670576091119" calcext:value-type="float">
            <text:p>0.1376705761</text:p>
          </table:table-cell>
          <table:table-cell office:value-type="float" office:value="0.335214158335807" calcext:value-type="float">
            <text:p>0.3352141583</text:p>
          </table:table-cell>
          <table:table-cell office:value-type="float" office:value="0.291988205603247" calcext:value-type="float">
            <text:p>0.2919882056</text:p>
          </table:table-cell>
          <table:table-cell office:value-type="float" office:value="0.445517604374872" calcext:value-type="float">
            <text:p>0.4455176044</text:p>
          </table:table-cell>
          <table:table-cell office:value-type="float" office:value="0.092885972268445" calcext:value-type="float">
            <text:p>0.0928859723</text:p>
          </table:table-cell>
          <table:table-cell office:value-type="float" office:value="0.205312443717362" calcext:value-type="float">
            <text:p>0.2053124437</text:p>
          </table:table-cell>
          <table:table-cell office:value-type="float" office:value="0.0501994412981846" calcext:value-type="float">
            <text:p>0.0501994413</text:p>
          </table:table-cell>
          <table:table-cell office:value-type="float" office:value="0.257492653280589" calcext:value-type="float">
            <text:p>0.2574926533</text:p>
          </table:table-cell>
          <table:table-cell office:value-type="float" office:value="0.184002756695347" calcext:value-type="float">
            <text:p>0.1840027567</text:p>
          </table:table-cell>
          <table:table-cell office:value-type="float" office:value="0.12223282691347" calcext:value-type="float">
            <text:p>0.1222328269</text:p>
          </table:table-cell>
          <table:table-cell office:value-type="float" office:value="0.157840440165099" calcext:value-type="float">
            <text:p>0.1578404402</text:p>
          </table:table-cell>
          <table:table-cell office:value-type="float" office:value="0.0643190045086713" calcext:value-type="float">
            <text:p>0.0643190045</text:p>
          </table:table-cell>
          <table:table-cell office:value-type="float" office:value="0.0388968584019264" calcext:value-type="float">
            <text:p>0.0388968584</text:p>
          </table:table-cell>
          <table:table-cell office:value-type="float" office:value="2.15299328553501" calcext:value-type="float">
            <text:p>2.1529932855</text:p>
          </table:table-cell>
          <table:table-cell/>
        </table:table-row>
        <table:table-row table:style-name="ro2">
          <table:table-cell office:value-type="float" office:value="0.142435397464093" calcext:value-type="float">
            <text:p>0.1424353975</text:p>
          </table:table-cell>
          <table:table-cell office:value-type="float" office:value="0.357603689879018" calcext:value-type="float">
            <text:p>0.3576036899</text:p>
          </table:table-cell>
          <table:table-cell office:value-type="float" office:value="0.257642716742394" calcext:value-type="float">
            <text:p>0.2576427167</text:p>
          </table:table-cell>
          <table:table-cell office:value-type="float" office:value="0.382819128455384" calcext:value-type="float">
            <text:p>0.3828191285</text:p>
          </table:table-cell>
          <table:table-cell office:value-type="float" office:value="0.100585085803607" calcext:value-type="float">
            <text:p>0.1005850858</text:p>
          </table:table-cell>
          <table:table-cell office:value-type="float" office:value="0.149368820247601" calcext:value-type="float">
            <text:p>0.1493688202</text:p>
          </table:table-cell>
          <table:table-cell office:value-type="float" office:value="0.0276385399205511" calcext:value-type="float">
            <text:p>0.0276385399</text:p>
          </table:table-cell>
          <table:table-cell office:value-type="float" office:value="0.246440859492725" calcext:value-type="float">
            <text:p>0.2464408595</text:p>
          </table:table-cell>
          <table:table-cell office:value-type="float" office:value="0.186178599297203" calcext:value-type="float">
            <text:p>0.1861785993</text:p>
          </table:table-cell>
          <table:table-cell office:value-type="float" office:value="0.126025719672184" calcext:value-type="float">
            <text:p>0.1260257197</text:p>
          </table:table-cell>
          <table:table-cell office:value-type="float" office:value="0.16542846165781" calcext:value-type="float">
            <text:p>0.1654284617</text:p>
          </table:table-cell>
          <table:table-cell office:value-type="float" office:value="0.0336493239772088" calcext:value-type="float">
            <text:p>0.033649324</text:p>
          </table:table-cell>
          <table:table-cell office:value-type="float" office:value="0.0275941442772296" calcext:value-type="float">
            <text:p>0.0275941443</text:p>
          </table:table-cell>
          <table:table-cell office:value-type="float" office:value="1.96042153096022" calcext:value-type="float">
            <text:p>1.960421531</text:p>
          </table:table-cell>
          <table:table-cell/>
        </table:table-row>
        <table:table-row table:style-name="ro2">
          <table:table-cell office:value-type="float" office:value="0.156299925443056" calcext:value-type="float">
            <text:p>0.1562999254</text:p>
          </table:table-cell>
          <table:table-cell office:value-type="float" office:value="0.340237990600077" calcext:value-type="float">
            <text:p>0.3402379906</text:p>
          </table:table-cell>
          <table:table-cell office:value-type="float" office:value="0.409183535753561" calcext:value-type="float">
            <text:p>0.4091835358</text:p>
          </table:table-cell>
          <table:table-cell office:value-type="float" office:value="0.538997853801822" calcext:value-type="float">
            <text:p>0.5389978538</text:p>
          </table:table-cell>
          <table:table-cell office:value-type="float" office:value="0.0958522825408196" calcext:value-type="float">
            <text:p>0.0958522825</text:p>
          </table:table-cell>
          <table:table-cell office:value-type="float" office:value="0.240204790654751" calcext:value-type="float">
            <text:p>0.2402047907</text:p>
          </table:table-cell>
          <table:table-cell office:value-type="float" office:value="0.0489879992703044" calcext:value-type="float">
            <text:p>0.0489879993</text:p>
          </table:table-cell>
          <table:table-cell office:value-type="float" office:value="0.285205081582424" calcext:value-type="float">
            <text:p>0.2852050816</text:p>
          </table:table-cell>
          <table:table-cell office:value-type="float" office:value="0.216726722275277" calcext:value-type="float">
            <text:p>0.2167267223</text:p>
          </table:table-cell>
          <table:table-cell office:value-type="float" office:value="0.144764265131042" calcext:value-type="float">
            <text:p>0.1447642651</text:p>
          </table:table-cell>
          <table:table-cell office:value-type="float" office:value="0.181996601562842" calcext:value-type="float">
            <text:p>0.1819966016</text:p>
          </table:table-cell>
          <table:table-cell office:value-type="float" office:value="0.0619599289901202" calcext:value-type="float">
            <text:p>0.061959929</text:p>
          </table:table-cell>
          <table:table-cell office:value-type="float" office:value="0.0409904110533504" calcext:value-type="float">
            <text:p>0.0409904111</text:p>
          </table:table-cell>
          <table:table-cell office:value-type="float" office:value="2.50926309907975" calcext:value-type="float">
            <text:p>2.5092630991</text:p>
          </table:table-cell>
          <table:table-cell/>
        </table:table-row>
        <table:table-row table:style-name="ro2">
          <table:table-cell office:value-type="float" office:value="0.15426885618591" calcext:value-type="float">
            <text:p>0.1542688562</text:p>
          </table:table-cell>
          <table:table-cell office:value-type="float" office:value="0.299201788642347" calcext:value-type="float">
            <text:p>0.2992017886</text:p>
          </table:table-cell>
          <table:table-cell office:value-type="float" office:value="0.337418254966871" calcext:value-type="float">
            <text:p>0.337418255</text:p>
          </table:table-cell>
          <table:table-cell office:value-type="float" office:value="0.449959263855462" calcext:value-type="float">
            <text:p>0.4499592639</text:p>
          </table:table-cell>
          <table:table-cell office:value-type="float" office:value="0.089750677214609" calcext:value-type="float">
            <text:p>0.0897506772</text:p>
          </table:table-cell>
          <table:table-cell office:value-type="float" office:value="0.21517713485997" calcext:value-type="float">
            <text:p>0.2151771349</text:p>
          </table:table-cell>
          <table:table-cell office:value-type="float" office:value="0.0346648149691409" calcext:value-type="float">
            <text:p>0.034664815</text:p>
          </table:table-cell>
          <table:table-cell office:value-type="float" office:value="0.287628395585943" calcext:value-type="float">
            <text:p>0.2876283956</text:p>
          </table:table-cell>
          <table:table-cell office:value-type="float" office:value="0.202830159829939" calcext:value-type="float">
            <text:p>0.2028301598</text:p>
          </table:table-cell>
          <table:table-cell office:value-type="float" office:value="0.127876133895177" calcext:value-type="float">
            <text:p>0.1278761339</text:p>
          </table:table-cell>
          <table:table-cell office:value-type="float" office:value="0.175648612835081" calcext:value-type="float">
            <text:p>0.1756486128</text:p>
          </table:table-cell>
          <table:table-cell office:value-type="float" office:value="0.0410468662515554" calcext:value-type="float">
            <text:p>0.0410468663</text:p>
          </table:table-cell>
          <table:table-cell office:value-type="float" office:value="0.0345305757443058" calcext:value-type="float">
            <text:p>0.0345305757</text:p>
          </table:table-cell>
          <table:table-cell office:value-type="float" office:value="2.20599792812348" calcext:value-type="float">
            <text:p>2.2059979281</text:p>
          </table:table-cell>
          <table:table-cell/>
        </table:table-row>
        <table:table-row table:style-name="ro2">
          <table:table-cell office:value-type="float" office:value="0.149952190385764" calcext:value-type="float">
            <text:p>0.1499521904</text:p>
          </table:table-cell>
          <table:table-cell office:value-type="float" office:value="0.279542794344" calcext:value-type="float">
            <text:p>0.2795427943</text:p>
          </table:table-cell>
          <table:table-cell office:value-type="float" office:value="0.336981920417925" calcext:value-type="float">
            <text:p>0.3369819204</text:p>
          </table:table-cell>
          <table:table-cell office:value-type="float" office:value="0.500697510946898" calcext:value-type="float">
            <text:p>0.5006975109</text:p>
          </table:table-cell>
          <table:table-cell office:value-type="float" office:value="0.0709203620166645" calcext:value-type="float">
            <text:p>0.070920362</text:p>
          </table:table-cell>
          <table:table-cell office:value-type="float" office:value="0.206889830251134" calcext:value-type="float">
            <text:p>0.2068898303</text:p>
          </table:table-cell>
          <table:table-cell office:value-type="float" office:value="0.0323010902969546" calcext:value-type="float">
            <text:p>0.0323010903</text:p>
          </table:table-cell>
          <table:table-cell office:value-type="float" office:value="0.274798036008113" calcext:value-type="float">
            <text:p>0.274798036</text:p>
          </table:table-cell>
          <table:table-cell office:value-type="float" office:value="0.221117982989975" calcext:value-type="float">
            <text:p>0.221117983</text:p>
          </table:table-cell>
          <table:table-cell office:value-type="float" office:value="0.120222992828146" calcext:value-type="float">
            <text:p>0.1202229928</text:p>
          </table:table-cell>
          <table:table-cell office:value-type="float" office:value="0.181482414646062" calcext:value-type="float">
            <text:p>0.1814824146</text:p>
          </table:table-cell>
          <table:table-cell office:value-type="float" office:value="0.0434301505588583" calcext:value-type="float">
            <text:p>0.0434301506</text:p>
          </table:table-cell>
          <table:table-cell office:value-type="float" office:value="0.036487497716412" calcext:value-type="float">
            <text:p>0.0364874977</text:p>
          </table:table-cell>
          <table:table-cell office:value-type="float" office:value="2.23395466991201" calcext:value-type="float">
            <text:p>2.2339546699</text:p>
          </table:table-cell>
          <table:table-cell/>
        </table:table-row>
        <table:table-row table:style-name="ro2">
          <table:table-cell office:value-type="float" office:value="0.160178763446258" calcext:value-type="float">
            <text:p>0.1601787634</text:p>
          </table:table-cell>
          <table:table-cell office:value-type="float" office:value="0.335054737809628" calcext:value-type="float">
            <text:p>0.3350547378</text:p>
          </table:table-cell>
          <table:table-cell office:value-type="float" office:value="0.300893132996769" calcext:value-type="float">
            <text:p>0.300893133</text:p>
          </table:table-cell>
          <table:table-cell office:value-type="float" office:value="0.469197082108417" calcext:value-type="float">
            <text:p>0.4691970821</text:p>
          </table:table-cell>
          <table:table-cell office:value-type="float" office:value="0.0510934306081817" calcext:value-type="float">
            <text:p>0.0510934306</text:p>
          </table:table-cell>
          <table:table-cell office:value-type="float" office:value="0.219653334216571" calcext:value-type="float">
            <text:p>0.2196533342</text:p>
          </table:table-cell>
          <table:table-cell office:value-type="float" office:value="0.0311266025759476" calcext:value-type="float">
            <text:p>0.0311266026</text:p>
          </table:table-cell>
          <table:table-cell office:value-type="float" office:value="0.24833925614247" calcext:value-type="float">
            <text:p>0.2483392561</text:p>
          </table:table-cell>
          <table:table-cell office:value-type="float" office:value="0.22237136494049" calcext:value-type="float">
            <text:p>0.2223713649</text:p>
          </table:table-cell>
          <table:table-cell office:value-type="float" office:value="0.173391341895191" calcext:value-type="float">
            <text:p>0.1733913419</text:p>
          </table:table-cell>
          <table:table-cell office:value-type="float" office:value="0.178367794649187" calcext:value-type="float">
            <text:p>0.1783677946</text:p>
          </table:table-cell>
          <table:table-cell office:value-type="float" office:value="0.0666179028858138" calcext:value-type="float">
            <text:p>0.0666179029</text:p>
          </table:table-cell>
          <table:table-cell office:value-type="float" office:value="0.0408084974403297" calcext:value-type="float">
            <text:p>0.0408084974</text:p>
          </table:table-cell>
          <table:table-cell office:value-type="float" office:value="2.28584006595159" calcext:value-type="float">
            <text:p>2.285840066</text:p>
          </table:table-cell>
          <table:table-cell/>
        </table:table-row>
        <table:table-row table:style-name="ro2">
          <table:table-cell office:value-type="float" office:value="0.140644905682092" calcext:value-type="float">
            <text:p>0.1406449057</text:p>
          </table:table-cell>
          <table:table-cell office:value-type="float" office:value="0.264734308337623" calcext:value-type="float">
            <text:p>0.2647343083</text:p>
          </table:table-cell>
          <table:table-cell office:value-type="float" office:value="0.244728824982277" calcext:value-type="float">
            <text:p>0.244728825</text:p>
          </table:table-cell>
          <table:table-cell office:value-type="float" office:value="0.471002407016818" calcext:value-type="float">
            <text:p>0.471002407</text:p>
          </table:table-cell>
          <table:table-cell office:value-type="float" office:value="0.066002100528753" calcext:value-type="float">
            <text:p>0.0660021005</text:p>
          </table:table-cell>
          <table:table-cell office:value-type="float" office:value="0.176124535197893" calcext:value-type="float">
            <text:p>0.1761245352</text:p>
          </table:table-cell>
          <table:table-cell office:value-type="float" office:value="0.0539551331072359" calcext:value-type="float">
            <text:p>0.0539551331</text:p>
          </table:table-cell>
          <table:table-cell office:value-type="float" office:value="0.3272791266875" calcext:value-type="float">
            <text:p>0.3272791267</text:p>
          </table:table-cell>
          <table:table-cell office:value-type="float" office:value="0.200134806272898" calcext:value-type="float">
            <text:p>0.2001348063</text:p>
          </table:table-cell>
          <table:table-cell office:value-type="float" office:value="0.128153207029078" calcext:value-type="float">
            <text:p>0.128153207</text:p>
          </table:table-cell>
          <table:table-cell office:value-type="float" office:value="0.163267382610971" calcext:value-type="float">
            <text:p>0.1632673826</text:p>
          </table:table-cell>
          <table:table-cell office:value-type="float" office:value="0.0344011880293447" calcext:value-type="float">
            <text:p>0.034401188</text:p>
          </table:table-cell>
          <table:table-cell office:value-type="float" office:value="0.0485206792338926" calcext:value-type="float">
            <text:p>0.0485206792</text:p>
          </table:table-cell>
          <table:table-cell office:value-type="float" office:value="2.11232559032136" calcext:value-type="float">
            <text:p>2.1123255903</text:p>
          </table:table-cell>
          <table:table-cell/>
        </table:table-row>
        <table:table-row table:style-name="ro2">
          <table:table-cell office:value-type="float" office:value="0.151910768808221" calcext:value-type="float">
            <text:p>0.1519107688</text:p>
          </table:table-cell>
          <table:table-cell office:value-type="float" office:value="0.329030800374962" calcext:value-type="float">
            <text:p>0.3290308004</text:p>
          </table:table-cell>
          <table:table-cell office:value-type="float" office:value="0.279843403474609" calcext:value-type="float">
            <text:p>0.2798434035</text:p>
          </table:table-cell>
          <table:table-cell office:value-type="float" office:value="0.415238185468738" calcext:value-type="float">
            <text:p>0.4152381855</text:p>
          </table:table-cell>
          <table:table-cell office:value-type="float" office:value="0.0657235980147614" calcext:value-type="float">
            <text:p>0.065723598</text:p>
          </table:table-cell>
          <table:table-cell office:value-type="float" office:value="0.19161394758365" calcext:value-type="float">
            <text:p>0.1916139476</text:p>
          </table:table-cell>
          <table:table-cell office:value-type="float" office:value="0.0517916001900129" calcext:value-type="float">
            <text:p>0.0517916002</text:p>
          </table:table-cell>
          <table:table-cell office:value-type="float" office:value="0.260399338611725" calcext:value-type="float">
            <text:p>0.2603993386</text:p>
          </table:table-cell>
          <table:table-cell office:value-type="float" office:value="0.187975619505672" calcext:value-type="float">
            <text:p>0.1879756195</text:p>
          </table:table-cell>
          <table:table-cell office:value-type="float" office:value="0.131434601816945" calcext:value-type="float">
            <text:p>0.1314346018</text:p>
          </table:table-cell>
          <table:table-cell office:value-type="float" office:value="0.161898602685243" calcext:value-type="float">
            <text:p>0.1618986027</text:p>
          </table:table-cell>
          <table:table-cell office:value-type="float" office:value="0.0396675715486286" calcext:value-type="float">
            <text:p>0.0396675715</text:p>
          </table:table-cell>
          <table:table-cell office:value-type="float" office:value="0.038007234523813" calcext:value-type="float">
            <text:p>0.0380072345</text:p>
          </table:table-cell>
          <table:table-cell office:value-type="float" office:value="2.08693099195849" calcext:value-type="float">
            <text:p>2.086930992</text:p>
          </table:table-cell>
          <table:table-cell/>
        </table:table-row>
        <table:table-row table:style-name="ro2">
          <table:table-cell office:value-type="float" office:value="0.1441928909622" calcext:value-type="float">
            <text:p>0.144192891</text:p>
          </table:table-cell>
          <table:table-cell office:value-type="float" office:value="0.345262929974775" calcext:value-type="float">
            <text:p>0.34526293</text:p>
          </table:table-cell>
          <table:table-cell office:value-type="float" office:value="0.299122751830124" calcext:value-type="float">
            <text:p>0.2991227518</text:p>
          </table:table-cell>
          <table:table-cell office:value-type="float" office:value="0.539542405723738" calcext:value-type="float">
            <text:p>0.5395424057</text:p>
          </table:table-cell>
          <table:table-cell office:value-type="float" office:value="0.111614726690381" calcext:value-type="float">
            <text:p>0.1116147267</text:p>
          </table:table-cell>
          <table:table-cell office:value-type="float" office:value="0.156178092614822" calcext:value-type="float">
            <text:p>0.1561780926</text:p>
          </table:table-cell>
          <table:table-cell office:value-type="float" office:value="0.0424685635216102" calcext:value-type="float">
            <text:p>0.0424685635</text:p>
          </table:table-cell>
          <table:table-cell office:value-type="float" office:value="0.311029894577131" calcext:value-type="float">
            <text:p>0.3110298946</text:p>
          </table:table-cell>
          <table:table-cell office:value-type="float" office:value="0.210342329207177" calcext:value-type="float">
            <text:p>0.2103423292</text:p>
          </table:table-cell>
          <table:table-cell office:value-type="float" office:value="0.155573893539788" calcext:value-type="float">
            <text:p>0.1555738935</text:p>
          </table:table-cell>
          <table:table-cell office:value-type="float" office:value="0.176801912261401" calcext:value-type="float">
            <text:p>0.1768019123</text:p>
          </table:table-cell>
          <table:table-cell office:value-type="float" office:value="0.0580856359549521" calcext:value-type="float">
            <text:p>0.058085636</text:p>
          </table:table-cell>
          <table:table-cell office:value-type="float" office:value="0.0426181396340881" calcext:value-type="float">
            <text:p>0.0426181396</text:p>
          </table:table-cell>
          <table:table-cell office:value-type="float" office:value="2.33699781254214" calcext:value-type="float">
            <text:p>2.3369978125</text:p>
          </table:table-cell>
          <table:table-cell/>
        </table:table-row>
        <table:table-row table:style-name="ro2">
          <table:table-cell office:value-type="float" office:value="0.150762001221182" calcext:value-type="float">
            <text:p>0.1507620012</text:p>
          </table:table-cell>
          <table:table-cell office:value-type="float" office:value="0.281140216358142" calcext:value-type="float">
            <text:p>0.2811402164</text:p>
          </table:table-cell>
          <table:table-cell office:value-type="float" office:value="0.289100263501447" calcext:value-type="float">
            <text:p>0.2891002635</text:p>
          </table:table-cell>
          <table:table-cell office:value-type="float" office:value="0.417518086429045" calcext:value-type="float">
            <text:p>0.4175180864</text:p>
          </table:table-cell>
          <table:table-cell office:value-type="float" office:value="0.0898908744301749" calcext:value-type="float">
            <text:p>0.0898908744</text:p>
          </table:table-cell>
          <table:table-cell office:value-type="float" office:value="0.226372849745406" calcext:value-type="float">
            <text:p>0.2263728497</text:p>
          </table:table-cell>
          <table:table-cell office:value-type="float" office:value="0.0520101792571632" calcext:value-type="float">
            <text:p>0.0520101793</text:p>
          </table:table-cell>
          <table:table-cell office:value-type="float" office:value="0.27280378871611" calcext:value-type="float">
            <text:p>0.2728037887</text:p>
          </table:table-cell>
          <table:table-cell office:value-type="float" office:value="0.166776601414951" calcext:value-type="float">
            <text:p>0.1667766014</text:p>
          </table:table-cell>
          <table:table-cell office:value-type="float" office:value="0.109350547023968" calcext:value-type="float">
            <text:p>0.109350547</text:p>
          </table:table-cell>
          <table:table-cell office:value-type="float" office:value="0.145531123476131" calcext:value-type="float">
            <text:p>0.1455311235</text:p>
          </table:table-cell>
          <table:table-cell office:value-type="float" office:value="0.0330349964542857" calcext:value-type="float">
            <text:p>0.0330349965</text:p>
          </table:table-cell>
          <table:table-cell office:value-type="float" office:value="0.0355831725116293" calcext:value-type="float">
            <text:p>0.0355831725</text:p>
          </table:table-cell>
          <table:table-cell office:value-type="float" office:value="2.02925145484243" calcext:value-type="float">
            <text:p>2.0292514548</text:p>
          </table:table-cell>
          <table:table-cell/>
        </table:table-row>
        <table:table-row table:style-name="ro2">
          <table:table-cell office:value-type="float" office:value="0.146375992572167" calcext:value-type="float">
            <text:p>0.1463759926</text:p>
          </table:table-cell>
          <table:table-cell office:value-type="float" office:value="0.253937711140821" calcext:value-type="float">
            <text:p>0.2539377111</text:p>
          </table:table-cell>
          <table:table-cell office:value-type="float" office:value="0.305813100766565" calcext:value-type="float">
            <text:p>0.3058131008</text:p>
          </table:table-cell>
          <table:table-cell office:value-type="float" office:value="0.448783267240585" calcext:value-type="float">
            <text:p>0.4487832672</text:p>
          </table:table-cell>
          <table:table-cell office:value-type="float" office:value="0.073269721778137" calcext:value-type="float">
            <text:p>0.0732697218</text:p>
          </table:table-cell>
          <table:table-cell office:value-type="float" office:value="0.172477138369146" calcext:value-type="float">
            <text:p>0.1724771384</text:p>
          </table:table-cell>
          <table:table-cell office:value-type="float" office:value="0.040123793686403" calcext:value-type="float">
            <text:p>0.0401237937</text:p>
          </table:table-cell>
          <table:table-cell office:value-type="float" office:value="0.284937806914977" calcext:value-type="float">
            <text:p>0.2849378069</text:p>
          </table:table-cell>
          <table:table-cell office:value-type="float" office:value="0.211440561498131" calcext:value-type="float">
            <text:p>0.2114405615</text:p>
          </table:table-cell>
          <table:table-cell office:value-type="float" office:value="0.124533641624849" calcext:value-type="float">
            <text:p>0.1245336416</text:p>
          </table:table-cell>
          <table:table-cell office:value-type="float" office:value="0.17452485111753" calcext:value-type="float">
            <text:p>0.1745248511</text:p>
          </table:table-cell>
          <table:table-cell office:value-type="float" office:value="0.0586378187750096" calcext:value-type="float">
            <text:p>0.0586378188</text:p>
          </table:table-cell>
          <table:table-cell office:value-type="float" office:value="0.0308365631588336" calcext:value-type="float">
            <text:p>0.0308365632</text:p>
          </table:table-cell>
          <table:table-cell office:value-type="float" office:value="2.106086781941" calcext:value-type="float">
            <text:p>2.1060867819</text:p>
          </table:table-cell>
          <table:table-cell/>
        </table:table-row>
        <table:table-row table:style-name="ro2">
          <table:table-cell office:value-type="float" office:value="0.152493467715373" calcext:value-type="float">
            <text:p>0.1524934677</text:p>
          </table:table-cell>
          <table:table-cell office:value-type="float" office:value="0.263204435799387" calcext:value-type="float">
            <text:p>0.2632044358</text:p>
          </table:table-cell>
          <table:table-cell office:value-type="float" office:value="0.347734679991528" calcext:value-type="float">
            <text:p>0.34773468</text:p>
          </table:table-cell>
          <table:table-cell office:value-type="float" office:value="0.50570758730682" calcext:value-type="float">
            <text:p>0.5057075873</text:p>
          </table:table-cell>
          <table:table-cell office:value-type="float" office:value="0.114108292784042" calcext:value-type="float">
            <text:p>0.1141082928</text:p>
          </table:table-cell>
          <table:table-cell office:value-type="float" office:value="0.222957521435662" calcext:value-type="float">
            <text:p>0.2229575214</text:p>
          </table:table-cell>
          <table:table-cell office:value-type="float" office:value="0.0432407287384707" calcext:value-type="float">
            <text:p>0.0432407287</text:p>
          </table:table-cell>
          <table:table-cell office:value-type="float" office:value="0.338397328864697" calcext:value-type="float">
            <text:p>0.3383973289</text:p>
          </table:table-cell>
          <table:table-cell office:value-type="float" office:value="0.235828829670586" calcext:value-type="float">
            <text:p>0.2358288297</text:p>
          </table:table-cell>
          <table:table-cell office:value-type="float" office:value="0.145051353244708" calcext:value-type="float">
            <text:p>0.1450513532</text:p>
          </table:table-cell>
          <table:table-cell office:value-type="float" office:value="0.200120789128156" calcext:value-type="float">
            <text:p>0.2001207891</text:p>
          </table:table-cell>
          <table:table-cell office:value-type="float" office:value="0.0567141495707212" calcext:value-type="float">
            <text:p>0.0567141496</text:p>
          </table:table-cell>
          <table:table-cell office:value-type="float" office:value="0.0399881483100748" calcext:value-type="float">
            <text:p>0.0399881483</text:p>
          </table:table-cell>
          <table:table-cell office:value-type="float" office:value="2.3989036805311" calcext:value-type="float">
            <text:p>2.3989036805</text:p>
          </table:table-cell>
          <table:table-cell/>
        </table:table-row>
        <table:table-row table:style-name="ro2">
          <table:table-cell office:value-type="float" office:value="0.152401290745893" calcext:value-type="float">
            <text:p>0.1524012907</text:p>
          </table:table-cell>
          <table:table-cell office:value-type="float" office:value="0.438237503650051" calcext:value-type="float">
            <text:p>0.4382375037</text:p>
          </table:table-cell>
          <table:table-cell office:value-type="float" office:value="0.38235477327992" calcext:value-type="float">
            <text:p>0.3823547733</text:p>
          </table:table-cell>
          <table:table-cell office:value-type="float" office:value="0.547800443512205" calcext:value-type="float">
            <text:p>0.5478004435</text:p>
          </table:table-cell>
          <table:table-cell office:value-type="float" office:value="0.0673686272729919" calcext:value-type="float">
            <text:p>0.0673686273</text:p>
          </table:table-cell>
          <table:table-cell office:value-type="float" office:value="0.25622659548662" calcext:value-type="float">
            <text:p>0.2562265955</text:p>
          </table:table-cell>
          <table:table-cell office:value-type="float" office:value="0.032684982157173" calcext:value-type="float">
            <text:p>0.0326849822</text:p>
          </table:table-cell>
          <table:table-cell office:value-type="float" office:value="0.288608641924312" calcext:value-type="float">
            <text:p>0.2886086419</text:p>
          </table:table-cell>
          <table:table-cell office:value-type="float" office:value="0.248307499384424" calcext:value-type="float">
            <text:p>0.2483074994</text:p>
          </table:table-cell>
          <table:table-cell office:value-type="float" office:value="0.167926179182388" calcext:value-type="float">
            <text:p>0.1679261792</text:p>
          </table:table-cell>
          <table:table-cell office:value-type="float" office:value="0.203366094412017" calcext:value-type="float">
            <text:p>0.2033660944</text:p>
          </table:table-cell>
          <table:table-cell office:value-type="float" office:value="0.066901037080099" calcext:value-type="float">
            <text:p>0.0669010371</text:p>
          </table:table-cell>
          <table:table-cell office:value-type="float" office:value="0.0382347645380638" calcext:value-type="float">
            <text:p>0.0382347645</text:p>
          </table:table-cell>
          <table:table-cell office:value-type="float" office:value="2.67068130294397" calcext:value-type="float">
            <text:p>2.6706813029</text:p>
          </table:table-cell>
          <table:table-cell/>
        </table:table-row>
        <table:table-row table:style-name="ro2">
          <table:table-cell office:value-type="float" office:value="0.141800755212857" calcext:value-type="float">
            <text:p>0.1418007552</text:p>
          </table:table-cell>
          <table:table-cell office:value-type="float" office:value="0.298603187173435" calcext:value-type="float">
            <text:p>0.2986031872</text:p>
          </table:table-cell>
          <table:table-cell office:value-type="float" office:value="0.255700950339025" calcext:value-type="float">
            <text:p>0.2557009503</text:p>
          </table:table-cell>
          <table:table-cell office:value-type="float" office:value="0.413577821569855" calcext:value-type="float">
            <text:p>0.4135778216</text:p>
          </table:table-cell>
          <table:table-cell office:value-type="float" office:value="0.0760660084015432" calcext:value-type="float">
            <text:p>0.0760660084</text:p>
          </table:table-cell>
          <table:table-cell office:value-type="float" office:value="0.169747847140577" calcext:value-type="float">
            <text:p>0.1697478471</text:p>
          </table:table-cell>
          <table:table-cell office:value-type="float" office:value="0.0325757156020881" calcext:value-type="float">
            <text:p>0.0325757156</text:p>
          </table:table-cell>
          <table:table-cell office:value-type="float" office:value="0.236650521932964" calcext:value-type="float">
            <text:p>0.2366505219</text:p>
          </table:table-cell>
          <table:table-cell office:value-type="float" office:value="0.179977436070969" calcext:value-type="float">
            <text:p>0.1799774361</text:p>
          </table:table-cell>
          <table:table-cell office:value-type="float" office:value="0.13730137460773" calcext:value-type="float">
            <text:p>0.1373013746</text:p>
          </table:table-cell>
          <table:table-cell office:value-type="float" office:value="0.151867068511143" calcext:value-type="float">
            <text:p>0.1518670685</text:p>
          </table:table-cell>
          <table:table-cell office:value-type="float" office:value="0.0428776806512547" calcext:value-type="float">
            <text:p>0.0428776807</text:p>
          </table:table-cell>
          <table:table-cell office:value-type="float" office:value="0.0352768957492163" calcext:value-type="float">
            <text:p>0.0352768957</text:p>
          </table:table-cell>
          <table:table-cell office:value-type="float" office:value="1.95415520691757" calcext:value-type="float">
            <text:p>1.9541552069</text:p>
          </table:table-cell>
          <table:table-cell/>
        </table:table-row>
        <table:table-row table:style-name="ro2">
          <table:table-cell office:value-type="float" office:value="0.157049195776484" calcext:value-type="float">
            <text:p>0.1570491958</text:p>
          </table:table-cell>
          <table:table-cell office:value-type="float" office:value="0.369622753217995" calcext:value-type="float">
            <text:p>0.3696227532</text:p>
          </table:table-cell>
          <table:table-cell office:value-type="float" office:value="0.33429553617967" calcext:value-type="float">
            <text:p>0.3342955362</text:p>
          </table:table-cell>
          <table:table-cell office:value-type="float" office:value="0.491593603951818" calcext:value-type="float">
            <text:p>0.491593604</text:p>
          </table:table-cell>
          <table:table-cell office:value-type="float" office:value="0.0877358140813149" calcext:value-type="float">
            <text:p>0.0877358141</text:p>
          </table:table-cell>
          <table:table-cell office:value-type="float" office:value="0.21662916108407" calcext:value-type="float">
            <text:p>0.2166291611</text:p>
          </table:table-cell>
          <table:table-cell office:value-type="float" office:value="0.0502796483644581" calcext:value-type="float">
            <text:p>0.0502796484</text:p>
          </table:table-cell>
          <table:table-cell office:value-type="float" office:value="0.284689666744404" calcext:value-type="float">
            <text:p>0.2846896667</text:p>
          </table:table-cell>
          <table:table-cell office:value-type="float" office:value="0.221198651080617" calcext:value-type="float">
            <text:p>0.2211986511</text:p>
          </table:table-cell>
          <table:table-cell office:value-type="float" office:value="0.177174144646405" calcext:value-type="float">
            <text:p>0.1771741446</text:p>
          </table:table-cell>
          <table:table-cell office:value-type="float" office:value="0.19370943445816" calcext:value-type="float">
            <text:p>0.1937094345</text:p>
          </table:table-cell>
          <table:table-cell office:value-type="float" office:value="0.0428383664122616" calcext:value-type="float">
            <text:p>0.0428383664</text:p>
          </table:table-cell>
          <table:table-cell office:value-type="float" office:value="0.035491044096198" calcext:value-type="float">
            <text:p>0.0354910441</text:p>
          </table:table-cell>
          <table:table-cell office:value-type="float" office:value="2.41749309957878" calcext:value-type="float">
            <text:p>2.4174930996</text:p>
          </table:table-cell>
          <table:table-cell/>
        </table:table-row>
        <table:table-row table:style-name="ro2">
          <table:table-cell office:value-type="float" office:value="0.158536487588233" calcext:value-type="float">
            <text:p>0.1585364876</text:p>
          </table:table-cell>
          <table:table-cell office:value-type="float" office:value="0.324114540362217" calcext:value-type="float">
            <text:p>0.3241145404</text:p>
          </table:table-cell>
          <table:table-cell office:value-type="float" office:value="0.267142039314281" calcext:value-type="float">
            <text:p>0.2671420393</text:p>
          </table:table-cell>
          <table:table-cell office:value-type="float" office:value="0.393141304915255" calcext:value-type="float">
            <text:p>0.3931413049</text:p>
          </table:table-cell>
          <table:table-cell office:value-type="float" office:value="0.0762593226560986" calcext:value-type="float">
            <text:p>0.0762593227</text:p>
          </table:table-cell>
          <table:table-cell office:value-type="float" office:value="0.183584958417682" calcext:value-type="float">
            <text:p>0.1835849584</text:p>
          </table:table-cell>
          <table:table-cell office:value-type="float" office:value="0.0434566677952426" calcext:value-type="float">
            <text:p>0.0434566678</text:p>
          </table:table-cell>
          <table:table-cell office:value-type="float" office:value="0.263773365546596" calcext:value-type="float">
            <text:p>0.2637733655</text:p>
          </table:table-cell>
          <table:table-cell office:value-type="float" office:value="0.17912961569268" calcext:value-type="float">
            <text:p>0.1791296157</text:p>
          </table:table-cell>
          <table:table-cell office:value-type="float" office:value="0.139823247122278" calcext:value-type="float">
            <text:p>0.1398232471</text:p>
          </table:table-cell>
          <table:table-cell office:value-type="float" office:value="0.153802467066057" calcext:value-type="float">
            <text:p>0.1538024671</text:p>
          </table:table-cell>
          <table:table-cell office:value-type="float" office:value="0.0501288151931725" calcext:value-type="float">
            <text:p>0.0501288152</text:p>
          </table:table-cell>
          <table:table-cell office:value-type="float" office:value="0.0365113007737585" calcext:value-type="float">
            <text:p>0.0365113008</text:p>
          </table:table-cell>
          <table:table-cell office:value-type="float" office:value="2.0346323841547" calcext:value-type="float">
            <text:p>2.0346323842</text:p>
          </table:table-cell>
          <table:table-cell/>
        </table:table-row>
        <table:table-row table:style-name="ro2">
          <table:table-cell office:value-type="float" office:value="0.146394630511039" calcext:value-type="float">
            <text:p>0.1463946305</text:p>
          </table:table-cell>
          <table:table-cell office:value-type="float" office:value="0.271068425370136" calcext:value-type="float">
            <text:p>0.2710684254</text:p>
          </table:table-cell>
          <table:table-cell office:value-type="float" office:value="0.272946383467504" calcext:value-type="float">
            <text:p>0.2729463835</text:p>
          </table:table-cell>
          <table:table-cell office:value-type="float" office:value="0.455719890792623" calcext:value-type="float">
            <text:p>0.4557198908</text:p>
          </table:table-cell>
          <table:table-cell office:value-type="float" office:value="0.069873631708332" calcext:value-type="float">
            <text:p>0.0698736317</text:p>
          </table:table-cell>
          <table:table-cell office:value-type="float" office:value="0.152843550148311" calcext:value-type="float">
            <text:p>0.1528435501</text:p>
          </table:table-cell>
          <table:table-cell office:value-type="float" office:value="0.0303753544755582" calcext:value-type="float">
            <text:p>0.0303753545</text:p>
          </table:table-cell>
          <table:table-cell office:value-type="float" office:value="0.24330676849654" calcext:value-type="float">
            <text:p>0.2433067685</text:p>
          </table:table-cell>
          <table:table-cell office:value-type="float" office:value="0.180469302159598" calcext:value-type="float">
            <text:p>0.1804693022</text:p>
          </table:table-cell>
          <table:table-cell office:value-type="float" office:value="0.139438388729597" calcext:value-type="float">
            <text:p>0.1394383887</text:p>
          </table:table-cell>
          <table:table-cell office:value-type="float" office:value="0.15108914192577" calcext:value-type="float">
            <text:p>0.1510891419</text:p>
          </table:table-cell>
          <table:table-cell office:value-type="float" office:value="0.0509260229048844" calcext:value-type="float">
            <text:p>0.0509260229</text:p>
          </table:table-cell>
          <table:table-cell office:value-type="float" office:value="0.0360697682063283" calcext:value-type="float">
            <text:p>0.0360697682</text:p>
          </table:table-cell>
          <table:table-cell office:value-type="float" office:value="1.98427276465682" calcext:value-type="float">
            <text:p>1.9842727647</text:p>
          </table:table-cell>
          <table:table-cell/>
        </table:table-row>
        <table:table-row table:style-name="ro2">
          <table:table-cell office:value-type="float" office:value="0.143335020904245" calcext:value-type="float">
            <text:p>0.1433350209</text:p>
          </table:table-cell>
          <table:table-cell office:value-type="float" office:value="0.277860282064109" calcext:value-type="float">
            <text:p>0.2778602821</text:p>
          </table:table-cell>
          <table:table-cell office:value-type="float" office:value="0.307122575791838" calcext:value-type="float">
            <text:p>0.3071225758</text:p>
          </table:table-cell>
          <table:table-cell office:value-type="float" office:value="0.458923675012271" calcext:value-type="float">
            <text:p>0.458923675</text:p>
          </table:table-cell>
          <table:table-cell office:value-type="float" office:value="0.0825063151567271" calcext:value-type="float">
            <text:p>0.0825063152</text:p>
          </table:table-cell>
          <table:table-cell office:value-type="float" office:value="0.178089281048201" calcext:value-type="float">
            <text:p>0.178089281</text:p>
          </table:table-cell>
          <table:table-cell office:value-type="float" office:value="0.0404553402591678" calcext:value-type="float">
            <text:p>0.0404553403</text:p>
          </table:table-cell>
          <table:table-cell office:value-type="float" office:value="0.264871303562241" calcext:value-type="float">
            <text:p>0.2648713036</text:p>
          </table:table-cell>
          <table:table-cell office:value-type="float" office:value="0.183740768059917" calcext:value-type="float">
            <text:p>0.1837407681</text:p>
          </table:table-cell>
          <table:table-cell office:value-type="float" office:value="0.0949220521359272" calcext:value-type="float">
            <text:p>0.0949220521</text:p>
          </table:table-cell>
          <table:table-cell office:value-type="float" office:value="0.154883115407013" calcext:value-type="float">
            <text:p>0.1548831154</text:p>
          </table:table-cell>
          <table:table-cell office:value-type="float" office:value="0.0528272411219286" calcext:value-type="float">
            <text:p>0.0528272411</text:p>
          </table:table-cell>
          <table:table-cell office:value-type="float" office:value="0.0318506478030236" calcext:value-type="float">
            <text:p>0.0318506478</text:p>
          </table:table-cell>
          <table:table-cell office:value-type="float" office:value="2.04552807341727" calcext:value-type="float">
            <text:p>2.0455280734</text:p>
          </table:table-cell>
          <table:table-cell/>
        </table:table-row>
        <table:table-row table:style-name="ro2">
          <table:table-cell office:value-type="float" office:value="0.146668423975602" calcext:value-type="float">
            <text:p>0.146668424</text:p>
          </table:table-cell>
          <table:table-cell office:value-type="float" office:value="0.391244359973635" calcext:value-type="float">
            <text:p>0.39124436</text:p>
          </table:table-cell>
          <table:table-cell office:value-type="float" office:value="0.335212821109563" calcext:value-type="float">
            <text:p>0.3352128211</text:p>
          </table:table-cell>
          <table:table-cell office:value-type="float" office:value="0.484603868564885" calcext:value-type="float">
            <text:p>0.4846038686</text:p>
          </table:table-cell>
          <table:table-cell office:value-type="float" office:value="0.0773014883869464" calcext:value-type="float">
            <text:p>0.0773014884</text:p>
          </table:table-cell>
          <table:table-cell office:value-type="float" office:value="0.211300850905276" calcext:value-type="float">
            <text:p>0.2113008509</text:p>
          </table:table-cell>
          <table:table-cell office:value-type="float" office:value="0.0488793204156394" calcext:value-type="float">
            <text:p>0.0488793204</text:p>
          </table:table-cell>
          <table:table-cell office:value-type="float" office:value="0.272544319087919" calcext:value-type="float">
            <text:p>0.2725443191</text:p>
          </table:table-cell>
          <table:table-cell office:value-type="float" office:value="0.215589147180049" calcext:value-type="float">
            <text:p>0.2155891472</text:p>
          </table:table-cell>
          <table:table-cell office:value-type="float" office:value="0.140471391203795" calcext:value-type="float">
            <text:p>0.1404713912</text:p>
          </table:table-cell>
          <table:table-cell office:value-type="float" office:value="0.180055664509392" calcext:value-type="float">
            <text:p>0.1800556645</text:p>
          </table:table-cell>
          <table:table-cell office:value-type="float" office:value="0.0561318190231132" calcext:value-type="float">
            <text:p>0.056131819</text:p>
          </table:table-cell>
          <table:table-cell office:value-type="float" office:value="0.0454895871449035" calcext:value-type="float">
            <text:p>0.0454895871</text:p>
          </table:table-cell>
          <table:table-cell office:value-type="float" office:value="2.38152182964239" calcext:value-type="float">
            <text:p>2.3815218296</text:p>
          </table:table-cell>
          <table:table-cell/>
        </table:table-row>
        <table:table-row table:style-name="ro2">
          <table:table-cell office:value-type="float" office:value="0.158330004189598" calcext:value-type="float">
            <text:p>0.1583300042</text:p>
          </table:table-cell>
          <table:table-cell office:value-type="float" office:value="0.320076498900877" calcext:value-type="float">
            <text:p>0.3200764989</text:p>
          </table:table-cell>
          <table:table-cell office:value-type="float" office:value="0.345543826665109" calcext:value-type="float">
            <text:p>0.3455438267</text:p>
          </table:table-cell>
          <table:table-cell office:value-type="float" office:value="0.557835404386214" calcext:value-type="float">
            <text:p>0.5578354044</text:p>
          </table:table-cell>
          <table:table-cell office:value-type="float" office:value="0.0718131494875631" calcext:value-type="float">
            <text:p>0.0718131495</text:p>
          </table:table-cell>
          <table:table-cell office:value-type="float" office:value="0.215739280756587" calcext:value-type="float">
            <text:p>0.2157392808</text:p>
          </table:table-cell>
          <table:table-cell office:value-type="float" office:value="0.0392316191135779" calcext:value-type="float">
            <text:p>0.0392316191</text:p>
          </table:table-cell>
          <table:table-cell office:value-type="float" office:value="0.277046512938807" calcext:value-type="float">
            <text:p>0.2770465129</text:p>
          </table:table-cell>
          <table:table-cell office:value-type="float" office:value="0.232410545648243" calcext:value-type="float">
            <text:p>0.2324105456</text:p>
          </table:table-cell>
          <table:table-cell office:value-type="float" office:value="0.167206230334036" calcext:value-type="float">
            <text:p>0.1672062303</text:p>
          </table:table-cell>
          <table:table-cell office:value-type="float" office:value="0.191214914506333" calcext:value-type="float">
            <text:p>0.1912149145</text:p>
          </table:table-cell>
          <table:table-cell office:value-type="float" office:value="0.0553437372949926" calcext:value-type="float">
            <text:p>0.0553437373</text:p>
          </table:table-cell>
          <table:table-cell office:value-type="float" office:value="0.0483584552047281" calcext:value-type="float">
            <text:p>0.0483584552</text:p>
          </table:table-cell>
          <table:table-cell office:value-type="float" office:value="2.45000555237214" calcext:value-type="float">
            <text:p>2.4500055524</text:p>
          </table:table-cell>
          <table:table-cell/>
        </table:table-row>
        <table:table-row table:style-name="ro2">
          <table:table-cell office:value-type="float" office:value="0.144030451722746" calcext:value-type="float">
            <text:p>0.1440304517</text:p>
          </table:table-cell>
          <table:table-cell office:value-type="float" office:value="0.286787647898598" calcext:value-type="float">
            <text:p>0.2867876479</text:p>
          </table:table-cell>
          <table:table-cell office:value-type="float" office:value="0.262284786636257" calcext:value-type="float">
            <text:p>0.2622847866</text:p>
          </table:table-cell>
          <table:table-cell office:value-type="float" office:value="0.393034651061705" calcext:value-type="float">
            <text:p>0.3930346511</text:p>
          </table:table-cell>
          <table:table-cell office:value-type="float" office:value="0.0617900866139914" calcext:value-type="float">
            <text:p>0.0617900866</text:p>
          </table:table-cell>
          <table:table-cell office:value-type="float" office:value="0.176192632385796" calcext:value-type="float">
            <text:p>0.1761926324</text:p>
          </table:table-cell>
          <table:table-cell office:value-type="float" office:value="0.04029762001321" calcext:value-type="float">
            <text:p>0.04029762</text:p>
          </table:table-cell>
          <table:table-cell office:value-type="float" office:value="0.239601145818841" calcext:value-type="float">
            <text:p>0.2396011458</text:p>
          </table:table-cell>
          <table:table-cell office:value-type="float" office:value="0.182903366724127" calcext:value-type="float">
            <text:p>0.1829033667</text:p>
          </table:table-cell>
          <table:table-cell office:value-type="float" office:value="0.116347073517085" calcext:value-type="float">
            <text:p>0.1163470735</text:p>
          </table:table-cell>
          <table:table-cell office:value-type="float" office:value="0.156052880738253" calcext:value-type="float">
            <text:p>0.1560528807</text:p>
          </table:table-cell>
          <table:table-cell office:value-type="float" office:value="0.0464761757566561" calcext:value-type="float">
            <text:p>0.0464761758</text:p>
          </table:table-cell>
          <table:table-cell office:value-type="float" office:value="0.0315683813305942" calcext:value-type="float">
            <text:p>0.0315683813</text:p>
          </table:table-cell>
          <table:table-cell office:value-type="float" office:value="1.93154409729136" calcext:value-type="float">
            <text:p>1.9315440973</text:p>
          </table:table-cell>
          <table:table-cell/>
        </table:table-row>
        <table:table-row table:style-name="ro2">
          <table:table-cell office:value-type="float" office:value="0.150785479373319" calcext:value-type="float">
            <text:p>0.1507854794</text:p>
          </table:table-cell>
          <table:table-cell office:value-type="float" office:value="0.242689666303258" calcext:value-type="float">
            <text:p>0.2426896663</text:p>
          </table:table-cell>
          <table:table-cell office:value-type="float" office:value="0.274985528324772" calcext:value-type="float">
            <text:p>0.2749855283</text:p>
          </table:table-cell>
          <table:table-cell office:value-type="float" office:value="0.427998621975388" calcext:value-type="float">
            <text:p>0.427998622</text:p>
          </table:table-cell>
          <table:table-cell office:value-type="float" office:value="0.0618161883301357" calcext:value-type="float">
            <text:p>0.0618161883</text:p>
          </table:table-cell>
          <table:table-cell office:value-type="float" office:value="0.190118432645789" calcext:value-type="float">
            <text:p>0.1901184326</text:p>
          </table:table-cell>
          <table:table-cell office:value-type="float" office:value="0.0404867023002215" calcext:value-type="float">
            <text:p>0.0404867023</text:p>
          </table:table-cell>
          <table:table-cell office:value-type="float" office:value="0.241863537768501" calcext:value-type="float">
            <text:p>0.2418635378</text:p>
          </table:table-cell>
          <table:table-cell office:value-type="float" office:value="0.22110145474773" calcext:value-type="float">
            <text:p>0.2211014547</text:p>
          </table:table-cell>
          <table:table-cell office:value-type="float" office:value="0.125834105266854" calcext:value-type="float">
            <text:p>0.1258341053</text:p>
          </table:table-cell>
          <table:table-cell office:value-type="float" office:value="0.174293908542048" calcext:value-type="float">
            <text:p>0.1742939085</text:p>
          </table:table-cell>
          <table:table-cell office:value-type="float" office:value="0.0481953140621286" calcext:value-type="float">
            <text:p>0.0481953141</text:p>
          </table:table-cell>
          <table:table-cell office:value-type="float" office:value="0.0449913442486517" calcext:value-type="float">
            <text:p>0.0449913442</text:p>
          </table:table-cell>
          <table:table-cell office:value-type="float" office:value="2.03253235938695" calcext:value-type="float">
            <text:p>2.0325323594</text:p>
          </table:table-cell>
          <table:table-cell/>
        </table:table-row>
        <table:table-row table:style-name="ro2">
          <table:table-cell office:value-type="float" office:value="0.132230574536818" calcext:value-type="float">
            <text:p>0.1322305745</text:p>
          </table:table-cell>
          <table:table-cell office:value-type="float" office:value="0.317987917084446" calcext:value-type="float">
            <text:p>0.3179879171</text:p>
          </table:table-cell>
          <table:table-cell office:value-type="float" office:value="0.298996489926304" calcext:value-type="float">
            <text:p>0.2989964899</text:p>
          </table:table-cell>
          <table:table-cell office:value-type="float" office:value="0.455887706972986" calcext:value-type="float">
            <text:p>0.455887707</text:p>
          </table:table-cell>
          <table:table-cell office:value-type="float" office:value="0.0838760218776989" calcext:value-type="float">
            <text:p>0.0838760219</text:p>
          </table:table-cell>
          <table:table-cell office:value-type="float" office:value="0.190234689333121" calcext:value-type="float">
            <text:p>0.1902346893</text:p>
          </table:table-cell>
          <table:table-cell office:value-type="float" office:value="0.0334963382554799" calcext:value-type="float">
            <text:p>0.0334963383</text:p>
          </table:table-cell>
          <table:table-cell office:value-type="float" office:value="0.255593235310403" calcext:value-type="float">
            <text:p>0.2555932353</text:p>
          </table:table-cell>
          <table:table-cell office:value-type="float" office:value="0.199880598733302" calcext:value-type="float">
            <text:p>0.1998805987</text:p>
          </table:table-cell>
          <table:table-cell office:value-type="float" office:value="0.148854071774835" calcext:value-type="float">
            <text:p>0.1488540718</text:p>
          </table:table-cell>
          <table:table-cell office:value-type="float" office:value="0.172658440578327" calcext:value-type="float">
            <text:p>0.1726584406</text:p>
          </table:table-cell>
          <table:table-cell office:value-type="float" office:value="0.0413192041558759" calcext:value-type="float">
            <text:p>0.0413192042</text:p>
          </table:table-cell>
          <table:table-cell office:value-type="float" office:value="0.0366250840934487" calcext:value-type="float">
            <text:p>0.0366250841</text:p>
          </table:table-cell>
          <table:table-cell office:value-type="float" office:value="2.15153844897741" calcext:value-type="float">
            <text:p>2.151538449</text:p>
          </table:table-cell>
          <table:table-cell/>
        </table:table-row>
        <table:table-row table:style-name="ro2">
          <table:table-cell office:value-type="float" office:value="0.143413209330773" calcext:value-type="float">
            <text:p>0.1434132093</text:p>
          </table:table-cell>
          <table:table-cell office:value-type="float" office:value="0.267765442426783" calcext:value-type="float">
            <text:p>0.2677654424</text:p>
          </table:table-cell>
          <table:table-cell office:value-type="float" office:value="0.233730405646206" calcext:value-type="float">
            <text:p>0.2337304056</text:p>
          </table:table-cell>
          <table:table-cell office:value-type="float" office:value="0.379157512918013" calcext:value-type="float">
            <text:p>0.3791575129</text:p>
          </table:table-cell>
          <table:table-cell office:value-type="float" office:value="0.0726235138560608" calcext:value-type="float">
            <text:p>0.0726235139</text:p>
          </table:table-cell>
          <table:table-cell office:value-type="float" office:value="0.152855389108838" calcext:value-type="float">
            <text:p>0.1528553891</text:p>
          </table:table-cell>
          <table:table-cell office:value-type="float" office:value="0.0509284289029391" calcext:value-type="float">
            <text:p>0.0509284289</text:p>
          </table:table-cell>
          <table:table-cell office:value-type="float" office:value="0.227524092249899" calcext:value-type="float">
            <text:p>0.2275240922</text:p>
          </table:table-cell>
          <table:table-cell office:value-type="float" office:value="0.170618951389252" calcext:value-type="float">
            <text:p>0.1706189514</text:p>
          </table:table-cell>
          <table:table-cell office:value-type="float" office:value="0.143812822647483" calcext:value-type="float">
            <text:p>0.1438128226</text:p>
          </table:table-cell>
          <table:table-cell office:value-type="float" office:value="0.151440478282737" calcext:value-type="float">
            <text:p>0.1514404783</text:p>
          </table:table-cell>
          <table:table-cell office:value-type="float" office:value="0.0476220395588547" calcext:value-type="float">
            <text:p>0.0476220396</text:p>
          </table:table-cell>
          <table:table-cell office:value-type="float" office:value="0.0315467231504927" calcext:value-type="float">
            <text:p>0.0315467232</text:p>
          </table:table-cell>
          <table:table-cell office:value-type="float" office:value="1.8570061451292" calcext:value-type="float">
            <text:p>1.8570061451</text:p>
          </table:table-cell>
          <table:table-cell/>
        </table:table-row>
        <table:table-row table:style-name="ro2">
          <table:table-cell office:value-type="float" office:value="0.151414386313132" calcext:value-type="float">
            <text:p>0.1514143863</text:p>
          </table:table-cell>
          <table:table-cell office:value-type="float" office:value="0.33273258471047" calcext:value-type="float">
            <text:p>0.3327325847</text:p>
          </table:table-cell>
          <table:table-cell office:value-type="float" office:value="0.302905154977268" calcext:value-type="float">
            <text:p>0.302905155</text:p>
          </table:table-cell>
          <table:table-cell office:value-type="float" office:value="0.439763387092077" calcext:value-type="float">
            <text:p>0.4397633871</text:p>
          </table:table-cell>
          <table:table-cell office:value-type="float" office:value="0.0854145303968807" calcext:value-type="float">
            <text:p>0.0854145304</text:p>
          </table:table-cell>
          <table:table-cell office:value-type="float" office:value="0.18581421357322" calcext:value-type="float">
            <text:p>0.1858142136</text:p>
          </table:table-cell>
          <table:table-cell office:value-type="float" office:value="0.0380797693373243" calcext:value-type="float">
            <text:p>0.0380797693</text:p>
          </table:table-cell>
          <table:table-cell office:value-type="float" office:value="0.260521461501772" calcext:value-type="float">
            <text:p>0.2605214615</text:p>
          </table:table-cell>
          <table:table-cell office:value-type="float" office:value="0.207573361383662" calcext:value-type="float">
            <text:p>0.2075733614</text:p>
          </table:table-cell>
          <table:table-cell office:value-type="float" office:value="0.148506814140793" calcext:value-type="float">
            <text:p>0.1485068141</text:p>
          </table:table-cell>
          <table:table-cell office:value-type="float" office:value="0.177670291507435" calcext:value-type="float">
            <text:p>0.1776702915</text:p>
          </table:table-cell>
          <table:table-cell office:value-type="float" office:value="0.0563703963670135" calcext:value-type="float">
            <text:p>0.0563703964</text:p>
          </table:table-cell>
          <table:table-cell office:value-type="float" office:value="0.0392303399573511" calcext:value-type="float">
            <text:p>0.03923034</text:p>
          </table:table-cell>
          <table:table-cell office:value-type="float" office:value="2.18919382837543" calcext:value-type="float">
            <text:p>2.1891938284</text:p>
          </table:table-cell>
          <table:table-cell/>
        </table:table-row>
        <table:table-row table:style-name="ro2">
          <table:table-cell office:value-type="float" office:value="0.14619969952631" calcext:value-type="float">
            <text:p>0.1461996995</text:p>
          </table:table-cell>
          <table:table-cell office:value-type="float" office:value="0.344426426068166" calcext:value-type="float">
            <text:p>0.3444264261</text:p>
          </table:table-cell>
          <table:table-cell office:value-type="float" office:value="0.304342882609604" calcext:value-type="float">
            <text:p>0.3043428826</text:p>
          </table:table-cell>
          <table:table-cell office:value-type="float" office:value="0.469225698989334" calcext:value-type="float">
            <text:p>0.469225699</text:p>
          </table:table-cell>
          <table:table-cell office:value-type="float" office:value="0.0896148292186517" calcext:value-type="float">
            <text:p>0.0896148292</text:p>
          </table:table-cell>
          <table:table-cell office:value-type="float" office:value="0.166124019000487" calcext:value-type="float">
            <text:p>0.166124019</text:p>
          </table:table-cell>
          <table:table-cell office:value-type="float" office:value="0.0246751081006481" calcext:value-type="float">
            <text:p>0.0246751081</text:p>
          </table:table-cell>
          <table:table-cell office:value-type="float" office:value="0.265464035812364" calcext:value-type="float">
            <text:p>0.2654640358</text:p>
          </table:table-cell>
          <table:table-cell office:value-type="float" office:value="0.216640965665295" calcext:value-type="float">
            <text:p>0.2166409657</text:p>
          </table:table-cell>
          <table:table-cell office:value-type="float" office:value="0.117432370307381" calcext:value-type="float">
            <text:p>0.1174323703</text:p>
          </table:table-cell>
          <table:table-cell office:value-type="float" office:value="0.185530587035617" calcext:value-type="float">
            <text:p>0.185530587</text:p>
          </table:table-cell>
          <table:table-cell office:value-type="float" office:value="0.0260630646783299" calcext:value-type="float">
            <text:p>0.0260630647</text:p>
          </table:table-cell>
          <table:table-cell office:value-type="float" office:value="0.0322354922994353" calcext:value-type="float">
            <text:p>0.0322354923</text:p>
          </table:table-cell>
          <table:table-cell office:value-type="float" office:value="2.15217233247368" calcext:value-type="float">
            <text:p>2.1521723325</text:p>
          </table:table-cell>
          <table:table-cell/>
        </table:table-row>
        <table:table-row table:style-name="ro2">
          <table:table-cell office:value-type="float" office:value="0.134895634172316" calcext:value-type="float">
            <text:p>0.1348956342</text:p>
          </table:table-cell>
          <table:table-cell office:value-type="float" office:value="0.296098354372636" calcext:value-type="float">
            <text:p>0.2960983544</text:p>
          </table:table-cell>
          <table:table-cell office:value-type="float" office:value="0.2587389535017" calcext:value-type="float">
            <text:p>0.2587389535</text:p>
          </table:table-cell>
          <table:table-cell office:value-type="float" office:value="0.419477862309147" calcext:value-type="float">
            <text:p>0.4194778623</text:p>
          </table:table-cell>
          <table:table-cell office:value-type="float" office:value="0.088990854604709" calcext:value-type="float">
            <text:p>0.0889908546</text:p>
          </table:table-cell>
          <table:table-cell office:value-type="float" office:value="0.153724066716204" calcext:value-type="float">
            <text:p>0.1537240667</text:p>
          </table:table-cell>
          <table:table-cell office:value-type="float" office:value="0.0375789176471383" calcext:value-type="float">
            <text:p>0.0375789176</text:p>
          </table:table-cell>
          <table:table-cell office:value-type="float" office:value="0.247001384553371" calcext:value-type="float">
            <text:p>0.2470013846</text:p>
          </table:table-cell>
          <table:table-cell office:value-type="float" office:value="0.168640127786824" calcext:value-type="float">
            <text:p>0.1686401278</text:p>
          </table:table-cell>
          <table:table-cell office:value-type="float" office:value="0.1263779547534" calcext:value-type="float">
            <text:p>0.1263779548</text:p>
          </table:table-cell>
          <table:table-cell office:value-type="float" office:value="0.147277059818921" calcext:value-type="float">
            <text:p>0.1472770598</text:p>
          </table:table-cell>
          <table:table-cell office:value-type="float" office:value="0.0269340852062109" calcext:value-type="float">
            <text:p>0.0269340852</text:p>
          </table:table-cell>
          <table:table-cell office:value-type="float" office:value="0.0307835923320966" calcext:value-type="float">
            <text:p>0.0307835923</text:p>
          </table:table-cell>
          <table:table-cell office:value-type="float" office:value="1.91263512892542" calcext:value-type="float">
            <text:p>1.9126351289</text:p>
          </table:table-cell>
          <table:table-cell/>
        </table:table-row>
        <table:table-row table:style-name="ro2">
          <table:table-cell office:value-type="float" office:value="0.171930069301042" calcext:value-type="float">
            <text:p>0.1719300693</text:p>
          </table:table-cell>
          <table:table-cell office:value-type="float" office:value="0.330575921349987" calcext:value-type="float">
            <text:p>0.3305759213</text:p>
          </table:table-cell>
          <table:table-cell office:value-type="float" office:value="0.326597774057353" calcext:value-type="float">
            <text:p>0.3265977741</text:p>
          </table:table-cell>
          <table:table-cell office:value-type="float" office:value="0.535223184218231" calcext:value-type="float">
            <text:p>0.5352231842</text:p>
          </table:table-cell>
          <table:table-cell office:value-type="float" office:value="0.108579065085091" calcext:value-type="float">
            <text:p>0.1085790651</text:p>
          </table:table-cell>
          <table:table-cell office:value-type="float" office:value="0.188263790956944" calcext:value-type="float">
            <text:p>0.188263791</text:p>
          </table:table-cell>
          <table:table-cell office:value-type="float" office:value="0.0358155036356272" calcext:value-type="float">
            <text:p>0.0358155036</text:p>
          </table:table-cell>
          <table:table-cell office:value-type="float" office:value="0.316067861733788" calcext:value-type="float">
            <text:p>0.3160678617</text:p>
          </table:table-cell>
          <table:table-cell office:value-type="float" office:value="0.221996856264897" calcext:value-type="float">
            <text:p>0.2219968563</text:p>
          </table:table-cell>
          <table:table-cell office:value-type="float" office:value="0.180031461661574" calcext:value-type="float">
            <text:p>0.1800314617</text:p>
          </table:table-cell>
          <table:table-cell office:value-type="float" office:value="0.195424456083687" calcext:value-type="float">
            <text:p>0.1954244561</text:p>
          </table:table-cell>
          <table:table-cell office:value-type="float" office:value="0.0417811008409902" calcext:value-type="float">
            <text:p>0.0417811008</text:p>
          </table:table-cell>
          <table:table-cell office:value-type="float" office:value="0.045992253903622" calcext:value-type="float">
            <text:p>0.0459922539</text:p>
          </table:table-cell>
          <table:table-cell office:value-type="float" office:value="2.41773931376851" calcext:value-type="float">
            <text:p>2.4177393138</text:p>
          </table:table-cell>
          <table:table-cell/>
        </table:table-row>
        <table:table-row table:style-name="ro2">
          <table:table-cell office:value-type="float" office:value="0.147912750808485" calcext:value-type="float">
            <text:p>0.1479127508</text:p>
          </table:table-cell>
          <table:table-cell office:value-type="float" office:value="0.176403392967115" calcext:value-type="float">
            <text:p>0.176403393</text:p>
          </table:table-cell>
          <table:table-cell office:value-type="float" office:value="0.343860221331412" calcext:value-type="float">
            <text:p>0.3438602213</text:p>
          </table:table-cell>
          <table:table-cell office:value-type="float" office:value="0.444228806040178" calcext:value-type="float">
            <text:p>0.444228806</text:p>
          </table:table-cell>
          <table:table-cell office:value-type="float" office:value="0.0730562836792781" calcext:value-type="float">
            <text:p>0.0730562837</text:p>
          </table:table-cell>
          <table:table-cell office:value-type="float" office:value="0.207655919316149" calcext:value-type="float">
            <text:p>0.2076559193</text:p>
          </table:table-cell>
          <table:table-cell office:value-type="float" office:value="0.0449042805175355" calcext:value-type="float">
            <text:p>0.0449042805</text:p>
          </table:table-cell>
          <table:table-cell office:value-type="float" office:value="0.288367340889607" calcext:value-type="float">
            <text:p>0.2883673409</text:p>
          </table:table-cell>
          <table:table-cell office:value-type="float" office:value="0.207980149851509" calcext:value-type="float">
            <text:p>0.2079801499</text:p>
          </table:table-cell>
          <table:table-cell office:value-type="float" office:value="0.108534797853599" calcext:value-type="float">
            <text:p>0.1085347979</text:p>
          </table:table-cell>
          <table:table-cell office:value-type="float" office:value="0.168973567817846" calcext:value-type="float">
            <text:p>0.1689735678</text:p>
          </table:table-cell>
          <table:table-cell office:value-type="float" office:value="0.0521961703034565" calcext:value-type="float">
            <text:p>0.0521961703</text:p>
          </table:table-cell>
          <table:table-cell office:value-type="float" office:value="0.0429984644215543" calcext:value-type="float">
            <text:p>0.0429984644</text:p>
          </table:table-cell>
          <table:table-cell office:value-type="float" office:value="2.08612124623821" calcext:value-type="float">
            <text:p>2.0861212462</text:p>
          </table:table-cell>
          <table:table-cell/>
        </table:table-row>
        <table:table-row table:style-name="ro2">
          <table:table-cell office:value-type="float" office:value="0.1504899025956" calcext:value-type="float">
            <text:p>0.1504899026</text:p>
          </table:table-cell>
          <table:table-cell office:value-type="float" office:value="0.288718181207598" calcext:value-type="float">
            <text:p>0.2887181812</text:p>
          </table:table-cell>
          <table:table-cell office:value-type="float" office:value="0.318139389879425" calcext:value-type="float">
            <text:p>0.3181393899</text:p>
          </table:table-cell>
          <table:table-cell office:value-type="float" office:value="0.422016464842712" calcext:value-type="float">
            <text:p>0.4220164648</text:p>
          </table:table-cell>
          <table:table-cell office:value-type="float" office:value="0.093119777459877" calcext:value-type="float">
            <text:p>0.0931197775</text:p>
          </table:table-cell>
          <table:table-cell office:value-type="float" office:value="0.229668301697807" calcext:value-type="float">
            <text:p>0.2296683017</text:p>
          </table:table-cell>
          <table:table-cell office:value-type="float" office:value="0.0376705191001562" calcext:value-type="float">
            <text:p>0.0376705191</text:p>
          </table:table-cell>
          <table:table-cell office:value-type="float" office:value="0.271091580869867" calcext:value-type="float">
            <text:p>0.2710915809</text:p>
          </table:table-cell>
          <table:table-cell office:value-type="float" office:value="0.184956363003276" calcext:value-type="float">
            <text:p>0.184956363</text:p>
          </table:table-cell>
          <table:table-cell office:value-type="float" office:value="0.122779183433565" calcext:value-type="float">
            <text:p>0.1227791834</text:p>
          </table:table-cell>
          <table:table-cell office:value-type="float" office:value="0.159669030086331" calcext:value-type="float">
            <text:p>0.1596690301</text:p>
          </table:table-cell>
          <table:table-cell office:value-type="float" office:value="0.0630093333694389" calcext:value-type="float">
            <text:p>0.0630093334</text:p>
          </table:table-cell>
          <table:table-cell office:value-type="float" office:value="0.0381845642451406" calcext:value-type="float">
            <text:p>0.0381845642</text:p>
          </table:table-cell>
          <table:table-cell office:value-type="float" office:value="2.13586141930209" calcext:value-type="float">
            <text:p>2.1358614193</text:p>
          </table:table-cell>
          <table:table-cell/>
        </table:table-row>
        <table:table-row table:style-name="ro2">
          <table:table-cell office:value-type="float" office:value="0.133109674710924" calcext:value-type="float">
            <text:p>0.1331096747</text:p>
          </table:table-cell>
          <table:table-cell office:value-type="float" office:value="0.319828028708842" calcext:value-type="float">
            <text:p>0.3198280287</text:p>
          </table:table-cell>
          <table:table-cell office:value-type="float" office:value="0.286601029720595" calcext:value-type="float">
            <text:p>0.2866010297</text:p>
          </table:table-cell>
          <table:table-cell office:value-type="float" office:value="0.434263799094565" calcext:value-type="float">
            <text:p>0.4342637991</text:p>
          </table:table-cell>
          <table:table-cell office:value-type="float" office:value="0.061537758330273" calcext:value-type="float">
            <text:p>0.0615377583</text:p>
          </table:table-cell>
          <table:table-cell office:value-type="float" office:value="0.168393316847686" calcext:value-type="float">
            <text:p>0.1683933168</text:p>
          </table:table-cell>
          <table:table-cell office:value-type="float" office:value="0.0350154930664404" calcext:value-type="float">
            <text:p>0.0350154931</text:p>
          </table:table-cell>
          <table:table-cell office:value-type="float" office:value="0.241822078460196" calcext:value-type="float">
            <text:p>0.2418220785</text:p>
          </table:table-cell>
          <table:table-cell office:value-type="float" office:value="0.191176333828876" calcext:value-type="float">
            <text:p>0.1911763338</text:p>
          </table:table-cell>
          <table:table-cell office:value-type="float" office:value="0.150532593995039" calcext:value-type="float">
            <text:p>0.150532594</text:p>
          </table:table-cell>
          <table:table-cell office:value-type="float" office:value="0.164385249549906" calcext:value-type="float">
            <text:p>0.1643852495</text:p>
          </table:table-cell>
          <table:table-cell office:value-type="float" office:value="0.0513886296123433" calcext:value-type="float">
            <text:p>0.0513886296</text:p>
          </table:table-cell>
          <table:table-cell office:value-type="float" office:value="0.0341073207180007" calcext:value-type="float">
            <text:p>0.0341073207</text:p>
          </table:table-cell>
          <table:table-cell office:value-type="float" office:value="2.07753506429062" calcext:value-type="float">
            <text:p>2.0775350643</text:p>
          </table:table-cell>
          <table:table-cell/>
        </table:table-row>
        <table:table-row table:style-name="ro2">
          <table:table-cell office:value-type="float" office:value="0.132666321565446" calcext:value-type="float">
            <text:p>0.1326663216</text:p>
          </table:table-cell>
          <table:table-cell office:value-type="float" office:value="0.283034915339363" calcext:value-type="float">
            <text:p>0.2830349153</text:p>
          </table:table-cell>
          <table:table-cell office:value-type="float" office:value="0.227453719873546" calcext:value-type="float">
            <text:p>0.2274537199</text:p>
          </table:table-cell>
          <table:table-cell office:value-type="float" office:value="0.335036474410674" calcext:value-type="float">
            <text:p>0.3350364744</text:p>
          </table:table-cell>
          <table:table-cell office:value-type="float" office:value="0.0527062414191307" calcext:value-type="float">
            <text:p>0.0527062414</text:p>
          </table:table-cell>
          <table:table-cell office:value-type="float" office:value="0.158828404352359" calcext:value-type="float">
            <text:p>0.1588284044</text:p>
          </table:table-cell>
          <table:table-cell office:value-type="float" office:value="0.0402481072168229" calcext:value-type="float">
            <text:p>0.0402481072</text:p>
          </table:table-cell>
          <table:table-cell office:value-type="float" office:value="0.201059367750012" calcext:value-type="float">
            <text:p>0.2010593678</text:p>
          </table:table-cell>
          <table:table-cell office:value-type="float" office:value="0.187409270852989" calcext:value-type="float">
            <text:p>0.1874092709</text:p>
          </table:table-cell>
          <table:table-cell office:value-type="float" office:value="0.124806240644722" calcext:value-type="float">
            <text:p>0.1248062406</text:p>
          </table:table-cell>
          <table:table-cell office:value-type="float" office:value="0.152768635935831" calcext:value-type="float">
            <text:p>0.1527686359</text:p>
          </table:table-cell>
          <table:table-cell office:value-type="float" office:value="0.0549252411526879" calcext:value-type="float">
            <text:p>0.0549252412</text:p>
          </table:table-cell>
          <table:table-cell office:value-type="float" office:value="0.0316807191689616" calcext:value-type="float">
            <text:p>0.0316807192</text:p>
          </table:table-cell>
          <table:table-cell office:value-type="float" office:value="1.79725234613476" calcext:value-type="float">
            <text:p>1.7972523461</text:p>
          </table:table-cell>
          <table:table-cell/>
        </table:table-row>
        <table:table-row table:style-name="ro2">
          <table:table-cell office:value-type="float" office:value="0.137631076612745" calcext:value-type="float">
            <text:p>0.1376310766</text:p>
          </table:table-cell>
          <table:table-cell office:value-type="float" office:value="0.226501134435299" calcext:value-type="float">
            <text:p>0.2265011344</text:p>
          </table:table-cell>
          <table:table-cell office:value-type="float" office:value="0.257303877534377" calcext:value-type="float">
            <text:p>0.2573038775</text:p>
          </table:table-cell>
          <table:table-cell office:value-type="float" office:value="0.420508537899968" calcext:value-type="float">
            <text:p>0.4205085379</text:p>
          </table:table-cell>
          <table:table-cell office:value-type="float" office:value="0.0771528423121448" calcext:value-type="float">
            <text:p>0.0771528423</text:p>
          </table:table-cell>
          <table:table-cell office:value-type="float" office:value="0.169542823538821" calcext:value-type="float">
            <text:p>0.1695428235</text:p>
          </table:table-cell>
          <table:table-cell office:value-type="float" office:value="0.0366171866473416" calcext:value-type="float">
            <text:p>0.0366171866</text:p>
          </table:table-cell>
          <table:table-cell office:value-type="float" office:value="0.246981552289682" calcext:value-type="float">
            <text:p>0.2469815523</text:p>
          </table:table-cell>
          <table:table-cell office:value-type="float" office:value="0.159579377015068" calcext:value-type="float">
            <text:p>0.159579377</text:p>
          </table:table-cell>
          <table:table-cell office:value-type="float" office:value="0.106386251343378" calcext:value-type="float">
            <text:p>0.1063862513</text:p>
          </table:table-cell>
          <table:table-cell office:value-type="float" office:value="0.13592987757407" calcext:value-type="float">
            <text:p>0.1359298776</text:p>
          </table:table-cell>
          <table:table-cell office:value-type="float" office:value="0.0161434597521627" calcext:value-type="float">
            <text:p>0.0161434598</text:p>
          </table:table-cell>
          <table:table-cell office:value-type="float" office:value="0.0348112359312839" calcext:value-type="float">
            <text:p>0.0348112359</text:p>
          </table:table-cell>
          <table:table-cell office:value-type="float" office:value="1.81033025299121" calcext:value-type="float">
            <text:p>1.810330253</text:p>
          </table:table-cell>
          <table:table-cell/>
        </table:table-row>
      </table:table>
      <table:table table:name="truth" table:style-name="ta1">
        <table:table-column table:style-name="co6" table:number-columns-repeated="1024" table:default-cell-style-name="ce15"/>
        <table:table-row table:style-name="ro2">
          <table:table-cell table:style-name="ce14" office:value-type="float" office:value="0.34514338546186" calcext:value-type="float">
            <text:p>0.3451433855</text:p>
          </table:table-cell>
          <table:table-cell table:number-columns-repeated="1023"/>
        </table:table-row>
        <table:table-row table:style-name="ro2">
          <table:table-cell table:style-name="ce14" office:value-type="float" office:value="0.288472739443781" calcext:value-type="float">
            <text:p>0.2884727394</text:p>
          </table:table-cell>
          <table:table-cell table:number-columns-repeated="1023"/>
        </table:table-row>
        <table:table-row table:style-name="ro2">
          <table:table-cell table:style-name="ce14" office:value-type="float" office:value="0.336810418891005" calcext:value-type="float">
            <text:p>0.3368104189</text:p>
          </table:table-cell>
          <table:table-cell table:number-columns-repeated="1023"/>
        </table:table-row>
        <table:table-row table:style-name="ro2">
          <table:table-cell table:style-name="ce14" office:value-type="float" office:value="0.301488790879782" calcext:value-type="float">
            <text:p>0.3014887909</text:p>
          </table:table-cell>
          <table:table-cell table:number-columns-repeated="1023"/>
        </table:table-row>
        <table:table-row table:style-name="ro2">
          <table:table-cell table:style-name="ce14" office:value-type="float" office:value="0.411315458522186" calcext:value-type="float">
            <text:p>0.4113154585</text:p>
          </table:table-cell>
          <table:table-cell table:number-columns-repeated="1023"/>
        </table:table-row>
        <table:table-row table:style-name="ro2">
          <table:table-cell table:style-name="ce14" office:value-type="float" office:value="0.382607152366247" calcext:value-type="float">
            <text:p>0.3826071524</text:p>
          </table:table-cell>
          <table:table-cell table:number-columns-repeated="1023"/>
        </table:table-row>
        <table:table-row table:style-name="ro2">
          <table:table-cell table:style-name="ce14" office:value-type="float" office:value="0.379201561397305" calcext:value-type="float">
            <text:p>0.3792015614</text:p>
          </table:table-cell>
          <table:table-cell table:number-columns-repeated="1023"/>
        </table:table-row>
        <table:table-row table:style-name="ro2">
          <table:table-cell table:style-name="ce14" office:value-type="float" office:value="0.371890505467225" calcext:value-type="float">
            <text:p>0.3718905055</text:p>
          </table:table-cell>
          <table:table-cell table:number-columns-repeated="1023"/>
        </table:table-row>
        <table:table-row table:style-name="ro2">
          <table:table-cell table:style-name="ce14" office:value-type="float" office:value="0.325182001951916" calcext:value-type="float">
            <text:p>0.325182002</text:p>
          </table:table-cell>
          <table:table-cell table:number-columns-repeated="1023"/>
        </table:table-row>
        <table:table-row table:style-name="ro2">
          <table:table-cell table:style-name="ce14" office:value-type="float" office:value="0.426406064834625" calcext:value-type="float">
            <text:p>0.4264060648</text:p>
          </table:table-cell>
          <table:table-cell table:number-columns-repeated="1023"/>
        </table:table-row>
        <table:table-row table:style-name="ro2">
          <table:table-cell table:style-name="ce14" office:value-type="float" office:value="0.392782455040105" calcext:value-type="float">
            <text:p>0.392782455</text:p>
          </table:table-cell>
          <table:table-cell table:number-columns-repeated="1023"/>
        </table:table-row>
        <table:table-row table:style-name="ro2">
          <table:table-cell table:style-name="ce14" office:value-type="float" office:value="0.349275436209488" calcext:value-type="float">
            <text:p>0.3492754362</text:p>
          </table:table-cell>
          <table:table-cell table:number-columns-repeated="1023"/>
        </table:table-row>
        <table:table-row table:style-name="ro2">
          <table:table-cell table:style-name="ce14" office:value-type="float" office:value="0.439797974278283" calcext:value-type="float">
            <text:p>0.4397979743</text:p>
          </table:table-cell>
          <table:table-cell table:number-columns-repeated="1023"/>
        </table:table-row>
        <table:table-row table:style-name="ro2">
          <table:table-cell table:style-name="ce14" office:value-type="float" office:value="0.309678976663009" calcext:value-type="float">
            <text:p>0.3096789767</text:p>
          </table:table-cell>
          <table:table-cell table:number-columns-repeated="1023"/>
        </table:table-row>
        <table:table-row table:style-name="ro2">
          <table:table-cell table:style-name="ce14" office:value-type="float" office:value="0.374467920641092" calcext:value-type="float">
            <text:p>0.3744679206</text:p>
          </table:table-cell>
          <table:table-cell table:number-columns-repeated="1023"/>
        </table:table-row>
        <table:table-row table:style-name="ro2">
          <table:table-cell table:style-name="ce14" office:value-type="float" office:value="0.398624023894219" calcext:value-type="float">
            <text:p>0.3986240239</text:p>
          </table:table-cell>
          <table:table-cell table:number-columns-repeated="1023"/>
        </table:table-row>
        <table:table-row table:style-name="ro2">
          <table:table-cell table:style-name="ce14" office:value-type="float" office:value="0.345869654043586" calcext:value-type="float">
            <text:p>0.345869654</text:p>
          </table:table-cell>
          <table:table-cell table:number-columns-repeated="1023"/>
        </table:table-row>
        <table:table-row table:style-name="ro2">
          <table:table-cell table:style-name="ce14" office:value-type="float" office:value="0.371574542467292" calcext:value-type="float">
            <text:p>0.3715745425</text:p>
          </table:table-cell>
          <table:table-cell table:number-columns-repeated="1023"/>
        </table:table-row>
        <table:table-row table:style-name="ro2">
          <table:table-cell table:style-name="ce14" office:value-type="float" office:value="0.459330680992566" calcext:value-type="float">
            <text:p>0.459330681</text:p>
          </table:table-cell>
          <table:table-cell table:number-columns-repeated="1023"/>
        </table:table-row>
        <table:table-row table:style-name="ro2">
          <table:table-cell table:style-name="ce14" office:value-type="float" office:value="0.424537681230231" calcext:value-type="float">
            <text:p>0.4245376812</text:p>
          </table:table-cell>
          <table:table-cell table:number-columns-repeated="1023"/>
        </table:table-row>
        <table:table-row table:style-name="ro2">
          <table:table-cell table:style-name="ce14" office:value-type="float" office:value="0.34772847779178" calcext:value-type="float">
            <text:p>0.3477284778</text:p>
          </table:table-cell>
          <table:table-cell table:number-columns-repeated="1023"/>
        </table:table-row>
        <table:table-row table:style-name="ro2">
          <table:table-cell table:style-name="ce14" office:value-type="float" office:value="0.393024324131767" calcext:value-type="float">
            <text:p>0.3930243241</text:p>
          </table:table-cell>
          <table:table-cell table:number-columns-repeated="1023"/>
        </table:table-row>
        <table:table-row table:style-name="ro2">
          <table:table-cell table:style-name="ce14" office:value-type="float" office:value="0.362404097265414" calcext:value-type="float">
            <text:p>0.3624040973</text:p>
          </table:table-cell>
          <table:table-cell table:number-columns-repeated="1023"/>
        </table:table-row>
        <table:table-row table:style-name="ro2">
          <table:table-cell table:style-name="ce14" office:value-type="float" office:value="0.421243298222187" calcext:value-type="float">
            <text:p>0.4212432982</text:p>
          </table:table-cell>
          <table:table-cell table:number-columns-repeated="1023"/>
        </table:table-row>
        <table:table-row table:style-name="ro2">
          <table:table-cell table:style-name="ce14" office:value-type="float" office:value="0.331468480460449" calcext:value-type="float">
            <text:p>0.3314684805</text:p>
          </table:table-cell>
          <table:table-cell table:number-columns-repeated="1023"/>
        </table:table-row>
        <table:table-row table:style-name="ro2">
          <table:table-cell table:style-name="ce14" office:value-type="float" office:value="0.369123348574691" calcext:value-type="float">
            <text:p>0.3691233486</text:p>
          </table:table-cell>
          <table:table-cell table:number-columns-repeated="1023"/>
        </table:table-row>
        <table:table-row table:style-name="ro2">
          <table:table-cell table:style-name="ce14" office:value-type="float" office:value="0.451663831421763" calcext:value-type="float">
            <text:p>0.4516638314</text:p>
          </table:table-cell>
          <table:table-cell table:number-columns-repeated="1023"/>
        </table:table-row>
        <table:table-row table:style-name="ro2">
          <table:table-cell table:style-name="ce14" office:value-type="float" office:value="0.397209044862714" calcext:value-type="float">
            <text:p>0.3972090449</text:p>
          </table:table-cell>
          <table:table-cell table:number-columns-repeated="1023"/>
        </table:table-row>
        <table:table-row table:style-name="ro2">
          <table:table-cell table:style-name="ce14" office:value-type="float" office:value="0.403458121625112" calcext:value-type="float">
            <text:p>0.4034581216</text:p>
          </table:table-cell>
          <table:table-cell table:number-columns-repeated="1023"/>
        </table:table-row>
        <table:table-row table:style-name="ro2">
          <table:table-cell table:style-name="ce14" office:value-type="float" office:value="0.351391467699329" calcext:value-type="float">
            <text:p>0.3513914677</text:p>
          </table:table-cell>
          <table:table-cell table:number-columns-repeated="1023"/>
        </table:table-row>
        <table:table-row table:style-name="ro2">
          <table:table-cell table:style-name="ce14" office:value-type="float" office:value="0.370320751667727" calcext:value-type="float">
            <text:p>0.3703207517</text:p>
          </table:table-cell>
          <table:table-cell table:number-columns-repeated="1023"/>
        </table:table-row>
        <table:table-row table:style-name="ro2">
          <table:table-cell table:style-name="ce14" office:value-type="float" office:value="0.418710213949876" calcext:value-type="float">
            <text:p>0.4187102139</text:p>
          </table:table-cell>
          <table:table-cell table:number-columns-repeated="1023"/>
        </table:table-row>
        <table:table-row table:style-name="ro2">
          <table:table-cell table:style-name="ce14" office:value-type="float" office:value="0.316068596779814" calcext:value-type="float">
            <text:p>0.3160685968</text:p>
          </table:table-cell>
          <table:table-cell table:number-columns-repeated="1023"/>
        </table:table-row>
        <table:table-row table:style-name="ro2">
          <table:table-cell table:style-name="ce14" office:value-type="float" office:value="0.324774031667641" calcext:value-type="float">
            <text:p>0.3247740317</text:p>
          </table:table-cell>
          <table:table-cell table:number-columns-repeated="1023"/>
        </table:table-row>
        <table:table-row table:style-name="ro2">
          <table:table-cell table:style-name="ce14" office:value-type="float" office:value="0.472425287670214" calcext:value-type="float">
            <text:p>0.4724252877</text:p>
          </table:table-cell>
          <table:table-cell table:number-columns-repeated="1023"/>
        </table:table-row>
        <table:table-row table:style-name="ro2">
          <table:table-cell table:style-name="ce14" office:value-type="float" office:value="0.338353797663092" calcext:value-type="float">
            <text:p>0.3383537977</text:p>
          </table:table-cell>
          <table:table-cell table:number-columns-repeated="1023"/>
        </table:table-row>
        <table:table-row table:style-name="ro2">
          <table:table-cell table:style-name="ce14" office:value-type="float" office:value="0.388107926355177" calcext:value-type="float">
            <text:p>0.3881079264</text:p>
          </table:table-cell>
          <table:table-cell table:number-columns-repeated="1023"/>
        </table:table-row>
        <table:table-row table:style-name="ro2">
          <table:table-cell table:style-name="ce14" office:value-type="float" office:value="0.357032822583254" calcext:value-type="float">
            <text:p>0.3570328226</text:p>
          </table:table-cell>
          <table:table-cell table:number-columns-repeated="1023"/>
        </table:table-row>
        <table:table-row table:style-name="ro2">
          <table:table-cell table:style-name="ce14" office:value-type="float" office:value="0.300489547252535" calcext:value-type="float">
            <text:p>0.3004895473</text:p>
          </table:table-cell>
          <table:table-cell table:number-columns-repeated="1023"/>
        </table:table-row>
        <table:table-row table:style-name="ro2">
          <table:table-cell table:style-name="ce14" office:value-type="float" office:value="0.318915446422718" calcext:value-type="float">
            <text:p>0.3189154464</text:p>
          </table:table-cell>
          <table:table-cell table:number-columns-repeated="102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ify" table:style-name="ta1">
        <table:table-column table:style-name="co6" table:default-cell-style-name="Default"/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A1" table:orientation="column"/>
        <table:database-range table:name="__Anonymous_Sheet_DB__1" table:target-range-address="TIVNORMED.A1:TIVNORMED.O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08:23:49.347582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anh </meta:initial-creator>
    <meta:creation-date>2018-05-24T10:11:59.161495537</meta:creation-date>
    <meta:generator>LibreOffice/5.1.6.2$Linux_X86_64 LibreOffice_project/10m0$Build-2</meta:generator>
    <dc:date>2018-06-11T08:32:49.639591450</dc:date>
    <meta:editing-duration>PT4H54M</meta:editing-duration>
    <meta:editing-cycles>38</meta:editing-cycles>
    <meta:document-statistic meta:table-count="5" meta:cell-count="2567" meta:object-count="0"/>
  </office:meta>
</office:document-meta>
</file>